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 svg:font-family="'MS Mincho', 'ＭＳ 明朝'" style:font-family-generic="modern"/>
    <style:font-face style:name="Arial Unicode MS" svg:font-family="'Arial Unicode MS'"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644cm"/>
    </style:style>
    <style:style style:name="Tabela1.B" style:family="table-column">
      <style:table-column-properties style:column-width="1.852cm"/>
    </style:style>
    <style:style style:name="Tabela1.C" style:family="table-column">
      <style:table-column-properties style:column-width="7.174cm"/>
    </style:style>
    <style:style style:name="Tabela1.D" style:family="table-column">
      <style:table-column-properties style:column-width="4.249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6.184cm" fo:margin-left="-0.199cm" table:align="left" style:writing-mode="lr-tb"/>
    </style:style>
    <style:style style:name="Tabela2.A" style:family="table-column">
      <style:table-column-properties style:column-width="2.693cm"/>
    </style:style>
    <style:style style:name="Tabela2.D" style:family="table-column">
      <style:table-column-properties style:column-width="2.695cm"/>
    </style:style>
    <style:style style:name="Tabela2.F" style:family="table-column">
      <style:table-column-properties style:column-width="2.713cm"/>
    </style:style>
    <style:style style:name="Tabela2.1" style:family="table-row">
      <style:table-row-properties style:keep-together="true"/>
    </style:style>
    <style:style style:name="Tabela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2.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2.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3" style:family="table">
      <style:table-properties style:width="16.184cm" fo:margin-left="-0.199cm" table:align="left" style:writing-mode="lr-tb"/>
    </style:style>
    <style:style style:name="Tabela3.A" style:family="table-column">
      <style:table-column-properties style:column-width="2.693cm"/>
    </style:style>
    <style:style style:name="Tabela3.D" style:family="table-column">
      <style:table-column-properties style:column-width="2.695cm"/>
    </style:style>
    <style:style style:name="Tabela3.F" style:family="table-column">
      <style:table-column-properties style:column-width="2.713cm"/>
    </style:style>
    <style:style style:name="Tabela3.1" style:family="table-row">
      <style:table-row-properties style:keep-together="true"/>
    </style:style>
    <style:style style:name="Tabela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3.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4" style:family="table">
      <style:table-properties style:width="16.184cm" fo:margin-left="-0.199cm" table:align="left" style:writing-mode="lr-tb"/>
    </style:style>
    <style:style style:name="Tabela4.A" style:family="table-column">
      <style:table-column-properties style:column-width="2.693cm"/>
    </style:style>
    <style:style style:name="Tabela4.D" style:family="table-column">
      <style:table-column-properties style:column-width="2.695cm"/>
    </style:style>
    <style:style style:name="Tabela4.F" style:family="table-column">
      <style:table-column-properties style:column-width="2.713cm"/>
    </style:style>
    <style:style style:name="Tabela4.1" style:family="table-row">
      <style:table-row-properties style:keep-together="true"/>
    </style:style>
    <style:style style:name="Tabela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4.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3.555cm" fo:margin-left="1.24cm" table:align="left" style:writing-mode="lr-tb"/>
    </style:style>
    <style:style style:name="Tabela5.A" style:family="table-column">
      <style:table-column-properties style:column-width="2.501cm"/>
    </style:style>
    <style:style style:name="Tabela5.B" style:family="table-column">
      <style:table-column-properties style:column-width="11.054cm"/>
    </style:style>
    <style:style style:name="Tabela5.1" style:family="table-row">
      <style:table-row-properties style:min-row-height="0.836cm" style:keep-together="true"/>
    </style:style>
    <style:style style:name="Tabela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B1" style:family="table-cell">
      <style:table-cell-properties style:vertical-align="top" fo:padding-left="0.123cm" fo:padding-right="0.123cm" fo:padding-top="0cm" fo:padding-bottom="0cm" fo:border="0.002cm solid #000000" style:writing-mode="lr-tb"/>
    </style:style>
    <style:style style:name="Tabela5.2" style:family="table-row">
      <style:table-row-properties style:min-row-height="0.863cm" style:keep-together="true"/>
    </style:style>
    <style:style style:name="Tabela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4" style:family="table-row">
      <style:table-row-properties style:min-row-height="1.266cm" style:keep-together="true"/>
    </style:style>
    <style:style style:name="Tabela6" style:family="table">
      <style:table-properties style:width="13.538cm" fo:margin-left="1.24cm" table:align="left" style:writing-mode="lr-tb"/>
    </style:style>
    <style:style style:name="Tabela6.A" style:family="table-column">
      <style:table-column-properties style:column-width="2.501cm"/>
    </style:style>
    <style:style style:name="Tabela6.B" style:family="table-column">
      <style:table-column-properties style:column-width="11.037cm"/>
    </style:style>
    <style:style style:name="Tabela6.1" style:family="table-row">
      <style:table-row-properties style:min-row-height="0.857cm" style:keep-together="true"/>
    </style:style>
    <style:style style:name="Tabela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B1" style:family="table-cell">
      <style:table-cell-properties style:vertical-align="top" fo:padding-left="0.123cm" fo:padding-right="0.123cm" fo:padding-top="0cm" fo:padding-bottom="0cm" fo:border="0.002cm solid #000000" style:writing-mode="lr-tb"/>
    </style:style>
    <style:style style:name="Tabela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4" style:family="table-row">
      <style:table-row-properties style:min-row-height="1.3cm" style:keep-together="true"/>
    </style:style>
    <style:style style:name="Tabela7" style:family="table">
      <style:table-properties style:width="13.538cm" fo:margin-left="1.24cm" table:align="left" style:writing-mode="lr-tb"/>
    </style:style>
    <style:style style:name="Tabela7.A" style:family="table-column">
      <style:table-column-properties style:column-width="2.501cm"/>
    </style:style>
    <style:style style:name="Tabela7.B" style:family="table-column">
      <style:table-column-properties style:column-width="11.037cm"/>
    </style:style>
    <style:style style:name="Tabela7.1" style:family="table-row">
      <style:table-row-properties style:min-row-height="0.854cm" style:keep-together="true"/>
    </style:style>
    <style:style style:name="Tabela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B1" style:family="table-cell">
      <style:table-cell-properties style:vertical-align="top" fo:padding-left="0.123cm" fo:padding-right="0.123cm" fo:padding-top="0cm" fo:padding-bottom="0cm" fo:border="0.002cm solid #000000" style:writing-mode="lr-tb"/>
    </style:style>
    <style:style style:name="Tabela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4" style:family="table-row">
      <style:table-row-properties style:min-row-height="1.263cm" style:keep-together="true"/>
    </style:style>
    <style:style style:name="Tabela8" style:family="table">
      <style:table-properties style:width="13.555cm" fo:margin-left="1.24cm" table:align="left" style:writing-mode="lr-tb"/>
    </style:style>
    <style:style style:name="Tabela8.A" style:family="table-column">
      <style:table-column-properties style:column-width="2.501cm"/>
    </style:style>
    <style:style style:name="Tabela8.B" style:family="table-column">
      <style:table-column-properties style:column-width="11.054cm"/>
    </style:style>
    <style:style style:name="Tabela8.1" style:family="table-row">
      <style:table-row-properties style:min-row-height="0.834cm" style:keep-together="true"/>
    </style:style>
    <style:style style:name="Tabela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B1" style:family="table-cell">
      <style:table-cell-properties style:vertical-align="top" fo:padding-left="0.123cm" fo:padding-right="0.123cm" fo:padding-top="0cm" fo:padding-bottom="0cm" fo:border="0.002cm solid #000000" style:writing-mode="lr-tb"/>
    </style:style>
    <style:style style:name="Tabela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4" style:family="table-row">
      <style:table-row-properties style:min-row-height="0.861cm" style:keep-together="true"/>
    </style:style>
    <style:style style:name="Tabela9" style:family="table">
      <style:table-properties style:width="13.547cm" fo:margin-left="1.24cm" table:align="left" style:writing-mode="lr-tb"/>
    </style:style>
    <style:style style:name="Tabela9.A" style:family="table-column">
      <style:table-column-properties style:column-width="2.501cm"/>
    </style:style>
    <style:style style:name="Tabela9.B" style:family="table-column">
      <style:table-column-properties style:column-width="11.045cm"/>
    </style:style>
    <style:style style:name="Tabela9.1" style:family="table-row">
      <style:table-row-properties style:min-row-height="0.896cm" style:keep-together="true"/>
    </style:style>
    <style:style style:name="Tabela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B1" style:family="table-cell">
      <style:table-cell-properties style:vertical-align="top" fo:padding-left="0.123cm" fo:padding-right="0.123cm" fo:padding-top="0cm" fo:padding-bottom="0cm" fo:border="0.002cm solid #000000" style:writing-mode="lr-tb"/>
    </style:style>
    <style:style style:name="Tabela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4" style:family="table-row">
      <style:table-row-properties style:min-row-height="1.355cm" style:keep-together="true"/>
    </style:style>
    <style:style style:name="Tabela10" style:family="table">
      <style:table-properties style:width="13.536cm" fo:margin-left="1.24cm" table:align="left" style:writing-mode="lr-tb"/>
    </style:style>
    <style:style style:name="Tabela10.A" style:family="table-column">
      <style:table-column-properties style:column-width="2.501cm"/>
    </style:style>
    <style:style style:name="Tabela10.B" style:family="table-column">
      <style:table-column-properties style:column-width="11.035cm"/>
    </style:style>
    <style:style style:name="Tabela10.1" style:family="table-row">
      <style:table-row-properties style:min-row-height="0.864cm" style:keep-together="true"/>
    </style:style>
    <style:style style:name="Tabela1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23cm" fo:padding-right="0.123cm" fo:padding-top="0cm" fo:padding-bottom="0cm" fo:border="0.002cm solid #000000" style:writing-mode="lr-tb"/>
    </style:style>
    <style:style style:name="Tabela1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4" style:family="table-row">
      <style:table-row-properties style:min-row-height="1.309cm" style:keep-together="true"/>
    </style:style>
    <style:style style:name="Tabela11" style:family="table">
      <style:table-properties style:width="13.536cm" fo:margin-left="1.24cm" table:align="left" style:writing-mode="lr-tb"/>
    </style:style>
    <style:style style:name="Tabela11.A" style:family="table-column">
      <style:table-column-properties style:column-width="2.501cm"/>
    </style:style>
    <style:style style:name="Tabela11.B" style:family="table-column">
      <style:table-column-properties style:column-width="11.035cm"/>
    </style:style>
    <style:style style:name="Tabela11.1" style:family="table-row">
      <style:table-row-properties style:min-row-height="0.875cm" style:keep-together="true"/>
    </style:style>
    <style:style style:name="Tabela1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B1" style:family="table-cell">
      <style:table-cell-properties style:vertical-align="top" fo:padding-left="0.123cm" fo:padding-right="0.123cm" fo:padding-top="0cm" fo:padding-bottom="0cm" fo:border="0.002cm solid #000000" style:writing-mode="lr-tb"/>
    </style:style>
    <style:style style:name="Tabela1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4" style:family="table-row">
      <style:table-row-properties style:min-row-height="1.325cm" style:keep-together="true"/>
    </style:style>
    <style:style style:name="Tabela12" style:family="table">
      <style:table-properties style:width="13.536cm" fo:margin-left="1.24cm" table:align="left" style:writing-mode="lr-tb"/>
    </style:style>
    <style:style style:name="Tabela12.A" style:family="table-column">
      <style:table-column-properties style:column-width="2.501cm"/>
    </style:style>
    <style:style style:name="Tabela12.B" style:family="table-column">
      <style:table-column-properties style:column-width="11.035cm"/>
    </style:style>
    <style:style style:name="Tabela12.1" style:family="table-row">
      <style:table-row-properties style:min-row-height="0.845cm" style:keep-together="true"/>
    </style:style>
    <style:style style:name="Tabela1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middle" fo:padding-left="0.123cm" fo:padding-right="0.123cm" fo:padding-top="0cm" fo:padding-bottom="0cm" fo:border="0.002cm solid #000000" style:writing-mode="lr-tb"/>
    </style:style>
    <style:style style:name="Tabela1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4" style:family="table-row">
      <style:table-row-properties style:min-row-height="1.686cm" style:keep-together="true"/>
    </style:style>
    <style:style style:name="Tabela13" style:family="table">
      <style:table-properties style:width="13.515cm" fo:margin-left="1.24cm" table:align="left" style:writing-mode="lr-tb"/>
    </style:style>
    <style:style style:name="Tabela13.A" style:family="table-column">
      <style:table-column-properties style:column-width="2.404cm"/>
    </style:style>
    <style:style style:name="Tabela13.B" style:family="table-column">
      <style:table-column-properties style:column-width="11.111cm"/>
    </style:style>
    <style:style style:name="Tabela13.1" style:family="table-row">
      <style:table-row-properties style:min-row-height="0.85cm" style:keep-together="true"/>
    </style:style>
    <style:style style:name="Tabela1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B1" style:family="table-cell">
      <style:table-cell-properties style:vertical-align="middle" fo:padding-left="0.123cm" fo:padding-right="0.123cm" fo:padding-top="0cm" fo:padding-bottom="0cm" fo:border="0.002cm solid #000000" style:writing-mode="lr-tb"/>
    </style:style>
    <style:style style:name="Tabela1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4" style:family="table-row">
      <style:table-row-properties style:min-row-height="0.877cm" style:keep-together="true"/>
    </style:style>
    <style:style style:name="Tabela14" style:family="table">
      <style:table-properties style:width="13.55cm" fo:margin-left="1.24cm" table:align="left" style:writing-mode="lr-tb"/>
    </style:style>
    <style:style style:name="Tabela14.A" style:family="table-column">
      <style:table-column-properties style:column-width="2.501cm"/>
    </style:style>
    <style:style style:name="Tabela14.B" style:family="table-column">
      <style:table-column-properties style:column-width="11.049cm"/>
    </style:style>
    <style:style style:name="Tabela14.1" style:family="table-row">
      <style:table-row-properties style:min-row-height="0.845cm" style:keep-together="true"/>
    </style:style>
    <style:style style:name="Tabela1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B1" style:family="table-cell">
      <style:table-cell-properties style:vertical-align="top" fo:padding-left="0.123cm" fo:padding-right="0.123cm" fo:padding-top="0cm" fo:padding-bottom="0cm" fo:border="0.002cm solid #000000" style:writing-mode="lr-tb"/>
    </style:style>
    <style:style style:name="Tabela1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4" style:family="table-row">
      <style:table-row-properties style:min-row-height="1.281cm" style:keep-together="true"/>
    </style:style>
    <style:style style:name="Tabela15" style:family="table">
      <style:table-properties style:width="13.55cm" fo:margin-left="1.24cm" table:align="left" style:writing-mode="lr-tb"/>
    </style:style>
    <style:style style:name="Tabela15.A" style:family="table-column">
      <style:table-column-properties style:column-width="2.501cm"/>
    </style:style>
    <style:style style:name="Tabela15.B" style:family="table-column">
      <style:table-column-properties style:column-width="11.049cm"/>
    </style:style>
    <style:style style:name="Tabela15.1" style:family="table-row">
      <style:table-row-properties style:min-row-height="0.796cm" style:keep-together="true"/>
    </style:style>
    <style:style style:name="Tabela1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B1" style:family="table-cell">
      <style:table-cell-properties style:vertical-align="middle" fo:padding-left="0.123cm" fo:padding-right="0.123cm" fo:padding-top="0cm" fo:padding-bottom="0cm" fo:border="0.002cm solid #000000" style:writing-mode="lr-tb"/>
    </style:style>
    <style:style style:name="Tabela1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4" style:family="table-row">
      <style:table-row-properties style:min-row-height="0.822cm" style:keep-together="true"/>
    </style:style>
    <style:style style:name="Tabela16" style:family="table">
      <style:table-properties style:width="13.55cm" fo:margin-left="1.24cm" table:align="left" style:writing-mode="lr-tb"/>
    </style:style>
    <style:style style:name="Tabela16.A" style:family="table-column">
      <style:table-column-properties style:column-width="2.501cm"/>
    </style:style>
    <style:style style:name="Tabela16.B" style:family="table-column">
      <style:table-column-properties style:column-width="11.049cm"/>
    </style:style>
    <style:style style:name="Tabela16.1" style:family="table-row">
      <style:table-row-properties style:min-row-height="0.81cm" style:keep-together="true"/>
    </style:style>
    <style:style style:name="Tabela1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B1" style:family="table-cell">
      <style:table-cell-properties style:vertical-align="top" fo:padding-left="0.123cm" fo:padding-right="0.123cm" fo:padding-top="0cm" fo:padding-bottom="0cm" fo:border="0.002cm solid #000000" style:writing-mode="lr-tb"/>
    </style:style>
    <style:style style:name="Tabela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4" style:family="table-row">
      <style:table-row-properties style:min-row-height="1.228cm" style:keep-together="true"/>
    </style:style>
    <style:style style:name="Tabela17" style:family="table">
      <style:table-properties style:width="13.55cm" fo:margin-left="1.24cm" table:align="left" style:writing-mode="lr-tb"/>
    </style:style>
    <style:style style:name="Tabela17.A" style:family="table-column">
      <style:table-column-properties style:column-width="2.501cm"/>
    </style:style>
    <style:style style:name="Tabela17.B" style:family="table-column">
      <style:table-column-properties style:column-width="11.049cm"/>
    </style:style>
    <style:style style:name="Tabela17.1" style:family="table-row">
      <style:table-row-properties style:min-row-height="0.817cm" style:keep-together="true"/>
    </style:style>
    <style:style style:name="Tabela1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7.B1" style:family="table-cell">
      <style:table-cell-properties style:vertical-align="middle" fo:padding-left="0.123cm" fo:padding-right="0.123cm" fo:padding-top="0cm" fo:padding-bottom="0cm" fo:border="0.002cm solid #000000" style:writing-mode="lr-tb"/>
    </style:style>
    <style:style style:name="Tabela1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7.4" style:family="table-row">
      <style:table-row-properties style:min-row-height="1.633cm" style:keep-together="true"/>
    </style:style>
    <style:style style:name="Tabela18" style:family="table">
      <style:table-properties style:width="13.547cm" fo:margin-left="1.24cm" table:align="left" style:writing-mode="lr-tb"/>
    </style:style>
    <style:style style:name="Tabela18.A" style:family="table-column">
      <style:table-column-properties style:column-width="2.501cm"/>
    </style:style>
    <style:style style:name="Tabela18.B" style:family="table-column">
      <style:table-column-properties style:column-width="11.045cm"/>
    </style:style>
    <style:style style:name="Tabela18.1" style:family="table-row">
      <style:table-row-properties style:min-row-height="0.984cm" style:keep-together="true"/>
    </style:style>
    <style:style style:name="Tabela1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8.B1" style:family="table-cell">
      <style:table-cell-properties style:vertical-align="middle" fo:padding-left="0.123cm" fo:padding-right="0.123cm" fo:padding-top="0cm" fo:padding-bottom="0cm" fo:border="0.002cm solid #000000" style:writing-mode="lr-tb"/>
    </style:style>
    <style:style style:name="Tabela1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8.4" style:family="table-row">
      <style:table-row-properties style:min-row-height="1.014cm" style:keep-together="true"/>
    </style:style>
    <style:style style:name="Tabela19" style:family="table">
      <style:table-properties style:width="13.55cm" fo:margin-left="1.24cm" table:align="left" style:writing-mode="lr-tb"/>
    </style:style>
    <style:style style:name="Tabela19.A" style:family="table-column">
      <style:table-column-properties style:column-width="2.501cm"/>
    </style:style>
    <style:style style:name="Tabela19.B" style:family="table-column">
      <style:table-column-properties style:column-width="11.049cm"/>
    </style:style>
    <style:style style:name="Tabela19.1" style:family="table-row">
      <style:table-row-properties style:min-row-height="0.85cm" style:keep-together="true"/>
    </style:style>
    <style:style style:name="Tabela1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9.B1" style:family="table-cell">
      <style:table-cell-properties style:vertical-align="middle" fo:padding-left="0.123cm" fo:padding-right="0.123cm" fo:padding-top="0cm" fo:padding-bottom="0cm" fo:border="0.002cm solid #000000" style:writing-mode="lr-tb"/>
    </style:style>
    <style:style style:name="Tabela1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9.4" style:family="table-row">
      <style:table-row-properties style:min-row-height="1.289cm" style:keep-together="true"/>
    </style:style>
    <style:style style:name="Tabela20" style:family="table">
      <style:table-properties style:width="13.55cm" fo:margin-left="1.24cm" table:align="left" style:writing-mode="lr-tb"/>
    </style:style>
    <style:style style:name="Tabela20.A" style:family="table-column">
      <style:table-column-properties style:column-width="2.501cm"/>
    </style:style>
    <style:style style:name="Tabela20.B" style:family="table-column">
      <style:table-column-properties style:column-width="11.049cm"/>
    </style:style>
    <style:style style:name="Tabela20.1" style:family="table-row">
      <style:table-row-properties style:min-row-height="0.85cm" style:keep-together="true"/>
    </style:style>
    <style:style style:name="Tabela2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0.B1" style:family="table-cell">
      <style:table-cell-properties style:vertical-align="middle" fo:padding-left="0.123cm" fo:padding-right="0.123cm" fo:padding-top="0cm" fo:padding-bottom="0cm" fo:border="0.002cm solid #000000" style:writing-mode="lr-tb"/>
    </style:style>
    <style:style style:name="Tabela2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0.4" style:family="table-row">
      <style:table-row-properties style:min-row-height="1.289cm" style:keep-together="true"/>
    </style:style>
    <style:style style:name="Tabela21" style:family="table">
      <style:table-properties style:width="13.55cm" fo:margin-left="1.24cm" table:align="left" style:writing-mode="lr-tb"/>
    </style:style>
    <style:style style:name="Tabela21.A" style:family="table-column">
      <style:table-column-properties style:column-width="2.501cm"/>
    </style:style>
    <style:style style:name="Tabela21.B" style:family="table-column">
      <style:table-column-properties style:column-width="11.049cm"/>
    </style:style>
    <style:style style:name="Tabela21.1" style:family="table-row">
      <style:table-row-properties style:min-row-height="0.803cm" style:keep-together="true"/>
    </style:style>
    <style:style style:name="Tabela2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1.B1" style:family="table-cell">
      <style:table-cell-properties style:vertical-align="middle" fo:padding-left="0.123cm" fo:padding-right="0.123cm" fo:padding-top="0cm" fo:padding-bottom="0cm" fo:border="0.002cm solid #000000" style:writing-mode="lr-tb"/>
    </style:style>
    <style:style style:name="Tabela2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2" style:family="table">
      <style:table-properties style:width="13.55cm" fo:margin-left="1.24cm" table:align="left" style:writing-mode="lr-tb"/>
    </style:style>
    <style:style style:name="Tabela22.A" style:family="table-column">
      <style:table-column-properties style:column-width="2.501cm"/>
    </style:style>
    <style:style style:name="Tabela22.B" style:family="table-column">
      <style:table-column-properties style:column-width="11.049cm"/>
    </style:style>
    <style:style style:name="Tabela22.1" style:family="table-row">
      <style:table-row-properties style:min-row-height="0.834cm" style:keep-together="true"/>
    </style:style>
    <style:style style:name="Tabela2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2.B1" style:family="table-cell">
      <style:table-cell-properties style:vertical-align="middle" fo:padding-left="0.123cm" fo:padding-right="0.123cm" fo:padding-top="0cm" fo:padding-bottom="0cm" fo:border="0.002cm solid #000000" style:writing-mode="lr-tb"/>
    </style:style>
    <style:style style:name="Tabela2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9" style:family="table">
      <style:table-properties style:width="13.55cm" fo:margin-left="1.24cm" table:align="left" style:writing-mode="lr-tb"/>
    </style:style>
    <style:style style:name="Tabela169.A" style:family="table-column">
      <style:table-column-properties style:column-width="2.501cm"/>
    </style:style>
    <style:style style:name="Tabela169.B" style:family="table-column">
      <style:table-column-properties style:column-width="11.049cm"/>
    </style:style>
    <style:style style:name="Tabela169.1" style:family="table-row">
      <style:table-row-properties style:min-row-height="0.838cm" style:keep-together="true"/>
    </style:style>
    <style:style style:name="Tabela16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9.B1" style:family="table-cell">
      <style:table-cell-properties style:vertical-align="middle" fo:padding-left="0.123cm" fo:padding-right="0.123cm" fo:padding-top="0cm" fo:padding-bottom="0cm" fo:border="0.002cm solid #000000" style:writing-mode="lr-tb"/>
    </style:style>
    <style:style style:name="Tabela16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9.4" style:family="table-row">
      <style:table-row-properties style:min-row-height="1.674cm" style:keep-together="true"/>
    </style:style>
    <style:style style:name="Tabela23" style:family="table">
      <style:table-properties style:width="13.55cm" fo:margin-left="1.24cm" table:align="left" style:writing-mode="lr-tb"/>
    </style:style>
    <style:style style:name="Tabela23.A" style:family="table-column">
      <style:table-column-properties style:column-width="2.501cm"/>
    </style:style>
    <style:style style:name="Tabela23.B" style:family="table-column">
      <style:table-column-properties style:column-width="11.049cm"/>
    </style:style>
    <style:style style:name="Tabela23.1" style:family="table-row">
      <style:table-row-properties style:min-row-height="0.822cm" style:keep-together="true"/>
    </style:style>
    <style:style style:name="Tabela2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3.B1" style:family="table-cell">
      <style:table-cell-properties style:vertical-align="top" fo:padding-left="0.123cm" fo:padding-right="0.123cm" fo:padding-top="0cm" fo:padding-bottom="0cm" fo:border="0.002cm solid #000000" style:writing-mode="lr-tb"/>
    </style:style>
    <style:style style:name="Tabela2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3.4" style:family="table-row">
      <style:table-row-properties style:min-row-height="1.245cm" style:keep-together="true"/>
    </style:style>
    <style:style style:name="Tabela24" style:family="table">
      <style:table-properties style:width="13.55cm" fo:margin-left="1.24cm" table:align="left" style:writing-mode="lr-tb"/>
    </style:style>
    <style:style style:name="Tabela24.A" style:family="table-column">
      <style:table-column-properties style:column-width="2.501cm"/>
    </style:style>
    <style:style style:name="Tabela24.B" style:family="table-column">
      <style:table-column-properties style:column-width="11.049cm"/>
    </style:style>
    <style:style style:name="Tabela24.1" style:family="table-row">
      <style:table-row-properties style:min-row-height="0.811cm" style:keep-together="true"/>
    </style:style>
    <style:style style:name="Tabela2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4.B1" style:family="table-cell">
      <style:table-cell-properties style:vertical-align="middle" fo:padding-left="0.123cm" fo:padding-right="0.123cm" fo:padding-top="0cm" fo:padding-bottom="0cm" fo:border="0.002cm solid #000000" style:writing-mode="lr-tb"/>
    </style:style>
    <style:style style:name="Tabela2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4.4" style:family="table-row">
      <style:table-row-properties style:row-height="4.023cm" style:keep-together="true"/>
    </style:style>
    <style:style style:name="Tabela25" style:family="table">
      <style:table-properties style:width="8.334cm" fo:margin-left="0.566cm" fo:margin-right="0.496cm" table:align="margins" style:writing-mode="lr-tb"/>
    </style:style>
    <style:style style:name="Tabela25.A" style:family="table-column">
      <style:table-column-properties style:column-width="4.817cm" style:rel-column-width="2730*"/>
    </style:style>
    <style:style style:name="Tabela25.B" style:family="table-column">
      <style:table-column-properties style:column-width="3.517cm" style:rel-column-width="1994*"/>
    </style:style>
    <style:style style:name="Tabela25.1" style:family="table-row">
      <style:table-row-properties style:min-row-height="1.004cm" style:keep-together="true"/>
    </style:style>
    <style:style style:name="Tabela25.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25.B1" style:family="table-cell">
      <style:table-cell-properties style:vertical-align="middle" fo:padding-left="0.123cm" fo:padding-right="0.123cm" fo:padding-top="0cm" fo:padding-bottom="0cm" fo:border="0.002cm solid #000000" style:writing-mode="lr-tb"/>
    </style:style>
    <style:style style:name="Tabela25.2" style:family="table-row">
      <style:table-row-properties style:min-row-height="0.579cm" style:keep-together="true"/>
    </style:style>
    <style:style style:name="Tabela25.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25.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25.3" style:family="table-row">
      <style:table-row-properties style:min-row-height="0.596cm" style:keep-together="true"/>
    </style:style>
    <style:style style:name="Tabela26" style:family="table">
      <style:table-properties style:width="13.555cm" fo:margin-left="1.238cm" table:align="left" style:writing-mode="lr-tb"/>
    </style:style>
    <style:style style:name="Tabela26.A" style:family="table-column">
      <style:table-column-properties style:column-width="2.501cm"/>
    </style:style>
    <style:style style:name="Tabela26.B" style:family="table-column">
      <style:table-column-properties style:column-width="11.054cm"/>
    </style:style>
    <style:style style:name="Tabela26.1" style:family="table-row">
      <style:table-row-properties style:min-row-height="0.573cm" style:keep-together="true"/>
    </style:style>
    <style:style style:name="Tabela26.A1" style:family="table-cell">
      <style:table-cell-properties style:vertical-align="top" fo:padding-left="0.123cm" fo:padding-right="0.123cm" fo:padding-top="0cm" fo:padding-bottom="0cm" fo:border-left="0.002cm solid #000000" fo:border-right="none" fo:border-top="0.018cm solid #000000" fo:border-bottom="0.002cm solid #000000" style:writing-mode="lr-tb"/>
    </style:style>
    <style:style style:name="Tabela26.B1" style:family="table-cell">
      <style:table-cell-properties style:vertical-align="top" fo:padding-left="0.123cm" fo:padding-right="0.123cm" fo:padding-top="0cm" fo:padding-bottom="0cm" fo:border-left="0.002cm solid #000000" fo:border-right="0.002cm solid #000000" fo:border-top="0.018cm solid #000000" fo:border-bottom="0.002cm solid #000000" style:writing-mode="lr-tb"/>
    </style:style>
    <style:style style:name="Tabela2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7" style:family="table">
      <style:table-properties style:width="13.55cm" fo:margin-left="1.24cm" table:align="left" style:writing-mode="lr-tb"/>
    </style:style>
    <style:style style:name="Tabela27.A" style:family="table-column">
      <style:table-column-properties style:column-width="2.501cm"/>
    </style:style>
    <style:style style:name="Tabela27.B" style:family="table-column">
      <style:table-column-properties style:column-width="11.049cm"/>
    </style:style>
    <style:style style:name="Tabela27.1" style:family="table-row">
      <style:table-row-properties style:min-row-height="0.79cm" style:keep-together="true"/>
    </style:style>
    <style:style style:name="Tabela2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7.B1" style:family="table-cell">
      <style:table-cell-properties style:vertical-align="top" fo:padding-left="0.123cm" fo:padding-right="0.123cm" fo:padding-top="0cm" fo:padding-bottom="0cm" fo:border="0.002cm solid #000000" style:writing-mode="lr-tb"/>
    </style:style>
    <style:style style:name="Tabela2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8" style:family="table">
      <style:table-properties style:width="13.55cm" fo:margin-left="1.24cm" table:align="left" style:writing-mode="lr-tb"/>
    </style:style>
    <style:style style:name="Tabela28.A" style:family="table-column">
      <style:table-column-properties style:column-width="2.501cm"/>
    </style:style>
    <style:style style:name="Tabela28.B" style:family="table-column">
      <style:table-column-properties style:column-width="11.049cm"/>
    </style:style>
    <style:style style:name="Tabela28.1" style:family="table-row">
      <style:table-row-properties style:min-row-height="0.848cm" style:keep-together="true"/>
    </style:style>
    <style:style style:name="Tabela2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8.B1" style:family="table-cell">
      <style:table-cell-properties style:vertical-align="top" fo:padding-left="0.123cm" fo:padding-right="0.123cm" fo:padding-top="0cm" fo:padding-bottom="0cm" fo:border="0.002cm solid #000000" style:writing-mode="lr-tb"/>
    </style:style>
    <style:style style:name="Tabela2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8.4" style:family="table-row">
      <style:table-row-properties style:row-height="3.283cm" style:keep-together="true"/>
    </style:style>
    <style:style style:name="Tabela29" style:family="table">
      <style:table-properties style:width="7.959cm" fo:margin-left="0.624cm" table:align="left" style:writing-mode="lr-tb"/>
    </style:style>
    <style:style style:name="Tabela29.A" style:family="table-column">
      <style:table-column-properties style:column-width="4.763cm"/>
    </style:style>
    <style:style style:name="Tabela29.B" style:family="table-column">
      <style:table-column-properties style:column-width="3.196cm"/>
    </style:style>
    <style:style style:name="Tabela29.1" style:family="table-row">
      <style:table-row-properties style:min-row-height="1.004cm" style:keep-together="true"/>
    </style:style>
    <style:style style:name="Tabela29.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29.B1" style:family="table-cell">
      <style:table-cell-properties style:vertical-align="middle" fo:padding-left="0.123cm" fo:padding-right="0.123cm" fo:padding-top="0cm" fo:padding-bottom="0cm" fo:border="0.002cm solid #000000" style:writing-mode="lr-tb"/>
    </style:style>
    <style:style style:name="Tabela29.2" style:family="table-row">
      <style:table-row-properties style:min-row-height="0.579cm" style:keep-together="true"/>
    </style:style>
    <style:style style:name="Tabela29.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29.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29.3" style:family="table-row">
      <style:table-row-properties style:min-row-height="0.596cm" style:keep-together="true"/>
    </style:style>
    <style:style style:name="Tabela30" style:family="table">
      <style:table-properties style:width="13.55cm" fo:margin-left="1.24cm" table:align="left" style:writing-mode="lr-tb"/>
    </style:style>
    <style:style style:name="Tabela30.A" style:family="table-column">
      <style:table-column-properties style:column-width="2.501cm"/>
    </style:style>
    <style:style style:name="Tabela30.B" style:family="table-column">
      <style:table-column-properties style:column-width="11.049cm"/>
    </style:style>
    <style:style style:name="Tabela30.1" style:family="table-row">
      <style:table-row-properties style:min-row-height="0.833cm" style:keep-together="true"/>
    </style:style>
    <style:style style:name="Tabela3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0.B1" style:family="table-cell">
      <style:table-cell-properties style:vertical-align="top" fo:padding-left="0.123cm" fo:padding-right="0.123cm" fo:padding-top="0cm" fo:padding-bottom="0cm" fo:border="0.002cm solid #000000" style:writing-mode="lr-tb"/>
    </style:style>
    <style:style style:name="Tabela3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0.4" style:family="table-row">
      <style:table-row-properties style:row-height="3.6cm" style:keep-together="true"/>
    </style:style>
    <style:style style:name="Tabela31" style:family="table">
      <style:table-properties style:width="8.276cm" fo:margin-left="0.624cm" table:align="left" style:writing-mode="lr-tb"/>
    </style:style>
    <style:style style:name="Tabela31.A" style:family="table-column">
      <style:table-column-properties style:column-width="4.763cm"/>
    </style:style>
    <style:style style:name="Tabela31.B" style:family="table-column">
      <style:table-column-properties style:column-width="3.514cm"/>
    </style:style>
    <style:style style:name="Tabela31.1" style:family="table-row">
      <style:table-row-properties style:min-row-height="1.004cm" style:keep-together="true"/>
    </style:style>
    <style:style style:name="Tabela31.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31.B1" style:family="table-cell">
      <style:table-cell-properties style:vertical-align="middle" fo:padding-left="0.123cm" fo:padding-right="0.123cm" fo:padding-top="0cm" fo:padding-bottom="0cm" fo:border="0.002cm solid #000000" style:writing-mode="lr-tb"/>
    </style:style>
    <style:style style:name="Tabela31.2" style:family="table-row">
      <style:table-row-properties style:min-row-height="0.579cm" style:keep-together="true"/>
    </style:style>
    <style:style style:name="Tabela31.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31.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31.3" style:family="table-row">
      <style:table-row-properties style:min-row-height="0.596cm" style:keep-together="true"/>
    </style:style>
    <style:style style:name="Tabela32" style:family="table">
      <style:table-properties style:width="13.354cm" fo:margin-left="1.24cm" table:align="left" style:writing-mode="lr-tb"/>
    </style:style>
    <style:style style:name="Tabela32.A" style:family="table-column">
      <style:table-column-properties style:column-width="2.501cm"/>
    </style:style>
    <style:style style:name="Tabela32.B" style:family="table-column">
      <style:table-column-properties style:column-width="10.853cm"/>
    </style:style>
    <style:style style:name="Tabela32.1" style:family="table-row">
      <style:table-row-properties style:min-row-height="0.847cm" style:keep-together="true"/>
    </style:style>
    <style:style style:name="Tabela3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2.B1" style:family="table-cell">
      <style:table-cell-properties style:vertical-align="top" fo:padding-left="0.123cm" fo:padding-right="0.123cm" fo:padding-top="0cm" fo:padding-bottom="0cm" fo:border="0.002cm solid #000000" style:writing-mode="lr-tb"/>
    </style:style>
    <style:style style:name="Tabela3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2.4" style:family="table-row">
      <style:table-row-properties style:min-row-height="1.722cm" style:keep-together="true"/>
    </style:style>
    <style:style style:name="Tabela33" style:family="table">
      <style:table-properties style:width="13.55cm" fo:margin-left="1.24cm" table:align="left" style:writing-mode="lr-tb"/>
    </style:style>
    <style:style style:name="Tabela33.A" style:family="table-column">
      <style:table-column-properties style:column-width="2.501cm"/>
    </style:style>
    <style:style style:name="Tabela33.B" style:family="table-column">
      <style:table-column-properties style:column-width="11.049cm"/>
    </style:style>
    <style:style style:name="Tabela33.1" style:family="table-row">
      <style:table-row-properties style:min-row-height="0.778cm" style:keep-together="true"/>
    </style:style>
    <style:style style:name="Tabela3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3.B1" style:family="table-cell">
      <style:table-cell-properties style:vertical-align="top" fo:padding-left="0.123cm" fo:padding-right="0.123cm" fo:padding-top="0cm" fo:padding-bottom="0cm" fo:border="0.002cm solid #000000" style:writing-mode="lr-tb"/>
    </style:style>
    <style:style style:name="Tabela3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3.4" style:family="table-row">
      <style:table-row-properties style:min-row-height="0.803cm" style:keep-together="true"/>
    </style:style>
    <style:style style:name="Tabela34" style:family="table">
      <style:table-properties style:width="13.55cm" fo:margin-left="1.24cm" table:align="left" style:writing-mode="lr-tb"/>
    </style:style>
    <style:style style:name="Tabela34.A" style:family="table-column">
      <style:table-column-properties style:column-width="2.501cm"/>
    </style:style>
    <style:style style:name="Tabela34.B" style:family="table-column">
      <style:table-column-properties style:column-width="11.049cm"/>
    </style:style>
    <style:style style:name="Tabela34.1" style:family="table-row">
      <style:table-row-properties style:min-row-height="0.822cm" style:keep-together="true"/>
    </style:style>
    <style:style style:name="Tabela3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4.B1" style:family="table-cell">
      <style:table-cell-properties style:vertical-align="top" fo:padding-left="0.123cm" fo:padding-right="0.123cm" fo:padding-top="0cm" fo:padding-bottom="0cm" fo:border="0.002cm solid #000000" style:writing-mode="lr-tb"/>
    </style:style>
    <style:style style:name="Tabela3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4.4" style:family="table-row">
      <style:table-row-properties style:min-row-height="1.245cm" style:keep-together="true"/>
    </style:style>
    <style:style style:name="Tabela35" style:family="table">
      <style:table-properties style:width="13.55cm" fo:margin-left="1.24cm" table:align="left" style:writing-mode="lr-tb"/>
    </style:style>
    <style:style style:name="Tabela35.A" style:family="table-column">
      <style:table-column-properties style:column-width="2.501cm"/>
    </style:style>
    <style:style style:name="Tabela35.B" style:family="table-column">
      <style:table-column-properties style:column-width="11.049cm"/>
    </style:style>
    <style:style style:name="Tabela35.1" style:family="table-row">
      <style:table-row-properties style:min-row-height="0.845cm" style:keep-together="true"/>
    </style:style>
    <style:style style:name="Tabela3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5.B1" style:family="table-cell">
      <style:table-cell-properties style:vertical-align="top" fo:padding-left="0.123cm" fo:padding-right="0.123cm" fo:padding-top="0cm" fo:padding-bottom="0cm" fo:border="0.002cm solid #000000" style:writing-mode="lr-tb"/>
    </style:style>
    <style:style style:name="Tabela3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5.4" style:family="table-row">
      <style:table-row-properties style:min-row-height="1.281cm" style:keep-together="true"/>
    </style:style>
    <style:style style:name="Tabela36" style:family="table">
      <style:table-properties style:width="13.55cm" fo:margin-left="1.24cm" table:align="left" style:writing-mode="lr-tb"/>
    </style:style>
    <style:style style:name="Tabela36.A" style:family="table-column">
      <style:table-column-properties style:column-width="2.501cm"/>
    </style:style>
    <style:style style:name="Tabela36.B" style:family="table-column">
      <style:table-column-properties style:column-width="11.049cm"/>
    </style:style>
    <style:style style:name="Tabela36.1" style:family="table-row">
      <style:table-row-properties style:min-row-height="0.824cm" style:keep-together="true"/>
    </style:style>
    <style:style style:name="Tabela3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6.B1" style:family="table-cell">
      <style:table-cell-properties style:vertical-align="top" fo:padding-left="0.123cm" fo:padding-right="0.123cm" fo:padding-top="0cm" fo:padding-bottom="0cm" fo:border="0.002cm solid #000000" style:writing-mode="lr-tb"/>
    </style:style>
    <style:style style:name="Tabela36.2" style:family="table-row">
      <style:table-row-properties style:min-row-height="0.85cm" style:keep-together="true"/>
    </style:style>
    <style:style style:name="Tabela3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6.4" style:family="table-row">
      <style:table-row-properties style:min-row-height="1.247cm" style:keep-together="true"/>
    </style:style>
    <style:style style:name="Tabela37" style:family="table">
      <style:table-properties style:width="13.349cm" fo:margin-left="1.24cm" table:align="left" style:writing-mode="lr-tb"/>
    </style:style>
    <style:style style:name="Tabela37.A" style:family="table-column">
      <style:table-column-properties style:column-width="2.464cm"/>
    </style:style>
    <style:style style:name="Tabela37.B" style:family="table-column">
      <style:table-column-properties style:column-width="10.885cm"/>
    </style:style>
    <style:style style:name="Tabela37.1" style:family="table-row">
      <style:table-row-properties style:min-row-height="0.898cm" style:keep-together="true"/>
    </style:style>
    <style:style style:name="Tabela3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7.B1" style:family="table-cell">
      <style:table-cell-properties style:vertical-align="top" fo:padding-left="0.123cm" fo:padding-right="0.123cm" fo:padding-top="0cm" fo:padding-bottom="0cm" fo:border="0.002cm solid #000000" style:writing-mode="lr-tb"/>
    </style:style>
    <style:style style:name="Tabela3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7.4" style:family="table-row">
      <style:table-row-properties style:min-row-height="1.362cm" style:keep-together="true"/>
    </style:style>
    <style:style style:name="Tabela38" style:family="table">
      <style:table-properties style:width="13.349cm" fo:margin-left="1.24cm" table:align="left" style:writing-mode="lr-tb"/>
    </style:style>
    <style:style style:name="Tabela38.A" style:family="table-column">
      <style:table-column-properties style:column-width="2.464cm"/>
    </style:style>
    <style:style style:name="Tabela38.B" style:family="table-column">
      <style:table-column-properties style:column-width="10.885cm"/>
    </style:style>
    <style:style style:name="Tabela38.1" style:family="table-row">
      <style:table-row-properties style:min-row-height="0.799cm" style:keep-together="true"/>
    </style:style>
    <style:style style:name="Tabela3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8.B1" style:family="table-cell">
      <style:table-cell-properties style:vertical-align="top" fo:padding-left="0.123cm" fo:padding-right="0.123cm" fo:padding-top="0cm" fo:padding-bottom="0cm" fo:border="0.002cm solid #000000" style:writing-mode="lr-tb"/>
    </style:style>
    <style:style style:name="Tabela3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8.4" style:family="table-row">
      <style:table-row-properties style:min-row-height="1.212cm" style:keep-together="true"/>
    </style:style>
    <style:style style:name="Tabela39" style:family="table">
      <style:table-properties style:width="13.349cm" fo:margin-left="1.24cm" table:align="left" style:writing-mode="lr-tb"/>
    </style:style>
    <style:style style:name="Tabela39.A" style:family="table-column">
      <style:table-column-properties style:column-width="2.464cm"/>
    </style:style>
    <style:style style:name="Tabela39.B" style:family="table-column">
      <style:table-column-properties style:column-width="10.885cm"/>
    </style:style>
    <style:style style:name="Tabela39.1" style:family="table-row">
      <style:table-row-properties style:min-row-height="0.854cm" style:keep-together="true"/>
    </style:style>
    <style:style style:name="Tabela3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9.B1" style:family="table-cell">
      <style:table-cell-properties style:vertical-align="top" fo:padding-left="0.123cm" fo:padding-right="0.123cm" fo:padding-top="0cm" fo:padding-bottom="0cm" fo:border="0.002cm solid #000000" style:writing-mode="lr-tb"/>
    </style:style>
    <style:style style:name="Tabela3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9.4" style:family="table-row">
      <style:table-row-properties style:min-row-height="1.709cm" style:keep-together="true"/>
    </style:style>
    <style:style style:name="Tabela40" style:family="table">
      <style:table-properties style:width="13.538cm" fo:margin-left="1.24cm" table:align="left" style:writing-mode="lr-tb"/>
    </style:style>
    <style:style style:name="Tabela40.A" style:family="table-column">
      <style:table-column-properties style:column-width="2.501cm"/>
    </style:style>
    <style:style style:name="Tabela40.B" style:family="table-column">
      <style:table-column-properties style:column-width="11.037cm"/>
    </style:style>
    <style:style style:name="Tabela40.1" style:family="table-row">
      <style:table-row-properties style:min-row-height="0.826cm" style:keep-together="true"/>
    </style:style>
    <style:style style:name="Tabela4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0.B1" style:family="table-cell">
      <style:table-cell-properties style:vertical-align="top" fo:padding-left="0.123cm" fo:padding-right="0.123cm" fo:padding-top="0cm" fo:padding-bottom="0cm" fo:border="0.002cm solid #000000" style:writing-mode="lr-tb"/>
    </style:style>
    <style:style style:name="Tabela4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0.4" style:family="table-row">
      <style:table-row-properties style:min-row-height="0.852cm" style:keep-together="true"/>
    </style:style>
    <style:style style:name="Tabela41" style:family="table">
      <style:table-properties style:width="13.801cm" fo:margin-left="1.24cm" table:align="left" style:writing-mode="lr-tb"/>
    </style:style>
    <style:style style:name="Tabela41.A" style:family="table-column">
      <style:table-column-properties style:column-width="2.501cm"/>
    </style:style>
    <style:style style:name="Tabela41.B" style:family="table-column">
      <style:table-column-properties style:column-width="11.044cm"/>
    </style:style>
    <style:style style:name="Tabela41.C" style:family="table-column">
      <style:table-column-properties style:column-width="0.256cm"/>
    </style:style>
    <style:style style:name="Tabela41.1" style:family="table-row">
      <style:table-row-properties style:min-row-height="0.836cm" style:keep-together="true"/>
    </style:style>
    <style:style style:name="Tabela4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1.C1" style:family="table-cell">
      <style:table-cell-properties fo:padding="0cm" fo:border-left="0.002cm solid #000000" fo:border-right="none" fo:border-top="none" fo:border-bottom="none"/>
    </style:style>
    <style:style style:name="Tabela41.2" style:family="table-row">
      <style:table-row-properties style:min-row-height="0.863cm" style:keep-together="true"/>
    </style:style>
    <style:style style:name="Tabela4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1.4" style:family="table-row">
      <style:table-row-properties style:row-height="6.563cm" style:keep-together="true"/>
    </style:style>
    <style:style style:name="Tabela41.A4" style:family="table-cell">
      <style:table-cell-properties style:vertical-align="top" fo:padding-left="0.123cm" fo:padding-right="0.123cm" fo:padding-top="0cm" fo:padding-bottom="0cm" fo:border-left="0.002cm solid #000000" fo:border-right="none" fo:border-top="none" fo:border-bottom="none" style:writing-mode="lr-tb"/>
    </style:style>
    <style:style style:name="Tabela42" style:family="table">
      <style:table-properties style:width="10.269cm" fo:margin-left="0.624cm" table:align="left" style:writing-mode="lr-tb"/>
    </style:style>
    <style:style style:name="Tabela42.A" style:family="table-column">
      <style:table-column-properties style:column-width="2.117cm"/>
    </style:style>
    <style:style style:name="Tabela42.B" style:family="table-column">
      <style:table-column-properties style:column-width="8.153cm"/>
    </style:style>
    <style:style style:name="Tabela42.1" style:family="table-row">
      <style:table-row-properties style:min-row-height="1.078cm" style:keep-together="true"/>
    </style:style>
    <style:style style:name="Tabela4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42.B1" style:family="table-cell">
      <style:table-cell-properties style:vertical-align="middle" fo:padding-left="0.123cm" fo:padding-right="0.123cm" fo:padding-top="0cm" fo:padding-bottom="0cm" fo:border="0.002cm solid #000000" style:writing-mode="lr-tb"/>
    </style:style>
    <style:style style:name="Tabela42.2" style:family="table-row">
      <style:table-row-properties style:min-row-height="0.621cm" style:keep-together="true"/>
    </style:style>
    <style:style style:name="Tabela4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4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42.3" style:family="table-row">
      <style:table-row-properties style:min-row-height="0.64cm" style:keep-together="true"/>
    </style:style>
    <style:style style:name="Tabela41.5" style:family="table-row">
      <style:table-row-properties style:min-row-height="0.817cm" style:keep-together="true"/>
    </style:style>
    <style:style style:name="Tabela41.B5" style:family="table-cell">
      <style:table-cell-properties style:vertical-align="top" fo:padding-left="0.123cm" fo:padding-right="0.123cm" fo:padding-top="0cm" fo:padding-bottom="0cm" fo:border="0.002cm solid #000000" style:writing-mode="lr-tb"/>
    </style:style>
    <style:style style:name="Tabela41.B6"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1.8" style:family="table-row">
      <style:table-row-properties style:min-row-height="0.843cm" style:keep-together="true"/>
    </style:style>
    <style:style style:name="Tabela43" style:family="table">
      <style:table-properties style:width="13.813cm" fo:margin-left="1.24cm" table:align="left" style:writing-mode="lr-tb"/>
    </style:style>
    <style:style style:name="Tabela43.A" style:family="table-column">
      <style:table-column-properties style:column-width="2.501cm"/>
    </style:style>
    <style:style style:name="Tabela43.B" style:family="table-column">
      <style:table-column-properties style:column-width="11.312cm"/>
    </style:style>
    <style:style style:name="Tabela43.1" style:family="table-row">
      <style:table-row-properties style:min-row-height="0.847cm" style:keep-together="true"/>
    </style:style>
    <style:style style:name="Tabela4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3.B1" style:family="table-cell">
      <style:table-cell-properties style:vertical-align="top" fo:padding-left="0.123cm" fo:padding-right="0.123cm" fo:padding-top="0cm" fo:padding-bottom="0cm" fo:border="0.002cm solid #000000" style:writing-mode="lr-tb"/>
    </style:style>
    <style:style style:name="Tabela4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3.4" style:family="table-row">
      <style:table-row-properties style:min-row-height="0.875cm" style:keep-together="true"/>
    </style:style>
    <style:style style:name="Tabela44" style:family="table">
      <style:table-properties style:width="13.799cm" fo:margin-left="1.24cm" table:align="left" style:writing-mode="lr-tb"/>
    </style:style>
    <style:style style:name="Tabela44.A" style:family="table-column">
      <style:table-column-properties style:column-width="2.501cm"/>
    </style:style>
    <style:style style:name="Tabela44.B" style:family="table-column">
      <style:table-column-properties style:column-width="11.298cm"/>
    </style:style>
    <style:style style:name="Tabela44.1" style:family="table-row">
      <style:table-row-properties style:min-row-height="0.801cm" style:keep-together="true"/>
    </style:style>
    <style:style style:name="Tabela4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4.B1" style:family="table-cell">
      <style:table-cell-properties style:vertical-align="top" fo:padding-left="0.123cm" fo:padding-right="0.123cm" fo:padding-top="0cm" fo:padding-bottom="0cm" fo:border="0.002cm solid #000000" style:writing-mode="lr-tb"/>
    </style:style>
    <style:style style:name="Tabela4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4.4" style:family="table-row">
      <style:table-row-properties style:min-row-height="0.827cm" style:keep-together="true"/>
    </style:style>
    <style:style style:name="Tabela45" style:family="table">
      <style:table-properties style:width="13.813cm" fo:margin-left="1.24cm" table:align="left" style:writing-mode="lr-tb"/>
    </style:style>
    <style:style style:name="Tabela45.A" style:family="table-column">
      <style:table-column-properties style:column-width="2.501cm"/>
    </style:style>
    <style:style style:name="Tabela45.B" style:family="table-column">
      <style:table-column-properties style:column-width="11.312cm"/>
    </style:style>
    <style:style style:name="Tabela45.1" style:family="table-row">
      <style:table-row-properties style:min-row-height="0.841cm" style:keep-together="true"/>
    </style:style>
    <style:style style:name="Tabela4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5.B1" style:family="table-cell">
      <style:table-cell-properties style:vertical-align="top" fo:padding-left="0.123cm" fo:padding-right="0.123cm" fo:padding-top="0cm" fo:padding-bottom="0cm" fo:border="0.002cm solid #000000" style:writing-mode="lr-tb"/>
    </style:style>
    <style:style style:name="Tabela4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5.3" style:family="table-row">
      <style:table-row-properties style:min-row-height="0.868cm" style:keep-together="true"/>
    </style:style>
    <style:style style:name="Tabela45.4" style:family="table-row">
      <style:table-row-properties style:min-row-height="1.275cm" style:keep-together="true"/>
    </style:style>
    <style:style style:name="Tabela46" style:family="table">
      <style:table-properties style:width="13.813cm" fo:margin-left="1.24cm" table:align="left" style:writing-mode="lr-tb"/>
    </style:style>
    <style:style style:name="Tabela46.A" style:family="table-column">
      <style:table-column-properties style:column-width="2.501cm"/>
    </style:style>
    <style:style style:name="Tabela46.B" style:family="table-column">
      <style:table-column-properties style:column-width="11.312cm"/>
    </style:style>
    <style:style style:name="Tabela46.1" style:family="table-row">
      <style:table-row-properties style:min-row-height="0.801cm" style:keep-together="true"/>
    </style:style>
    <style:style style:name="Tabela4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6.B1" style:family="table-cell">
      <style:table-cell-properties style:vertical-align="top" fo:padding-left="0.123cm" fo:padding-right="0.123cm" fo:padding-top="0cm" fo:padding-bottom="0cm" fo:border="0.002cm solid #000000" style:writing-mode="lr-tb"/>
    </style:style>
    <style:style style:name="Tabela4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6.4" style:family="table-row">
      <style:table-row-properties style:min-row-height="1.602cm" style:keep-together="true"/>
    </style:style>
    <style:style style:name="Tabela47" style:family="table">
      <style:table-properties style:width="13.665cm" fo:margin-left="1.24cm" table:align="left" style:writing-mode="lr-tb"/>
    </style:style>
    <style:style style:name="Tabela47.A" style:family="table-column">
      <style:table-column-properties style:column-width="2.475cm"/>
    </style:style>
    <style:style style:name="Tabela47.B" style:family="table-column">
      <style:table-column-properties style:column-width="11.19cm"/>
    </style:style>
    <style:style style:name="Tabela47.1" style:family="table-row">
      <style:table-row-properties style:min-row-height="0.875cm" style:keep-together="true"/>
    </style:style>
    <style:style style:name="Tabela4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7.B1" style:family="table-cell">
      <style:table-cell-properties style:vertical-align="top" fo:padding-left="0.123cm" fo:padding-right="0.123cm" fo:padding-top="0cm" fo:padding-bottom="0cm" fo:border="0.002cm solid #000000" style:writing-mode="lr-tb"/>
    </style:style>
    <style:style style:name="Tabela4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7.4" style:family="table-row">
      <style:table-row-properties style:min-row-height="1.326cm" style:keep-together="true"/>
    </style:style>
    <style:style style:name="Tabela48" style:family="table">
      <style:table-properties style:width="13.813cm" fo:margin-left="1.24cm" table:align="left" style:writing-mode="lr-tb"/>
    </style:style>
    <style:style style:name="Tabela48.A" style:family="table-column">
      <style:table-column-properties style:column-width="2.501cm"/>
    </style:style>
    <style:style style:name="Tabela48.B" style:family="table-column">
      <style:table-column-properties style:column-width="11.312cm"/>
    </style:style>
    <style:style style:name="Tabela48.1" style:family="table-row">
      <style:table-row-properties style:min-row-height="0.833cm" style:keep-together="true"/>
    </style:style>
    <style:style style:name="Tabela4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8.B1" style:family="table-cell">
      <style:table-cell-properties style:vertical-align="top" fo:padding-left="0.123cm" fo:padding-right="0.123cm" fo:padding-top="0cm" fo:padding-bottom="0cm" fo:border="0.002cm solid #000000" style:writing-mode="lr-tb"/>
    </style:style>
    <style:style style:name="Tabela4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8.4" style:family="table-row">
      <style:table-row-properties style:min-row-height="1.663cm" style:keep-together="true"/>
    </style:style>
    <style:style style:name="Tabela49" style:family="table">
      <style:table-properties style:width="13.813cm" fo:margin-left="1.24cm" table:align="left" style:writing-mode="lr-tb"/>
    </style:style>
    <style:style style:name="Tabela49.A" style:family="table-column">
      <style:table-column-properties style:column-width="2.501cm"/>
    </style:style>
    <style:style style:name="Tabela49.B" style:family="table-column">
      <style:table-column-properties style:column-width="11.312cm"/>
    </style:style>
    <style:style style:name="Tabela49.1" style:family="table-row">
      <style:table-row-properties style:min-row-height="0.799cm" style:keep-together="true"/>
    </style:style>
    <style:style style:name="Tabela4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9.B1" style:family="table-cell">
      <style:table-cell-properties style:vertical-align="top" fo:padding-left="0.123cm" fo:padding-right="0.123cm" fo:padding-top="0cm" fo:padding-bottom="0cm" fo:border="0.002cm solid #000000" style:writing-mode="lr-tb"/>
    </style:style>
    <style:style style:name="Tabela4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9.4" style:family="table-row">
      <style:table-row-properties style:min-row-height="1.212cm" style:keep-together="true"/>
    </style:style>
    <style:style style:name="Tabela50" style:family="table">
      <style:table-properties style:width="13.356cm" fo:margin-left="1.24cm" table:align="left" style:writing-mode="lr-tb"/>
    </style:style>
    <style:style style:name="Tabela50.A" style:family="table-column">
      <style:table-column-properties style:column-width="2.418cm"/>
    </style:style>
    <style:style style:name="Tabela50.B" style:family="table-column">
      <style:table-column-properties style:column-width="10.938cm"/>
    </style:style>
    <style:style style:name="Tabela50.1" style:family="table-row">
      <style:table-row-properties style:min-row-height="0.831cm" style:keep-together="true"/>
    </style:style>
    <style:style style:name="Tabela5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0.B1" style:family="table-cell">
      <style:table-cell-properties style:vertical-align="top" fo:padding-left="0.123cm" fo:padding-right="0.123cm" fo:padding-top="0cm" fo:padding-bottom="0cm" fo:border="0.002cm solid #000000" style:writing-mode="lr-tb"/>
    </style:style>
    <style:style style:name="Tabela5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0.4" style:family="table-row">
      <style:table-row-properties style:min-row-height="1.66cm" style:keep-together="true"/>
    </style:style>
    <style:style style:name="Tabela51" style:family="table">
      <style:table-properties style:width="13.356cm" fo:margin-left="1.24cm" table:align="left" style:writing-mode="lr-tb"/>
    </style:style>
    <style:style style:name="Tabela51.A" style:family="table-column">
      <style:table-column-properties style:column-width="2.418cm"/>
    </style:style>
    <style:style style:name="Tabela51.B" style:family="table-column">
      <style:table-column-properties style:column-width="10.938cm"/>
    </style:style>
    <style:style style:name="Tabela51.1" style:family="table-row">
      <style:table-row-properties style:min-row-height="0.917cm" style:keep-together="true"/>
    </style:style>
    <style:style style:name="Tabela5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1.B1" style:family="table-cell">
      <style:table-cell-properties style:vertical-align="top" fo:padding-left="0.123cm" fo:padding-right="0.123cm" fo:padding-top="0cm" fo:padding-bottom="0cm" fo:border="0.002cm solid #000000" style:writing-mode="lr-tb"/>
    </style:style>
    <style:style style:name="Tabela5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1.4" style:family="table-row">
      <style:table-row-properties style:min-row-height="1.39cm" style:keep-together="true"/>
    </style:style>
    <style:style style:name="Tabela52" style:family="table">
      <style:table-properties style:width="13.356cm" fo:margin-left="1.24cm" table:align="left" style:writing-mode="lr-tb"/>
    </style:style>
    <style:style style:name="Tabela52.A" style:family="table-column">
      <style:table-column-properties style:column-width="2.418cm"/>
    </style:style>
    <style:style style:name="Tabela52.B" style:family="table-column">
      <style:table-column-properties style:column-width="10.938cm"/>
    </style:style>
    <style:style style:name="Tabela52.1" style:family="table-row">
      <style:table-row-properties style:min-row-height="0.854cm" style:keep-together="true"/>
    </style:style>
    <style:style style:name="Tabela5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2.B1" style:family="table-cell">
      <style:table-cell-properties style:vertical-align="top" fo:padding-left="0.123cm" fo:padding-right="0.123cm" fo:padding-top="0cm" fo:padding-bottom="0cm" fo:border="0.002cm solid #000000" style:writing-mode="lr-tb"/>
    </style:style>
    <style:style style:name="Tabela5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2.4" style:family="table-row">
      <style:table-row-properties style:min-row-height="1.293cm" style:keep-together="true"/>
    </style:style>
    <style:style style:name="Tabela53" style:family="table">
      <style:table-properties style:width="13.658cm" fo:margin-left="1.24cm" table:align="left" style:writing-mode="lr-tb"/>
    </style:style>
    <style:style style:name="Tabela53.A" style:family="table-column">
      <style:table-column-properties style:column-width="2.473cm"/>
    </style:style>
    <style:style style:name="Tabela53.B" style:family="table-column">
      <style:table-column-properties style:column-width="11.185cm"/>
    </style:style>
    <style:style style:name="Tabela53.1" style:family="table-row">
      <style:table-row-properties style:min-row-height="0.847cm" style:keep-together="true"/>
    </style:style>
    <style:style style:name="Tabela5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3.B1" style:family="table-cell">
      <style:table-cell-properties style:vertical-align="top" fo:padding-left="0.123cm" fo:padding-right="0.123cm" fo:padding-top="0cm" fo:padding-bottom="0cm" fo:border="0.002cm solid #000000" style:writing-mode="lr-tb"/>
    </style:style>
    <style:style style:name="Tabela5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3.4" style:family="table-row">
      <style:table-row-properties style:min-row-height="1.286cm" style:keep-together="true"/>
    </style:style>
    <style:style style:name="Tabela54" style:family="table">
      <style:table-properties style:width="13.665cm" fo:margin-left="1.24cm" table:align="left" style:writing-mode="lr-tb"/>
    </style:style>
    <style:style style:name="Tabela54.A" style:family="table-column">
      <style:table-column-properties style:column-width="2.475cm"/>
    </style:style>
    <style:style style:name="Tabela54.B" style:family="table-column">
      <style:table-column-properties style:column-width="11.19cm"/>
    </style:style>
    <style:style style:name="Tabela54.1" style:family="table-row">
      <style:table-row-properties style:min-row-height="0.859cm" style:keep-together="true"/>
    </style:style>
    <style:style style:name="Tabela5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4.B1" style:family="table-cell">
      <style:table-cell-properties style:vertical-align="top" fo:padding-left="0.123cm" fo:padding-right="0.123cm" fo:padding-top="0cm" fo:padding-bottom="0cm" fo:border="0.002cm solid #000000" style:writing-mode="lr-tb"/>
    </style:style>
    <style:style style:name="Tabela5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4.4" style:family="table-row">
      <style:table-row-properties style:min-row-height="1.3cm" style:keep-together="true"/>
    </style:style>
    <style:style style:name="Tabela55" style:family="table">
      <style:table-properties style:width="13.691cm" fo:margin-left="1.24cm" table:align="left" style:writing-mode="lr-tb"/>
    </style:style>
    <style:style style:name="Tabela55.A" style:family="table-column">
      <style:table-column-properties style:column-width="2.501cm"/>
    </style:style>
    <style:style style:name="Tabela55.B" style:family="table-column">
      <style:table-column-properties style:column-width="11.19cm"/>
    </style:style>
    <style:style style:name="Tabela55.1" style:family="table-row">
      <style:table-row-properties style:min-row-height="0.836cm" style:keep-together="true"/>
    </style:style>
    <style:style style:name="Tabela5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5.B1" style:family="table-cell">
      <style:table-cell-properties style:vertical-align="top" fo:padding-left="0.123cm" fo:padding-right="0.123cm" fo:padding-top="0cm" fo:padding-bottom="0cm" fo:border="0.002cm solid #000000" style:writing-mode="lr-tb"/>
    </style:style>
    <style:style style:name="Tabela5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5.4" style:family="table-row">
      <style:table-row-properties style:min-row-height="1.268cm" style:keep-together="true"/>
    </style:style>
    <style:style style:name="Tabela56" style:family="table">
      <style:table-properties style:width="13.813cm" fo:margin-left="1.24cm" table:align="left" style:writing-mode="lr-tb"/>
    </style:style>
    <style:style style:name="Tabela56.A" style:family="table-column">
      <style:table-column-properties style:column-width="2.501cm"/>
    </style:style>
    <style:style style:name="Tabela56.B" style:family="table-column">
      <style:table-column-properties style:column-width="11.312cm"/>
    </style:style>
    <style:style style:name="Tabela56.1" style:family="table-row">
      <style:table-row-properties style:min-row-height="0.834cm" style:keep-together="true"/>
    </style:style>
    <style:style style:name="Tabela5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6.B1" style:family="table-cell">
      <style:table-cell-properties style:vertical-align="top" fo:padding-left="0.123cm" fo:padding-right="0.123cm" fo:padding-top="0cm" fo:padding-bottom="0cm" fo:border="0.002cm solid #000000" style:writing-mode="lr-tb"/>
    </style:style>
    <style:style style:name="Tabela5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6.4" style:family="table-row">
      <style:table-row-properties style:min-row-height="0.861cm" style:keep-together="true"/>
    </style:style>
    <style:style style:name="Tabela57" style:family="table">
      <style:table-properties style:width="13.813cm" fo:margin-left="1.24cm" table:align="left" style:writing-mode="lr-tb"/>
    </style:style>
    <style:style style:name="Tabela57.A" style:family="table-column">
      <style:table-column-properties style:column-width="2.501cm"/>
    </style:style>
    <style:style style:name="Tabela57.B" style:family="table-column">
      <style:table-column-properties style:column-width="11.312cm"/>
    </style:style>
    <style:style style:name="Tabela57.1" style:family="table-row">
      <style:table-row-properties style:min-row-height="0.815cm" style:keep-together="true"/>
    </style:style>
    <style:style style:name="Tabela5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7.B1" style:family="table-cell">
      <style:table-cell-properties style:vertical-align="top" fo:padding-left="0.123cm" fo:padding-right="0.123cm" fo:padding-top="0cm" fo:padding-bottom="0cm" fo:border="0.002cm solid #000000" style:writing-mode="lr-tb"/>
    </style:style>
    <style:style style:name="Tabela5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8" style:family="table">
      <style:table-properties style:width="13.813cm" fo:margin-left="1.24cm" table:align="left" style:writing-mode="lr-tb"/>
    </style:style>
    <style:style style:name="Tabela58.A" style:family="table-column">
      <style:table-column-properties style:column-width="2.501cm"/>
    </style:style>
    <style:style style:name="Tabela58.B" style:family="table-column">
      <style:table-column-properties style:column-width="11.312cm"/>
    </style:style>
    <style:style style:name="Tabela58.1" style:family="table-row">
      <style:table-row-properties style:min-row-height="0.822cm" style:keep-together="true"/>
    </style:style>
    <style:style style:name="Tabela5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8.B1" style:family="table-cell">
      <style:table-cell-properties style:vertical-align="top" fo:padding-left="0.123cm" fo:padding-right="0.123cm" fo:padding-top="0cm" fo:padding-bottom="0cm" fo:border="0.002cm solid #000000" style:writing-mode="lr-tb"/>
    </style:style>
    <style:style style:name="Tabela5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8.4" style:family="table-row">
      <style:table-row-properties style:min-row-height="1.245cm" style:keep-together="true"/>
    </style:style>
    <style:style style:name="Tabela59" style:family="table">
      <style:table-properties style:width="13.813cm" fo:margin-left="1.24cm" table:align="left" style:writing-mode="lr-tb"/>
    </style:style>
    <style:style style:name="Tabela59.A" style:family="table-column">
      <style:table-column-properties style:column-width="2.501cm"/>
    </style:style>
    <style:style style:name="Tabela59.B" style:family="table-column">
      <style:table-column-properties style:column-width="11.312cm"/>
    </style:style>
    <style:style style:name="Tabela59.1" style:family="table-row">
      <style:table-row-properties style:min-row-height="0.822cm" style:keep-together="true"/>
    </style:style>
    <style:style style:name="Tabela5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9.B1" style:family="table-cell">
      <style:table-cell-properties style:vertical-align="top" fo:padding-left="0.123cm" fo:padding-right="0.123cm" fo:padding-top="0cm" fo:padding-bottom="0cm" fo:border="0.002cm solid #000000" style:writing-mode="lr-tb"/>
    </style:style>
    <style:style style:name="Tabela5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9.4" style:family="table-row">
      <style:table-row-properties style:min-row-height="1.245cm" style:keep-together="true"/>
    </style:style>
    <style:style style:name="Tabela60" style:family="table">
      <style:table-properties style:width="13.813cm" fo:margin-left="1.24cm" table:align="left" style:writing-mode="lr-tb"/>
    </style:style>
    <style:style style:name="Tabela60.A" style:family="table-column">
      <style:table-column-properties style:column-width="2.501cm"/>
    </style:style>
    <style:style style:name="Tabela60.B" style:family="table-column">
      <style:table-column-properties style:column-width="11.312cm"/>
    </style:style>
    <style:style style:name="Tabela60.1" style:family="table-row">
      <style:table-row-properties style:min-row-height="0.822cm" style:keep-together="true"/>
    </style:style>
    <style:style style:name="Tabela6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0.B1" style:family="table-cell">
      <style:table-cell-properties style:vertical-align="top" fo:padding-left="0.123cm" fo:padding-right="0.123cm" fo:padding-top="0cm" fo:padding-bottom="0cm" fo:border="0.002cm solid #000000" style:writing-mode="lr-tb"/>
    </style:style>
    <style:style style:name="Tabela6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0.4" style:family="table-row">
      <style:table-row-properties style:min-row-height="1.245cm" style:keep-together="true"/>
    </style:style>
    <style:style style:name="Tabela61" style:family="table">
      <style:table-properties style:width="13.813cm" fo:margin-left="1.24cm" table:align="left" style:writing-mode="lr-tb"/>
    </style:style>
    <style:style style:name="Tabela61.A" style:family="table-column">
      <style:table-column-properties style:column-width="2.501cm"/>
    </style:style>
    <style:style style:name="Tabela61.B" style:family="table-column">
      <style:table-column-properties style:column-width="11.312cm"/>
    </style:style>
    <style:style style:name="Tabela61.1" style:family="table-row">
      <style:table-row-properties style:min-row-height="0.822cm" style:keep-together="true"/>
    </style:style>
    <style:style style:name="Tabela6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1.B1" style:family="table-cell">
      <style:table-cell-properties style:vertical-align="top" fo:padding-left="0.123cm" fo:padding-right="0.123cm" fo:padding-top="0cm" fo:padding-bottom="0cm" fo:border="0.002cm solid #000000" style:writing-mode="lr-tb"/>
    </style:style>
    <style:style style:name="Tabela6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1.4" style:family="table-row">
      <style:table-row-properties style:min-row-height="1.245cm" style:keep-together="true"/>
    </style:style>
    <style:style style:name="Tabela62" style:family="table">
      <style:table-properties style:width="13.813cm" fo:margin-left="1.24cm" table:align="left" style:writing-mode="lr-tb"/>
    </style:style>
    <style:style style:name="Tabela62.A" style:family="table-column">
      <style:table-column-properties style:column-width="2.501cm"/>
    </style:style>
    <style:style style:name="Tabela62.B" style:family="table-column">
      <style:table-column-properties style:column-width="11.312cm"/>
    </style:style>
    <style:style style:name="Tabela62.1" style:family="table-row">
      <style:table-row-properties style:min-row-height="0.822cm" style:keep-together="true"/>
    </style:style>
    <style:style style:name="Tabela6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2.B1" style:family="table-cell">
      <style:table-cell-properties style:vertical-align="top" fo:padding-left="0.123cm" fo:padding-right="0.123cm" fo:padding-top="0cm" fo:padding-bottom="0cm" fo:border="0.002cm solid #000000" style:writing-mode="lr-tb"/>
    </style:style>
    <style:style style:name="Tabela6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2.4" style:family="table-row">
      <style:table-row-properties style:min-row-height="1.245cm" style:keep-together="true"/>
    </style:style>
    <style:style style:name="Tabela63" style:family="table">
      <style:table-properties style:width="13.813cm" fo:margin-left="1.24cm" table:align="left" style:writing-mode="lr-tb"/>
    </style:style>
    <style:style style:name="Tabela63.A" style:family="table-column">
      <style:table-column-properties style:column-width="2.501cm"/>
    </style:style>
    <style:style style:name="Tabela63.B" style:family="table-column">
      <style:table-column-properties style:column-width="11.312cm"/>
    </style:style>
    <style:style style:name="Tabela63.1" style:family="table-row">
      <style:table-row-properties style:min-row-height="0.822cm" style:keep-together="true"/>
    </style:style>
    <style:style style:name="Tabela6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3.B1" style:family="table-cell">
      <style:table-cell-properties style:vertical-align="top" fo:padding-left="0.123cm" fo:padding-right="0.123cm" fo:padding-top="0cm" fo:padding-bottom="0cm" fo:border="0.002cm solid #000000" style:writing-mode="lr-tb"/>
    </style:style>
    <style:style style:name="Tabela6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3.4" style:family="table-row">
      <style:table-row-properties style:min-row-height="1.245cm" style:keep-together="true"/>
    </style:style>
    <style:style style:name="Tabela64" style:family="table">
      <style:table-properties style:width="13.813cm" fo:margin-left="1.24cm" table:align="left" style:writing-mode="lr-tb"/>
    </style:style>
    <style:style style:name="Tabela64.A" style:family="table-column">
      <style:table-column-properties style:column-width="2.501cm"/>
    </style:style>
    <style:style style:name="Tabela64.B" style:family="table-column">
      <style:table-column-properties style:column-width="11.312cm"/>
    </style:style>
    <style:style style:name="Tabela64.1" style:family="table-row">
      <style:table-row-properties style:min-row-height="0.822cm" style:keep-together="true"/>
    </style:style>
    <style:style style:name="Tabela6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4.B1" style:family="table-cell">
      <style:table-cell-properties style:vertical-align="top" fo:padding-left="0.123cm" fo:padding-right="0.123cm" fo:padding-top="0cm" fo:padding-bottom="0cm" fo:border="0.002cm solid #000000" style:writing-mode="lr-tb"/>
    </style:style>
    <style:style style:name="Tabela6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4.4" style:family="table-row">
      <style:table-row-properties style:min-row-height="1.245cm" style:keep-together="true"/>
    </style:style>
    <style:style style:name="Tabela65" style:family="table">
      <style:table-properties style:width="13.813cm" fo:margin-left="1.24cm" table:align="left" style:writing-mode="lr-tb"/>
    </style:style>
    <style:style style:name="Tabela65.A" style:family="table-column">
      <style:table-column-properties style:column-width="2.501cm"/>
    </style:style>
    <style:style style:name="Tabela65.B" style:family="table-column">
      <style:table-column-properties style:column-width="11.312cm"/>
    </style:style>
    <style:style style:name="Tabela65.1" style:family="table-row">
      <style:table-row-properties style:min-row-height="0.82cm" style:keep-together="true"/>
    </style:style>
    <style:style style:name="Tabela6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5.B1" style:family="table-cell">
      <style:table-cell-properties style:vertical-align="top" fo:padding-left="0.123cm" fo:padding-right="0.123cm" fo:padding-top="0cm" fo:padding-bottom="0cm" fo:border="0.002cm solid #000000" style:writing-mode="lr-tb"/>
    </style:style>
    <style:style style:name="Tabela6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5.3" style:family="table-row">
      <style:table-row-properties style:min-row-height="0.847cm" style:keep-together="true"/>
    </style:style>
    <style:style style:name="Tabela66" style:family="table">
      <style:table-properties style:width="13.813cm" fo:margin-left="1.24cm" table:align="left" style:writing-mode="lr-tb"/>
    </style:style>
    <style:style style:name="Tabela66.A" style:family="table-column">
      <style:table-column-properties style:column-width="2.501cm"/>
    </style:style>
    <style:style style:name="Tabela66.B" style:family="table-column">
      <style:table-column-properties style:column-width="11.312cm"/>
    </style:style>
    <style:style style:name="Tabela66.1" style:family="table-row">
      <style:table-row-properties style:min-row-height="0.854cm" style:keep-together="true"/>
    </style:style>
    <style:style style:name="Tabela6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6.B1" style:family="table-cell">
      <style:table-cell-properties style:vertical-align="top" fo:padding-left="0.123cm" fo:padding-right="0.123cm" fo:padding-top="0cm" fo:padding-bottom="0cm" fo:border="0.002cm solid #000000" style:writing-mode="lr-tb"/>
    </style:style>
    <style:style style:name="Tabela6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7" style:family="table">
      <style:table-properties style:width="13.813cm" fo:margin-left="1.24cm" table:align="left" style:writing-mode="lr-tb"/>
    </style:style>
    <style:style style:name="Tabela67.A" style:family="table-column">
      <style:table-column-properties style:column-width="2.501cm"/>
    </style:style>
    <style:style style:name="Tabela67.B" style:family="table-column">
      <style:table-column-properties style:column-width="11.312cm"/>
    </style:style>
    <style:style style:name="Tabela67.1" style:family="table-row">
      <style:table-row-properties style:min-row-height="0.79cm" style:keep-together="true"/>
    </style:style>
    <style:style style:name="Tabela6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7.B1" style:family="table-cell">
      <style:table-cell-properties style:vertical-align="top" fo:padding-left="0.123cm" fo:padding-right="0.123cm" fo:padding-top="0cm" fo:padding-bottom="0cm" fo:border="0.002cm solid #000000" style:writing-mode="lr-tb"/>
    </style:style>
    <style:style style:name="Tabela6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8" style:family="table">
      <style:table-properties style:width="13.813cm" fo:margin-left="1.24cm" table:align="left" style:writing-mode="lr-tb"/>
    </style:style>
    <style:style style:name="Tabela68.A" style:family="table-column">
      <style:table-column-properties style:column-width="2.501cm"/>
    </style:style>
    <style:style style:name="Tabela68.B" style:family="table-column">
      <style:table-column-properties style:column-width="11.312cm"/>
    </style:style>
    <style:style style:name="Tabela68.1" style:family="table-row">
      <style:table-row-properties style:min-row-height="0.868cm" style:keep-together="true"/>
    </style:style>
    <style:style style:name="Tabela6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8.B1" style:family="table-cell">
      <style:table-cell-properties style:vertical-align="top" fo:padding-left="0.123cm" fo:padding-right="0.123cm" fo:padding-top="0cm" fo:padding-bottom="0cm" fo:border="0.002cm solid #000000" style:writing-mode="lr-tb"/>
    </style:style>
    <style:style style:name="Tabela6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8.4" style:family="table-row">
      <style:table-row-properties style:min-row-height="1.316cm" style:keep-together="true"/>
    </style:style>
    <style:style style:name="Tabela69" style:family="table">
      <style:table-properties style:width="13.813cm" fo:margin-left="1.24cm" table:align="left" style:writing-mode="lr-tb"/>
    </style:style>
    <style:style style:name="Tabela69.A" style:family="table-column">
      <style:table-column-properties style:column-width="2.501cm"/>
    </style:style>
    <style:style style:name="Tabela69.B" style:family="table-column">
      <style:table-column-properties style:column-width="11.312cm"/>
    </style:style>
    <style:style style:name="Tabela69.1" style:family="table-row">
      <style:table-row-properties style:min-row-height="0.85cm" style:keep-together="true"/>
    </style:style>
    <style:style style:name="Tabela6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9.B1" style:family="table-cell">
      <style:table-cell-properties style:vertical-align="top" fo:padding-left="0.123cm" fo:padding-right="0.123cm" fo:padding-top="0cm" fo:padding-bottom="0cm" fo:border="0.002cm solid #000000" style:writing-mode="lr-tb"/>
    </style:style>
    <style:style style:name="Tabela6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9.4" style:family="table-row">
      <style:table-row-properties style:min-row-height="1.289cm" style:keep-together="true"/>
    </style:style>
    <style:style style:name="Tabela70" style:family="table">
      <style:table-properties style:width="13.813cm" fo:margin-left="1.24cm" table:align="left" style:writing-mode="lr-tb"/>
    </style:style>
    <style:style style:name="Tabela70.A" style:family="table-column">
      <style:table-column-properties style:column-width="2.501cm"/>
    </style:style>
    <style:style style:name="Tabela70.B" style:family="table-column">
      <style:table-column-properties style:column-width="11.312cm"/>
    </style:style>
    <style:style style:name="Tabela70.1" style:family="table-row">
      <style:table-row-properties style:min-row-height="0.88cm" style:keep-together="true"/>
    </style:style>
    <style:style style:name="Tabela7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0.B1" style:family="table-cell">
      <style:table-cell-properties style:vertical-align="top" fo:padding-left="0.123cm" fo:padding-right="0.123cm" fo:padding-top="0cm" fo:padding-bottom="0cm" fo:border="0.002cm solid #000000" style:writing-mode="lr-tb"/>
    </style:style>
    <style:style style:name="Tabela7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1" style:family="table">
      <style:table-properties style:width="13.813cm" fo:margin-left="1.24cm" table:align="left" style:writing-mode="lr-tb"/>
    </style:style>
    <style:style style:name="Tabela71.A" style:family="table-column">
      <style:table-column-properties style:column-width="2.501cm"/>
    </style:style>
    <style:style style:name="Tabela71.B" style:family="table-column">
      <style:table-column-properties style:column-width="11.312cm"/>
    </style:style>
    <style:style style:name="Tabela71.1" style:family="table-row">
      <style:table-row-properties style:min-row-height="0.848cm" style:keep-together="true"/>
    </style:style>
    <style:style style:name="Tabela7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1.B1" style:family="table-cell">
      <style:table-cell-properties style:vertical-align="top" fo:padding-left="0.123cm" fo:padding-right="0.123cm" fo:padding-top="0cm" fo:padding-bottom="0cm" fo:border="0.002cm solid #000000" style:writing-mode="lr-tb"/>
    </style:style>
    <style:style style:name="Tabela7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1.4" style:family="table-row">
      <style:table-row-properties style:row-height="4.713cm" style:keep-together="true"/>
    </style:style>
    <style:style style:name="Tabela72" style:family="table">
      <style:table-properties style:width="8.879cm" fo:margin-left="0.624cm" table:align="left" style:writing-mode="lr-tb"/>
    </style:style>
    <style:style style:name="Tabela72.A" style:family="table-column">
      <style:table-column-properties style:column-width="1.905cm"/>
    </style:style>
    <style:style style:name="Tabela72.B" style:family="table-column">
      <style:table-column-properties style:column-width="6.974cm"/>
    </style:style>
    <style:style style:name="Tabela72.1" style:family="table-row">
      <style:table-row-properties style:min-row-height="1.004cm" style:keep-together="true"/>
    </style:style>
    <style:style style:name="Tabela7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72.B1" style:family="table-cell">
      <style:table-cell-properties style:vertical-align="middle" fo:padding-left="0.123cm" fo:padding-right="0.123cm" fo:padding-top="0cm" fo:padding-bottom="0cm" fo:border="0.002cm solid #000000" style:writing-mode="lr-tb"/>
    </style:style>
    <style:style style:name="Tabela72.2" style:family="table-row">
      <style:table-row-properties style:min-row-height="0.579cm" style:keep-together="true"/>
    </style:style>
    <style:style style:name="Tabela7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7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72.3" style:family="table-row">
      <style:table-row-properties style:min-row-height="0.596cm" style:keep-together="true"/>
    </style:style>
    <style:style style:name="Tabela73" style:family="table">
      <style:table-properties style:width="13.813cm" fo:margin-left="1.24cm" table:align="left" style:writing-mode="lr-tb"/>
    </style:style>
    <style:style style:name="Tabela73.A" style:family="table-column">
      <style:table-column-properties style:column-width="2.501cm"/>
    </style:style>
    <style:style style:name="Tabela73.B" style:family="table-column">
      <style:table-column-properties style:column-width="11.312cm"/>
    </style:style>
    <style:style style:name="Tabela73.1" style:family="table-row">
      <style:table-row-properties style:min-row-height="0.833cm" style:keep-together="true"/>
    </style:style>
    <style:style style:name="Tabela7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3.B1" style:family="table-cell">
      <style:table-cell-properties style:vertical-align="top" fo:padding-left="0.123cm" fo:padding-right="0.123cm" fo:padding-top="0cm" fo:padding-bottom="0cm" fo:border="0.002cm solid #000000" style:writing-mode="lr-tb"/>
    </style:style>
    <style:style style:name="Tabela7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3.4" style:family="table-row">
      <style:table-row-properties style:min-row-height="1.263cm" style:keep-together="true"/>
    </style:style>
    <style:style style:name="Tabela74" style:family="table">
      <style:table-properties style:width="13.813cm" fo:margin-left="1.24cm" table:align="left" style:writing-mode="lr-tb"/>
    </style:style>
    <style:style style:name="Tabela74.A" style:family="table-column">
      <style:table-column-properties style:column-width="2.501cm"/>
    </style:style>
    <style:style style:name="Tabela74.B" style:family="table-column">
      <style:table-column-properties style:column-width="11.312cm"/>
    </style:style>
    <style:style style:name="Tabela74.1" style:family="table-row">
      <style:table-row-properties style:min-row-height="0.85cm" style:keep-together="true"/>
    </style:style>
    <style:style style:name="Tabela7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4.B1" style:family="table-cell">
      <style:table-cell-properties style:vertical-align="top" fo:padding-left="0.123cm" fo:padding-right="0.123cm" fo:padding-top="0cm" fo:padding-bottom="0cm" fo:border="0.002cm solid #000000" style:writing-mode="lr-tb"/>
    </style:style>
    <style:style style:name="Tabela7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4.4" style:family="table-row">
      <style:table-row-properties style:min-row-height="1.289cm" style:keep-together="true"/>
    </style:style>
    <style:style style:name="Tabela75" style:family="table">
      <style:table-properties style:width="13.674cm" fo:margin-left="1.24cm" table:align="left" style:writing-mode="lr-tb"/>
    </style:style>
    <style:style style:name="Tabela75.A" style:family="table-column">
      <style:table-column-properties style:column-width="2.501cm"/>
    </style:style>
    <style:style style:name="Tabela75.B" style:family="table-column">
      <style:table-column-properties style:column-width="11.172cm"/>
    </style:style>
    <style:style style:name="Tabela75.1" style:family="table-row">
      <style:table-row-properties style:min-row-height="0.85cm" style:keep-together="true"/>
    </style:style>
    <style:style style:name="Tabela7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5.B1" style:family="table-cell">
      <style:table-cell-properties style:vertical-align="top" fo:padding-left="0.123cm" fo:padding-right="0.123cm" fo:padding-top="0cm" fo:padding-bottom="0cm" fo:border="0.002cm solid #000000" style:writing-mode="lr-tb"/>
    </style:style>
    <style:style style:name="Tabela7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5.4" style:family="table-row">
      <style:table-row-properties style:min-row-height="1.289cm" style:keep-together="true"/>
    </style:style>
    <style:style style:name="Tabela76" style:family="table">
      <style:table-properties style:width="13.354cm" fo:margin-left="1.24cm" table:align="left" style:writing-mode="lr-tb"/>
    </style:style>
    <style:style style:name="Tabela76.A" style:family="table-column">
      <style:table-column-properties style:column-width="2.501cm"/>
    </style:style>
    <style:style style:name="Tabela76.B" style:family="table-column">
      <style:table-column-properties style:column-width="10.853cm"/>
    </style:style>
    <style:style style:name="Tabela76.1" style:family="table-row">
      <style:table-row-properties style:min-row-height="0.836cm" style:keep-together="true"/>
    </style:style>
    <style:style style:name="Tabela7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6.B1" style:family="table-cell">
      <style:table-cell-properties style:vertical-align="top" fo:padding-left="0.123cm" fo:padding-right="0.123cm" fo:padding-top="0cm" fo:padding-bottom="0cm" fo:border="0.002cm solid #000000" style:writing-mode="lr-tb"/>
    </style:style>
    <style:style style:name="Tabela7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6.4" style:family="table-row">
      <style:table-row-properties style:min-row-height="3.344cm" style:keep-together="true"/>
    </style:style>
    <style:style style:name="Tabela77" style:family="table">
      <style:table-properties style:width="13.354cm" fo:margin-left="1.24cm" table:align="left" style:writing-mode="lr-tb"/>
    </style:style>
    <style:style style:name="Tabela77.A" style:family="table-column">
      <style:table-column-properties style:column-width="2.501cm"/>
    </style:style>
    <style:style style:name="Tabela77.B" style:family="table-column">
      <style:table-column-properties style:column-width="10.853cm"/>
    </style:style>
    <style:style style:name="Tabela77.1" style:family="table-row">
      <style:table-row-properties style:min-row-height="0.827cm" style:keep-together="true"/>
    </style:style>
    <style:style style:name="Tabela7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7.B1" style:family="table-cell">
      <style:table-cell-properties style:vertical-align="top" fo:padding-left="0.123cm" fo:padding-right="0.123cm" fo:padding-top="0cm" fo:padding-bottom="0cm" fo:border="0.002cm solid #000000" style:writing-mode="lr-tb"/>
    </style:style>
    <style:style style:name="Tabela7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7.4" style:family="table-row">
      <style:table-row-properties style:min-row-height="1.681cm" style:keep-together="true"/>
    </style:style>
    <style:style style:name="Tabela78" style:family="table">
      <style:table-properties style:width="13.674cm" fo:margin-left="1.24cm" table:align="left" style:writing-mode="lr-tb"/>
    </style:style>
    <style:style style:name="Tabela78.A" style:family="table-column">
      <style:table-column-properties style:column-width="2.501cm"/>
    </style:style>
    <style:style style:name="Tabela78.B" style:family="table-column">
      <style:table-column-properties style:column-width="11.172cm"/>
    </style:style>
    <style:style style:name="Tabela78.1" style:family="table-row">
      <style:table-row-properties style:min-row-height="0.822cm" style:keep-together="true"/>
    </style:style>
    <style:style style:name="Tabela7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8.B1" style:family="table-cell">
      <style:table-cell-properties style:vertical-align="top" fo:padding-left="0.123cm" fo:padding-right="0.123cm" fo:padding-top="0cm" fo:padding-bottom="0cm" fo:border="0.002cm solid #000000" style:writing-mode="lr-tb"/>
    </style:style>
    <style:style style:name="Tabela7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8.4" style:family="table-row">
      <style:table-row-properties style:min-row-height="1.245cm" style:keep-together="true"/>
    </style:style>
    <style:style style:name="Tabela79" style:family="table">
      <style:table-properties style:width="13.674cm" fo:margin-left="1.24cm" table:align="left" style:writing-mode="lr-tb"/>
    </style:style>
    <style:style style:name="Tabela79.A" style:family="table-column">
      <style:table-column-properties style:column-width="2.501cm"/>
    </style:style>
    <style:style style:name="Tabela79.B" style:family="table-column">
      <style:table-column-properties style:column-width="11.172cm"/>
    </style:style>
    <style:style style:name="Tabela79.1" style:family="table-row">
      <style:table-row-properties style:min-row-height="0.847cm" style:keep-together="true"/>
    </style:style>
    <style:style style:name="Tabela7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9.B1" style:family="table-cell">
      <style:table-cell-properties style:vertical-align="top" fo:padding-left="0.123cm" fo:padding-right="0.123cm" fo:padding-top="0cm" fo:padding-bottom="0cm" fo:border="0.002cm solid #000000" style:writing-mode="lr-tb"/>
    </style:style>
    <style:style style:name="Tabela7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9.4" style:family="table-row">
      <style:table-row-properties style:min-row-height="0.875cm" style:keep-together="true"/>
    </style:style>
    <style:style style:name="Tabela80" style:family="table">
      <style:table-properties style:width="13.674cm" fo:margin-left="1.24cm" table:align="left" style:writing-mode="lr-tb"/>
    </style:style>
    <style:style style:name="Tabela80.A" style:family="table-column">
      <style:table-column-properties style:column-width="2.501cm"/>
    </style:style>
    <style:style style:name="Tabela80.B" style:family="table-column">
      <style:table-column-properties style:column-width="11.172cm"/>
    </style:style>
    <style:style style:name="Tabela80.1" style:family="table-row">
      <style:table-row-properties style:min-row-height="0.847cm" style:keep-together="true"/>
    </style:style>
    <style:style style:name="Tabela8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0.B1" style:family="table-cell">
      <style:table-cell-properties style:vertical-align="top" fo:padding-left="0.123cm" fo:padding-right="0.123cm" fo:padding-top="0cm" fo:padding-bottom="0cm" fo:border="0.002cm solid #000000" style:writing-mode="lr-tb"/>
    </style:style>
    <style:style style:name="Tabela8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0.4" style:family="table-row">
      <style:table-row-properties style:min-row-height="1.722cm" style:keep-together="true"/>
    </style:style>
    <style:style style:name="Tabela81" style:family="table">
      <style:table-properties style:width="13.674cm" fo:margin-left="1.24cm" table:align="left" style:writing-mode="lr-tb"/>
    </style:style>
    <style:style style:name="Tabela81.A" style:family="table-column">
      <style:table-column-properties style:column-width="2.501cm"/>
    </style:style>
    <style:style style:name="Tabela81.B" style:family="table-column">
      <style:table-column-properties style:column-width="11.172cm"/>
    </style:style>
    <style:style style:name="Tabela81.1" style:family="table-row">
      <style:table-row-properties style:min-row-height="0.85cm" style:keep-together="true"/>
    </style:style>
    <style:style style:name="Tabela8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1.B1" style:family="table-cell">
      <style:table-cell-properties style:vertical-align="top" fo:padding-left="0.123cm" fo:padding-right="0.123cm" fo:padding-top="0cm" fo:padding-bottom="0cm" fo:border="0.002cm solid #000000" style:writing-mode="lr-tb"/>
    </style:style>
    <style:style style:name="Tabela8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1.4" style:family="table-row">
      <style:table-row-properties style:min-row-height="1.289cm" style:keep-together="true"/>
    </style:style>
    <style:style style:name="Tabela82" style:family="table">
      <style:table-properties style:width="13.674cm" fo:margin-left="1.24cm" table:align="left" style:writing-mode="lr-tb"/>
    </style:style>
    <style:style style:name="Tabela82.A" style:family="table-column">
      <style:table-column-properties style:column-width="2.501cm"/>
    </style:style>
    <style:style style:name="Tabela82.B" style:family="table-column">
      <style:table-column-properties style:column-width="11.172cm"/>
    </style:style>
    <style:style style:name="Tabela82.1" style:family="table-row">
      <style:table-row-properties style:min-row-height="0.781cm" style:keep-together="true"/>
    </style:style>
    <style:style style:name="Tabela8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2.B1" style:family="table-cell">
      <style:table-cell-properties style:vertical-align="top" fo:padding-left="0.123cm" fo:padding-right="0.123cm" fo:padding-top="0cm" fo:padding-bottom="0cm" fo:border="0.002cm solid #000000" style:writing-mode="lr-tb"/>
    </style:style>
    <style:style style:name="Tabela8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2.4" style:family="table-row">
      <style:table-row-properties style:min-row-height="1.185cm" style:keep-together="true"/>
    </style:style>
    <style:style style:name="Tabela83" style:family="table">
      <style:table-properties style:width="13.674cm" fo:margin-left="1.24cm" table:align="left" style:writing-mode="lr-tb"/>
    </style:style>
    <style:style style:name="Tabela83.A" style:family="table-column">
      <style:table-column-properties style:column-width="2.501cm"/>
    </style:style>
    <style:style style:name="Tabela83.B" style:family="table-column">
      <style:table-column-properties style:column-width="11.172cm"/>
    </style:style>
    <style:style style:name="Tabela83.1" style:family="table-row">
      <style:table-row-properties style:min-row-height="0.833cm" style:keep-together="true"/>
    </style:style>
    <style:style style:name="Tabela8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3.B1" style:family="table-cell">
      <style:table-cell-properties style:vertical-align="top" fo:padding-left="0.123cm" fo:padding-right="0.123cm" fo:padding-top="0cm" fo:padding-bottom="0cm" fo:border="0.002cm solid #000000" style:writing-mode="lr-tb"/>
    </style:style>
    <style:style style:name="Tabela8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3.4" style:family="table-row">
      <style:table-row-properties style:min-row-height="1.263cm" style:keep-together="true"/>
    </style:style>
    <style:style style:name="Tabela84" style:family="table">
      <style:table-properties style:width="13.677cm" fo:margin-left="1.24cm" table:align="left" style:writing-mode="lr-tb"/>
    </style:style>
    <style:style style:name="Tabela84.A" style:family="table-column">
      <style:table-column-properties style:column-width="2.501cm"/>
    </style:style>
    <style:style style:name="Tabela84.B" style:family="table-column">
      <style:table-column-properties style:column-width="11.176cm"/>
    </style:style>
    <style:style style:name="Tabela84.1" style:family="table-row">
      <style:table-row-properties style:min-row-height="0.875cm" style:keep-together="true"/>
    </style:style>
    <style:style style:name="Tabela8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4.B1" style:family="table-cell">
      <style:table-cell-properties style:vertical-align="top" fo:padding-left="0.123cm" fo:padding-right="0.123cm" fo:padding-top="0cm" fo:padding-bottom="0cm" fo:border="0.002cm solid #000000" style:writing-mode="lr-tb"/>
    </style:style>
    <style:style style:name="Tabela8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4.4" style:family="table-row">
      <style:table-row-properties style:min-row-height="0.905cm" style:keep-together="true"/>
    </style:style>
    <style:style style:name="Tabela85" style:family="table">
      <style:table-properties style:width="13.668cm" fo:margin-left="1.24cm" table:align="left" style:writing-mode="lr-tb"/>
    </style:style>
    <style:style style:name="Tabela85.A" style:family="table-column">
      <style:table-column-properties style:column-width="2.501cm"/>
    </style:style>
    <style:style style:name="Tabela85.B" style:family="table-column">
      <style:table-column-properties style:column-width="11.167cm"/>
    </style:style>
    <style:style style:name="Tabela85.1" style:family="table-row">
      <style:table-row-properties style:min-row-height="0.877cm" style:keep-together="true"/>
    </style:style>
    <style:style style:name="Tabela8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5.B1" style:family="table-cell">
      <style:table-cell-properties style:vertical-align="top" fo:padding-left="0.123cm" fo:padding-right="0.123cm" fo:padding-top="0cm" fo:padding-bottom="0cm" fo:border="0.002cm solid #000000" style:writing-mode="lr-tb"/>
    </style:style>
    <style:style style:name="Tabela8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5.4" style:family="table-row">
      <style:table-row-properties style:min-row-height="1.328cm" style:keep-together="true"/>
    </style:style>
    <style:style style:name="Tabela86" style:family="table">
      <style:table-properties style:width="13.658cm" fo:margin-left="1.24cm" table:align="left" style:writing-mode="lr-tb"/>
    </style:style>
    <style:style style:name="Tabela86.A" style:family="table-column">
      <style:table-column-properties style:column-width="2.501cm"/>
    </style:style>
    <style:style style:name="Tabela86.B" style:family="table-column">
      <style:table-column-properties style:column-width="11.157cm"/>
    </style:style>
    <style:style style:name="Tabela86.1" style:family="table-row">
      <style:table-row-properties style:min-row-height="0.829cm" style:keep-together="true"/>
    </style:style>
    <style:style style:name="Tabela8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6.B1" style:family="table-cell">
      <style:table-cell-properties style:vertical-align="top" fo:padding-left="0.123cm" fo:padding-right="0.123cm" fo:padding-top="0cm" fo:padding-bottom="0cm" fo:border="0.002cm solid #000000" style:writing-mode="lr-tb"/>
    </style:style>
    <style:style style:name="Tabela8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6.4" style:family="table-row">
      <style:table-row-properties style:min-row-height="1.685cm" style:keep-together="true"/>
    </style:style>
    <style:style style:name="Tabela87" style:family="table">
      <style:table-properties style:width="13.668cm" fo:margin-left="1.24cm" table:align="left" style:writing-mode="lr-tb"/>
    </style:style>
    <style:style style:name="Tabela87.A" style:family="table-column">
      <style:table-column-properties style:column-width="2.501cm"/>
    </style:style>
    <style:style style:name="Tabela87.B" style:family="table-column">
      <style:table-column-properties style:column-width="11.167cm"/>
    </style:style>
    <style:style style:name="Tabela87.1" style:family="table-row">
      <style:table-row-properties style:min-row-height="0.806cm" style:keep-together="true"/>
    </style:style>
    <style:style style:name="Tabela8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7.B1" style:family="table-cell">
      <style:table-cell-properties style:vertical-align="top" fo:padding-left="0.123cm" fo:padding-right="0.123cm" fo:padding-top="0cm" fo:padding-bottom="0cm" fo:border="0.002cm solid #000000" style:writing-mode="lr-tb"/>
    </style:style>
    <style:style style:name="Tabela8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7.4" style:family="table-row">
      <style:table-row-properties style:min-row-height="1.61cm" style:keep-together="true"/>
    </style:style>
    <style:style style:name="Tabela88" style:family="table">
      <style:table-properties style:width="13.668cm" fo:margin-left="1.24cm" table:align="left" style:writing-mode="lr-tb"/>
    </style:style>
    <style:style style:name="Tabela88.A" style:family="table-column">
      <style:table-column-properties style:column-width="2.501cm"/>
    </style:style>
    <style:style style:name="Tabela88.B" style:family="table-column">
      <style:table-column-properties style:column-width="11.167cm"/>
    </style:style>
    <style:style style:name="Tabela88.1" style:family="table-row">
      <style:table-row-properties style:min-row-height="0.836cm" style:keep-together="true"/>
    </style:style>
    <style:style style:name="Tabela8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8.B1" style:family="table-cell">
      <style:table-cell-properties style:vertical-align="top" fo:padding-left="0.123cm" fo:padding-right="0.123cm" fo:padding-top="0cm" fo:padding-bottom="0cm" fo:border="0.002cm solid #000000" style:writing-mode="lr-tb"/>
    </style:style>
    <style:style style:name="Tabela8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8.4" style:family="table-row">
      <style:table-row-properties style:min-row-height="1.67cm" style:keep-together="true"/>
    </style:style>
    <style:style style:name="Tabela89" style:family="table">
      <style:table-properties style:width="13.658cm" fo:margin-left="1.24cm" table:align="left" style:writing-mode="lr-tb"/>
    </style:style>
    <style:style style:name="Tabela89.A" style:family="table-column">
      <style:table-column-properties style:column-width="2.501cm"/>
    </style:style>
    <style:style style:name="Tabela89.B" style:family="table-column">
      <style:table-column-properties style:column-width="11.157cm"/>
    </style:style>
    <style:style style:name="Tabela89.1" style:family="table-row">
      <style:table-row-properties style:min-row-height="0.838cm" style:keep-together="true"/>
    </style:style>
    <style:style style:name="Tabela8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9.B1" style:family="table-cell">
      <style:table-cell-properties style:vertical-align="top" fo:padding-left="0.123cm" fo:padding-right="0.123cm" fo:padding-top="0cm" fo:padding-bottom="0cm" fo:border="0.002cm solid #000000" style:writing-mode="lr-tb"/>
    </style:style>
    <style:style style:name="Tabela8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9.4" style:family="table-row">
      <style:table-row-properties style:min-row-height="1.704cm" style:keep-together="true"/>
    </style:style>
    <style:style style:name="Tabela90" style:family="table">
      <style:table-properties style:width="13.658cm" fo:margin-left="1.24cm" table:align="left" style:writing-mode="lr-tb"/>
    </style:style>
    <style:style style:name="Tabela90.A" style:family="table-column">
      <style:table-column-properties style:column-width="2.501cm"/>
    </style:style>
    <style:style style:name="Tabela90.B" style:family="table-column">
      <style:table-column-properties style:column-width="11.157cm"/>
    </style:style>
    <style:style style:name="Tabela90.1" style:family="table-row">
      <style:table-row-properties style:min-row-height="0.87cm" style:keep-together="true"/>
    </style:style>
    <style:style style:name="Tabela9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0.B1" style:family="table-cell">
      <style:table-cell-properties style:vertical-align="top" fo:padding-left="0.123cm" fo:padding-right="0.123cm" fo:padding-top="0cm" fo:padding-bottom="0cm" fo:border="0.002cm solid #000000" style:writing-mode="lr-tb"/>
    </style:style>
    <style:style style:name="Tabela9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0.4" style:family="table-row">
      <style:table-row-properties style:min-row-height="1.318cm" style:keep-together="true"/>
    </style:style>
    <style:style style:name="Tabela91" style:family="table">
      <style:table-properties style:width="13.658cm" fo:margin-left="1.24cm" table:align="left" style:writing-mode="lr-tb"/>
    </style:style>
    <style:style style:name="Tabela91.A" style:family="table-column">
      <style:table-column-properties style:column-width="2.501cm"/>
    </style:style>
    <style:style style:name="Tabela91.B" style:family="table-column">
      <style:table-column-properties style:column-width="11.157cm"/>
    </style:style>
    <style:style style:name="Tabela91.1" style:family="table-row">
      <style:table-row-properties style:min-row-height="0.834cm" style:keep-together="true"/>
    </style:style>
    <style:style style:name="Tabela9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1.B1" style:family="table-cell">
      <style:table-cell-properties style:vertical-align="top" fo:padding-left="0.123cm" fo:padding-right="0.123cm" fo:padding-top="0cm" fo:padding-bottom="0cm" fo:border="0.002cm solid #000000" style:writing-mode="lr-tb"/>
    </style:style>
    <style:style style:name="Tabela9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1.4" style:family="table-row">
      <style:table-row-properties style:min-row-height="1.667cm" style:keep-together="true"/>
    </style:style>
    <style:style style:name="Tabela92" style:family="table">
      <style:table-properties style:width="13.658cm" fo:margin-left="1.24cm" table:align="left" style:writing-mode="lr-tb"/>
    </style:style>
    <style:style style:name="Tabela92.A" style:family="table-column">
      <style:table-column-properties style:column-width="2.501cm"/>
    </style:style>
    <style:style style:name="Tabela92.B" style:family="table-column">
      <style:table-column-properties style:column-width="11.157cm"/>
    </style:style>
    <style:style style:name="Tabela92.1" style:family="table-row">
      <style:table-row-properties style:min-row-height="0.887cm" style:keep-together="true"/>
    </style:style>
    <style:style style:name="Tabela9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2.B1" style:family="table-cell">
      <style:table-cell-properties style:vertical-align="top" fo:padding-left="0.123cm" fo:padding-right="0.123cm" fo:padding-top="0cm" fo:padding-bottom="0cm" fo:border="0.002cm solid #000000" style:writing-mode="lr-tb"/>
    </style:style>
    <style:style style:name="Tabela9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2.4" style:family="table-row">
      <style:table-row-properties style:min-row-height="0.917cm" style:keep-together="true"/>
    </style:style>
    <style:style style:name="Tabela93" style:family="table">
      <style:table-properties style:width="13.658cm" fo:margin-left="1.24cm" table:align="left" style:writing-mode="lr-tb"/>
    </style:style>
    <style:style style:name="Tabela93.A" style:family="table-column">
      <style:table-column-properties style:column-width="2.501cm"/>
    </style:style>
    <style:style style:name="Tabela93.B" style:family="table-column">
      <style:table-column-properties style:column-width="11.157cm"/>
    </style:style>
    <style:style style:name="Tabela93.1" style:family="table-row">
      <style:table-row-properties style:min-row-height="0.908cm" style:keep-together="true"/>
    </style:style>
    <style:style style:name="Tabela9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3.B1" style:family="table-cell">
      <style:table-cell-properties style:vertical-align="top" fo:padding-left="0.123cm" fo:padding-right="0.123cm" fo:padding-top="0cm" fo:padding-bottom="0cm" fo:border="0.002cm solid #000000" style:writing-mode="lr-tb"/>
    </style:style>
    <style:style style:name="Tabela9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3.4" style:family="table-row">
      <style:table-row-properties style:min-row-height="1.379cm" style:keep-together="true"/>
    </style:style>
    <style:style style:name="Tabela94" style:family="table">
      <style:table-properties style:width="13.668cm" fo:margin-left="1.24cm" table:align="left" style:writing-mode="lr-tb"/>
    </style:style>
    <style:style style:name="Tabela94.A" style:family="table-column">
      <style:table-column-properties style:column-width="2.501cm"/>
    </style:style>
    <style:style style:name="Tabela94.B" style:family="table-column">
      <style:table-column-properties style:column-width="11.167cm"/>
    </style:style>
    <style:style style:name="Tabela94.1" style:family="table-row">
      <style:table-row-properties style:min-row-height="0.84cm" style:keep-together="true"/>
    </style:style>
    <style:style style:name="Tabela9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4.B1" style:family="table-cell">
      <style:table-cell-properties style:vertical-align="top" fo:padding-left="0.123cm" fo:padding-right="0.123cm" fo:padding-top="0cm" fo:padding-bottom="0cm" fo:border="0.002cm solid #000000" style:writing-mode="lr-tb"/>
    </style:style>
    <style:style style:name="Tabela9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4.3" style:family="table-row">
      <style:table-row-properties style:min-row-height="0.866cm" style:keep-together="true"/>
    </style:style>
    <style:style style:name="Tabela95" style:family="table">
      <style:table-properties style:width="13.674cm" fo:margin-left="1.24cm" table:align="left" style:writing-mode="lr-tb"/>
    </style:style>
    <style:style style:name="Tabela95.A" style:family="table-column">
      <style:table-column-properties style:column-width="2.501cm"/>
    </style:style>
    <style:style style:name="Tabela95.B" style:family="table-column">
      <style:table-column-properties style:column-width="11.172cm"/>
    </style:style>
    <style:style style:name="Tabela95.1" style:family="table-row">
      <style:table-row-properties style:min-row-height="0.85cm" style:keep-together="true"/>
    </style:style>
    <style:style style:name="Tabela9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5.B1" style:family="table-cell">
      <style:table-cell-properties style:vertical-align="top" fo:padding-left="0.123cm" fo:padding-right="0.123cm" fo:padding-top="0cm" fo:padding-bottom="0cm" fo:border="0.002cm solid #000000" style:writing-mode="lr-tb"/>
    </style:style>
    <style:style style:name="Tabela9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5.4" style:family="table-row">
      <style:table-row-properties style:min-row-height="1.289cm" style:keep-together="true"/>
    </style:style>
    <style:style style:name="Tabela96" style:family="table">
      <style:table-properties style:width="13.674cm" fo:margin-left="1.24cm" table:align="left" style:writing-mode="lr-tb"/>
    </style:style>
    <style:style style:name="Tabela96.A" style:family="table-column">
      <style:table-column-properties style:column-width="2.501cm"/>
    </style:style>
    <style:style style:name="Tabela96.B" style:family="table-column">
      <style:table-column-properties style:column-width="11.172cm"/>
    </style:style>
    <style:style style:name="Tabela96.1" style:family="table-row">
      <style:table-row-properties style:min-row-height="0.845cm" style:keep-together="true"/>
    </style:style>
    <style:style style:name="Tabela9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6.B1" style:family="table-cell">
      <style:table-cell-properties style:vertical-align="top" fo:padding-left="0.123cm" fo:padding-right="0.123cm" fo:padding-top="0cm" fo:padding-bottom="0cm" fo:border="0.002cm solid #000000" style:writing-mode="lr-tb"/>
    </style:style>
    <style:style style:name="Tabela9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6.4" style:family="table-row">
      <style:table-row-properties style:min-row-height="1.281cm" style:keep-together="true"/>
    </style:style>
    <style:style style:name="Tabela97" style:family="table">
      <style:table-properties style:width="13.674cm" fo:margin-left="1.24cm" table:align="left" style:writing-mode="lr-tb"/>
    </style:style>
    <style:style style:name="Tabela97.A" style:family="table-column">
      <style:table-column-properties style:column-width="2.501cm"/>
    </style:style>
    <style:style style:name="Tabela97.B" style:family="table-column">
      <style:table-column-properties style:column-width="11.172cm"/>
    </style:style>
    <style:style style:name="Tabela97.1" style:family="table-row">
      <style:table-row-properties style:min-row-height="0.85cm" style:keep-together="true"/>
    </style:style>
    <style:style style:name="Tabela9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7.B1" style:family="table-cell">
      <style:table-cell-properties style:vertical-align="top" fo:padding-left="0.123cm" fo:padding-right="0.123cm" fo:padding-top="0cm" fo:padding-bottom="0cm" fo:border="0.002cm solid #000000" style:writing-mode="lr-tb"/>
    </style:style>
    <style:style style:name="Tabela9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7.4" style:family="table-row">
      <style:table-row-properties style:min-row-height="1.289cm" style:keep-together="true"/>
    </style:style>
    <style:style style:name="Tabela98" style:family="table">
      <style:table-properties style:width="13.674cm" fo:margin-left="1.24cm" table:align="left" style:writing-mode="lr-tb"/>
    </style:style>
    <style:style style:name="Tabela98.A" style:family="table-column">
      <style:table-column-properties style:column-width="2.501cm"/>
    </style:style>
    <style:style style:name="Tabela98.B" style:family="table-column">
      <style:table-column-properties style:column-width="11.172cm"/>
    </style:style>
    <style:style style:name="Tabela98.1" style:family="table-row">
      <style:table-row-properties style:min-row-height="0.878cm" style:keep-together="true"/>
    </style:style>
    <style:style style:name="Tabela9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8.B1" style:family="table-cell">
      <style:table-cell-properties style:vertical-align="top" fo:padding-left="0.123cm" fo:padding-right="0.123cm" fo:padding-top="0cm" fo:padding-bottom="0cm" fo:border="0.002cm solid #000000" style:writing-mode="lr-tb"/>
    </style:style>
    <style:style style:name="Tabela9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8.4" style:family="table-row">
      <style:table-row-properties style:min-row-height="1.785cm" style:keep-together="true"/>
    </style:style>
    <style:style style:name="Tabela99" style:family="table">
      <style:table-properties style:width="13.674cm" fo:margin-left="1.24cm" table:align="left" style:writing-mode="lr-tb"/>
    </style:style>
    <style:style style:name="Tabela99.A" style:family="table-column">
      <style:table-column-properties style:column-width="2.501cm"/>
    </style:style>
    <style:style style:name="Tabela99.B" style:family="table-column">
      <style:table-column-properties style:column-width="11.172cm"/>
    </style:style>
    <style:style style:name="Tabela99.1" style:family="table-row">
      <style:table-row-properties style:min-row-height="0.873cm" style:keep-together="true"/>
    </style:style>
    <style:style style:name="Tabela9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9.B1" style:family="table-cell">
      <style:table-cell-properties style:vertical-align="top" fo:padding-left="0.123cm" fo:padding-right="0.123cm" fo:padding-top="0cm" fo:padding-bottom="0cm" fo:border="0.002cm solid #000000" style:writing-mode="lr-tb"/>
    </style:style>
    <style:style style:name="Tabela9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9.4" style:family="table-row">
      <style:table-row-properties style:min-row-height="1.325cm" style:keep-together="true"/>
    </style:style>
    <style:style style:name="Tabela100" style:family="table">
      <style:table-properties style:width="13.674cm" fo:margin-left="1.24cm" table:align="left" style:writing-mode="lr-tb"/>
    </style:style>
    <style:style style:name="Tabela100.A" style:family="table-column">
      <style:table-column-properties style:column-width="2.501cm"/>
    </style:style>
    <style:style style:name="Tabela100.B" style:family="table-column">
      <style:table-column-properties style:column-width="11.172cm"/>
    </style:style>
    <style:style style:name="Tabela100.1" style:family="table-row">
      <style:table-row-properties style:min-row-height="0.85cm" style:keep-together="true"/>
    </style:style>
    <style:style style:name="Tabela10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0.B1" style:family="table-cell">
      <style:table-cell-properties style:vertical-align="top" fo:padding-left="0.123cm" fo:padding-right="0.123cm" fo:padding-top="0cm" fo:padding-bottom="0cm" fo:border="0.002cm solid #000000" style:writing-mode="lr-tb"/>
    </style:style>
    <style:style style:name="Tabela10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0.4" style:family="table-row">
      <style:table-row-properties style:min-row-height="1.289cm" style:keep-together="true"/>
    </style:style>
    <style:style style:name="Tabela101" style:family="table">
      <style:table-properties style:width="13.656cm" fo:margin-left="1.24cm" table:align="left" style:writing-mode="lr-tb"/>
    </style:style>
    <style:style style:name="Tabela101.A" style:family="table-column">
      <style:table-column-properties style:column-width="2.501cm"/>
    </style:style>
    <style:style style:name="Tabela101.B" style:family="table-column">
      <style:table-column-properties style:column-width="11.155cm"/>
    </style:style>
    <style:style style:name="Tabela101.1" style:family="table-row">
      <style:table-row-properties style:min-row-height="0.827cm" style:keep-together="true"/>
    </style:style>
    <style:style style:name="Tabela10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1.B1" style:family="table-cell">
      <style:table-cell-properties style:vertical-align="top" fo:padding-left="0.123cm" fo:padding-right="0.123cm" fo:padding-top="0cm" fo:padding-bottom="0cm" fo:border="0.002cm solid #000000" style:writing-mode="lr-tb"/>
    </style:style>
    <style:style style:name="Tabela10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1.4" style:family="table-row">
      <style:table-row-properties style:row-height="2.933cm" style:keep-together="true"/>
    </style:style>
    <style:style style:name="Tabela102" style:family="table">
      <style:table-properties style:width="4.501cm" table:align="left" style:writing-mode="lr-tb"/>
    </style:style>
    <style:style style:name="Tabela102.A" style:family="table-column">
      <style:table-column-properties style:column-width="2.251cm"/>
    </style:style>
    <style:style style:name="Tabela102.1" style:family="table-row">
      <style:table-row-properties style:min-row-height="0.926cm"/>
    </style:style>
    <style:style style:name="Tabela10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02.2" style:family="table-row">
      <style:table-row-properties style:min-row-height="0.579cm"/>
    </style:style>
    <style:style style:name="Tabela10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02.3" style:family="table-row">
      <style:table-row-properties style:min-row-height="0.596cm"/>
    </style:style>
    <style:style style:name="Tabela103" style:family="table">
      <style:table-properties style:width="13.674cm" fo:margin-left="1.24cm" table:align="left" style:writing-mode="lr-tb"/>
    </style:style>
    <style:style style:name="Tabela103.A" style:family="table-column">
      <style:table-column-properties style:column-width="2.501cm"/>
    </style:style>
    <style:style style:name="Tabela103.B" style:family="table-column">
      <style:table-column-properties style:column-width="11.172cm"/>
    </style:style>
    <style:style style:name="Tabela103.1" style:family="table-row">
      <style:table-row-properties style:min-row-height="0.831cm" style:keep-together="true"/>
    </style:style>
    <style:style style:name="Tabela10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3.B1" style:family="table-cell">
      <style:table-cell-properties style:vertical-align="top" fo:padding-left="0.123cm" fo:padding-right="0.123cm" fo:padding-top="0cm" fo:padding-bottom="0cm" fo:border="0.002cm solid #000000" style:writing-mode="lr-tb"/>
    </style:style>
    <style:style style:name="Tabela10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3.4" style:family="table-row">
      <style:table-row-properties style:min-row-height="2.09cm" style:keep-together="true"/>
    </style:style>
    <style:style style:name="Tabela104" style:family="table">
      <style:table-properties style:width="13.674cm" fo:margin-left="1.24cm" table:align="left" style:writing-mode="lr-tb"/>
    </style:style>
    <style:style style:name="Tabela104.A" style:family="table-column">
      <style:table-column-properties style:column-width="2.501cm"/>
    </style:style>
    <style:style style:name="Tabela104.B" style:family="table-column">
      <style:table-column-properties style:column-width="11.172cm"/>
    </style:style>
    <style:style style:name="Tabela104.1" style:family="table-row">
      <style:table-row-properties style:min-row-height="0.847cm" style:keep-together="true"/>
    </style:style>
    <style:style style:name="Tabela10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4.B1" style:family="table-cell">
      <style:table-cell-properties style:vertical-align="top" fo:padding-left="0.123cm" fo:padding-right="0.123cm" fo:padding-top="0cm" fo:padding-bottom="0cm" fo:border="0.002cm solid #000000" style:writing-mode="lr-tb"/>
    </style:style>
    <style:style style:name="Tabela10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4.4" style:family="table-row">
      <style:table-row-properties style:min-row-height="1.722cm" style:keep-together="true"/>
    </style:style>
    <style:style style:name="Tabela105" style:family="table">
      <style:table-properties style:width="13.674cm" fo:margin-left="1.24cm" table:align="left" style:writing-mode="lr-tb"/>
    </style:style>
    <style:style style:name="Tabela105.A" style:family="table-column">
      <style:table-column-properties style:column-width="2.501cm"/>
    </style:style>
    <style:style style:name="Tabela105.B" style:family="table-column">
      <style:table-column-properties style:column-width="11.172cm"/>
    </style:style>
    <style:style style:name="Tabela105.1" style:family="table-row">
      <style:table-row-properties style:min-row-height="0.847cm" style:keep-together="true"/>
    </style:style>
    <style:style style:name="Tabela10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5.B1" style:family="table-cell">
      <style:table-cell-properties style:vertical-align="top" fo:padding-left="0.123cm" fo:padding-right="0.123cm" fo:padding-top="0cm" fo:padding-bottom="0cm" fo:border="0.002cm solid #000000" style:writing-mode="lr-tb"/>
    </style:style>
    <style:style style:name="Tabela10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5.4" style:family="table-row">
      <style:table-row-properties style:min-row-height="1.722cm" style:keep-together="true"/>
    </style:style>
    <style:style style:name="Tabela106" style:family="table">
      <style:table-properties style:width="13.674cm" fo:margin-left="1.24cm" table:align="left" style:writing-mode="lr-tb"/>
    </style:style>
    <style:style style:name="Tabela106.A" style:family="table-column">
      <style:table-column-properties style:column-width="2.501cm"/>
    </style:style>
    <style:style style:name="Tabela106.B" style:family="table-column">
      <style:table-column-properties style:column-width="11.172cm"/>
    </style:style>
    <style:style style:name="Tabela106.1" style:family="table-row">
      <style:table-row-properties style:min-row-height="0.873cm" style:keep-together="true"/>
    </style:style>
    <style:style style:name="Tabela10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6.B1" style:family="table-cell">
      <style:table-cell-properties style:vertical-align="top" fo:padding-left="0.123cm" fo:padding-right="0.123cm" fo:padding-top="0cm" fo:padding-bottom="0cm" fo:border="0.002cm solid #000000" style:writing-mode="lr-tb"/>
    </style:style>
    <style:style style:name="Tabela10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6.4" style:family="table-row">
      <style:table-row-properties style:min-row-height="1.325cm" style:keep-together="true"/>
    </style:style>
    <style:style style:name="Tabela107" style:family="table">
      <style:table-properties style:width="13.674cm" fo:margin-left="1.24cm" table:align="left" style:writing-mode="lr-tb"/>
    </style:style>
    <style:style style:name="Tabela107.A" style:family="table-column">
      <style:table-column-properties style:column-width="2.501cm"/>
    </style:style>
    <style:style style:name="Tabela107.B" style:family="table-column">
      <style:table-column-properties style:column-width="11.172cm"/>
    </style:style>
    <style:style style:name="Tabela107.1" style:family="table-row">
      <style:table-row-properties style:min-row-height="0.882cm" style:keep-together="true"/>
    </style:style>
    <style:style style:name="Tabela10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7.B1" style:family="table-cell">
      <style:table-cell-properties style:vertical-align="top" fo:padding-left="0.123cm" fo:padding-right="0.123cm" fo:padding-top="0cm" fo:padding-bottom="0cm" fo:border="0.002cm solid #000000" style:writing-mode="lr-tb"/>
    </style:style>
    <style:style style:name="Tabela10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7.4" style:family="table-row">
      <style:table-row-properties style:min-row-height="1.508cm" style:keep-together="true"/>
    </style:style>
    <style:style style:name="Tabela108" style:family="table">
      <style:table-properties style:width="13.674cm" fo:margin-left="1.24cm" table:align="left" style:writing-mode="lr-tb"/>
    </style:style>
    <style:style style:name="Tabela108.A" style:family="table-column">
      <style:table-column-properties style:column-width="2.501cm"/>
    </style:style>
    <style:style style:name="Tabela108.B" style:family="table-column">
      <style:table-column-properties style:column-width="11.172cm"/>
    </style:style>
    <style:style style:name="Tabela108.1" style:family="table-row">
      <style:table-row-properties style:min-row-height="0.85cm" style:keep-together="true"/>
    </style:style>
    <style:style style:name="Tabela10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8.B1" style:family="table-cell">
      <style:table-cell-properties style:vertical-align="top" fo:padding-left="0.123cm" fo:padding-right="0.123cm" fo:padding-top="0cm" fo:padding-bottom="0cm" fo:border="0.002cm solid #000000" style:writing-mode="lr-tb"/>
    </style:style>
    <style:style style:name="Tabela10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8.4" style:family="table-row">
      <style:table-row-properties style:min-row-height="1.289cm" style:keep-together="true"/>
    </style:style>
    <style:style style:name="Tabela109" style:family="table">
      <style:table-properties style:width="13.674cm" fo:margin-left="1.24cm" table:align="left" style:writing-mode="lr-tb"/>
    </style:style>
    <style:style style:name="Tabela109.A" style:family="table-column">
      <style:table-column-properties style:column-width="2.501cm"/>
    </style:style>
    <style:style style:name="Tabela109.B" style:family="table-column">
      <style:table-column-properties style:column-width="11.172cm"/>
    </style:style>
    <style:style style:name="Tabela109.1" style:family="table-row">
      <style:table-row-properties style:min-row-height="0.822cm" style:keep-together="true"/>
    </style:style>
    <style:style style:name="Tabela10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9.B1" style:family="table-cell">
      <style:table-cell-properties style:vertical-align="top" fo:padding-left="0.123cm" fo:padding-right="0.123cm" fo:padding-top="0cm" fo:padding-bottom="0cm" fo:border="0.002cm solid #000000" style:writing-mode="lr-tb"/>
    </style:style>
    <style:style style:name="Tabela10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9.4" style:family="table-row">
      <style:table-row-properties style:min-row-height="2.12cm" style:keep-together="true"/>
    </style:style>
    <style:style style:name="Tabela110" style:family="table">
      <style:table-properties style:width="13.674cm" fo:margin-left="1.24cm" table:align="left" style:writing-mode="lr-tb"/>
    </style:style>
    <style:style style:name="Tabela110.A" style:family="table-column">
      <style:table-column-properties style:column-width="2.501cm"/>
    </style:style>
    <style:style style:name="Tabela110.B" style:family="table-column">
      <style:table-column-properties style:column-width="11.172cm"/>
    </style:style>
    <style:style style:name="Tabela110.1" style:family="table-row">
      <style:table-row-properties style:min-row-height="0.843cm" style:keep-together="true"/>
    </style:style>
    <style:style style:name="Tabela11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0.B1" style:family="table-cell">
      <style:table-cell-properties style:vertical-align="top" fo:padding-left="0.123cm" fo:padding-right="0.123cm" fo:padding-top="0cm" fo:padding-bottom="0cm" fo:border="0.002cm solid #000000" style:writing-mode="lr-tb"/>
    </style:style>
    <style:style style:name="Tabela11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0.4" style:family="table-row">
      <style:table-row-properties style:min-row-height="1.469cm" style:keep-together="true"/>
    </style:style>
    <style:style style:name="Tabela111" style:family="table">
      <style:table-properties style:width="13.674cm" fo:margin-left="1.24cm" table:align="left" style:writing-mode="lr-tb"/>
    </style:style>
    <style:style style:name="Tabela111.A" style:family="table-column">
      <style:table-column-properties style:column-width="2.501cm"/>
    </style:style>
    <style:style style:name="Tabela111.B" style:family="table-column">
      <style:table-column-properties style:column-width="11.172cm"/>
    </style:style>
    <style:style style:name="Tabela111.1" style:family="table-row">
      <style:table-row-properties style:min-row-height="0.831cm" style:keep-together="true"/>
    </style:style>
    <style:style style:name="Tabela11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1.B1" style:family="table-cell">
      <style:table-cell-properties style:vertical-align="top" fo:padding-left="0.123cm" fo:padding-right="0.123cm" fo:padding-top="0cm" fo:padding-bottom="0cm" fo:border="0.002cm solid #000000" style:writing-mode="lr-tb"/>
    </style:style>
    <style:style style:name="Tabela11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1.4" style:family="table-row">
      <style:table-row-properties style:min-row-height="2.09cm" style:keep-together="true"/>
    </style:style>
    <style:style style:name="Tabela112" style:family="table">
      <style:table-properties style:width="13.674cm" fo:margin-left="1.24cm" table:align="left" style:writing-mode="lr-tb"/>
    </style:style>
    <style:style style:name="Tabela112.A" style:family="table-column">
      <style:table-column-properties style:column-width="2.501cm"/>
    </style:style>
    <style:style style:name="Tabela112.B" style:family="table-column">
      <style:table-column-properties style:column-width="11.172cm"/>
    </style:style>
    <style:style style:name="Tabela112.1" style:family="table-row">
      <style:table-row-properties style:min-row-height="0.799cm" style:keep-together="true"/>
    </style:style>
    <style:style style:name="Tabela11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2.B1" style:family="table-cell">
      <style:table-cell-properties style:vertical-align="middle" fo:padding-left="0.123cm" fo:padding-right="0.123cm" fo:padding-top="0cm" fo:padding-bottom="0cm" fo:border="0.002cm solid #000000" style:writing-mode="lr-tb"/>
    </style:style>
    <style:style style:name="Tabela11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2.4" style:family="table-row">
      <style:table-row-properties style:min-row-height="1.367cm" style:keep-together="true"/>
    </style:style>
    <style:style style:name="Tabela113" style:family="table">
      <style:table-properties style:width="13.674cm" fo:margin-left="1.24cm" table:align="left" style:writing-mode="lr-tb"/>
    </style:style>
    <style:style style:name="Tabela113.A" style:family="table-column">
      <style:table-column-properties style:column-width="2.501cm"/>
    </style:style>
    <style:style style:name="Tabela113.B" style:family="table-column">
      <style:table-column-properties style:column-width="11.172cm"/>
    </style:style>
    <style:style style:name="Tabela113.1" style:family="table-row">
      <style:table-row-properties style:min-row-height="0.836cm" style:keep-together="true"/>
    </style:style>
    <style:style style:name="Tabela11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3.B1" style:family="table-cell">
      <style:table-cell-properties style:vertical-align="middle" fo:padding-left="0.123cm" fo:padding-right="0.123cm" fo:padding-top="0cm" fo:padding-bottom="0cm" fo:border="0.002cm solid #000000" style:writing-mode="lr-tb"/>
    </style:style>
    <style:style style:name="Tabela11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3.4" style:family="table-row">
      <style:table-row-properties style:min-row-height="6.521cm" style:keep-together="true"/>
    </style:style>
    <style:style style:name="Tabela114" style:family="table">
      <style:table-properties style:width="13.656cm" fo:margin-left="1.24cm" table:align="left" style:writing-mode="lr-tb"/>
    </style:style>
    <style:style style:name="Tabela114.A" style:family="table-column">
      <style:table-column-properties style:column-width="2.501cm"/>
    </style:style>
    <style:style style:name="Tabela114.B" style:family="table-column">
      <style:table-column-properties style:column-width="11.155cm"/>
    </style:style>
    <style:style style:name="Tabela114.1" style:family="table-row">
      <style:table-row-properties style:min-row-height="0.803cm" style:keep-together="true"/>
    </style:style>
    <style:style style:name="Tabela11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4.B1" style:family="table-cell">
      <style:table-cell-properties style:vertical-align="middle" fo:padding-left="0.123cm" fo:padding-right="0.123cm" fo:padding-top="0cm" fo:padding-bottom="0cm" fo:border="0.002cm solid #000000" style:writing-mode="lr-tb"/>
    </style:style>
    <style:style style:name="Tabela11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4.4" style:family="table-row">
      <style:table-row-properties style:min-row-height="1.397cm" style:keep-together="true"/>
    </style:style>
    <style:style style:name="Tabela115" style:family="table">
      <style:table-properties style:width="13.674cm" fo:margin-left="1.24cm" table:align="left" style:writing-mode="lr-tb"/>
    </style:style>
    <style:style style:name="Tabela115.A" style:family="table-column">
      <style:table-column-properties style:column-width="2.501cm"/>
    </style:style>
    <style:style style:name="Tabela115.B" style:family="table-column">
      <style:table-column-properties style:column-width="11.172cm"/>
    </style:style>
    <style:style style:name="Tabela115.1" style:family="table-row">
      <style:table-row-properties style:min-row-height="0.833cm" style:keep-together="true"/>
    </style:style>
    <style:style style:name="Tabela11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5.B1" style:family="table-cell">
      <style:table-cell-properties style:vertical-align="middle" fo:padding-left="0.123cm" fo:padding-right="0.123cm" fo:padding-top="0cm" fo:padding-bottom="0cm" fo:border="0.002cm solid #000000" style:writing-mode="lr-tb"/>
    </style:style>
    <style:style style:name="Tabela11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5.4" style:family="table-row">
      <style:table-row-properties style:min-row-height="1.263cm" style:keep-together="true"/>
    </style:style>
    <style:style style:name="Tabela116" style:family="table">
      <style:table-properties style:width="13.674cm" fo:margin-left="1.24cm" table:align="left" style:writing-mode="lr-tb"/>
    </style:style>
    <style:style style:name="Tabela116.A" style:family="table-column">
      <style:table-column-properties style:column-width="2.501cm"/>
    </style:style>
    <style:style style:name="Tabela116.B" style:family="table-column">
      <style:table-column-properties style:column-width="11.172cm"/>
    </style:style>
    <style:style style:name="Tabela116.1" style:family="table-row">
      <style:table-row-properties style:min-row-height="0.822cm" style:keep-together="true"/>
    </style:style>
    <style:style style:name="Tabela11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6.B1" style:family="table-cell">
      <style:table-cell-properties style:vertical-align="top" fo:padding-left="0.123cm" fo:padding-right="0.123cm" fo:padding-top="0cm" fo:padding-bottom="0cm" fo:border="0.002cm solid #000000" style:writing-mode="lr-tb"/>
    </style:style>
    <style:style style:name="Tabela1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6.4" style:family="table-row">
      <style:table-row-properties style:min-row-height="0.848cm" style:keep-together="true"/>
    </style:style>
    <style:style style:name="Tabela117" style:family="table">
      <style:table-properties style:width="13.674cm" fo:margin-left="1.24cm" table:align="left" style:writing-mode="lr-tb"/>
    </style:style>
    <style:style style:name="Tabela117.A" style:family="table-column">
      <style:table-column-properties style:column-width="2.501cm"/>
    </style:style>
    <style:style style:name="Tabela117.B" style:family="table-column">
      <style:table-column-properties style:column-width="11.172cm"/>
    </style:style>
    <style:style style:name="Tabela117.1" style:family="table-row">
      <style:table-row-properties style:min-row-height="0.827cm" style:keep-together="true"/>
    </style:style>
    <style:style style:name="Tabela11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7.B1" style:family="table-cell">
      <style:table-cell-properties style:vertical-align="top" fo:padding-left="0.123cm" fo:padding-right="0.123cm" fo:padding-top="0cm" fo:padding-bottom="0cm" fo:border="0.002cm solid #000000" style:writing-mode="lr-tb"/>
    </style:style>
    <style:style style:name="Tabela11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7.4" style:family="table-row">
      <style:table-row-properties style:min-row-height="1.254cm" style:keep-together="true"/>
    </style:style>
    <style:style style:name="Tabela118" style:family="table">
      <style:table-properties style:width="13.674cm" fo:margin-left="1.24cm" table:align="left" style:writing-mode="lr-tb"/>
    </style:style>
    <style:style style:name="Tabela118.A" style:family="table-column">
      <style:table-column-properties style:column-width="2.501cm"/>
    </style:style>
    <style:style style:name="Tabela118.B" style:family="table-column">
      <style:table-column-properties style:column-width="11.172cm"/>
    </style:style>
    <style:style style:name="Tabela118.1" style:family="table-row">
      <style:table-row-properties style:min-row-height="0.855cm" style:keep-together="true"/>
    </style:style>
    <style:style style:name="Tabela11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8.B1" style:family="table-cell">
      <style:table-cell-properties style:vertical-align="top" fo:padding-left="0.123cm" fo:padding-right="0.123cm" fo:padding-top="0cm" fo:padding-bottom="0cm" fo:border="0.002cm solid #000000" style:writing-mode="lr-tb"/>
    </style:style>
    <style:style style:name="Tabela11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8.4" style:family="table-row">
      <style:table-row-properties style:min-row-height="1.298cm" style:keep-together="true"/>
    </style:style>
    <style:style style:name="Tabela119" style:family="table">
      <style:table-properties style:width="13.674cm" fo:margin-left="1.24cm" table:align="left" style:writing-mode="lr-tb"/>
    </style:style>
    <style:style style:name="Tabela119.A" style:family="table-column">
      <style:table-column-properties style:column-width="2.501cm"/>
    </style:style>
    <style:style style:name="Tabela119.B" style:family="table-column">
      <style:table-column-properties style:column-width="11.172cm"/>
    </style:style>
    <style:style style:name="Tabela119.1" style:family="table-row">
      <style:table-row-properties style:min-row-height="0.845cm" style:keep-together="true"/>
    </style:style>
    <style:style style:name="Tabela11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9.B1" style:family="table-cell">
      <style:table-cell-properties style:vertical-align="top" fo:padding-left="0.123cm" fo:padding-right="0.123cm" fo:padding-top="0cm" fo:padding-bottom="0cm" fo:border="0.002cm solid #000000" style:writing-mode="lr-tb"/>
    </style:style>
    <style:style style:name="Tabela11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9.4" style:family="table-row">
      <style:table-row-properties style:min-row-height="1.281cm" style:keep-together="true"/>
    </style:style>
    <style:style style:name="Tabela120" style:family="table">
      <style:table-properties style:width="13.674cm" fo:margin-left="1.24cm" table:align="left" style:writing-mode="lr-tb"/>
    </style:style>
    <style:style style:name="Tabela120.A" style:family="table-column">
      <style:table-column-properties style:column-width="2.501cm"/>
    </style:style>
    <style:style style:name="Tabela120.B" style:family="table-column">
      <style:table-column-properties style:column-width="11.172cm"/>
    </style:style>
    <style:style style:name="Tabela120.1" style:family="table-row">
      <style:table-row-properties style:min-row-height="0.848cm" style:keep-together="true"/>
    </style:style>
    <style:style style:name="Tabela12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0.B1" style:family="table-cell">
      <style:table-cell-properties style:vertical-align="top" fo:padding-left="0.123cm" fo:padding-right="0.123cm" fo:padding-top="0cm" fo:padding-bottom="0cm" fo:border="0.002cm solid #000000" style:writing-mode="lr-tb"/>
    </style:style>
    <style:style style:name="Tabela12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1" style:family="table">
      <style:table-properties style:width="13.674cm" fo:margin-left="1.24cm" table:align="left" style:writing-mode="lr-tb"/>
    </style:style>
    <style:style style:name="Tabela121.A" style:family="table-column">
      <style:table-column-properties style:column-width="2.501cm"/>
    </style:style>
    <style:style style:name="Tabela121.B" style:family="table-column">
      <style:table-column-properties style:column-width="11.172cm"/>
    </style:style>
    <style:style style:name="Tabela121.1" style:family="table-row">
      <style:table-row-properties style:min-row-height="0.873cm" style:keep-together="true"/>
    </style:style>
    <style:style style:name="Tabela12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1.B1" style:family="table-cell">
      <style:table-cell-properties style:vertical-align="top" fo:padding-left="0.123cm" fo:padding-right="0.123cm" fo:padding-top="0cm" fo:padding-bottom="0cm" fo:border="0.002cm solid #000000" style:writing-mode="lr-tb"/>
    </style:style>
    <style:style style:name="Tabela12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1.4" style:family="table-row">
      <style:table-row-properties style:min-row-height="1.325cm" style:keep-together="true"/>
    </style:style>
    <style:style style:name="Tabela122" style:family="table">
      <style:table-properties style:width="13.674cm" fo:margin-left="1.24cm" table:align="left" style:writing-mode="lr-tb"/>
    </style:style>
    <style:style style:name="Tabela122.A" style:family="table-column">
      <style:table-column-properties style:column-width="2.501cm"/>
    </style:style>
    <style:style style:name="Tabela122.B" style:family="table-column">
      <style:table-column-properties style:column-width="11.172cm"/>
    </style:style>
    <style:style style:name="Tabela122.1" style:family="table-row">
      <style:table-row-properties style:min-row-height="0.873cm" style:keep-together="true"/>
    </style:style>
    <style:style style:name="Tabela12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2.B1" style:family="table-cell">
      <style:table-cell-properties style:vertical-align="top" fo:padding-left="0.123cm" fo:padding-right="0.123cm" fo:padding-top="0cm" fo:padding-bottom="0cm" fo:border="0.002cm solid #000000" style:writing-mode="lr-tb"/>
    </style:style>
    <style:style style:name="Tabela12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2.4" style:family="table-row">
      <style:table-row-properties style:min-row-height="0.901cm" style:keep-together="true"/>
    </style:style>
    <style:style style:name="Tabela123" style:family="table">
      <style:table-properties style:width="13.674cm" fo:margin-left="1.24cm" table:align="left" style:writing-mode="lr-tb"/>
    </style:style>
    <style:style style:name="Tabela123.A" style:family="table-column">
      <style:table-column-properties style:column-width="2.501cm"/>
    </style:style>
    <style:style style:name="Tabela123.B" style:family="table-column">
      <style:table-column-properties style:column-width="11.172cm"/>
    </style:style>
    <style:style style:name="Tabela123.1" style:family="table-row">
      <style:table-row-properties style:min-row-height="0.817cm" style:keep-together="true"/>
    </style:style>
    <style:style style:name="Tabela12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3.B1" style:family="table-cell">
      <style:table-cell-properties style:vertical-align="top" fo:padding-left="0.123cm" fo:padding-right="0.123cm" fo:padding-top="0cm" fo:padding-bottom="0cm" fo:border="0.002cm solid #000000" style:writing-mode="lr-tb"/>
    </style:style>
    <style:style style:name="Tabela12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3.4" style:family="table-row">
      <style:table-row-properties style:min-row-height="1.236cm" style:keep-together="true"/>
    </style:style>
    <style:style style:name="Tabela124" style:family="table">
      <style:table-properties style:width="13.674cm" fo:margin-left="1.24cm" table:align="left" style:writing-mode="lr-tb"/>
    </style:style>
    <style:style style:name="Tabela124.A" style:family="table-column">
      <style:table-column-properties style:column-width="2.501cm"/>
    </style:style>
    <style:style style:name="Tabela124.B" style:family="table-column">
      <style:table-column-properties style:column-width="11.172cm"/>
    </style:style>
    <style:style style:name="Tabela124.1" style:family="table-row">
      <style:table-row-properties style:min-row-height="0.845cm" style:keep-together="true"/>
    </style:style>
    <style:style style:name="Tabela12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4.B1" style:family="table-cell">
      <style:table-cell-properties style:vertical-align="top" fo:padding-left="0.123cm" fo:padding-right="0.123cm" fo:padding-top="0cm" fo:padding-bottom="0cm" fo:border="0.002cm solid #000000" style:writing-mode="lr-tb"/>
    </style:style>
    <style:style style:name="Tabela12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4.4" style:family="table-row">
      <style:table-row-properties style:min-row-height="1.281cm" style:keep-together="true"/>
    </style:style>
    <style:style style:name="Tabela125" style:family="table">
      <style:table-properties style:width="13.674cm" fo:margin-left="1.24cm" table:align="left" style:writing-mode="lr-tb"/>
    </style:style>
    <style:style style:name="Tabela125.A" style:family="table-column">
      <style:table-column-properties style:column-width="2.501cm"/>
    </style:style>
    <style:style style:name="Tabela125.B" style:family="table-column">
      <style:table-column-properties style:column-width="11.172cm"/>
    </style:style>
    <style:style style:name="Tabela125.1" style:family="table-row">
      <style:table-row-properties style:min-row-height="0.873cm" style:keep-together="true"/>
    </style:style>
    <style:style style:name="Tabela12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5.B1" style:family="table-cell">
      <style:table-cell-properties style:vertical-align="top" fo:padding-left="0.123cm" fo:padding-right="0.123cm" fo:padding-top="0cm" fo:padding-bottom="0cm" fo:border="0.002cm solid #000000" style:writing-mode="lr-tb"/>
    </style:style>
    <style:style style:name="Tabela12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5.4" style:family="table-row">
      <style:table-row-properties style:min-row-height="0.901cm" style:keep-together="true"/>
    </style:style>
    <style:style style:name="Tabela126" style:family="table">
      <style:table-properties style:width="13.674cm" fo:margin-left="1.24cm" table:align="left" style:writing-mode="lr-tb"/>
    </style:style>
    <style:style style:name="Tabela126.A" style:family="table-column">
      <style:table-column-properties style:column-width="2.501cm"/>
    </style:style>
    <style:style style:name="Tabela126.B" style:family="table-column">
      <style:table-column-properties style:column-width="11.172cm"/>
    </style:style>
    <style:style style:name="Tabela126.1" style:family="table-row">
      <style:table-row-properties style:min-row-height="0.822cm" style:keep-together="true"/>
    </style:style>
    <style:style style:name="Tabela12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6.B1" style:family="table-cell">
      <style:table-cell-properties style:vertical-align="top" fo:padding-left="0.123cm" fo:padding-right="0.123cm" fo:padding-top="0cm" fo:padding-bottom="0cm" fo:border="0.002cm solid #000000" style:writing-mode="lr-tb"/>
    </style:style>
    <style:style style:name="Tabela12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6.4" style:family="table-row">
      <style:table-row-properties style:min-row-height="0.848cm" style:keep-together="true"/>
    </style:style>
    <style:style style:name="Tabela127" style:family="table">
      <style:table-properties style:width="13.674cm" fo:margin-left="1.24cm" table:align="left" style:writing-mode="lr-tb"/>
    </style:style>
    <style:style style:name="Tabela127.A" style:family="table-column">
      <style:table-column-properties style:column-width="2.501cm"/>
    </style:style>
    <style:style style:name="Tabela127.B" style:family="table-column">
      <style:table-column-properties style:column-width="11.172cm"/>
    </style:style>
    <style:style style:name="Tabela127.1" style:family="table-row">
      <style:table-row-properties style:min-row-height="0.827cm" style:keep-together="true"/>
    </style:style>
    <style:style style:name="Tabela12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7.B1" style:family="table-cell">
      <style:table-cell-properties style:vertical-align="top" fo:padding-left="0.123cm" fo:padding-right="0.123cm" fo:padding-top="0cm" fo:padding-bottom="0cm" fo:border="0.002cm solid #000000" style:writing-mode="lr-tb"/>
    </style:style>
    <style:style style:name="Tabela12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7.4" style:family="table-row">
      <style:table-row-properties style:min-row-height="1.254cm" style:keep-together="true"/>
    </style:style>
    <style:style style:name="Tabela128" style:family="table">
      <style:table-properties style:width="13.674cm" fo:margin-left="1.24cm" table:align="left" style:writing-mode="lr-tb"/>
    </style:style>
    <style:style style:name="Tabela128.A" style:family="table-column">
      <style:table-column-properties style:column-width="2.501cm"/>
    </style:style>
    <style:style style:name="Tabela128.B" style:family="table-column">
      <style:table-column-properties style:column-width="11.172cm"/>
    </style:style>
    <style:style style:name="Tabela128.1" style:family="table-row">
      <style:table-row-properties style:min-row-height="0.781cm" style:keep-together="true"/>
    </style:style>
    <style:style style:name="Tabela12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8.B1" style:family="table-cell">
      <style:table-cell-properties style:vertical-align="top" fo:padding-left="0.123cm" fo:padding-right="0.123cm" fo:padding-top="0cm" fo:padding-bottom="0cm" fo:border="0.002cm solid #000000" style:writing-mode="lr-tb"/>
    </style:style>
    <style:style style:name="Tabela12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8.4" style:family="table-row">
      <style:table-row-properties style:min-row-height="1.185cm" style:keep-together="true"/>
    </style:style>
    <style:style style:name="Tabela129" style:family="table">
      <style:table-properties style:width="13.674cm" fo:margin-left="1.24cm" table:align="left" style:writing-mode="lr-tb"/>
    </style:style>
    <style:style style:name="Tabela129.A" style:family="table-column">
      <style:table-column-properties style:column-width="2.501cm"/>
    </style:style>
    <style:style style:name="Tabela129.B" style:family="table-column">
      <style:table-column-properties style:column-width="11.172cm"/>
    </style:style>
    <style:style style:name="Tabela129.1" style:family="table-row">
      <style:table-row-properties style:min-row-height="0.817cm" style:keep-together="true"/>
    </style:style>
    <style:style style:name="Tabela12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9.B1" style:family="table-cell">
      <style:table-cell-properties style:vertical-align="top" fo:padding-left="0.123cm" fo:padding-right="0.123cm" fo:padding-top="0cm" fo:padding-bottom="0cm" fo:border="0.002cm solid #000000" style:writing-mode="lr-tb"/>
    </style:style>
    <style:style style:name="Tabela12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9.4" style:family="table-row">
      <style:table-row-properties style:row-height="3.145cm" style:keep-together="true"/>
    </style:style>
    <style:style style:name="Tabela130" style:family="table">
      <style:table-properties style:width="9.763cm" fo:margin-left="0.249cm" table:align="left" style:writing-mode="lr-tb"/>
    </style:style>
    <style:style style:name="Tabela130.A" style:family="table-column">
      <style:table-column-properties style:column-width="2.251cm"/>
    </style:style>
    <style:style style:name="Tabela130.B" style:family="table-column">
      <style:table-column-properties style:column-width="7.512cm"/>
    </style:style>
    <style:style style:name="Tabela130.1" style:family="table-row">
      <style:table-row-properties style:min-row-height="1.004cm" style:keep-together="true"/>
    </style:style>
    <style:style style:name="Tabela130.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30.B1" style:family="table-cell">
      <style:table-cell-properties style:vertical-align="middle" fo:padding-left="0.123cm" fo:padding-right="0.123cm" fo:padding-top="0cm" fo:padding-bottom="0cm" fo:border="0.002cm solid #000000" style:writing-mode="lr-tb"/>
    </style:style>
    <style:style style:name="Tabela130.2" style:family="table-row">
      <style:table-row-properties style:min-row-height="0.579cm" style:keep-together="true"/>
    </style:style>
    <style:style style:name="Tabela130.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30.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30.3" style:family="table-row">
      <style:table-row-properties style:min-row-height="0.596cm" style:keep-together="true"/>
    </style:style>
    <style:style style:name="Tabela131" style:family="table">
      <style:table-properties style:width="13.674cm" fo:margin-left="1.24cm" table:align="left" style:writing-mode="lr-tb"/>
    </style:style>
    <style:style style:name="Tabela131.A" style:family="table-column">
      <style:table-column-properties style:column-width="2.501cm"/>
    </style:style>
    <style:style style:name="Tabela131.B" style:family="table-column">
      <style:table-column-properties style:column-width="11.172cm"/>
    </style:style>
    <style:style style:name="Tabela131.1" style:family="table-row">
      <style:table-row-properties style:min-row-height="0.845cm" style:keep-together="true"/>
    </style:style>
    <style:style style:name="Tabela13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1.B1" style:family="table-cell">
      <style:table-cell-properties style:vertical-align="top" fo:padding-left="0.123cm" fo:padding-right="0.123cm" fo:padding-top="0cm" fo:padding-bottom="0cm" fo:border="0.002cm solid #000000" style:writing-mode="lr-tb"/>
    </style:style>
    <style:style style:name="Tabela13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1.4" style:family="table-row">
      <style:table-row-properties style:min-row-height="1.281cm" style:keep-together="true"/>
    </style:style>
    <style:style style:name="Tabela132" style:family="table">
      <style:table-properties style:width="13.674cm" fo:margin-left="1.24cm" table:align="left" style:writing-mode="lr-tb"/>
    </style:style>
    <style:style style:name="Tabela132.A" style:family="table-column">
      <style:table-column-properties style:column-width="2.501cm"/>
    </style:style>
    <style:style style:name="Tabela132.B" style:family="table-column">
      <style:table-column-properties style:column-width="11.172cm"/>
    </style:style>
    <style:style style:name="Tabela132.1" style:family="table-row">
      <style:table-row-properties style:min-row-height="0.854cm" style:keep-together="true"/>
    </style:style>
    <style:style style:name="Tabela13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2.B1" style:family="table-cell">
      <style:table-cell-properties style:vertical-align="top" fo:padding-left="0.123cm" fo:padding-right="0.123cm" fo:padding-top="0cm" fo:padding-bottom="0cm" fo:border="0.002cm solid #000000" style:writing-mode="lr-tb"/>
    </style:style>
    <style:style style:name="Tabela13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2.4" style:family="table-row">
      <style:table-row-properties style:min-row-height="2.15cm" style:keep-together="true"/>
    </style:style>
    <style:style style:name="Tabela133" style:family="table">
      <style:table-properties style:width="13.674cm" fo:margin-left="1.24cm" table:align="left" style:writing-mode="lr-tb"/>
    </style:style>
    <style:style style:name="Tabela133.A" style:family="table-column">
      <style:table-column-properties style:column-width="2.501cm"/>
    </style:style>
    <style:style style:name="Tabela133.B" style:family="table-column">
      <style:table-column-properties style:column-width="11.172cm"/>
    </style:style>
    <style:style style:name="Tabela133.1" style:family="table-row">
      <style:table-row-properties style:min-row-height="0.822cm" style:keep-together="true"/>
    </style:style>
    <style:style style:name="Tabela13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3.B1" style:family="table-cell">
      <style:table-cell-properties style:vertical-align="top" fo:padding-left="0.123cm" fo:padding-right="0.123cm" fo:padding-top="0cm" fo:padding-bottom="0cm" fo:border="0.002cm solid #000000" style:writing-mode="lr-tb"/>
    </style:style>
    <style:style style:name="Tabela13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3.4" style:family="table-row">
      <style:table-row-properties style:min-row-height="1.245cm" style:keep-together="true"/>
    </style:style>
    <style:style style:name="Tabela134" style:family="table">
      <style:table-properties style:width="13.674cm" fo:margin-left="1.24cm" table:align="left" style:writing-mode="lr-tb"/>
    </style:style>
    <style:style style:name="Tabela134.A" style:family="table-column">
      <style:table-column-properties style:column-width="2.501cm"/>
    </style:style>
    <style:style style:name="Tabela134.B" style:family="table-column">
      <style:table-column-properties style:column-width="11.172cm"/>
    </style:style>
    <style:style style:name="Tabela134.1" style:family="table-row">
      <style:table-row-properties style:min-row-height="0.831cm" style:keep-together="true"/>
    </style:style>
    <style:style style:name="Tabela13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4.B1" style:family="table-cell">
      <style:table-cell-properties style:vertical-align="top" fo:padding-left="0.123cm" fo:padding-right="0.123cm" fo:padding-top="0cm" fo:padding-bottom="0cm" fo:border="0.002cm solid #000000" style:writing-mode="lr-tb"/>
    </style:style>
    <style:style style:name="Tabela13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4.4" style:family="table-row">
      <style:table-row-properties style:min-row-height="2.143cm" style:keep-together="true"/>
    </style:style>
    <style:style style:name="Tabela135" style:family="table">
      <style:table-properties style:width="13.674cm" fo:margin-left="1.24cm" table:align="left" style:writing-mode="lr-tb"/>
    </style:style>
    <style:style style:name="Tabela135.A" style:family="table-column">
      <style:table-column-properties style:column-width="2.501cm"/>
    </style:style>
    <style:style style:name="Tabela135.B" style:family="table-column">
      <style:table-column-properties style:column-width="11.172cm"/>
    </style:style>
    <style:style style:name="Tabela135.1" style:family="table-row">
      <style:table-row-properties style:min-row-height="0.833cm" style:keep-together="true"/>
    </style:style>
    <style:style style:name="Tabela13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5.B1" style:family="table-cell">
      <style:table-cell-properties style:vertical-align="top" fo:padding-left="0.123cm" fo:padding-right="0.123cm" fo:padding-top="0cm" fo:padding-bottom="0cm" fo:border="0.002cm solid #000000" style:writing-mode="lr-tb"/>
    </style:style>
    <style:style style:name="Tabela13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5.4" style:family="table-row">
      <style:table-row-properties style:min-row-height="1.263cm" style:keep-together="true"/>
    </style:style>
    <style:style style:name="Tabela136" style:family="table">
      <style:table-properties style:width="13.674cm" fo:margin-left="1.24cm" table:align="left" style:writing-mode="lr-tb"/>
    </style:style>
    <style:style style:name="Tabela136.A" style:family="table-column">
      <style:table-column-properties style:column-width="2.501cm"/>
    </style:style>
    <style:style style:name="Tabela136.B" style:family="table-column">
      <style:table-column-properties style:column-width="11.172cm"/>
    </style:style>
    <style:style style:name="Tabela136.1" style:family="table-row">
      <style:table-row-properties style:min-row-height="0.873cm" style:keep-together="true"/>
    </style:style>
    <style:style style:name="Tabela13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6.B1" style:family="table-cell">
      <style:table-cell-properties style:vertical-align="top" fo:padding-left="0.123cm" fo:padding-right="0.123cm" fo:padding-top="0cm" fo:padding-bottom="0cm" fo:border="0.002cm solid #000000" style:writing-mode="lr-tb"/>
    </style:style>
    <style:style style:name="Tabela13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6.4" style:family="table-row">
      <style:table-row-properties style:min-row-height="1.325cm" style:keep-together="true"/>
    </style:style>
    <style:style style:name="Tabela137" style:family="table">
      <style:table-properties style:width="13.674cm" fo:margin-left="1.24cm" table:align="left" style:writing-mode="lr-tb"/>
    </style:style>
    <style:style style:name="Tabela137.A" style:family="table-column">
      <style:table-column-properties style:column-width="2.501cm"/>
    </style:style>
    <style:style style:name="Tabela137.B" style:family="table-column">
      <style:table-column-properties style:column-width="11.172cm"/>
    </style:style>
    <style:style style:name="Tabela137.1" style:family="table-row">
      <style:table-row-properties style:min-row-height="0.833cm" style:keep-together="true"/>
    </style:style>
    <style:style style:name="Tabela13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7.B1" style:family="table-cell">
      <style:table-cell-properties style:vertical-align="top" fo:padding-left="0.123cm" fo:padding-right="0.123cm" fo:padding-top="0cm" fo:padding-bottom="0cm" fo:border="0.002cm solid #000000" style:writing-mode="lr-tb"/>
    </style:style>
    <style:style style:name="Tabela13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7.4" style:family="table-row">
      <style:table-row-properties style:min-row-height="1.69cm" style:keep-together="true"/>
    </style:style>
    <style:style style:name="Tabela138" style:family="table">
      <style:table-properties style:width="13.674cm" fo:margin-left="1.24cm" table:align="left" style:writing-mode="lr-tb"/>
    </style:style>
    <style:style style:name="Tabela138.A" style:family="table-column">
      <style:table-column-properties style:column-width="2.501cm"/>
    </style:style>
    <style:style style:name="Tabela138.B" style:family="table-column">
      <style:table-column-properties style:column-width="11.172cm"/>
    </style:style>
    <style:style style:name="Tabela138.1" style:family="table-row">
      <style:table-row-properties style:min-row-height="0.827cm" style:keep-together="true"/>
    </style:style>
    <style:style style:name="Tabela13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8.B1" style:family="table-cell">
      <style:table-cell-properties style:vertical-align="top" fo:padding-left="0.123cm" fo:padding-right="0.123cm" fo:padding-top="0cm" fo:padding-bottom="0cm" fo:border="0.002cm solid #000000" style:writing-mode="lr-tb"/>
    </style:style>
    <style:style style:name="Tabela13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8.4" style:family="table-row">
      <style:table-row-properties style:min-row-height="1.681cm" style:keep-together="true"/>
    </style:style>
    <style:style style:name="Tabela139" style:family="table">
      <style:table-properties style:width="13.674cm" fo:margin-left="1.24cm" table:align="left" style:writing-mode="lr-tb"/>
    </style:style>
    <style:style style:name="Tabela139.A" style:family="table-column">
      <style:table-column-properties style:column-width="2.501cm"/>
    </style:style>
    <style:style style:name="Tabela139.B" style:family="table-column">
      <style:table-column-properties style:column-width="11.172cm"/>
    </style:style>
    <style:style style:name="Tabela139.1" style:family="table-row">
      <style:table-row-properties style:min-row-height="0.827cm" style:keep-together="true"/>
    </style:style>
    <style:style style:name="Tabela13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9.B1" style:family="table-cell">
      <style:table-cell-properties style:vertical-align="top" fo:padding-left="0.123cm" fo:padding-right="0.123cm" fo:padding-top="0cm" fo:padding-bottom="0cm" fo:border="0.002cm solid #000000" style:writing-mode="lr-tb"/>
    </style:style>
    <style:style style:name="Tabela13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9.4" style:family="table-row">
      <style:table-row-properties style:min-row-height="1.653cm" style:keep-together="true"/>
    </style:style>
    <style:style style:name="Tabela140" style:family="table">
      <style:table-properties style:width="13.674cm" fo:margin-left="1.24cm" table:align="left" style:writing-mode="lr-tb"/>
    </style:style>
    <style:style style:name="Tabela140.A" style:family="table-column">
      <style:table-column-properties style:column-width="2.501cm"/>
    </style:style>
    <style:style style:name="Tabela140.B" style:family="table-column">
      <style:table-column-properties style:column-width="11.172cm"/>
    </style:style>
    <style:style style:name="Tabela140.1" style:family="table-row">
      <style:table-row-properties style:min-row-height="0.855cm" style:keep-together="true"/>
    </style:style>
    <style:style style:name="Tabela14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0.B1" style:family="table-cell">
      <style:table-cell-properties style:vertical-align="top" fo:padding-left="0.123cm" fo:padding-right="0.123cm" fo:padding-top="0cm" fo:padding-bottom="0cm" fo:border="0.002cm solid #000000" style:writing-mode="lr-tb"/>
    </style:style>
    <style:style style:name="Tabela14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0.4" style:family="table-row">
      <style:table-row-properties style:min-row-height="1.298cm" style:keep-together="true"/>
    </style:style>
    <style:style style:name="Tabela141" style:family="table">
      <style:table-properties style:width="13.674cm" fo:margin-left="1.24cm" table:align="left" style:writing-mode="lr-tb"/>
    </style:style>
    <style:style style:name="Tabela141.A" style:family="table-column">
      <style:table-column-properties style:column-width="2.501cm"/>
    </style:style>
    <style:style style:name="Tabela141.B" style:family="table-column">
      <style:table-column-properties style:column-width="11.172cm"/>
    </style:style>
    <style:style style:name="Tabela141.1" style:family="table-row">
      <style:table-row-properties style:min-row-height="0.873cm" style:keep-together="true"/>
    </style:style>
    <style:style style:name="Tabela14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1.B1" style:family="table-cell">
      <style:table-cell-properties style:vertical-align="top" fo:padding-left="0.123cm" fo:padding-right="0.123cm" fo:padding-top="0cm" fo:padding-bottom="0cm" fo:border="0.002cm solid #000000" style:writing-mode="lr-tb"/>
    </style:style>
    <style:style style:name="Tabela14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1.4" style:family="table-row">
      <style:table-row-properties style:min-row-height="1.325cm" style:keep-together="true"/>
    </style:style>
    <style:style style:name="Tabela142" style:family="table">
      <style:table-properties style:width="13.674cm" fo:margin-left="1.24cm" table:align="left" style:writing-mode="lr-tb"/>
    </style:style>
    <style:style style:name="Tabela142.A" style:family="table-column">
      <style:table-column-properties style:column-width="2.501cm"/>
    </style:style>
    <style:style style:name="Tabela142.B" style:family="table-column">
      <style:table-column-properties style:column-width="11.172cm"/>
    </style:style>
    <style:style style:name="Tabela142.1" style:family="table-row">
      <style:table-row-properties style:min-row-height="0.868cm" style:keep-together="true"/>
    </style:style>
    <style:style style:name="Tabela14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2.B1" style:family="table-cell">
      <style:table-cell-properties style:vertical-align="top" fo:padding-left="0.123cm" fo:padding-right="0.123cm" fo:padding-top="0cm" fo:padding-bottom="0cm" fo:border="0.002cm solid #000000" style:writing-mode="lr-tb"/>
    </style:style>
    <style:style style:name="Tabela14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2.4" style:family="table-row">
      <style:table-row-properties style:min-row-height="1.737cm" style:keep-together="true"/>
    </style:style>
    <style:style style:name="Tabela143" style:family="table">
      <style:table-properties style:width="13.674cm" fo:margin-left="1.24cm" table:align="left" style:writing-mode="lr-tb"/>
    </style:style>
    <style:style style:name="Tabela143.A" style:family="table-column">
      <style:table-column-properties style:column-width="2.501cm"/>
    </style:style>
    <style:style style:name="Tabela143.B" style:family="table-column">
      <style:table-column-properties style:column-width="11.172cm"/>
    </style:style>
    <style:style style:name="Tabela143.1" style:family="table-row">
      <style:table-row-properties style:min-row-height="0.855cm" style:keep-together="true"/>
    </style:style>
    <style:style style:name="Tabela14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3.B1" style:family="table-cell">
      <style:table-cell-properties style:vertical-align="top" fo:padding-left="0.123cm" fo:padding-right="0.123cm" fo:padding-top="0cm" fo:padding-bottom="0cm" fo:border="0.002cm solid #000000" style:writing-mode="lr-tb"/>
    </style:style>
    <style:style style:name="Tabela14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3.4" style:family="table-row">
      <style:table-row-properties style:min-row-height="1.298cm" style:keep-together="true"/>
    </style:style>
    <style:style style:name="Tabela144" style:family="table">
      <style:table-properties style:width="13.674cm" fo:margin-left="1.24cm" table:align="left" style:writing-mode="lr-tb"/>
    </style:style>
    <style:style style:name="Tabela144.A" style:family="table-column">
      <style:table-column-properties style:column-width="2.501cm"/>
    </style:style>
    <style:style style:name="Tabela144.B" style:family="table-column">
      <style:table-column-properties style:column-width="11.172cm"/>
    </style:style>
    <style:style style:name="Tabela144.1" style:family="table-row">
      <style:table-row-properties style:min-row-height="0.827cm" style:keep-together="true"/>
    </style:style>
    <style:style style:name="Tabela14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4.B1" style:family="table-cell">
      <style:table-cell-properties style:vertical-align="top" fo:padding-left="0.123cm" fo:padding-right="0.123cm" fo:padding-top="0cm" fo:padding-bottom="0cm" fo:border="0.002cm solid #000000" style:writing-mode="lr-tb"/>
    </style:style>
    <style:style style:name="Tabela14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4.4" style:family="table-row">
      <style:table-row-properties style:min-row-height="1.681cm" style:keep-together="true"/>
    </style:style>
    <style:style style:name="Tabela145" style:family="table">
      <style:table-properties style:width="13.674cm" fo:margin-left="1.24cm" table:align="left" style:writing-mode="lr-tb"/>
    </style:style>
    <style:style style:name="Tabela145.A" style:family="table-column">
      <style:table-column-properties style:column-width="2.501cm"/>
    </style:style>
    <style:style style:name="Tabela145.B" style:family="table-column">
      <style:table-column-properties style:column-width="11.172cm"/>
    </style:style>
    <style:style style:name="Tabela145.1" style:family="table-row">
      <style:table-row-properties style:min-row-height="0.873cm" style:keep-together="true"/>
    </style:style>
    <style:style style:name="Tabela14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5.B1" style:family="table-cell">
      <style:table-cell-properties style:vertical-align="top" fo:padding-left="0.123cm" fo:padding-right="0.123cm" fo:padding-top="0cm" fo:padding-bottom="0cm" fo:border="0.002cm solid #000000" style:writing-mode="lr-tb"/>
    </style:style>
    <style:style style:name="Tabela14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5.4" style:family="table-row">
      <style:table-row-properties style:min-row-height="0.901cm" style:keep-together="true"/>
    </style:style>
    <style:style style:name="Tabela146" style:family="table">
      <style:table-properties style:width="13.674cm" fo:margin-left="1.24cm" table:align="left" style:writing-mode="lr-tb"/>
    </style:style>
    <style:style style:name="Tabela146.A" style:family="table-column">
      <style:table-column-properties style:column-width="2.501cm"/>
    </style:style>
    <style:style style:name="Tabela146.B" style:family="table-column">
      <style:table-column-properties style:column-width="11.172cm"/>
    </style:style>
    <style:style style:name="Tabela146.1" style:family="table-row">
      <style:table-row-properties style:min-row-height="0.855cm" style:keep-together="true"/>
    </style:style>
    <style:style style:name="Tabela14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6.B1" style:family="table-cell">
      <style:table-cell-properties style:vertical-align="top" fo:padding-left="0.123cm" fo:padding-right="0.123cm" fo:padding-top="0cm" fo:padding-bottom="0cm" fo:border="0.002cm solid #000000" style:writing-mode="lr-tb"/>
    </style:style>
    <style:style style:name="Tabela14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6.4" style:family="table-row">
      <style:table-row-properties style:min-row-height="1.298cm" style:keep-together="true"/>
    </style:style>
    <style:style style:name="Tabela147" style:family="table">
      <style:table-properties style:width="13.674cm" fo:margin-left="1.24cm" table:align="left" style:writing-mode="lr-tb"/>
    </style:style>
    <style:style style:name="Tabela147.A" style:family="table-column">
      <style:table-column-properties style:column-width="2.501cm"/>
    </style:style>
    <style:style style:name="Tabela147.B" style:family="table-column">
      <style:table-column-properties style:column-width="11.172cm"/>
    </style:style>
    <style:style style:name="Tabela147.1" style:family="table-row">
      <style:table-row-properties style:min-row-height="0.88cm" style:keep-together="true"/>
    </style:style>
    <style:style style:name="Tabela14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7.B1" style:family="table-cell">
      <style:table-cell-properties style:vertical-align="top" fo:padding-left="0.123cm" fo:padding-right="0.123cm" fo:padding-top="0cm" fo:padding-bottom="0cm" fo:border="0.002cm solid #000000" style:writing-mode="lr-tb"/>
    </style:style>
    <style:style style:name="Tabela14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7.4" style:family="table-row">
      <style:table-row-properties style:min-row-height="0.908cm" style:keep-together="true"/>
    </style:style>
    <style:style style:name="Tabela148" style:family="table">
      <style:table-properties style:width="13.354cm" fo:margin-left="1.24cm" table:align="left" style:writing-mode="lr-tb"/>
    </style:style>
    <style:style style:name="Tabela148.A" style:family="table-column">
      <style:table-column-properties style:column-width="2.501cm"/>
    </style:style>
    <style:style style:name="Tabela148.B" style:family="table-column">
      <style:table-column-properties style:column-width="10.853cm"/>
    </style:style>
    <style:style style:name="Tabela148.1" style:family="table-row">
      <style:table-row-properties style:min-row-height="0.873cm" style:keep-together="true"/>
    </style:style>
    <style:style style:name="Tabela14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8.B1" style:family="table-cell">
      <style:table-cell-properties style:vertical-align="top" fo:padding-left="0.123cm" fo:padding-right="0.123cm" fo:padding-top="0cm" fo:padding-bottom="0cm" fo:border="0.002cm solid #000000" style:writing-mode="lr-tb"/>
    </style:style>
    <style:style style:name="Tabela14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8.4" style:family="table-row">
      <style:table-row-properties style:min-row-height="1.746cm" style:keep-together="true"/>
    </style:style>
    <style:style style:name="Tabela149" style:family="table">
      <style:table-properties style:width="13.674cm" fo:margin-left="1.24cm" table:align="left" style:writing-mode="lr-tb"/>
    </style:style>
    <style:style style:name="Tabela149.A" style:family="table-column">
      <style:table-column-properties style:column-width="2.501cm"/>
    </style:style>
    <style:style style:name="Tabela149.B" style:family="table-column">
      <style:table-column-properties style:column-width="11.172cm"/>
    </style:style>
    <style:style style:name="Tabela149.1" style:family="table-row">
      <style:table-row-properties style:min-row-height="0.841cm" style:keep-together="true"/>
    </style:style>
    <style:style style:name="Tabela14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9.B1" style:family="table-cell">
      <style:table-cell-properties style:vertical-align="top" fo:padding-left="0.123cm" fo:padding-right="0.123cm" fo:padding-top="0cm" fo:padding-bottom="0cm" fo:border="0.002cm solid #000000" style:writing-mode="lr-tb"/>
    </style:style>
    <style:style style:name="Tabela14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9.3" style:family="table-row">
      <style:table-row-properties style:min-row-height="0.868cm" style:keep-together="true"/>
    </style:style>
    <style:style style:name="Tabela149.4" style:family="table-row">
      <style:table-row-properties style:min-row-height="1.275cm" style:keep-together="true"/>
    </style:style>
    <style:style style:name="Tabela150" style:family="table">
      <style:table-properties style:width="13.674cm" fo:margin-left="1.24cm" table:align="left" style:writing-mode="lr-tb"/>
    </style:style>
    <style:style style:name="Tabela150.A" style:family="table-column">
      <style:table-column-properties style:column-width="2.501cm"/>
    </style:style>
    <style:style style:name="Tabela150.B" style:family="table-column">
      <style:table-column-properties style:column-width="11.172cm"/>
    </style:style>
    <style:style style:name="Tabela150.1" style:family="table-row">
      <style:table-row-properties style:min-row-height="0.813cm" style:keep-together="true"/>
    </style:style>
    <style:style style:name="Tabela15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0.B1" style:family="table-cell">
      <style:table-cell-properties style:vertical-align="top" fo:padding-left="0.123cm" fo:padding-right="0.123cm" fo:padding-top="0cm" fo:padding-bottom="0cm" fo:border="0.002cm solid #000000" style:writing-mode="lr-tb"/>
    </style:style>
    <style:style style:name="Tabela15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0.4" style:family="table-row">
      <style:table-row-properties style:min-row-height="3.493cm" style:keep-together="true"/>
    </style:style>
    <style:style style:name="Tabela151" style:family="table">
      <style:table-properties style:width="8.594cm" fo:margin-left="0.624cm" table:align="left" style:writing-mode="lr-tb"/>
    </style:style>
    <style:style style:name="Tabela151.A" style:family="table-column">
      <style:table-column-properties style:column-width="2.223cm"/>
    </style:style>
    <style:style style:name="Tabela151.B" style:family="table-column">
      <style:table-column-properties style:column-width="3.175cm"/>
    </style:style>
    <style:style style:name="Tabela151.C" style:family="table-column">
      <style:table-column-properties style:column-width="3.196cm"/>
    </style:style>
    <style:style style:name="Tabela151.1" style:family="table-row">
      <style:table-row-properties style:min-row-height="1.004cm" style:keep-together="true"/>
    </style:style>
    <style:style style:name="Tabela151.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51.C1" style:family="table-cell">
      <style:table-cell-properties style:vertical-align="middle" fo:padding-left="0.123cm" fo:padding-right="0.123cm" fo:padding-top="0cm" fo:padding-bottom="0cm" fo:border="0.002cm solid #000000" style:writing-mode="lr-tb"/>
    </style:style>
    <style:style style:name="Tabela151.2" style:family="table-row">
      <style:table-row-properties style:min-row-height="0.579cm" style:keep-together="true"/>
    </style:style>
    <style:style style:name="Tabela151.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51.C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51.3" style:family="table-row">
      <style:table-row-properties style:min-row-height="0.596cm" style:keep-together="true"/>
    </style:style>
    <style:style style:name="Tabela152" style:family="table">
      <style:table-properties style:width="13.674cm" fo:margin-left="1.24cm" table:align="left" style:writing-mode="lr-tb"/>
    </style:style>
    <style:style style:name="Tabela152.A" style:family="table-column">
      <style:table-column-properties style:column-width="2.501cm"/>
    </style:style>
    <style:style style:name="Tabela152.B" style:family="table-column">
      <style:table-column-properties style:column-width="11.172cm"/>
    </style:style>
    <style:style style:name="Tabela152.1" style:family="table-row">
      <style:table-row-properties style:min-row-height="0.84cm" style:keep-together="true"/>
    </style:style>
    <style:style style:name="Tabela15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2.B1" style:family="table-cell">
      <style:table-cell-properties style:vertical-align="top" fo:padding-left="0.123cm" fo:padding-right="0.123cm" fo:padding-top="0cm" fo:padding-bottom="0cm" fo:border="0.002cm solid #000000" style:writing-mode="lr-tb"/>
    </style:style>
    <style:style style:name="Tabela15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2.4" style:family="table-row">
      <style:table-row-properties style:min-row-height="1.272cm" style:keep-together="true"/>
    </style:style>
    <style:style style:name="Tabela153" style:family="table">
      <style:table-properties style:width="13.674cm" fo:margin-left="1.24cm" table:align="left" style:writing-mode="lr-tb"/>
    </style:style>
    <style:style style:name="Tabela153.A" style:family="table-column">
      <style:table-column-properties style:column-width="2.501cm"/>
    </style:style>
    <style:style style:name="Tabela153.B" style:family="table-column">
      <style:table-column-properties style:column-width="11.172cm"/>
    </style:style>
    <style:style style:name="Tabela153.1" style:family="table-row">
      <style:table-row-properties style:min-row-height="0.845cm" style:keep-together="true"/>
    </style:style>
    <style:style style:name="Tabela15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3.B1" style:family="table-cell">
      <style:table-cell-properties style:vertical-align="top" fo:padding-left="0.123cm" fo:padding-right="0.123cm" fo:padding-top="0cm" fo:padding-bottom="0cm" fo:border="0.002cm solid #000000" style:writing-mode="lr-tb"/>
    </style:style>
    <style:style style:name="Tabela15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3.4" style:family="table-row">
      <style:table-row-properties style:min-row-height="1.281cm" style:keep-together="true"/>
    </style:style>
    <style:style style:name="Tabela154" style:family="table">
      <style:table-properties style:width="13.674cm" fo:margin-left="1.24cm" table:align="left" style:writing-mode="lr-tb"/>
    </style:style>
    <style:style style:name="Tabela154.A" style:family="table-column">
      <style:table-column-properties style:column-width="2.501cm"/>
    </style:style>
    <style:style style:name="Tabela154.B" style:family="table-column">
      <style:table-column-properties style:column-width="11.172cm"/>
    </style:style>
    <style:style style:name="Tabela154.1" style:family="table-row">
      <style:table-row-properties style:min-row-height="0.855cm" style:keep-together="true"/>
    </style:style>
    <style:style style:name="Tabela15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4.B1" style:family="table-cell">
      <style:table-cell-properties style:vertical-align="top" fo:padding-left="0.123cm" fo:padding-right="0.123cm" fo:padding-top="0cm" fo:padding-bottom="0cm" fo:border="0.002cm solid #000000" style:writing-mode="lr-tb"/>
    </style:style>
    <style:style style:name="Tabela15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4.4" style:family="table-row">
      <style:table-row-properties style:min-row-height="1.298cm" style:keep-together="true"/>
    </style:style>
    <style:style style:name="Tabela155" style:family="table">
      <style:table-properties style:width="13.674cm" fo:margin-left="1.24cm" table:align="left" style:writing-mode="lr-tb"/>
    </style:style>
    <style:style style:name="Tabela155.A" style:family="table-column">
      <style:table-column-properties style:column-width="2.501cm"/>
    </style:style>
    <style:style style:name="Tabela155.B" style:family="table-column">
      <style:table-column-properties style:column-width="11.172cm"/>
    </style:style>
    <style:style style:name="Tabela155.1" style:family="table-row">
      <style:table-row-properties style:min-row-height="0.85cm" style:keep-together="true"/>
    </style:style>
    <style:style style:name="Tabela15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5.B1" style:family="table-cell">
      <style:table-cell-properties style:vertical-align="top" fo:padding-left="0.123cm" fo:padding-right="0.123cm" fo:padding-top="0cm" fo:padding-bottom="0cm" fo:border="0.002cm solid #000000" style:writing-mode="lr-tb"/>
    </style:style>
    <style:style style:name="Tabela155.2" style:family="table-row">
      <style:table-row-properties style:min-row-height="0.824cm" style:keep-together="true"/>
    </style:style>
    <style:style style:name="Tabela15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5.4" style:family="table-row">
      <style:table-row-properties style:min-row-height="1.672cm" style:keep-together="true"/>
    </style:style>
    <style:style style:name="Tabela156" style:family="table">
      <style:table-properties style:width="13.674cm" fo:margin-left="1.24cm" table:align="left" style:writing-mode="lr-tb"/>
    </style:style>
    <style:style style:name="Tabela156.A" style:family="table-column">
      <style:table-column-properties style:column-width="2.501cm"/>
    </style:style>
    <style:style style:name="Tabela156.B" style:family="table-column">
      <style:table-column-properties style:column-width="11.172cm"/>
    </style:style>
    <style:style style:name="Tabela156.1" style:family="table-row">
      <style:table-row-properties style:min-row-height="0.84cm" style:keep-together="true"/>
    </style:style>
    <style:style style:name="Tabela15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6.B1" style:family="table-cell">
      <style:table-cell-properties style:vertical-align="top" fo:padding-left="0.123cm" fo:padding-right="0.123cm" fo:padding-top="0cm" fo:padding-bottom="0cm" fo:border="0.002cm solid #000000" style:writing-mode="lr-tb"/>
    </style:style>
    <style:style style:name="Tabela15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6.4" style:family="table-row">
      <style:table-row-properties style:min-row-height="3.493cm" style:keep-together="true"/>
    </style:style>
    <style:style style:name="Tabela157" style:family="table">
      <style:table-properties style:width="7.006cm" fo:margin-left="0.624cm" table:align="left" style:writing-mode="lr-tb"/>
    </style:style>
    <style:style style:name="Tabela157.A" style:family="table-column">
      <style:table-column-properties style:column-width="2.223cm"/>
    </style:style>
    <style:style style:name="Tabela157.B" style:family="table-column">
      <style:table-column-properties style:column-width="4.784cm"/>
    </style:style>
    <style:style style:name="Tabela157.1" style:family="table-row">
      <style:table-row-properties style:min-row-height="1.004cm" style:keep-together="true"/>
    </style:style>
    <style:style style:name="Tabela157.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57.B1" style:family="table-cell">
      <style:table-cell-properties style:vertical-align="middle" fo:padding-left="0.123cm" fo:padding-right="0.123cm" fo:padding-top="0cm" fo:padding-bottom="0cm" fo:border="0.002cm solid #000000" style:writing-mode="lr-tb"/>
    </style:style>
    <style:style style:name="Tabela157.2" style:family="table-row">
      <style:table-row-properties style:min-row-height="0.579cm" style:keep-together="true"/>
    </style:style>
    <style:style style:name="Tabela157.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57.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57.3" style:family="table-row">
      <style:table-row-properties style:min-row-height="0.596cm" style:keep-together="true"/>
    </style:style>
    <style:style style:name="Tabela158" style:family="table">
      <style:table-properties style:width="13.674cm" fo:margin-left="1.24cm" table:align="left" style:writing-mode="lr-tb"/>
    </style:style>
    <style:style style:name="Tabela158.A" style:family="table-column">
      <style:table-column-properties style:column-width="2.501cm"/>
    </style:style>
    <style:style style:name="Tabela158.B" style:family="table-column">
      <style:table-column-properties style:column-width="11.172cm"/>
    </style:style>
    <style:style style:name="Tabela158.1" style:family="table-row">
      <style:table-row-properties style:min-row-height="0.873cm" style:keep-together="true"/>
    </style:style>
    <style:style style:name="Tabela15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8.B1" style:family="table-cell">
      <style:table-cell-properties style:vertical-align="top" fo:padding-left="0.123cm" fo:padding-right="0.123cm" fo:padding-top="0cm" fo:padding-bottom="0cm" fo:border="0.002cm solid #000000" style:writing-mode="lr-tb"/>
    </style:style>
    <style:style style:name="Tabela15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8.4" style:family="table-row">
      <style:table-row-properties style:min-row-height="1.325cm" style:keep-together="true"/>
    </style:style>
    <style:style style:name="Tabela159" style:family="table">
      <style:table-properties style:width="13.674cm" fo:margin-left="1.24cm" table:align="left" style:writing-mode="lr-tb"/>
    </style:style>
    <style:style style:name="Tabela159.A" style:family="table-column">
      <style:table-column-properties style:column-width="2.501cm"/>
    </style:style>
    <style:style style:name="Tabela159.B" style:family="table-column">
      <style:table-column-properties style:column-width="11.172cm"/>
    </style:style>
    <style:style style:name="Tabela159.1" style:family="table-row">
      <style:table-row-properties style:min-row-height="0.817cm" style:keep-together="true"/>
    </style:style>
    <style:style style:name="Tabela15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9.B1" style:family="table-cell">
      <style:table-cell-properties style:vertical-align="top" fo:padding-left="0.123cm" fo:padding-right="0.123cm" fo:padding-top="0cm" fo:padding-bottom="0cm" fo:border="0.002cm solid #000000" style:writing-mode="lr-tb"/>
    </style:style>
    <style:style style:name="Tabela15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9.4" style:family="table-row">
      <style:table-row-properties style:min-row-height="2.028cm" style:keep-together="true"/>
    </style:style>
    <style:style style:name="Tabela160" style:family="table">
      <style:table-properties style:width="13.674cm" fo:margin-left="1.24cm" table:align="left" style:writing-mode="lr-tb"/>
    </style:style>
    <style:style style:name="Tabela160.A" style:family="table-column">
      <style:table-column-properties style:column-width="2.501cm"/>
    </style:style>
    <style:style style:name="Tabela160.B" style:family="table-column">
      <style:table-column-properties style:column-width="11.172cm"/>
    </style:style>
    <style:style style:name="Tabela160.1" style:family="table-row">
      <style:table-row-properties style:min-row-height="0.824cm" style:keep-together="true"/>
    </style:style>
    <style:style style:name="Tabela16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0.B1" style:family="table-cell">
      <style:table-cell-properties style:vertical-align="top" fo:padding-left="0.123cm" fo:padding-right="0.123cm" fo:padding-top="0cm" fo:padding-bottom="0cm" fo:border="0.002cm solid #000000" style:writing-mode="lr-tb"/>
    </style:style>
    <style:style style:name="Tabela16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0.4" style:family="table-row">
      <style:table-row-properties style:min-row-height="4.519cm" style:keep-together="true"/>
    </style:style>
    <style:style style:name="Tabela161" style:family="table">
      <style:table-properties style:width="13.674cm" fo:margin-left="1.24cm" table:align="left" style:writing-mode="lr-tb"/>
    </style:style>
    <style:style style:name="Tabela161.A" style:family="table-column">
      <style:table-column-properties style:column-width="2.501cm"/>
    </style:style>
    <style:style style:name="Tabela161.B" style:family="table-column">
      <style:table-column-properties style:column-width="11.172cm"/>
    </style:style>
    <style:style style:name="Tabela161.1" style:family="table-row">
      <style:table-row-properties style:min-row-height="0.885cm" style:keep-together="true"/>
    </style:style>
    <style:style style:name="Tabela16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1.B1" style:family="table-cell">
      <style:table-cell-properties style:vertical-align="top" fo:padding-left="0.123cm" fo:padding-right="0.123cm" fo:padding-top="0cm" fo:padding-bottom="0cm" fo:border="0.002cm solid #000000" style:writing-mode="lr-tb"/>
    </style:style>
    <style:style style:name="Tabela16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1.4" style:family="table-row">
      <style:table-row-properties style:min-row-height="0.914cm" style:keep-together="true"/>
    </style:style>
    <style:style style:name="Tabela162" style:family="table">
      <style:table-properties style:width="13.674cm" fo:margin-left="1.24cm" table:align="left" style:writing-mode="lr-tb"/>
    </style:style>
    <style:style style:name="Tabela162.A" style:family="table-column">
      <style:table-column-properties style:column-width="2.501cm"/>
    </style:style>
    <style:style style:name="Tabela162.B" style:family="table-column">
      <style:table-column-properties style:column-width="11.172cm"/>
    </style:style>
    <style:style style:name="Tabela162.1" style:family="table-row">
      <style:table-row-properties style:min-row-height="0.822cm" style:keep-together="true"/>
    </style:style>
    <style:style style:name="Tabela16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2.B1" style:family="table-cell">
      <style:table-cell-properties style:vertical-align="top" fo:padding-left="0.123cm" fo:padding-right="0.123cm" fo:padding-top="0cm" fo:padding-bottom="0cm" fo:border="0.002cm solid #000000" style:writing-mode="lr-tb"/>
    </style:style>
    <style:style style:name="Tabela16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2.4" style:family="table-row">
      <style:table-row-properties style:min-row-height="1.245cm" style:keep-together="true"/>
    </style:style>
    <style:style style:name="Tabela163" style:family="table">
      <style:table-properties style:width="13.674cm" fo:margin-left="1.24cm" table:align="left" style:writing-mode="lr-tb"/>
    </style:style>
    <style:style style:name="Tabela163.A" style:family="table-column">
      <style:table-column-properties style:column-width="2.501cm"/>
    </style:style>
    <style:style style:name="Tabela163.B" style:family="table-column">
      <style:table-column-properties style:column-width="11.172cm"/>
    </style:style>
    <style:style style:name="Tabela163.1" style:family="table-row">
      <style:table-row-properties style:min-row-height="0.833cm" style:keep-together="true"/>
    </style:style>
    <style:style style:name="Tabela16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3.B1" style:family="table-cell">
      <style:table-cell-properties style:vertical-align="top" fo:padding-left="0.123cm" fo:padding-right="0.123cm" fo:padding-top="0cm" fo:padding-bottom="0cm" fo:border="0.002cm solid #000000" style:writing-mode="lr-tb"/>
    </style:style>
    <style:style style:name="Tabela16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3.4" style:family="table-row">
      <style:table-row-properties style:row-height="3.177cm" style:keep-together="true"/>
    </style:style>
    <style:style style:name="Tabela164" style:family="table">
      <style:table-properties style:width="7.006cm" fo:margin-left="0.624cm" table:align="left" style:writing-mode="lr-tb"/>
    </style:style>
    <style:style style:name="Tabela164.A" style:family="table-column">
      <style:table-column-properties style:column-width="2.223cm"/>
    </style:style>
    <style:style style:name="Tabela164.B" style:family="table-column">
      <style:table-column-properties style:column-width="4.784cm"/>
    </style:style>
    <style:style style:name="Tabela164.1" style:family="table-row">
      <style:table-row-properties style:min-row-height="1.004cm" style:keep-together="true"/>
    </style:style>
    <style:style style:name="Tabela164.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64.B1" style:family="table-cell">
      <style:table-cell-properties style:vertical-align="middle" fo:padding-left="0.123cm" fo:padding-right="0.123cm" fo:padding-top="0cm" fo:padding-bottom="0cm" fo:border="0.002cm solid #000000" style:writing-mode="lr-tb"/>
    </style:style>
    <style:style style:name="Tabela164.2" style:family="table-row">
      <style:table-row-properties style:min-row-height="0.579cm" style:keep-together="true"/>
    </style:style>
    <style:style style:name="Tabela164.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64.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64.3" style:family="table-row">
      <style:table-row-properties style:min-row-height="0.596cm" style:keep-together="true"/>
    </style:style>
    <style:style style:name="P1" style:family="paragraph" style:parent-style-name="Title" style:master-page-name="First_20_Page">
      <style:paragraph-properties fo:text-align="end" style:justify-single-word="false"/>
    </style:style>
    <style:style style:name="P2"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font-weight-complex="bold"/>
    </style:style>
    <style:style style:name="P3" style:family="paragraph" style:parent-style-name="Title">
      <style:paragraph-properties fo:text-align="end" style:justify-single-word="false"/>
      <style:text-properties fo:font-size="9pt" fo:font-weight="normal" style:font-size-asian="9pt" style:font-weight-asian="normal" style:font-name-complex="Arial" style:font-weight-complex="bold"/>
    </style:style>
    <style:style style:name="P4" style:family="paragraph" style:parent-style-name="Title">
      <style:paragraph-properties fo:text-align="end" style:justify-single-word="false"/>
    </style:style>
    <style:style style:name="P5" style:family="paragraph" style:parent-style-name="Title">
      <style:paragraph-properties fo:text-align="end" style:justify-single-word="false"/>
      <style:text-properties fo:font-size="16pt" style:font-size-asian="16pt" style:font-name-complex="Arial"/>
    </style:style>
    <style:style style:name="P6" style:family="paragraph" style:parent-style-name="Title">
      <style:paragraph-properties fo:text-align="end" style:justify-single-word="false"/>
      <style:text-properties style:font-name-complex="Arial"/>
    </style:style>
    <style:style style:name="P7" style:family="paragraph" style:parent-style-name="Standard">
      <style:text-properties style:font-name="Arial" style:font-name-complex="Arial"/>
    </style:style>
    <style:style style:name="P8" style:family="paragraph" style:parent-style-name="Title">
      <style:paragraph-properties fo:text-align="end" style:justify-single-word="false"/>
      <style:text-properties fo:font-size="14pt" style:font-size-asian="14pt" style:font-name-complex="Arial"/>
    </style:style>
    <style:style style:name="P9" style:family="paragraph" style:parent-style-name="Standard">
      <style:paragraph-properties fo:text-align="end" style:justify-single-word="false"/>
      <style:text-properties style:font-name="Arial" style:font-name-complex="Arial"/>
    </style:style>
    <style:style style:name="P10" style:family="paragraph" style:parent-style-name="Standard">
      <style:paragraph-properties fo:text-align="end" style:justify-single-word="false"/>
      <style:text-properties style:font-name="Arial" fo:font-size="12pt" style:font-size-asian="12pt" style:font-name-complex="Arial" style:font-size-complex="12pt"/>
    </style:style>
    <style:style style:name="P11" style:family="paragraph" style:parent-style-name="Standard">
      <style:paragraph-properties fo:text-align="end" style:justify-single-word="false"/>
      <style:text-properties style:font-name="Arial" fo:font-size="12pt" fo:font-weight="bold" style:font-size-asian="12pt" style:font-weight-asian="bold" style:font-name-complex="Arial" style:font-size-complex="12pt" style:font-weight-complex="bold"/>
    </style:style>
    <style:style style:name="P12" style:family="paragraph" style:parent-style-name="Standard">
      <style:paragraph-properties fo:text-align="end" style:justify-single-word="false"/>
    </style:style>
    <style:style style:name="P13" style:family="paragraph" style:parent-style-name="Title">
      <style:text-properties style:font-name-complex="Arial"/>
    </style:style>
    <style:style style:name="P14" style:family="paragraph" style:parent-style-name="Tabletext">
      <style:paragraph-properties fo:text-align="center" style:justify-single-word="false" style:snap-to-layout-grid="false"/>
      <style:text-properties style:font-name="Arial" fo:font-size="12pt" fo:font-weight="bold" style:font-size-asian="12pt" style:font-weight-asian="bold" style:font-name-complex="Arial" style:font-size-complex="12pt"/>
    </style:style>
    <style:style style:name="P15" style:family="paragraph" style:parent-style-name="Tabletext">
      <style:paragraph-properties style:snap-to-layout-grid="false"/>
      <style:text-properties style:font-name="Arial" style:font-name-complex="Arial"/>
    </style:style>
    <style:style style:name="P16" style:family="paragraph" style:parent-style-name="Tabletext">
      <style:paragraph-properties style:snap-to-layout-grid="false"/>
    </style:style>
    <style:style style:name="P17" style:family="paragraph" style:parent-style-name="Title">
      <style:paragraph-properties fo:text-align="justify" style:justify-single-word="false"/>
      <style:text-properties fo:font-size="8pt" fo:font-weight="normal" style:font-size-asian="8pt" style:font-weight-asian="normal" style:font-name-complex="Arial" style:font-size-complex="8pt"/>
    </style:style>
    <style:style style:name="P18" style:family="paragraph" style:parent-style-name="Standard">
      <style:text-properties style:font-name="Arial" fo:font-size="8pt" style:font-size-asian="8pt" style:font-name-complex="Arial" style:font-size-complex="8pt"/>
    </style:style>
    <style:style style:name="P19" style:family="paragraph" style:parent-style-name="Normal_20__28_Web_29_" style:master-page-name="Converter_20_1">
      <style:paragraph-properties fo:margin-top="0.176cm" fo:margin-bottom="0cm" fo:text-align="center" style:justify-single-word="false" fo:break-before="page"/>
      <style:text-properties style:font-name="Arial" fo:font-size="18pt" fo:font-weight="bold" style:font-size-asian="18pt" style:font-weight-asian="bold" style:font-name-complex="Arial" style:font-size-complex="18pt" style:font-weight-complex="bold"/>
    </style:style>
    <style:style style:name="P20" style:family="paragraph" style:parent-style-name="Normal_20__28_Web_29_">
      <style:paragraph-properties fo:margin-left="0.76cm" fo:margin-right="1.27cm" fo:margin-top="0.176cm" fo:margin-bottom="0cm" fo:text-indent="0cm" style:auto-text-indent="false"/>
      <style:text-properties style:font-name="Arial" fo:font-size="12pt" style:font-size-asian="12pt" style:font-size-complex="12pt"/>
    </style:style>
    <style:style style:name="P21"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22" style:family="paragraph" style:parent-style-name="Contents_20_1">
      <style:paragraph-properties fo:margin-left="0cm" fo:margin-right="1.27cm" fo:margin-top="0.42cm" fo:margin-bottom="0.109cm" fo:text-indent="0cm" style:auto-text-indent="false">
        <style:tab-stops>
          <style:tab-stop style:position="15.919cm" style:type="right" style:leader-style="dotted" style:leader-text="."/>
          <style:tab-stop style:position="16.51cm"/>
        </style:tab-stops>
      </style:paragraph-properties>
    </style:style>
    <style:style style:name="P23" style:family="paragraph" style:parent-style-name="Contents_20_1">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bold" style:font-size-asian="12pt" style:font-weight-asian="bold" style:font-name-complex="Arial" style:font-size-complex="12pt"/>
    </style:style>
    <style:style style:name="P24" style:family="paragraph" style:parent-style-name="Contents_20_1">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bold" style:font-size-asian="12pt" style:font-weight-asian="bold" style:font-name-complex="Arial" style:font-size-complex="12pt" style:font-weight-complex="normal"/>
    </style:style>
    <style:style style:name="P25" style:family="paragraph" style:parent-style-name="Standard">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normal" style:font-size-asian="12pt" style:font-weight-asian="normal" style:font-name-complex="Arial" style:font-size-complex="12pt" style:font-weight-complex="normal"/>
    </style:style>
    <style:style style:name="P26" style:family="paragraph" style:parent-style-name="Standard">
      <style:paragraph-properties fo:text-align="center" style:justify-single-word="false" style:text-autospace="none"/>
      <style:text-properties style:font-name="Arial" fo:font-size="16pt" fo:font-weight="bold" style:font-size-asian="16pt" style:font-weight-asian="bold" style:font-name-complex="Arial" style:font-size-complex="16pt"/>
    </style:style>
    <style:style style:name="P27" style:family="paragraph" style:parent-style-name="Heading_20_1" style:list-style-name="WW8Num8">
      <style:text-properties style:font-name-complex="Arial" style:font-weight-complex="bold"/>
    </style:style>
    <style:style style:name="P28" style:family="paragraph" style:parent-style-name="Standard">
      <style:paragraph-properties fo:text-align="justify" style:justify-single-word="false"/>
      <style:text-properties style:font-name="Arial" style:font-name-complex="Arial"/>
    </style:style>
    <style:style style:name="P29" style:family="paragraph" style:parent-style-name="Item2">
      <style:paragraph-properties fo:margin-left="0cm" fo:margin-right="0cm" fo:line-height="100%" fo:text-align="justify" style:justify-single-word="false" fo:text-indent="0cm" style:auto-text-indent="false">
        <style:tab-stops>
          <style:tab-stop style:position="2cm"/>
        </style:tab-stops>
      </style:paragraph-properties>
      <style:text-properties style:font-name="Arial" fo:font-size="10pt" fo:font-weight="normal" style:font-size-asian="10pt" style:font-weight-asian="normal" style:font-name-complex="Arial"/>
    </style:style>
    <style:style style:name="P30" style:family="paragraph" style:parent-style-name="Item2">
      <style:paragraph-properties fo:margin-left="0.635cm" fo:margin-right="0cm" fo:text-indent="0cm" style:auto-text-indent="false">
        <style:tab-stops>
          <style:tab-stop style:position="1.365cm"/>
        </style:tab-stops>
      </style:paragraph-properties>
      <style:text-properties style:font-name="Arial" fo:font-size="10pt" fo:font-weight="normal" style:font-size-asian="10pt" style:font-weight-asian="normal" style:font-name-complex="Arial"/>
    </style:style>
    <style:style style:name="P31" style:family="paragraph" style:parent-style-name="Heading_20_1" style:list-style-name="WW8Num8"/>
    <style:style style:name="P32" style:family="paragraph" style:parent-style-name="Standard">
      <style:paragraph-properties fo:margin-top="0.176cm" fo:margin-bottom="0.176cm" fo:line-height="100%" fo:text-align="justify" style:justify-single-word="false"/>
    </style:style>
    <style:style style:name="P33" style:family="paragraph" style:parent-style-name="Standard">
      <style:paragraph-properties fo:margin-top="0.176cm" fo:margin-bottom="0.176cm" fo:line-height="100%" fo:text-align="justify" style:justify-single-word="false"/>
      <style:text-properties style:font-name="Arial" style:font-name-complex="Arial" style:font-size-complex="14pt"/>
    </style:style>
    <style:style style:name="P34" style:family="paragraph" style:parent-style-name="Standard">
      <style:paragraph-properties fo:margin-left="0cm" fo:margin-right="0cm" fo:line-height="200%" fo:text-align="justify" style:justify-single-word="false" fo:text-indent="0.635cm" style:auto-text-indent="false"/>
      <style:text-properties style:font-name="Arial" style:font-name-complex="Arial" style:font-size-complex="14pt"/>
    </style:style>
    <style:style style:name="P35" style:family="paragraph" style:parent-style-name="Table">
      <style:paragraph-properties fo:line-height="100%" fo:text-align="center" style:justify-single-word="false" style:snap-to-layout-grid="false"/>
      <style:text-properties style:font-name="Arial" fo:font-size="10pt" style:font-size-asian="10pt" style:font-name-complex="Arial" style:font-size-complex="10pt"/>
    </style:style>
    <style:style style:name="P36" style:family="paragraph" style:parent-style-name="Standard">
      <style:paragraph-properties fo:margin-top="0.212cm" fo:margin-bottom="0.106cm" fo:line-height="100%" style:snap-to-layout-grid="false"/>
      <style:text-properties style:font-name="Arial" fo:font-size="8pt" fo:language="en" fo:country="US" fo:font-weight="bold" style:font-size-asian="8pt" style:font-weight-asian="bold" style:font-name-complex="Arial" style:font-size-complex="8pt"/>
    </style:style>
    <style:style style:name="P37" style:family="paragraph" style:parent-style-name="Standard">
      <style:paragraph-properties fo:line-height="100%" fo:text-align="justify" style:justify-single-word="false" style:snap-to-layout-grid="false"/>
      <style:text-properties style:font-name="Arial" fo:font-size="8pt" fo:language="en" fo:country="US" fo:font-weight="bold" style:font-size-asian="8pt" style:font-weight-asian="bold" style:font-name-complex="Arial" style:font-size-complex="8pt"/>
    </style:style>
    <style:style style:name="P38" style:family="paragraph" style:parent-style-name="Standard">
      <style:paragraph-properties fo:margin-top="0.212cm" fo:margin-bottom="0.106cm" style:snap-to-layout-grid="false"/>
      <style:text-properties style:font-name="Arial" fo:font-size="8pt" fo:language="en" fo:country="US" fo:font-weight="bold" style:font-size-asian="8pt" style:font-weight-asian="bold" style:font-name-complex="Arial" style:font-size-complex="8pt"/>
    </style:style>
    <style:style style:name="P39" style:family="paragraph" style:parent-style-name="Standard">
      <style:paragraph-properties fo:text-align="justify" style:justify-single-word="false" style:snap-to-layout-grid="false"/>
      <style:text-properties style:font-name="Arial" fo:font-size="8pt" fo:language="en" fo:country="US" fo:font-weight="bold" style:font-size-asian="8pt" style:font-weight-asian="bold" style:font-name-complex="Arial" style:font-size-complex="8pt"/>
    </style:style>
    <style:style style:name="P40" style:family="paragraph" style:parent-style-name="Standard">
      <style:paragraph-properties style:snap-to-layout-grid="false"/>
      <style:text-properties style:font-name="Arial" fo:font-size="8pt" fo:language="en" fo:country="US" fo:font-weight="bold" style:font-size-asian="8pt" style:font-weight-asian="bold" style:font-name-complex="Arial" style:font-size-complex="8pt"/>
    </style:style>
    <style:style style:name="P41" style:family="paragraph" style:parent-style-name="Standard">
      <style:text-properties style:font-name="Arial" fo:font-size="8pt" fo:language="en" fo:country="US" fo:font-weight="bold" style:font-size-asian="8pt" style:font-weight-asian="bold" style:font-name-complex="Arial" style:font-size-complex="8pt"/>
    </style:style>
    <style:style style:name="P42" style:family="paragraph" style:parent-style-name="Standard">
      <style:paragraph-properties fo:margin-top="0.212cm" fo:margin-bottom="0.106cm" style:snap-to-layout-grid="false"/>
      <style:text-properties style:font-name="Arial" fo:font-size="8pt" fo:language="es" fo:country="ES" fo:font-weight="bold" style:font-size-asian="8pt" style:font-weight-asian="bold" style:font-name-complex="Arial" style:font-size-complex="8pt"/>
    </style:style>
    <style:style style:name="P43" style:family="paragraph" style:parent-style-name="Standard">
      <style:paragraph-properties fo:text-align="justify" style:justify-single-word="false" style:snap-to-layout-grid="false"/>
      <style:text-properties style:font-name="Arial" fo:font-size="8pt" fo:language="es" fo:country="ES" fo:font-weight="bold" style:font-size-asian="8pt" style:font-weight-asian="bold" style:font-name-complex="Arial" style:font-size-complex="8pt"/>
    </style:style>
    <style:style style:name="P44" style:family="paragraph" style:parent-style-name="Standard">
      <style:paragraph-properties fo:margin-top="0.212cm" fo:margin-bottom="0.106cm" style:snap-to-layout-grid="false"/>
    </style:style>
    <style:style style:name="P45" style:family="paragraph" style:parent-style-name="Standard">
      <style:paragraph-properties fo:text-align="justify" style:justify-single-word="false" style:snap-to-layout-grid="false"/>
    </style:style>
    <style:style style:name="P46" style:family="paragraph" style:parent-style-name="Standard">
      <style:paragraph-properties fo:margin-top="0.212cm" fo:margin-bottom="0.106cm" style:snap-to-layout-grid="false"/>
      <style:text-properties style:font-name="Arial" fo:font-size="8pt" fo:font-weight="bold" style:font-size-asian="8pt" style:font-weight-asian="bold" style:font-name-complex="Arial" style:font-size-complex="8pt"/>
    </style:style>
    <style:style style:name="P47" style:family="paragraph" style:parent-style-name="Table">
      <style:text-properties style:font-name="Arial" style:font-name-complex="Arial"/>
    </style:style>
    <style:style style:name="P48" style:family="paragraph" style:parent-style-name="Standard">
      <style:paragraph-properties fo:margin-top="0.212cm" fo:margin-bottom="0.106cm" fo:text-align="justify" style:justify-single-word="false" style:snap-to-layout-grid="false"/>
      <style:text-properties style:font-name="Arial" fo:font-size="8pt" fo:language="en" fo:country="US" fo:font-weight="bold" style:font-size-asian="8pt" style:font-weight-asian="bold" style:font-name-complex="Arial"/>
    </style:style>
    <style:style style:name="P49" style:family="paragraph" style:parent-style-name="Standard">
      <style:paragraph-properties fo:margin-top="0.212cm" fo:margin-bottom="0.106cm" fo:text-align="justify" style:justify-single-word="false" style:snap-to-layout-grid="false"/>
      <style:text-properties style:font-name="Arial" fo:font-size="8pt" fo:font-weight="bold" style:font-size-asian="8pt" style:font-weight-asian="bold" style:font-name-complex="Arial"/>
    </style:style>
    <style:style style:name="P50" style:family="paragraph" style:parent-style-name="Standard">
      <style:paragraph-properties fo:text-align="justify" style:justify-single-word="false" style:snap-to-layout-grid="false"/>
      <style:text-properties style:font-name="Arial" fo:font-size="8pt" fo:font-weight="bold" style:font-size-asian="8pt" style:font-weight-asian="bold" style:font-name-complex="Arial" style:font-size-complex="8pt"/>
    </style:style>
    <style:style style:name="P51" style:family="paragraph" style:parent-style-name="Heading_20_1" style:list-style-name="WW8Num8">
      <style:paragraph-properties fo:line-height="150%"/>
      <style:text-properties style:font-name-complex="Arial" style:font-weight-complex="bold"/>
    </style:style>
    <style:style style:name="P52" style:family="paragraph" style:parent-style-name="Standard">
      <style:paragraph-properties fo:margin-top="0.212cm" fo:margin-bottom="0.212cm" style:snap-to-layout-grid="false"/>
      <style:text-properties style:font-name="Arial" fo:font-weight="bold" style:font-weight-asian="bold" style:font-name-complex="Arial"/>
    </style:style>
    <style:style style:name="P53" style:family="paragraph" style:parent-style-name="Standard">
      <style:paragraph-properties fo:margin-top="0.212cm" fo:margin-bottom="0.212cm" style:snap-to-layout-grid="false"/>
      <style:text-properties style:font-name="Arial" style:font-name-complex="Arial"/>
    </style:style>
    <style:style style:name="P54" style:family="paragraph" style:parent-style-name="Header">
      <style:paragraph-properties fo:margin-top="0.212cm" fo:margin-bottom="0.212cm" style:snap-to-layout-grid="false">
        <style:tab-stops/>
      </style:paragraph-properties>
    </style:style>
    <style:style style:name="P55" style:family="paragraph" style:parent-style-name="Tópico">
      <style:paragraph-properties style:snap-to-layout-grid="false"/>
      <style:text-properties style:font-name="Arial" style:font-name-complex="Arial"/>
    </style:style>
    <style:style style:name="P56" style:family="paragraph" style:parent-style-name="Standard">
      <style:paragraph-properties fo:margin-top="0.212cm" fo:margin-bottom="0.212cm" fo:text-align="justify" style:justify-single-word="false" style:snap-to-layout-grid="false"/>
      <style:text-properties style:font-name="Arial" style:font-name-complex="Arial"/>
    </style:style>
    <style:style style:name="P57" style:family="paragraph" style:parent-style-name="Estilo1" style:list-style-name="WW8Num8">
      <style:text-properties style:font-name="Arial" fo:font-size="13pt" style:font-size-asian="13pt" style:font-name-complex="Arial" style:font-size-complex="13pt"/>
    </style:style>
    <style:style style:name="P58" style:family="paragraph" style:parent-style-name="Standard">
      <style:paragraph-properties fo:margin-top="0.212cm" fo:margin-bottom="0.212cm" style:snap-to-layout-grid="false"/>
    </style:style>
    <style:style style:name="P59" style:family="paragraph" style:parent-style-name="Standard">
      <style:paragraph-properties fo:margin-top="0.212cm" fo:margin-bottom="0.212cm" fo:text-align="justify" style:justify-single-word="false" style:snap-to-layout-grid="false"/>
    </style:style>
    <style:style style:name="P60" style:family="paragraph" style:parent-style-name="Standard">
      <style:paragraph-properties fo:margin-top="0.212cm" fo:margin-bottom="0.212cm"/>
    </style:style>
    <style:style style:name="P61" style:family="paragraph" style:parent-style-name="Text_20_body">
      <style:paragraph-properties fo:margin-left="0cm" fo:margin-right="0cm" fo:margin-top="0.212cm" fo:margin-bottom="0.212cm" fo:text-indent="0cm" style:auto-text-indent="false" style:snap-to-layout-grid="false"/>
    </style:style>
    <style:style style:name="P62" style:family="paragraph" style:parent-style-name="Standard">
      <style:paragraph-properties fo:margin-top="0.212cm" fo:margin-bottom="0.212cm" style:snap-to-layout-grid="false"/>
      <style:text-properties style:font-name="Arial" fo:language="en" fo:country="US" style:font-name-complex="Arial"/>
    </style:style>
    <style:style style:name="P63" style:family="paragraph" style:parent-style-name="Text_20_body">
      <style:paragraph-properties fo:margin-left="0cm" fo:margin-right="0cm" fo:margin-top="0.212cm" fo:margin-bottom="0.212cm" fo:text-indent="-0.115cm" style:auto-text-indent="false" style:snap-to-layout-grid="false"/>
    </style:style>
    <style:style style:name="P64" style:family="paragraph" style:parent-style-name="Text_20_body">
      <style:paragraph-properties fo:margin-left="-0.115cm" fo:margin-right="0cm" fo:margin-top="0.212cm" fo:margin-bottom="0.212cm" fo:text-indent="0cm" style:auto-text-indent="false" style:snap-to-layout-grid="false"/>
      <style:text-properties style:font-name-complex="Arial"/>
    </style:style>
    <style:style style:name="P65" style:family="paragraph" style:parent-style-name="Heading_20_2">
      <style:paragraph-properties fo:margin-left="0.635cm" fo:margin-right="0cm" fo:margin-top="0cm" fo:margin-bottom="0.212cm" fo:text-indent="0cm" style:auto-text-indent="false"/>
      <style:text-properties style:font-name-complex="Arial"/>
    </style:style>
    <style:style style:name="P66" style:family="paragraph" style:parent-style-name="Standard">
      <style:paragraph-properties fo:margin-top="0.212cm" fo:margin-bottom="0.212cm" style:snap-to-layout-grid="false"/>
      <style:text-properties style:font-name="Arial" fo:font-style="italic" style:font-style-asian="italic" style:font-name-complex="Arial"/>
    </style:style>
    <style:style style:name="P67" style:family="paragraph" style:parent-style-name="Text_20_body">
      <style:paragraph-properties fo:margin-top="0.212cm" fo:margin-bottom="0.212cm" style:snap-to-layout-grid="false"/>
      <style:text-properties style:font-name-complex="Arial"/>
    </style:style>
    <style:style style:name="P68" style:family="paragraph" style:parent-style-name="Preformatted">
      <style:paragraph-properties style:snap-to-layout-grid="false"/>
      <style:text-properties style:font-name="Arial" style:font-name-complex="Arial"/>
    </style:style>
    <style:style style:name="P69" style:family="paragraph" style:parent-style-name="Preformatted">
      <style:paragraph-properties fo:margin-top="0.212cm" fo:margin-bottom="0.212cm" style:snap-to-layout-grid="false">
        <style:tab-stops/>
      </style:paragraph-properties>
      <style:text-properties style:font-name="Arial" fo:language="en" fo:country="US" style:font-name-complex="Arial"/>
    </style:style>
    <style:style style:name="P70" style:family="paragraph" style:parent-style-name="Standard">
      <style:paragraph-properties fo:margin-top="0.212cm" fo:margin-bottom="0.212cm"/>
      <style:text-properties style:font-name="Arial" style:font-name-complex="Arial"/>
    </style:style>
    <style:style style:name="P71" style:family="paragraph" style:parent-style-name="Preformatted">
      <style:paragraph-properties style:snap-to-layout-grid="false">
        <style:tab-stops>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Arial" style:font-name-complex="Arial"/>
    </style:style>
    <style:style style:name="P72" style:family="paragraph" style:parent-style-name="Standard">
      <style:paragraph-properties style:snap-to-layout-grid="false"/>
    </style:style>
    <style:style style:name="P73" style:family="paragraph" style:parent-style-name="Standard">
      <style:paragraph-properties style:snap-to-layout-grid="false"/>
      <style:text-properties style:font-name="Arial" style:font-name-complex="Arial"/>
    </style:style>
    <style:style style:name="P74" style:family="paragraph" style:parent-style-name="Preformatted">
      <style:paragraph-properties fo:margin-top="0.212cm" fo:margin-bottom="0.212cm" style:snap-to-layout-grid="false">
        <style:tab-stops/>
      </style:paragraph-properties>
    </style:style>
    <style:style style:name="P75" style:family="paragraph" style:parent-style-name="Preformatted">
      <style:paragraph-properties fo:margin-top="0.212cm" fo:margin-bottom="0.212cm" style:snap-to-layout-grid="false">
        <style:tab-stops/>
      </style:paragraph-properties>
      <style:text-properties style:font-name="Arial" style:font-name-complex="Arial"/>
    </style:style>
    <style:style style:name="P76" style:family="paragraph" style:parent-style-name="Text_20_body">
      <style:paragraph-properties fo:margin-left="1.27cm" fo:margin-right="0cm" fo:margin-top="0.212cm" fo:margin-bottom="0.212cm" fo:text-indent="-1.385cm" style:auto-text-indent="false" style:snap-to-layout-grid="false"/>
      <style:text-properties style:font-name-complex="Arial"/>
    </style:style>
    <style:style style:name="P77" style:family="paragraph" style:parent-style-name="Text_20_body">
      <style:paragraph-properties fo:margin-left="-0.115cm" fo:margin-right="0cm" fo:text-indent="0cm" style:auto-text-indent="false" style:snap-to-layout-grid="false"/>
      <style:text-properties style:font-name-complex="Arial"/>
    </style:style>
    <style:style style:name="P78" style:family="paragraph" style:parent-style-name="Standard">
      <style:paragraph-properties fo:margin-top="0.212cm" fo:margin-bottom="0.106cm" fo:text-align="justify" style:justify-single-word="false">
        <style:tab-stops>
          <style:tab-stop style:position="3.175cm"/>
        </style:tab-stops>
      </style:paragraph-properties>
      <style:text-properties style:font-name="Arial" fo:font-weight="bold" style:font-weight-asian="bold" style:font-name-complex="Arial"/>
    </style:style>
    <style:style style:name="P79"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80" style:family="paragraph" style:parent-style-name="Standard">
      <style:paragraph-properties style:snap-to-layout-grid="false"/>
      <style:text-properties style:font-name="Arial" fo:font-weight="bold" style:font-weight-asian="bold" style:font-name-complex="Arial"/>
    </style:style>
    <style:style style:name="P81" style:family="paragraph" style:parent-style-name="Standard">
      <style:paragraph-properties fo:margin-top="0.212cm" fo:margin-bottom="0.106cm" fo:text-align="justify" style:justify-single-word="false">
        <style:tab-stops>
          <style:tab-stop style:position="3.175cm"/>
        </style:tab-stops>
      </style:paragraph-properties>
      <style:text-properties style:font-name="Arial" style:font-name-complex="Arial"/>
    </style:style>
    <style:style style:name="P82" style:family="paragraph" style:parent-style-name="Preformatted">
      <style:paragraph-properties fo:margin-top="0.212cm" fo:margin-bottom="0.212cm" fo:text-align="justify" style:justify-single-word="false" style:snap-to-layout-grid="false">
        <style:tab-stops/>
      </style:paragraph-properties>
      <style:text-properties style:font-name="Arial" style:font-name-complex="Arial"/>
    </style:style>
    <style:style style:name="P83" style:family="paragraph" style:parent-style-name="Standard">
      <style:paragraph-properties fo:text-align="justify" style:justify-single-word="false" style:snap-to-layout-grid="false"/>
      <style:text-properties style:font-name="Arial" style:font-name-complex="Arial"/>
    </style:style>
    <style:style style:name="P84" style:family="paragraph" style:parent-style-name="Standard">
      <style:text-properties style:font-name="Arial" fo:font-weight="bold" style:font-weight-asian="bold" style:font-name-complex="Arial"/>
    </style:style>
    <style:style style:name="P85" style:family="paragraph" style:parent-style-name="Header">
      <style:paragraph-properties fo:margin-top="0.212cm" fo:margin-bottom="0.212cm"/>
    </style:style>
    <style:style style:name="P86" style:family="paragraph" style:parent-style-name="Standard">
      <style:paragraph-properties fo:text-align="center" style:justify-single-word="false"/>
      <style:text-properties style:font-name="Arial" fo:font-weight="bold" style:font-weight-asian="bold" style:font-name-complex="Arial"/>
    </style:style>
    <style:style style:name="P87" style:family="paragraph" style:parent-style-name="Standard">
      <style:paragraph-properties fo:margin-top="0.212cm" fo:margin-bottom="0.106cm" fo:text-align="center" style:justify-single-word="false">
        <style:tab-stops>
          <style:tab-stop style:position="3.175cm"/>
        </style:tab-stops>
      </style:paragraph-properties>
      <style:text-properties style:font-name="Arial" fo:font-weight="bold" style:font-weight-asian="bold" style:font-name-complex="Arial"/>
    </style:style>
    <style:style style:name="P88" style:family="paragraph" style:parent-style-name="Preformatted">
      <style:paragraph-properties fo:margin-left="0.072cm" fo:margin-right="0cm" fo:margin-top="0.212cm" fo:margin-bottom="0.212cm" fo:text-align="justify" style:justify-single-word="false" fo:text-indent="-0.072cm" style:auto-text-indent="false" style:snap-to-layout-grid="false">
        <style:tab-stops/>
      </style:paragraph-properties>
    </style:style>
    <style:style style:name="P89" style:family="paragraph" style:parent-style-name="Standard">
      <style:paragraph-properties fo:margin-left="0cm" fo:margin-right="-0.069cm" fo:margin-top="0.212cm" fo:margin-bottom="0.212cm" fo:text-indent="0cm" style:auto-text-indent="false" style:snap-to-layout-grid="false"/>
      <style:text-properties style:font-name="Arial" fo:font-weight="bold" style:font-weight-asian="bold" style:font-name-complex="Arial"/>
    </style:style>
    <style:style style:name="P90" style:family="paragraph" style:parent-style-name="Standard">
      <style:paragraph-properties style:snap-to-layout-grid="false"/>
      <style:text-properties style:font-name="Arial" fo:language="en" fo:country="US" fo:font-weight="bold" style:font-weight-asian="bold" style:font-name-complex="Arial"/>
    </style:style>
    <style:style style:name="P91" style:family="paragraph" style:parent-style-name="Text_20_body">
      <style:text-properties style:font-name-complex="Arial"/>
    </style:style>
    <style:style style:name="P92" style:family="paragraph" style:parent-style-name="Standard">
      <style:paragraph-properties fo:text-align="justify" style:justify-single-word="false">
        <style:tab-stops>
          <style:tab-stop style:position="0.194cm"/>
        </style:tab-stops>
      </style:paragraph-properties>
      <style:text-properties style:font-name="Arial" style:font-name-complex="Arial"/>
    </style:style>
    <style:style style:name="P93" style:family="paragraph" style:parent-style-name="Standard">
      <style:paragraph-properties fo:margin-left="0cm" fo:margin-right="-0.123cm" fo:margin-top="0.212cm" fo:margin-bottom="0.212cm" fo:text-indent="0cm" style:auto-text-indent="false" style:snap-to-layout-grid="false"/>
      <style:text-properties style:font-name="Arial" fo:font-weight="bold" style:font-weight-asian="bold" style:font-name-complex="Arial"/>
    </style:style>
    <style:style style:name="P94" style:family="paragraph" style:parent-style-name="Preformatted">
      <style:paragraph-properties fo:margin-top="0.212cm" fo:margin-bottom="0.212cm" fo:text-align="justify" style:justify-single-word="false" style:snap-to-layout-grid="false">
        <style:tab-stops/>
      </style:paragraph-properties>
    </style:style>
    <style:style style:name="P95" style:family="paragraph" style:parent-style-name="Standard">
      <style:paragraph-properties fo:margin-top="0.212cm" fo:margin-bottom="0.212cm" style:snap-to-layout-grid="false"/>
      <style:text-properties style:font-name="Arial" fo:language="en" fo:country="US" fo:font-weight="bold" style:font-weight-asian="bold" style:font-name-complex="Arial"/>
    </style:style>
    <style:style style:name="P96" style:family="paragraph" style:parent-style-name="Preformatted" style:list-style-name="WW8Num3">
      <style:paragraph-properties>
        <style:tab-stops>
          <style:tab-stop style:position="1.905cm"/>
        </style:tab-stops>
      </style:paragraph-properties>
      <style:text-properties style:font-name="Arial" style:font-name-complex="Arial"/>
    </style:style>
    <style:style style:name="P97" style:family="paragraph" style:parent-style-name="Preformatted">
      <style:paragraph-properties fo:margin-top="0.212cm" fo:margin-bottom="0.212cm" style:snap-to-layout-grid="false">
        <style:tab-stops/>
      </style:paragraph-properties>
      <style:text-properties style:font-name="Arial" style:font-name-complex="Arial" style:font-style-complex="italic"/>
    </style:style>
    <style:style style:name="P98" style:family="paragraph" style:parent-style-name="Header">
      <style:paragraph-properties fo:margin-top="0.212cm" fo:margin-bottom="0.212cm"/>
      <style:text-properties style:font-name="Arial" style:font-name-complex="Arial"/>
    </style:style>
    <style:style style:name="P99" style:family="paragraph" style:parent-style-name="Estilo1" style:list-style-name="WW8Num8">
      <style:paragraph-properties>
        <style:tab-stops>
          <style:tab-stop style:position="0cm"/>
        </style:tab-stops>
      </style:paragraph-properties>
      <style:text-properties style:font-name="Arial" style:font-name-complex="Arial"/>
    </style:style>
    <style:style style:name="P100" style:family="paragraph" style:parent-style-name="Heading_20_2">
      <style:text-properties style:font-name-complex="Arial"/>
    </style:style>
    <style:style style:name="P101" style:family="paragraph" style:parent-style-name="Preformatted">
      <style:paragraph-properties fo:margin-top="0.212cm" fo:margin-bottom="0.212cm" style:snap-to-layout-grid="false">
        <style:tab-stops/>
      </style:paragraph-properties>
      <style:text-properties style:font-name="Arial" fo:font-style="italic" style:font-style-asian="italic" style:font-name-complex="Arial"/>
    </style:style>
    <style:style style:name="P102" style:family="paragraph" style:parent-style-name="Estilo1" style:list-style-name="WW8Num8">
      <style:text-properties style:font-name="Arial" style:font-name-complex="Arial"/>
    </style:style>
    <style:style style:name="P103" style:family="paragraph" style:parent-style-name="Standard">
      <style:paragraph-properties fo:margin-left="-0.115cm" fo:margin-right="0cm" fo:line-height="200%" fo:text-align="justify" style:justify-single-word="false" fo:text-indent="0cm" style:auto-text-indent="false" style:snap-to-layout-grid="false"/>
    </style:style>
    <style:style style:name="P104" style:family="paragraph" style:parent-style-name="Standard">
      <style:paragraph-properties fo:text-align="center" style:justify-single-word="false" style:snap-to-layout-grid="false"/>
      <style:text-properties style:font-name="Arial" style:font-name-complex="Arial"/>
    </style:style>
    <style:style style:name="P105" style:family="paragraph" style:parent-style-name="Preformatted">
      <style:paragraph-properties fo:margin-top="0.212cm" fo:margin-bottom="0.212cm">
        <style:tab-stops/>
      </style:paragraph-properties>
      <style:text-properties style:font-name="Arial" style:font-name-complex="Arial"/>
    </style:style>
    <style:style style:name="P106" style:family="paragraph" style:parent-style-name="Normal_20__28_Web_29_">
      <style:paragraph-properties fo:margin-top="0.21cm" fo:margin-bottom="0.21cm" style:snap-to-layout-grid="false"/>
    </style:style>
    <style:style style:name="P107" style:family="paragraph" style:parent-style-name="Text_20_body_20_indent">
      <style:paragraph-properties style:snap-to-layout-grid="false"/>
      <style:text-properties style:font-name-complex="Arial"/>
    </style:style>
    <style:style style:name="P108" style:family="paragraph" style:parent-style-name="Text_20_body_20_indent">
      <style:paragraph-properties fo:margin-left="-0.115cm" fo:margin-right="0cm" fo:text-indent="0cm" style:auto-text-indent="false" style:snap-to-layout-grid="false"/>
      <style:text-properties style:font-name-complex="Arial"/>
    </style:style>
    <style:style style:name="P109" style:family="paragraph" style:parent-style-name="Standard" style:list-style-name="WW8Num5">
      <style:paragraph-properties fo:text-align="justify" style:justify-single-word="false">
        <style:tab-stops>
          <style:tab-stop style:position="1.905cm"/>
        </style:tab-stops>
      </style:paragraph-properties>
      <style:text-properties style:font-name="Arial" style:font-name-complex="Arial"/>
    </style:style>
    <style:style style:name="P110" style:family="paragraph" style:parent-style-name="Standard" style:list-style-name="WW8Num6">
      <style:paragraph-properties fo:text-align="justify" style:justify-single-word="false">
        <style:tab-stops>
          <style:tab-stop style:position="1.905cm"/>
        </style:tab-stops>
      </style:paragraph-properties>
      <style:text-properties style:font-name="Arial" style:font-name-complex="Arial"/>
    </style:style>
    <style:style style:name="P111" style:family="paragraph" style:parent-style-name="Heading_20_2">
      <style:paragraph-properties fo:margin-top="0cm" fo:margin-bottom="0.212cm"/>
      <style:text-properties style:font-name-complex="Arial"/>
    </style:style>
    <style:style style:name="P112" style:family="paragraph" style:parent-style-name="Standard">
      <style:paragraph-properties fo:line-height="200%" fo:text-align="justify" style:justify-single-word="false" style:snap-to-layout-grid="false"/>
      <style:text-properties style:font-name="Arial" style:font-name-complex="Arial"/>
    </style:style>
    <style:style style:name="P113" style:family="paragraph" style:parent-style-name="Text_20_body_20_indent">
      <style:paragraph-properties fo:margin-left="0cm" fo:margin-right="0cm" fo:text-indent="0cm" style:auto-text-indent="false" style:snap-to-layout-grid="false"/>
    </style:style>
    <style:style style:name="P114" style:family="paragraph" style:parent-style-name="Heading_20_4">
      <style:paragraph-properties style:snap-to-layout-grid="false"/>
      <style:text-properties fo:font-weight="bold" style:font-weight-asian="bold" style:font-name-complex="Arial"/>
    </style:style>
    <style:style style:name="P115" style:family="paragraph" style:parent-style-name="Estilo1">
      <style:paragraph-properties fo:margin-left="0.635cm" fo:margin-right="0cm" fo:text-indent="0cm" style:auto-text-indent="false"/>
      <style:text-properties style:font-name="Arial" fo:font-size="10pt" fo:font-weight="normal" style:font-size-asian="10pt" style:font-weight-asian="normal" style:font-name-complex="Arial" style:font-size-complex="10pt" style:font-weight-complex="normal"/>
    </style:style>
    <style:style style:name="P116" style:family="paragraph" style:parent-style-name="Standard">
      <style:paragraph-properties fo:margin-top="0.212cm" fo:margin-bottom="0.106cm" fo:text-align="justify" style:justify-single-word="false" style:snap-to-layout-grid="false">
        <style:tab-stops>
          <style:tab-stop style:position="3.175cm"/>
        </style:tab-stops>
      </style:paragraph-properties>
      <style:text-properties style:font-name="Arial" fo:font-weight="bold" style:font-weight-asian="bold" style:font-name-complex="Arial"/>
    </style:style>
    <style:style style:name="P117" style:family="paragraph" style:parent-style-name="Standard">
      <style:paragraph-properties fo:margin-top="0.212cm" fo:margin-bottom="0.212cm"/>
      <style:text-properties style:font-name="Arial" fo:language="none" fo:country="none" fo:font-weight="bold" style:font-weight-asian="bold" style:font-name-complex="Arial"/>
    </style:style>
    <style:style style:name="P118" style:family="paragraph" style:parent-style-name="Standard">
      <style:paragraph-properties fo:margin-left="-0.115cm" fo:margin-right="0cm" fo:text-align="justify" style:justify-single-word="false" fo:text-indent="0cm" style:auto-text-indent="false" style:snap-to-layout-grid="false"/>
      <style:text-properties style:font-name="Arial" style:font-name-complex="Arial"/>
    </style:style>
    <style:style style:name="P119" style:family="paragraph" style:parent-style-name="Standard">
      <style:paragraph-properties fo:margin-top="0.212cm" fo:margin-bottom="0.106cm">
        <style:tab-stops>
          <style:tab-stop style:position="3.175cm"/>
        </style:tab-stops>
      </style:paragraph-properties>
      <style:text-properties style:font-name="Arial" style:font-name-complex="Arial"/>
    </style:style>
    <style:style style:name="P120" style:family="paragraph" style:parent-style-name="Title">
      <style:paragraph-properties fo:text-align="start" style:justify-single-word="false"/>
      <style:text-properties fo:font-size="12pt" style:font-size-asian="12pt" style:font-name-complex="Arial" style:font-size-complex="12pt"/>
    </style:style>
    <style:style style:name="T1" style:family="text">
      <style:text-properties fo:font-size="48pt" style:font-size-asian="48pt" style:font-name-complex="Arial"/>
    </style:style>
    <style:style style:name="T2" style:family="text">
      <style:text-properties fo:font-size="9pt" fo:font-weight="normal" style:font-size-asian="9pt" style:font-weight-asian="normal" style:font-name-complex="Arial" style:font-weight-complex="bold"/>
    </style:style>
    <style:style style:name="T3" style:family="text">
      <style:text-properties fo:font-size="12pt" fo:font-weight="normal" style:font-size-asian="12pt" style:font-weight-asian="normal" style:font-name-complex="Arial" style:font-weight-complex="bold"/>
    </style:style>
    <style:style style:name="T4" style:family="text">
      <style:text-properties style:font-name-complex="Arial"/>
    </style:style>
    <style:style style:name="T5" style:family="text">
      <style:text-properties style:font-name="Arial" fo:font-size="12pt" style:font-size-asian="12pt" style:font-name-complex="Arial" style:font-size-complex="12pt"/>
    </style:style>
    <style:style style:name="T6" style:family="text">
      <style:text-properties style:font-name="Arial" style:font-name-complex="Arial"/>
    </style:style>
    <style:style style:name="T7" style:family="text">
      <style:text-properties style:font-name="Arial" fo:font-size="12pt" style:font-size-asian="12pt" style:font-size-complex="12pt"/>
    </style:style>
    <style:style style:name="T8" style:family="text" style:parent-style-name="Internet_20_link">
      <style:text-properties style:font-name="Arial" fo:font-size="12pt" style:font-size-asian="12pt" style:font-name-complex="Arial" style:font-size-complex="12pt"/>
    </style:style>
    <style:style style:name="T9" style:family="text" style:parent-style-name="Internet_20_link">
      <style:text-properties style:font-name="Arial" fo:font-size="12pt" fo:font-weight="normal" style:font-size-asian="12pt" style:font-weight-asian="normal" style:font-name-complex="Arial" style:font-size-complex="12pt" style:font-weight-complex="normal"/>
    </style:style>
    <style:style style:name="T10" style:family="text">
      <style:text-properties style:font-weight-complex="normal"/>
    </style:style>
    <style:style style:name="T11" style:family="text">
      <style:text-properties style:font-weight-complex="normal"/>
    </style:style>
    <style:style style:name="T12" style:family="text">
      <style:text-properties style:font-name="Arial" style:font-name-complex="Arial" style:font-size-complex="14pt"/>
    </style:style>
    <style:style style:name="T13" style:family="text">
      <style:text-properties style:font-name="Arial" fo:font-size="8pt" fo:language="en" fo:country="US" fo:font-weight="bold" style:font-size-asian="8pt" style:font-weight-asian="bold" style:font-name-complex="Arial" style:font-size-complex="8pt"/>
    </style:style>
    <style:style style:name="T14" style:family="text">
      <style:text-properties style:font-name="Arial" fo:font-size="8pt" fo:font-weight="bold" style:font-size-asian="8pt" style:font-weight-asian="bold" style:font-name-complex="Arial" style:font-size-complex="8pt"/>
    </style:style>
    <style:style style:name="T15" style:family="text">
      <style:text-properties style:font-name="Arial" style:font-name-complex="Arial" style:font-style-complex="italic"/>
    </style:style>
    <style:style style:name="T16" style:family="text">
      <style:text-properties style:font-name="Arial" fo:language="en" fo:country="US" fo:font-style="italic" style:font-style-asian="italic" style:font-name-complex="Arial" style:font-style-complex="italic"/>
    </style:style>
    <style:style style:name="T17" style:family="text">
      <style:text-properties style:font-name="Arial" fo:language="en" fo:country="US" style:font-name-complex="Arial"/>
    </style:style>
    <style:style style:name="T18" style:family="text" style:parent-style-name="Footnote_20_Symbol">
      <style:text-properties style:font-name="Arial" fo:font-size="8pt" style:font-size-asian="8pt" style:font-name-complex="Arial"/>
    </style:style>
    <style:style style:name="T19" style:family="text">
      <style:text-properties style:font-name="Arial" fo:font-style="italic" style:font-style-asian="italic" style:font-name-complex="Arial" style:font-style-complex="italic"/>
    </style:style>
    <style:style style:name="T20" style:family="text">
      <style:text-properties style:font-name="Arial" fo:font-style="italic" style:font-style-asian="italic" style:font-name-complex="Arial"/>
    </style:style>
    <style:style style:name="T21" style:family="text">
      <style:text-properties style:font-name="Arial" fo:font-weight="bold" style:font-weight-asian="bold" style:font-name-complex="Arial"/>
    </style:style>
    <style:style style:name="T22" style:family="text">
      <style:text-properties style:font-name="Arial" fo:language="en" fo:country="US" fo:font-weight="bold" style:font-weight-asian="bold" style:font-name-complex="Arial"/>
    </style:style>
    <style:style style:name="T23" style:family="text">
      <style:text-properties style:font-name="Arial" fo:language="es" fo:country="ES" style:font-name-complex="Arial"/>
    </style:style>
    <style:style style:name="T24" style:family="text">
      <style:text-properties style:font-name="Arial" fo:font-size="10pt" style:font-size-asian="10pt" style:font-name-complex="Arial" style:font-size-complex="10pt"/>
    </style:style>
    <style:style style:name="T25" style:family="text">
      <style:text-properties style:font-name="Arial" fo:font-size="10pt" fo:font-style="italic" style:font-size-asian="10pt" style:font-style-asian="italic" style:font-name-complex="Arial" style:font-size-complex="10pt"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Sect1" style:family="section">
      <style:section-properties style:writing-mode="lr-tb" style:editable="false">
        <style:columns fo:column-count="0" fo:column-gap="0cm"/>
      </style:section-properties>
    </style:style>
    <style:style style:name="Sect2" style:family="section">
      <style:section-properties text:dont-balance-text-columns="true" style:writing-mode="lr-tb"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Universidade Federal de Goiás<text:line-break/>Instituto de Informática</text:p>
      <text:p text:style-name="P3"/>
      <text:p text:style-name="P3"/>
      <text:p text:style-name="P3"/>
      <text:p text:style-name="P3"/>
      <text:p text:style-name="P3"/>
      <text:p text:style-name="P4"><text:span text:style-name="T3">http://escola.berlios.de</text:span><text:span text:style-name="T2"><text:line-break/></text:span><text:span text:style-name="T4"><text:line-break/>Sistema de Gerência Acadêmica:<text:line-break/>Ensino, Pesquisa e Extensão</text:span></text:p>
      <text:p text:style-name="P5"/>
      <text:p text:style-name="P5"><text:s/></text:p>
      <text:p text:style-name="P6"/>
      <text:p text:style-name="P6">Regras de Negócios</text:p>
      <text:p text:style-name="P7"/>
      <text:p text:style-name="P6"/>
      <text:p text:style-name="P8"/>
      <text:p text:style-name="P8">Versão 0.1</text:p>
      <text:p text:style-name="P7"><text:s/></text:p>
      <text:p text:style-name="P7"/>
      <text:p text:style-name="P7"/>
      <text:p text:style-name="P7"/>
      <text:p text:style-name="P7"/>
      <text:p text:style-name="P9"/>
      <text:p text:style-name="P10">Gilmar Ferreira Arantes</text:p>
      <text:p text:style-name="P10">Sandro de Moraes</text:p>
      <text:p text:style-name="P10">Yoshiyuki Kuwae</text:p>
      <text:p text:style-name="P10"/>
      <text:p text:style-name="P11">Coordenação:</text:p>
      <text:p text:style-name="P12"><text:span text:style-name="T5">Fábio Nogueira de Lucena<text:line-break/>fabio@inf.ufg.br</text:span><text:span text:style-name="T6"><text:line-break/></text:span></text:p>
      <text:p text:style-name="P9"/>
      <text:p text:style-name="P9"/>
      <text:p text:style-name="P9"/>
      <text:p text:style-name="P9"/>
      <text:p text:style-name="P9"/>
      <text:p text:style-name="P10">Goiânia, Junho de 2006</text:p>
      <text:p text:style-name="P9"/>
      <text:p text:style-name="P9"/>
      <text:p text:style-name="P9"/>
      <text:p text:style-name="P9"/>
      <text:p text:style-name="P9"/>
      <text:p text:style-name="P9"/>
      <text:p text:style-name="P9"/>
      <text:section text:style-name="Sect1" text:name="Seção1">
        <text:p text:style-name="P13">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4">Data</text:p>
            </table:table-cell>
            <table:table-cell table:style-name="Tabela1.A1" office:value-type="string">
              <text:p text:style-name="P14">Versão</text:p>
            </table:table-cell>
            <table:table-cell table:style-name="Tabela1.A1" office:value-type="string">
              <text:p text:style-name="P14">Descrição</text:p>
            </table:table-cell>
            <table:table-cell table:style-name="Tabela1.D1" office:value-type="string">
              <text:p text:style-name="P14">Autor</text:p>
            </table:table-cell>
          </table:table-row>
          <table:table-row table:style-name="Tabela1.1">
            <table:table-cell table:style-name="Tabela1.A2" office:value-type="string">
              <text:p text:style-name="P15">10/06/06</text:p>
            </table:table-cell>
            <table:table-cell table:style-name="Tabela1.A2" office:value-type="string">
              <text:p text:style-name="P15">0.1</text:p>
            </table:table-cell>
            <table:table-cell table:style-name="Tabela1.A2" office:value-type="string">
              <text:p text:style-name="P15">Elaboração do documento de regras de negócio</text:p>
            </table:table-cell>
            <table:table-cell table:style-name="Tabela1.D2" office:value-type="string">
              <text:p text:style-name="P16"><text:span text:style-name="T6">Gilmar, Sandro, Yoshiyuke</text:span></text:p>
            </table:table-cell>
          </table:table-row>
        </table:table>
        <text:p text:style-name="Standard"/>
        <text:p text:style-name="P17"/>
        <text:p text:style-name="P18"/>
        <text:p text:style-name="P7"/>
        <text:p text:style-name="P7"/>
        <text:p text:style-name="P7"/>
        <text:p text:style-name="P19">Conteúdo</text:p>
        <text:p text:style-name="P20"/>
        <text:p text:style-name="P21"><text:a xlink:type="simple" xlink:href="#1.OBJETIVO|outline"><text:span text:style-name="T7">1. <text:s/>Objetivo <text:s/><text:tab/>4</text:span></text:a></text:p>
        <text:p text:style-name="P21"><text:a xlink:type="simple" xlink:href="#0. 2 Resumo do projeto|outline"><text:span text:style-name="T7">1.1 <text:s/>Tabela de Indexação <text:s/><text:tab/>4</text:span></text:a></text:p>
        <text:p text:style-name="P21"><text:a xlink:type="simple" xlink:href="#3.AUXÍLIO|outline"><text:span text:style-name="T7">2. <text:s/>Auxílio <text:s text:c="2"/><text:tab/></text:span></text:a><text:a xlink:type="simple" xlink:href="#3.AUXÍLIO|outline"><text:span text:style-name="T7">6</text:span></text:a></text:p>
        <text:p text:style-name="P21"><text:a xlink:type="simple" xlink:href="#4.CORPO DOCENTE|outline"><text:span text:style-name="T7">3. <text:s/>Corpo docente <text:s text:c="4"/><text:tab/></text:span></text:a><text:a xlink:type="simple" xlink:href="#4.CORPO DOCENTE|outline"><text:span text:style-name="T7">6</text:span></text:a></text:p>
        <text:p text:style-name="P21"><text:a xlink:type="simple" xlink:href="#5.CRÉDITO|outline"><text:span text:style-name="T7">4. <text:s/>Crédito <text:s text:c="3"/><text:tab/></text:span></text:a><text:a xlink:type="simple" xlink:href="#5.CRÉDITO|outline"><text:span text:style-name="T7">11</text:span></text:a></text:p>
        <text:p text:style-name="P21"><text:a xlink:type="simple" xlink:href="#6.DEFESA DO PRODUTO FINAL|outline"><text:span text:style-name="T7">5. <text:s/>Defesa do produto final <text:s text:c="2"/><text:tab/></text:span></text:a><text:a xlink:type="simple" xlink:href="#6.DEFESA DO PRODUTO FINAL|outline"><text:span text:style-name="T7">12</text:span></text:a></text:p>
        <text:p text:style-name="P21"><text:a xlink:type="simple" xlink:href="#7.DESLIGAMENTO|outline"><text:span text:style-name="T7">6. <text:s/>Desligamento <text:s text:c="2"/><text:tab/></text:span></text:a><text:a xlink:type="simple" xlink:href="#7.DESLIGAMENTO|outline"><text:span text:style-name="T7">16</text:span></text:a></text:p>
        <text:p text:style-name="P21"><text:a xlink:type="simple" xlink:href="#8.DISCIPLINA|outline"><text:span text:style-name="T7">7. <text:s/>Disciplina <text:s text:c="2"/><text:tab/></text:span></text:a><text:a xlink:type="simple" xlink:href="#8.DISCIPLINA|outline"><text:span text:style-name="T7">19</text:span></text:a></text:p>
        <text:p text:style-name="P21"><text:a xlink:type="simple" xlink:href="#9.ESTÁGIO DE DOCÊNCIA|outline"><text:span text:style-name="T7">8. <text:s/>Estágio de docência <text:s text:c="3"/><text:tab/></text:span></text:a><text:a xlink:type="simple" xlink:href="#9.ESTÁGIO DE DOCÊNCIA|outline"><text:span text:style-name="T7">27</text:span></text:a></text:p>
        <text:p text:style-name="P21"><text:a xlink:type="simple" xlink:href="#10.ESTUDOS COMPLEMENTARES|outline"><text:span text:style-name="T7">9. <text:s/>Estudos complementares <text:s text:c="2"/><text:tab/></text:span></text:a><text:a xlink:type="simple" xlink:href="#10.ESTUDOS COMPLEMENTARES|outline"><text:span text:style-name="T7">28</text:span></text:a></text:p>
        <text:p text:style-name="P21"><text:a xlink:type="simple" xlink:href="#11.EXAME DE QUALIFICAÇÃO|outline"><text:span text:style-name="T7">10. <text:s/>Exame de qualificação <text:s text:c="3"/><text:tab/></text:span></text:a><text:a xlink:type="simple" xlink:href="#11.EXAME DE QUALIFICAÇÃO|outline"><text:span text:style-name="T7">29</text:span></text:a></text:p>
        <text:p text:style-name="P21"><text:a xlink:type="simple" xlink:href="#12.EXPEDIÇÃO DO DIPLOMA|outline"><text:span text:style-name="T7">11. Expedição do diploma <text:s text:c="3"/><text:tab/></text:span></text:a><text:a xlink:type="simple" xlink:href="#12.EXPEDIÇÃO DO DIPLOMA|outline"><text:span text:style-name="T7">30</text:span></text:a></text:p>
        <text:p text:style-name="P22"><text:a xlink:type="simple" xlink:href="#13.MATRÍCULA|outline"><text:span text:style-name="T8">12. <text:s/>Matrícula <text:s text:c="2"/><text:tab/></text:span></text:a><text:a xlink:type="simple" xlink:href="#13.MATRÍCULA|outline"><text:span text:style-name="T8">31</text:span></text:a></text:p>
        <text:p text:style-name="P22"><text:a xlink:type="simple" xlink:href="#14.OBTENÇÃO DO GRAU|outline"><text:span text:style-name="T8">13. <text:s/>Obtenção do grau<text:tab/> </text:span></text:a><text:a xlink:type="simple" xlink:href="#14.OBTENÇÃO DO GRAU|outline"><text:span text:style-name="T8">35</text:span></text:a></text:p>
        <text:p text:style-name="P23"><text:a xlink:type="simple" xlink:href="#15.PROCESSO SELETIVO|outline"><text:span text:style-name="T9">14. <text:s/>Processo seletivo<text:tab/>35</text:span></text:a></text:p>
        <text:p text:style-name="P24"><text:a xlink:type="simple" xlink:href="#16.PRODUTO FINAL|outline"><text:span text:style-name="T9">15. <text:s/>Produto final<text:tab/> 35</text:span></text:a></text:p>
        <text:p text:style-name="P24"><text:a xlink:type="simple" xlink:href="#17.PROGRAMA DE PÓS-GRADUAÇÃO|outline"><text:span text:style-name="T9">16. <text:s/>Programa de pós-graduação <text:tab/> </text:span></text:a><text:a xlink:type="simple" xlink:href="#17.PROGRAMA DE PÓS-GRADUAÇÃO|outline"><text:span text:style-name="T9">38</text:span></text:a></text:p>
        <text:p text:style-name="P24"><text:a xlink:type="simple" xlink:href="#18.REQUERIMENTO|outline"><text:span text:style-name="T9">17. <text:s/>Requerimento<text:tab/> <text:s text:c="2"/>40</text:span></text:a></text:p>
        <text:p text:style-name="P24"><text:a xlink:type="simple" xlink:href="#19.SUFICIÊNCIA EM LÍNGUA(S) ESTRANGEIRA(S)|outline"><text:span text:style-name="T9">18. <text:s/>Suficiência em língua(s) estrangeira <text:s/><text:tab/> <text:s/>41</text:span></text:a></text:p>
        <text:p text:style-name="P25"><text:span text:style-name="T10">T</text:span><text:a xlink:type="simple" xlink:href="#0.0.|outline"><text:span text:style-name="T11">#0.|outline</text:span></text:a><text:span text:style-name="T10">este</text:span></text:p>
        <text:p text:style-name="P26"/>
        <text:p text:style-name="P26"/>
        <text:p text:style-name="Title">DOCUMENTO DE REGRAS</text:p>
        <text:p text:style-name="Footnote"/>
        <text:list text:style-name="WW8Num8">
          <text:list-item>
            <text:h text:style-name="P27" text:outline-level="1">OBJETIVO</text:h>
          </text:list-item>
        </text:list>
        <text:p text:style-name="P28"/>
        <text:p text:style-name="P29">O presente documento visa catalogar todas, TODAS as regras pertinentes à pós-graduação de forma que, de posse deste documento, o desenvolvimento de um sistema de apoio às atividades da pós-graduação possam ser executadas de acordo com estas regras. Para cada regra ainda deverá ser fornecida a política a ser adotada quando não for cumprida.</text:p>
        <text:p text:style-name="P30"/>
        <text:list text:style-name="WW8Num8" text:continue-numbering="true">
          <text:list-item>
            <text:h text:style-name="P31" text:outline-level="1">Tabela de Indexação</text:h>
          </text:list-item>
        </text:list>
        <text:p text:style-name="P32"><text:span text:style-name="T12">As tabelas abaixo visam facilitar a localização de uma regra de negócio correspondente à determinada entrada nas resoluções responsáveis pelo regimento das atividades da pós-graduação da UFG. Observe que, em alguns casos, não há regra de negócio correspondente a determinado item das resoluções CEPEC 572 e CEPEC 472. Nestes casos, o domínio do negócio não é contemplado por atividade ou interfere no funcionamento do SISPG conforme as regra eliciadas até o momento.</text:span></text:p>
        <text:p text:style-name="P33">Cada elemento de resolução fornecido abaixo nesta tabela, é seguido de uma referência para a regra de negócio correspondente. Desta forma, a documentação produzida facilita a navegação entre as regras e a resolução que as originou.</text:p>
        <text:p text:style-name="P34"/>
        <text:p text:style-name="Table"><text:span text:style-name="T6">TABELA 1: Tabela de Correspondência da Resolução CEPEC 572</text:span></text:p>
        <table:table table:name="Tabela2" table:style-name="Tabela2">
          <table:table-column table:style-name="Tabela2.A" table:number-columns-repeated="3"/>
          <table:table-column table:style-name="Tabela2.D" table:number-columns-repeated="2"/>
          <table:table-column table:style-name="Tabela2.F"/>
          <table:table-row table:style-name="Tabela2.1">
            <table:table-cell table:style-name="Tabela2.A1" office:value-type="string">
              <text:p text:style-name="P35">Artigo</text:p>
            </table:table-cell>
            <table:table-cell table:style-name="Tabela2.A1" office:value-type="string">
              <text:p text:style-name="P35">Regra</text:p>
            </table:table-cell>
            <table:table-cell table:style-name="Tabela2.A1" office:value-type="string">
              <text:p text:style-name="P35">Artigo</text:p>
            </table:table-cell>
            <table:table-cell table:style-name="Tabela2.A1" office:value-type="string">
              <text:p text:style-name="P35">Regra</text:p>
            </table:table-cell>
            <table:table-cell table:style-name="Tabela2.A1" office:value-type="string">
              <text:p text:style-name="P35">Artigo</text:p>
            </table:table-cell>
            <table:table-cell table:style-name="Tabela2.F1" office:value-type="string">
              <text:p text:style-name="P35">Regra</text:p>
            </table:table-cell>
          </table:table-row>
          <table:table-row table:style-name="Tabela2.1">
            <table:table-cell table:style-name="Tabela2.A2" office:value-type="string">
              <text:p text:style-name="P36">Art. 1º, § 1º</text:p>
            </table:table-cell>
            <table:table-cell table:style-name="Tabela2.A2" office:value-type="string">
              <text:p text:style-name="P37">RN7.1</text:p>
            </table:table-cell>
            <table:table-cell table:style-name="Tabela2.A2" office:value-type="string">
              <text:p text:style-name="P36">Art. 1º, § 2º</text:p>
            </table:table-cell>
            <table:table-cell table:style-name="Tabela2.A2" office:value-type="string">
              <text:p text:style-name="P37">RN16.1</text:p>
            </table:table-cell>
            <table:table-cell table:style-name="Tabela2.A2" office:value-type="string">
              <text:p text:style-name="P36">Art. 4º, § 1º</text:p>
            </table:table-cell>
            <table:table-cell table:style-name="Tabela2.F2" office:value-type="string">
              <text:p text:style-name="P37">RN15.1</text:p>
            </table:table-cell>
          </table:table-row>
          <table:table-row table:style-name="Tabela2.1">
            <table:table-cell table:style-name="Tabela2.A2" office:value-type="string">
              <text:p text:style-name="P36">Art. 4º, § 2º</text:p>
            </table:table-cell>
            <table:table-cell table:style-name="Tabela2.A2" office:value-type="string">
              <text:p text:style-name="P37">RN15.2</text:p>
            </table:table-cell>
            <table:table-cell table:style-name="Tabela2.A2" office:value-type="string">
              <text:p text:style-name="P36">Art. 5º, III</text:p>
            </table:table-cell>
            <table:table-cell table:style-name="Tabela2.A2" office:value-type="string">
              <text:p text:style-name="P37">RN14.1</text:p>
            </table:table-cell>
            <table:table-cell table:style-name="Tabela2.A2" office:value-type="string">
              <text:p text:style-name="P36">Art. 5º, IV</text:p>
            </table:table-cell>
            <table:table-cell table:style-name="Tabela2.F2" office:value-type="string">
              <text:p text:style-name="P37">RN 14.9</text:p>
            </table:table-cell>
          </table:table-row>
          <table:table-row table:style-name="Tabela2.1">
            <table:table-cell table:style-name="Tabela2.A2" office:value-type="string">
              <text:p text:style-name="P38">Art. 5º, VII</text:p>
            </table:table-cell>
            <table:table-cell table:style-name="Tabela2.A2" office:value-type="string">
              <text:p text:style-name="P39">RN10.2</text:p>
            </table:table-cell>
            <table:table-cell table:style-name="Tabela2.A2" office:value-type="string">
              <text:p text:style-name="P38">Art. 5º, VIII</text:p>
            </table:table-cell>
            <table:table-cell table:style-name="Tabela2.A2" office:value-type="string">
              <text:p text:style-name="P39">RN7.1</text:p>
            </table:table-cell>
            <table:table-cell table:style-name="Tabela2.A2" office:value-type="string">
              <text:p text:style-name="P38">Art. 5º, XI</text:p>
            </table:table-cell>
            <table:table-cell table:style-name="Tabela2.F2" office:value-type="string">
              <text:p text:style-name="P39">RN18.1</text:p>
            </table:table-cell>
          </table:table-row>
          <table:table-row table:style-name="Tabela2.1">
            <table:table-cell table:style-name="Tabela2.A2" office:value-type="string">
              <text:p text:style-name="P38">Art. 5º, XIV</text:p>
            </table:table-cell>
            <table:table-cell table:style-name="Tabela2.A2" office:value-type="string">
              <text:p text:style-name="P39">RN3.7</text:p>
            </table:table-cell>
            <table:table-cell table:style-name="Tabela2.A2" office:value-type="string">
              <text:p text:style-name="P38">Art. 6º, § 3º, § 4º </text:p>
            </table:table-cell>
            <table:table-cell table:style-name="Tabela2.A2" office:value-type="string">
              <text:p text:style-name="P39">RN3.8</text:p>
            </table:table-cell>
            <table:table-cell table:style-name="Tabela2.A2" office:value-type="string">
              <text:p text:style-name="P38">Art. 14º, a</text:p>
            </table:table-cell>
            <table:table-cell table:style-name="Tabela2.F2" office:value-type="string">
              <text:p text:style-name="P39">RN14.4</text:p>
            </table:table-cell>
          </table:table-row>
          <table:table-row table:style-name="Tabela2.1">
            <table:table-cell table:style-name="Tabela2.A2" office:value-type="string">
              <text:p text:style-name="P38">Art. 14º, b</text:p>
            </table:table-cell>
            <table:table-cell table:style-name="Tabela2.A2" office:value-type="string">
              <text:p text:style-name="P39">RN 3.2</text:p>
            </table:table-cell>
            <table:table-cell table:style-name="Tabela2.A2" office:value-type="string">
              <text:p text:style-name="P38">Art. 14º, e</text:p>
            </table:table-cell>
            <table:table-cell table:style-name="Tabela2.A2" office:value-type="string">
              <text:p text:style-name="P40">RN5.7</text:p>
              <text:p text:style-name="P41">RN10.1</text:p>
            </table:table-cell>
            <table:table-cell table:style-name="Tabela2.A2" office:value-type="string">
              <text:p text:style-name="P38">Art. 14º, f</text:p>
            </table:table-cell>
            <table:table-cell table:style-name="Tabela2.F2" office:value-type="string">
              <text:p text:style-name="P39">RN3.10</text:p>
            </table:table-cell>
          </table:table-row>
          <table:table-row table:style-name="Tabela2.1">
            <table:table-cell table:style-name="Tabela2.A2" office:value-type="string">
              <text:p text:style-name="P38">Art. 14º, g</text:p>
            </table:table-cell>
            <table:table-cell table:style-name="Tabela2.A2" office:value-type="string">
              <text:p text:style-name="P39">RN3.16</text:p>
            </table:table-cell>
            <table:table-cell table:style-name="Tabela2.A2" office:value-type="string">
              <text:p text:style-name="P38">Art. 14º, h</text:p>
            </table:table-cell>
            <table:table-cell table:style-name="Tabela2.A2" office:value-type="string">
              <text:p text:style-name="P39">RN7.20</text:p>
            </table:table-cell>
            <table:table-cell table:style-name="Tabela2.A2" office:value-type="string">
              <text:p text:style-name="P38">Art. 14º, j</text:p>
            </table:table-cell>
            <table:table-cell table:style-name="Tabela2.F2" office:value-type="string">
              <text:p text:style-name="P39">RN16.7</text:p>
            </table:table-cell>
          </table:table-row>
          <table:table-row table:style-name="Tabela2.1">
            <table:table-cell table:style-name="Tabela2.A2" office:value-type="string">
              <text:p text:style-name="P38">Art. 14º, o</text:p>
            </table:table-cell>
            <table:table-cell table:style-name="Tabela2.A2" office:value-type="string">
              <text:p text:style-name="P39">RN 3.2</text:p>
            </table:table-cell>
            <table:table-cell table:style-name="Tabela2.A2" office:value-type="string">
              <text:p text:style-name="P38">Art. 14º, p</text:p>
            </table:table-cell>
            <table:table-cell table:style-name="Tabela2.A2" office:value-type="string">
              <text:p text:style-name="P39">RN12.12</text:p>
            </table:table-cell>
            <table:table-cell table:style-name="Tabela2.A2" office:value-type="string">
              <text:p text:style-name="P38">Art. 17º, e</text:p>
            </table:table-cell>
            <table:table-cell table:style-name="Tabela2.F2" office:value-type="string">
              <text:p text:style-name="P39">RN16.2</text:p>
            </table:table-cell>
          </table:table-row>
          <table:table-row table:style-name="Tabela2.1">
            <table:table-cell table:style-name="Tabela2.A2" office:value-type="string">
              <text:p text:style-name="P38">Art. 19º caput I e II</text:p>
            </table:table-cell>
            <table:table-cell table:style-name="Tabela2.A2" office:value-type="string">
              <text:p text:style-name="P39">RN3.1</text:p>
            </table:table-cell>
            <table:table-cell table:style-name="Tabela2.A2" office:value-type="string">
              <text:p text:style-name="P38">Art. 19º, § 1º</text:p>
            </table:table-cell>
            <table:table-cell table:style-name="Tabela2.A2" office:value-type="string">
              <text:p text:style-name="P39">RN3.3 <text:s/>RN3.17</text:p>
            </table:table-cell>
            <table:table-cell table:style-name="Tabela2.A2" office:value-type="string">
              <text:p text:style-name="P38">Art. 19º, § 2º</text:p>
            </table:table-cell>
            <table:table-cell table:style-name="Tabela2.F2" office:value-type="string">
              <text:p text:style-name="P39">RN3.7 <text:s/>RN3.17</text:p>
            </table:table-cell>
          </table:table-row>
          <table:table-row table:style-name="Tabela2.1">
            <table:table-cell table:style-name="Tabela2.A2" office:value-type="string">
              <text:p text:style-name="P38">Art. 19º, § 3º</text:p>
            </table:table-cell>
            <table:table-cell table:style-name="Tabela2.A2" office:value-type="string">
              <text:p text:style-name="P39">RN3.7 </text:p>
            </table:table-cell>
            <table:table-cell table:style-name="Tabela2.A2" office:value-type="string">
              <text:p text:style-name="P38">Art. 19º, § 4º</text:p>
            </table:table-cell>
            <table:table-cell table:style-name="Tabela2.A2" office:value-type="string">
              <text:p text:style-name="P39">RN3.2</text:p>
            </table:table-cell>
            <table:table-cell table:style-name="Tabela2.A2" office:value-type="string">
              <text:p text:style-name="P38">Art. 19º, § 5º</text:p>
            </table:table-cell>
            <table:table-cell table:style-name="Tabela2.F2" office:value-type="string">
              <text:p text:style-name="P39">RN3.2</text:p>
            </table:table-cell>
          </table:table-row>
          <table:table-row table:style-name="Tabela2.1">
            <table:table-cell table:style-name="Tabela2.A2" office:value-type="string">
              <text:p text:style-name="P38">Art. 19º, § 6º</text:p>
            </table:table-cell>
            <table:table-cell table:style-name="Tabela2.A2" office:value-type="string">
              <text:p text:style-name="P39">RN3.5</text:p>
            </table:table-cell>
            <table:table-cell table:style-name="Tabela2.A2" office:value-type="string">
              <text:p text:style-name="P38">Art. 20º caput</text:p>
            </table:table-cell>
            <table:table-cell table:style-name="Tabela2.A2" office:value-type="string">
              <text:p text:style-name="P39">RN3.9 <text:s text:c="3"/>RN3.10</text:p>
            </table:table-cell>
            <table:table-cell table:style-name="Tabela2.A2" office:value-type="string">
              <text:p text:style-name="P38">Art. 20º, § 1º, b</text:p>
            </table:table-cell>
            <table:table-cell table:style-name="Tabela2.F2" office:value-type="string">
              <text:p text:style-name="P39">RN3.13 RN3.14</text:p>
            </table:table-cell>
          </table:table-row>
          <table:table-row table:style-name="Tabela2.1">
            <table:table-cell table:style-name="Tabela2.A2" office:value-type="string">
              <text:p text:style-name="P38">Art. 20º, § 1º, d</text:p>
            </table:table-cell>
            <table:table-cell table:style-name="Tabela2.A2" office:value-type="string">
              <text:p text:style-name="P39">RN12.6</text:p>
            </table:table-cell>
            <table:table-cell table:style-name="Tabela2.A2" office:value-type="string">
              <text:p text:style-name="P38">Art. 20º, § 1º, e</text:p>
            </table:table-cell>
            <table:table-cell table:style-name="Tabela2.A2" office:value-type="string">
              <text:p text:style-name="P39">RN6.7</text:p>
            </table:table-cell>
            <table:table-cell table:style-name="Tabela2.A2" office:value-type="string">
              <text:p text:style-name="P38">Art. 20º, § 1º, f</text:p>
            </table:table-cell>
            <table:table-cell table:style-name="Tabela2.F2" office:value-type="string">
              <text:p text:style-name="P39">RN5.1 <text:s text:c="3"/>RN10.3</text:p>
            </table:table-cell>
          </table:table-row>
          <table:table-row table:style-name="Tabela2.1">
            <table:table-cell table:style-name="Tabela2.A2" office:value-type="string">
              <text:p text:style-name="P38">Art. 20º, § 1º, g</text:p>
            </table:table-cell>
            <table:table-cell table:style-name="Tabela2.A2" office:value-type="string">
              <text:p text:style-name="P39">RN3.15</text:p>
            </table:table-cell>
            <table:table-cell table:style-name="Tabela2.A2" office:value-type="string">
              <text:p text:style-name="P38">Art. 20º, § 2º, b</text:p>
            </table:table-cell>
            <table:table-cell table:style-name="Tabela2.A2" office:value-type="string">
              <text:p text:style-name="P39">RN3.18</text:p>
            </table:table-cell>
            <table:table-cell table:style-name="Tabela2.A2" office:value-type="string">
              <text:p text:style-name="P42">Art. 21º caput, § único</text:p>
            </table:table-cell>
            <table:table-cell table:style-name="Tabela2.F2" office:value-type="string">
              <text:p text:style-name="P43">RN3.12</text:p>
            </table:table-cell>
          </table:table-row>
          <table:table-row table:style-name="Tabela2.1">
            <table:table-cell table:style-name="Tabela2.A2" office:value-type="string">
              <text:p text:style-name="P38">Art. 22º</text:p>
            </table:table-cell>
            <table:table-cell table:style-name="Tabela2.A2" office:value-type="string">
              <text:p text:style-name="P39">RN14.1</text:p>
            </table:table-cell>
            <table:table-cell table:style-name="Tabela2.A2" office:value-type="string">
              <text:p text:style-name="P38">Art. 23º, § 2º</text:p>
            </table:table-cell>
            <table:table-cell table:style-name="Tabela2.A2" office:value-type="string">
              <text:p text:style-name="P39">RN14.6</text:p>
            </table:table-cell>
            <table:table-cell table:style-name="Tabela2.A2" office:value-type="string">
              <text:p text:style-name="P44"><text:span text:style-name="T13">Art. 24º caput</text:span></text:p>
            </table:table-cell>
            <table:table-cell table:style-name="Tabela2.F2" office:value-type="string">
              <text:p text:style-name="P39">RN14.3</text:p>
            </table:table-cell>
          </table:table-row>
          <table:table-row table:style-name="Tabela2.1">
            <table:table-cell table:style-name="Tabela2.A2" office:value-type="string">
              <text:p text:style-name="P38">Art. 24º, § 1º</text:p>
            </table:table-cell>
            <table:table-cell table:style-name="Tabela2.A2" office:value-type="string">
              <text:p text:style-name="P39">RN14.5</text:p>
            </table:table-cell>
            <table:table-cell table:style-name="Tabela2.A2" office:value-type="string">
              <text:p text:style-name="P38">Art. 24º, § 2º</text:p>
            </table:table-cell>
            <table:table-cell table:style-name="Tabela2.A2" office:value-type="string">
              <text:p text:style-name="P39">RN14.5</text:p>
            </table:table-cell>
            <table:table-cell table:style-name="Tabela2.A2" office:value-type="string">
              <text:p text:style-name="P38">Art. 25º, § 2º</text:p>
            </table:table-cell>
            <table:table-cell table:style-name="Tabela2.F2" office:value-type="string">
              <text:p text:style-name="P39">RN14.4</text:p>
            </table:table-cell>
          </table:table-row>
          <table:table-row table:style-name="Tabela2.1">
            <table:table-cell table:style-name="Tabela2.A2" office:value-type="string">
              <text:p text:style-name="P44"><text:span text:style-name="T13">Art. 26º caput</text:span></text:p>
            </table:table-cell>
            <table:table-cell table:style-name="Tabela2.A2" office:value-type="string">
              <text:p text:style-name="P39">RN14.7</text:p>
            </table:table-cell>
            <table:table-cell table:style-name="Tabela2.A2" office:value-type="string">
              <text:p text:style-name="P44"><text:span text:style-name="T13">Art. 27º caput</text:span></text:p>
            </table:table-cell>
            <table:table-cell table:style-name="Tabela2.A2" office:value-type="string">
              <text:p text:style-name="P39">RN14.8</text:p>
            </table:table-cell>
            <table:table-cell table:style-name="Tabela2.A2" office:value-type="string">
              <text:p text:style-name="P38">Art. 29º</text:p>
            </table:table-cell>
            <table:table-cell table:style-name="Tabela2.F2" office:value-type="string">
              <text:p text:style-name="P39">RN12.1 <text:s/>RN12.3</text:p>
            </table:table-cell>
          </table:table-row>
          <table:table-row table:style-name="Tabela2.1">
            <table:table-cell table:style-name="Tabela2.A2" office:value-type="string">
              <text:p text:style-name="P38">Art. 29º, § 1º</text:p>
            </table:table-cell>
            <table:table-cell table:style-name="Tabela2.A2" office:value-type="string">
              <text:p text:style-name="P39">RN12.9</text:p>
            </table:table-cell>
            <table:table-cell table:style-name="Tabela2.A2" office:value-type="string">
              <text:p text:style-name="P38">Art. 29º, § 2º</text:p>
            </table:table-cell>
            <table:table-cell table:style-name="Tabela2.A2" office:value-type="string">
              <text:p text:style-name="P39">RN7.3 <text:s text:c="3"/>RN7.4</text:p>
            </table:table-cell>
            <table:table-cell table:style-name="Tabela2.A2" office:value-type="string">
              <text:p text:style-name="P38">Art. 29º, § 3º</text:p>
            </table:table-cell>
            <table:table-cell table:style-name="Tabela2.F2" office:value-type="string">
              <text:p text:style-name="P39">RN12.5</text:p>
            </table:table-cell>
          </table:table-row>
          <table:table-row table:style-name="Tabela2.1">
            <table:table-cell table:style-name="Tabela2.A2" office:value-type="string">
              <text:p text:style-name="P38">Art. 29º, § 4º</text:p>
            </table:table-cell>
            <table:table-cell table:style-name="Tabela2.A2" office:value-type="string">
              <text:p text:style-name="P39">RN12.4</text:p>
            </table:table-cell>
            <table:table-cell table:style-name="Tabela2.A2" office:value-type="string">
              <text:p text:style-name="P38">Art. 30º</text:p>
            </table:table-cell>
            <table:table-cell table:style-name="Tabela2.A2" office:value-type="string">
              <text:p text:style-name="P39">RN12.10</text:p>
            </table:table-cell>
            <table:table-cell table:style-name="Tabela2.A2" office:value-type="string">
              <text:p text:style-name="P38">Art. 31º</text:p>
            </table:table-cell>
            <table:table-cell table:style-name="Tabela2.F2" office:value-type="string">
              <text:p text:style-name="P39">RN7.5</text:p>
            </table:table-cell>
          </table:table-row>
          <table:table-row table:style-name="Tabela2.1">
            <table:table-cell table:style-name="Tabela2.A2" office:value-type="string">
              <text:p text:style-name="P42">Art. 31º, § único</text:p>
            </table:table-cell>
            <table:table-cell table:style-name="Tabela2.A2" office:value-type="string">
              <text:p text:style-name="P43">RN7.6</text:p>
            </table:table-cell>
            <table:table-cell table:style-name="Tabela2.A2" office:value-type="string">
              <text:p text:style-name="P38">Art. 32º</text:p>
            </table:table-cell>
            <table:table-cell table:style-name="Tabela2.A2" office:value-type="string">
              <text:p text:style-name="P39">RN4.7 <text:s text:c="3"/>RN9.1 <text:s text:c="3"/>RN9.2</text:p>
            </table:table-cell>
            <table:table-cell table:style-name="Tabela2.A2" office:value-type="string">
              <text:p text:style-name="P44"><text:span text:style-name="T13">Art. 33º caput</text:span></text:p>
            </table:table-cell>
            <table:table-cell table:style-name="Tabela2.F2" office:value-type="string">
              <text:p text:style-name="P39">RN14.9</text:p>
            </table:table-cell>
          </table:table-row>
          <table:table-row table:style-name="Tabela2.1">
            <table:table-cell table:style-name="Tabela2.A2" office:value-type="string">
              <text:p text:style-name="P38">Art. 33º, § 1º</text:p>
            </table:table-cell>
            <table:table-cell table:style-name="Tabela2.A2" office:value-type="string">
              <text:p text:style-name="P39">RN14.10</text:p>
            </table:table-cell>
            <table:table-cell table:style-name="Tabela2.A2" office:value-type="string">
              <text:p text:style-name="P38">Art. 33º, § 2º</text:p>
            </table:table-cell>
            <table:table-cell table:style-name="Tabela2.A2" office:value-type="string">
              <text:p text:style-name="P39">RN14.10</text:p>
            </table:table-cell>
            <table:table-cell table:style-name="Tabela2.A2" office:value-type="string">
              <text:p text:style-name="P38">Art. 33º, § 3º</text:p>
            </table:table-cell>
            <table:table-cell table:style-name="Tabela2.F2" office:value-type="string">
              <text:p text:style-name="P39">RN14.11</text:p>
            </table:table-cell>
          </table:table-row>
          <table:table-row table:style-name="Tabela2.1">
            <table:table-cell table:style-name="Tabela2.A2" office:value-type="string">
              <text:p text:style-name="P38">Art. 34º</text:p>
            </table:table-cell>
            <table:table-cell table:style-name="Tabela2.A2" office:value-type="string">
              <text:p text:style-name="P39">RN7.12</text:p>
            </table:table-cell>
            <table:table-cell table:style-name="Tabela2.A2" office:value-type="string">
              <text:p text:style-name="P38">Art. 34º, § 1º</text:p>
            </table:table-cell>
            <table:table-cell table:style-name="Tabela2.A2" office:value-type="string">
              <text:p text:style-name="P39">RN7.13</text:p>
            </table:table-cell>
            <table:table-cell table:style-name="Tabela2.A2" office:value-type="string">
              <text:p text:style-name="P38">Art. 34º, § 2º</text:p>
            </table:table-cell>
            <table:table-cell table:style-name="Tabela2.F2" office:value-type="string">
              <text:p text:style-name="P39">RN7.14</text:p>
            </table:table-cell>
          </table:table-row>
          <table:table-row table:style-name="Tabela2.1">
            <table:table-cell table:style-name="Tabela2.A2" office:value-type="string">
              <text:p text:style-name="P38">Art. 35º</text:p>
            </table:table-cell>
            <table:table-cell table:style-name="Tabela2.A2" office:value-type="string">
              <text:p text:style-name="P39">RN12.11 RN12.12</text:p>
            </table:table-cell>
            <table:table-cell table:style-name="Tabela2.A2" office:value-type="string">
              <text:p text:style-name="P38">Art. 35º, § 1º</text:p>
            </table:table-cell>
            <table:table-cell table:style-name="Tabela2.A2" office:value-type="string">
              <text:p text:style-name="P39">RN12.13</text:p>
            </table:table-cell>
            <table:table-cell table:style-name="Tabela2.A2" office:value-type="string">
              <text:p text:style-name="P38">Art. 35º, § 3º</text:p>
            </table:table-cell>
            <table:table-cell table:style-name="Tabela2.F2" office:value-type="string">
              <text:p text:style-name="P39">RN12.14</text:p>
            </table:table-cell>
          </table:table-row>
          <table:table-row table:style-name="Tabela2.1">
            <table:table-cell table:style-name="Tabela2.A2" office:value-type="string">
              <text:p text:style-name="P38">Art. 35º, § 4º</text:p>
            </table:table-cell>
            <table:table-cell table:style-name="Tabela2.A2" office:value-type="string">
              <text:p text:style-name="P39">RN12.15</text:p>
            </table:table-cell>
            <table:table-cell table:style-name="Tabela2.A2" office:value-type="string">
              <text:p text:style-name="P38">Art. 36º</text:p>
            </table:table-cell>
            <table:table-cell table:style-name="Tabela2.A2" office:value-type="string">
              <text:p text:style-name="P39">RN16.4 RN16.5 RN16.6</text:p>
            </table:table-cell>
            <table:table-cell table:style-name="Tabela2.A2" office:value-type="string">
              <text:p text:style-name="P38">Art. 36º, § 1º</text:p>
            </table:table-cell>
            <table:table-cell table:style-name="Tabela2.F2" office:value-type="string">
              <text:p text:style-name="P39">RN16.7</text:p>
            </table:table-cell>
          </table:table-row>
          <table:table-row table:style-name="Tabela2.1">
            <table:table-cell table:style-name="Tabela2.A2" office:value-type="string">
              <text:p text:style-name="P38">Art. 36º, § 3º</text:p>
            </table:table-cell>
            <table:table-cell table:style-name="Tabela2.A2" office:value-type="string">
              <text:p text:style-name="P39">RN16.8</text:p>
            </table:table-cell>
            <table:table-cell table:style-name="Tabela2.A2" office:value-type="string">
              <text:p text:style-name="P38">Art. 36º, § 4º</text:p>
            </table:table-cell>
            <table:table-cell table:style-name="Tabela2.A2" office:value-type="string">
              <text:p text:style-name="P39">RN12.16</text:p>
            </table:table-cell>
            <table:table-cell table:style-name="Tabela2.A2" office:value-type="string">
              <text:p text:style-name="P38">Art. 37º</text:p>
            </table:table-cell>
            <table:table-cell table:style-name="Tabela2.F2" office:value-type="string">
              <text:p text:style-name="P39">RN4.1</text:p>
            </table:table-cell>
          </table:table-row>
          <table:table-row table:style-name="Tabela2.1">
            <table:table-cell table:style-name="Tabela2.A2" office:value-type="string">
              <text:p text:style-name="P44"><text:span text:style-name="T13">Art. 37º, § </text:span><text:span text:style-name="T14">único</text:span></text:p>
            </table:table-cell>
            <table:table-cell table:style-name="Tabela2.A2" office:value-type="string">
              <text:p text:style-name="P39">RN4.2 <text:s text:c="3"/>RN4.3</text:p>
            </table:table-cell>
            <table:table-cell table:style-name="Tabela2.A2" office:value-type="string">
              <text:p text:style-name="P38">Art. 38º</text:p>
            </table:table-cell>
            <table:table-cell table:style-name="Tabela2.A2" office:value-type="string">
              <text:p text:style-name="P39">RN4.4</text:p>
            </table:table-cell>
            <table:table-cell table:style-name="Tabela2.A2" office:value-type="string">
              <text:p text:style-name="P38">Art. 39º</text:p>
            </table:table-cell>
            <table:table-cell table:style-name="Tabela2.F2" office:value-type="string">
              <text:p text:style-name="P39">RN4.5</text:p>
            </table:table-cell>
          </table:table-row>
          <table:table-row table:style-name="Tabela2.1">
            <table:table-cell table:style-name="Tabela2.A2" office:value-type="string">
              <text:p text:style-name="P44"><text:span text:style-name="T13">Art. 40º caput, § </text:span><text:span text:style-name="T14">único</text:span></text:p>
            </table:table-cell>
            <table:table-cell table:style-name="Tabela2.A2" office:value-type="string">
              <text:p text:style-name="P39">RN4.6</text:p>
            </table:table-cell>
            <table:table-cell table:style-name="Tabela2.A2" office:value-type="string">
              <text:p text:style-name="P44"><text:span text:style-name="T13">Art. 41º, § </text:span><text:span text:style-name="T14">único</text:span></text:p>
            </table:table-cell>
            <table:table-cell table:style-name="Tabela2.A2" office:value-type="string">
              <text:p text:style-name="P45"><text:span text:style-name="T13">RN8.4</text:span></text:p>
            </table:table-cell>
            <table:table-cell table:style-name="Tabela2.A2" office:value-type="string">
              <text:p text:style-name="P38">Art. 43º</text:p>
            </table:table-cell>
            <table:table-cell table:style-name="Tabela2.F2" office:value-type="string">
              <text:p text:style-name="P39">RN7.7</text:p>
            </table:table-cell>
          </table:table-row>
          <table:table-row table:style-name="Tabela2.1">
            <table:table-cell table:style-name="Tabela2.A2" office:value-type="string">
              <text:p text:style-name="P38">Art. 43º, § 1º</text:p>
            </table:table-cell>
            <table:table-cell table:style-name="Tabela2.A2" office:value-type="string">
              <text:p text:style-name="P39">RN7.8</text:p>
            </table:table-cell>
            <table:table-cell table:style-name="Tabela2.A2" office:value-type="string">
              <text:p text:style-name="P38">Art. 43º, § 2º</text:p>
            </table:table-cell>
            <table:table-cell table:style-name="Tabela2.A2" office:value-type="string">
              <text:p text:style-name="P39">RN7.10</text:p>
            </table:table-cell>
            <table:table-cell table:style-name="Tabela2.A2" office:value-type="string">
              <text:p text:style-name="P38">Art. 44º</text:p>
            </table:table-cell>
            <table:table-cell table:style-name="Tabela2.F2" office:value-type="string">
              <text:p text:style-name="P39">RN18.2</text:p>
            </table:table-cell>
          </table:table-row>
          <table:table-row table:style-name="Tabela2.1">
            <table:table-cell table:style-name="Tabela2.A2" office:value-type="string">
              <text:p text:style-name="P38">Art. 45º</text:p>
            </table:table-cell>
            <table:table-cell table:style-name="Tabela2.A2" office:value-type="string">
              <text:p text:style-name="P39">RN7.15 <text:s/>RN7.16</text:p>
            </table:table-cell>
            <table:table-cell table:style-name="Tabela2.A2" office:value-type="string">
              <text:p text:style-name="P38">Art. 45º, § 1º</text:p>
            </table:table-cell>
            <table:table-cell table:style-name="Tabela2.A2" office:value-type="string">
              <text:p text:style-name="P39">RN7.17</text:p>
            </table:table-cell>
            <table:table-cell table:style-name="Tabela2.A2" office:value-type="string">
              <text:p text:style-name="P38">Art. 45º, § 2º</text:p>
            </table:table-cell>
            <table:table-cell table:style-name="Tabela2.F2" office:value-type="string">
              <text:p text:style-name="P39">RN7.18</text:p>
            </table:table-cell>
          </table:table-row>
          <table:table-row table:style-name="Tabela2.1">
            <table:table-cell table:style-name="Tabela2.A2" office:value-type="string">
              <text:p text:style-name="P38">Art. 45º, § 3º</text:p>
            </table:table-cell>
            <table:table-cell table:style-name="Tabela2.A2" office:value-type="string">
              <text:p text:style-name="P39">RN7.19</text:p>
            </table:table-cell>
            <table:table-cell table:style-name="Tabela2.A2" office:value-type="string">
              <text:p text:style-name="P38">Art. 45º, § 4º</text:p>
            </table:table-cell>
            <table:table-cell table:style-name="Tabela2.A2" office:value-type="string">
              <text:p text:style-name="P39">RN7.20</text:p>
            </table:table-cell>
            <table:table-cell table:style-name="Tabela2.A2" office:value-type="string">
              <text:p text:style-name="P38">Art. 45º, § 5º</text:p>
            </table:table-cell>
            <table:table-cell table:style-name="Tabela2.F2" office:value-type="string">
              <text:p text:style-name="P39">RN7.21</text:p>
            </table:table-cell>
          </table:table-row>
          <table:table-row table:style-name="Tabela2.1">
            <table:table-cell table:style-name="Tabela2.A2" office:value-type="string">
              <text:p text:style-name="P38">Art. 45º, § 6º</text:p>
            </table:table-cell>
            <table:table-cell table:style-name="Tabela2.A2" office:value-type="string">
              <text:p text:style-name="P39">RN7.21</text:p>
            </table:table-cell>
            <table:table-cell table:style-name="Tabela2.A2" office:value-type="string">
              <text:p text:style-name="P38">Art. 45º, § 7º</text:p>
            </table:table-cell>
            <table:table-cell table:style-name="Tabela2.A2" office:value-type="string">
              <text:p text:style-name="P39">RN7.22</text:p>
            </table:table-cell>
            <table:table-cell table:style-name="Tabela2.A2" office:value-type="string">
              <text:p text:style-name="P38">Art. 45º, § 8º</text:p>
            </table:table-cell>
            <table:table-cell table:style-name="Tabela2.F2" office:value-type="string">
              <text:p text:style-name="P39">RN7.23</text:p>
            </table:table-cell>
          </table:table-row>
          <table:table-row table:style-name="Tabela2.1">
            <table:table-cell table:style-name="Tabela2.A2" office:value-type="string">
              <text:p text:style-name="P38">Art. 46º</text:p>
            </table:table-cell>
            <table:table-cell table:style-name="Tabela2.A2" office:value-type="string">
              <text:p text:style-name="P39">RN7.24</text:p>
            </table:table-cell>
            <table:table-cell table:style-name="Tabela2.A2" office:value-type="string">
              <text:p text:style-name="P38">Art. 46º, § 2º</text:p>
            </table:table-cell>
            <table:table-cell table:style-name="Tabela2.A2" office:value-type="string">
              <text:p text:style-name="P39">RN7.25</text:p>
            </table:table-cell>
            <table:table-cell table:style-name="Tabela2.A2" office:value-type="string">
              <text:p text:style-name="P38">Art. 47º</text:p>
            </table:table-cell>
            <table:table-cell table:style-name="Tabela2.F2" office:value-type="string">
              <text:p text:style-name="P39">RN7.28 RN7.30</text:p>
            </table:table-cell>
          </table:table-row>
          <table:table-row table:style-name="Tabela2.1">
            <table:table-cell table:style-name="Tabela2.A2" office:value-type="string">
              <text:p text:style-name="P38">Art. 47º, § 1º</text:p>
            </table:table-cell>
            <table:table-cell table:style-name="Tabela2.A2" office:value-type="string">
              <text:p text:style-name="P39">RN7.31</text:p>
            </table:table-cell>
            <table:table-cell table:style-name="Tabela2.A2" office:value-type="string">
              <text:p text:style-name="P38">Art. 47º, § 2º</text:p>
            </table:table-cell>
            <table:table-cell table:style-name="Tabela2.A2" office:value-type="string">
              <text:p text:style-name="P39">RN7.29 RN7.30</text:p>
            </table:table-cell>
            <table:table-cell table:style-name="Tabela2.A2" office:value-type="string">
              <text:p text:style-name="P38">Art. 47º, § 3º</text:p>
            </table:table-cell>
            <table:table-cell table:style-name="Tabela2.F2" office:value-type="string">
              <text:p text:style-name="P39">RN7.32</text:p>
            </table:table-cell>
          </table:table-row>
          <table:table-row table:style-name="Tabela2.1">
            <table:table-cell table:style-name="Tabela2.A2" office:value-type="string">
              <text:p text:style-name="P38">Art. 47º, § 4º</text:p>
            </table:table-cell>
            <table:table-cell table:style-name="Tabela2.A2" office:value-type="string">
              <text:p text:style-name="P39">RN7.33</text:p>
            </table:table-cell>
            <table:table-cell table:style-name="Tabela2.A2" office:value-type="string">
              <text:p text:style-name="P38">Art. 47º, § 5º</text:p>
            </table:table-cell>
            <table:table-cell table:style-name="Tabela2.A2" office:value-type="string">
              <text:p text:style-name="P39">RN7.34</text:p>
            </table:table-cell>
            <table:table-cell table:style-name="Tabela2.A2" office:value-type="string">
              <text:p text:style-name="P38">Art. 47º, § 6º</text:p>
            </table:table-cell>
            <table:table-cell table:style-name="Tabela2.F2" office:value-type="string">
              <text:p text:style-name="P39">RN7.35</text:p>
            </table:table-cell>
          </table:table-row>
          <table:table-row table:style-name="Tabela2.1">
            <table:table-cell table:style-name="Tabela2.A2" office:value-type="string">
              <text:p text:style-name="P38">Art. 48º, I</text:p>
            </table:table-cell>
            <table:table-cell table:style-name="Tabela2.A2" office:value-type="string">
              <text:p text:style-name="P39">RN6.1</text:p>
            </table:table-cell>
            <table:table-cell table:style-name="Tabela2.A2" office:value-type="string">
              <text:p text:style-name="P38">Art. 48º, II</text:p>
            </table:table-cell>
            <table:table-cell table:style-name="Tabela2.A2" office:value-type="string">
              <text:p text:style-name="P39">RN6.2</text:p>
            </table:table-cell>
            <table:table-cell table:style-name="Tabela2.A2" office:value-type="string">
              <text:p text:style-name="P38">Art. 48º, III</text:p>
            </table:table-cell>
            <table:table-cell table:style-name="Tabela2.F2" office:value-type="string">
              <text:p text:style-name="P39">RN6.3</text:p>
            </table:table-cell>
          </table:table-row>
          <table:table-row table:style-name="Tabela2.1">
            <table:table-cell table:style-name="Tabela2.A2" office:value-type="string">
              <text:p text:style-name="P38">Art. 48º, IV</text:p>
            </table:table-cell>
            <table:table-cell table:style-name="Tabela2.A2" office:value-type="string">
              <text:p text:style-name="P39">RN6.4 <text:s text:c="3"/>RN6.5</text:p>
            </table:table-cell>
            <table:table-cell table:style-name="Tabela2.A2" office:value-type="string">
              <text:p text:style-name="P38">Art. 48º, V</text:p>
            </table:table-cell>
            <table:table-cell table:style-name="Tabela2.A2" office:value-type="string">
              <text:p text:style-name="P39">RN6.6</text:p>
            </table:table-cell>
            <table:table-cell table:style-name="Tabela2.A2" office:value-type="string">
              <text:p text:style-name="P38">Art. 48º, VI</text:p>
            </table:table-cell>
            <table:table-cell table:style-name="Tabela2.F2" office:value-type="string">
              <text:p text:style-name="P39">RN6.7</text:p>
            </table:table-cell>
          </table:table-row>
          <table:table-row table:style-name="Tabela2.1">
            <table:table-cell table:style-name="Tabela2.A2" office:value-type="string">
              <text:p text:style-name="P38">Art. 48º, VII</text:p>
            </table:table-cell>
            <table:table-cell table:style-name="Tabela2.A2" office:value-type="string">
              <text:p text:style-name="P39">RN6.8</text:p>
            </table:table-cell>
            <table:table-cell table:style-name="Tabela2.A2" office:value-type="string">
              <text:p text:style-name="P38">Art. 48º, VIII</text:p>
            </table:table-cell>
            <table:table-cell table:style-name="Tabela2.A2" office:value-type="string">
              <text:p text:style-name="P39">RN6.9</text:p>
            </table:table-cell>
            <table:table-cell table:style-name="Tabela2.A2" office:value-type="string">
              <text:p text:style-name="P38">Art. 48º, IX</text:p>
            </table:table-cell>
            <table:table-cell table:style-name="Tabela2.F2" office:value-type="string">
              <text:p text:style-name="P39">RN6.10</text:p>
            </table:table-cell>
          </table:table-row>
          <table:table-row table:style-name="Tabela2.1">
            <table:table-cell table:style-name="Tabela2.A2" office:value-type="string">
              <text:p text:style-name="P38">Art. 49º, I</text:p>
            </table:table-cell>
            <table:table-cell table:style-name="Tabela2.A2" office:value-type="string">
              <text:p text:style-name="P39">RN5.1</text:p>
            </table:table-cell>
            <table:table-cell table:style-name="Tabela2.A2" office:value-type="string">
              <text:p text:style-name="P38">Art. 49º, II</text:p>
            </table:table-cell>
            <table:table-cell table:style-name="Tabela2.A2" office:value-type="string">
              <text:p text:style-name="P39">RN5.2</text:p>
            </table:table-cell>
            <table:table-cell table:style-name="Tabela2.A2" office:value-type="string">
              <text:p text:style-name="P38">Art. 49º, III</text:p>
            </table:table-cell>
            <table:table-cell table:style-name="Tabela2.F2" office:value-type="string">
              <text:p text:style-name="P39">RN5.3</text:p>
            </table:table-cell>
          </table:table-row>
          <table:table-row table:style-name="Tabela2.1">
            <table:table-cell table:style-name="Tabela2.A2" office:value-type="string">
              <text:p text:style-name="P38">Art. 49º, IV</text:p>
            </table:table-cell>
            <table:table-cell table:style-name="Tabela2.A2" office:value-type="string">
              <text:p text:style-name="P39">RN5.4</text:p>
            </table:table-cell>
            <table:table-cell table:style-name="Tabela2.A2" office:value-type="string">
              <text:p text:style-name="P38">Art. 49º, V</text:p>
            </table:table-cell>
            <table:table-cell table:style-name="Tabela2.A2" office:value-type="string">
              <text:p text:style-name="P39">RN5.5</text:p>
            </table:table-cell>
            <table:table-cell table:style-name="Tabela2.A2" office:value-type="string">
              <text:p text:style-name="P44"><text:span text:style-name="T13">Art. 51º caput</text:span></text:p>
            </table:table-cell>
            <table:table-cell table:style-name="Tabela2.F2" office:value-type="string">
              <text:p text:style-name="P39">RN5.6</text:p>
            </table:table-cell>
          </table:table-row>
          <table:table-row table:style-name="Tabela2.1">
            <table:table-cell table:style-name="Tabela2.A2" office:value-type="string">
              <text:p text:style-name="P44"><text:span text:style-name="T13">Art. 51º, § </text:span><text:span text:style-name="T14">único</text:span></text:p>
            </table:table-cell>
            <table:table-cell table:style-name="Tabela2.A2" office:value-type="string">
              <text:p text:style-name="P39">RN5.6</text:p>
            </table:table-cell>
            <table:table-cell table:style-name="Tabela2.A2" office:value-type="string">
              <text:p text:style-name="P38">Art. 52º, I</text:p>
            </table:table-cell>
            <table:table-cell table:style-name="Tabela2.A2" office:value-type="string">
              <text:p text:style-name="P39">RN5.8</text:p>
            </table:table-cell>
            <table:table-cell table:style-name="Tabela2.A2" office:value-type="string">
              <text:p text:style-name="P38">Art. 52º, II</text:p>
            </table:table-cell>
            <table:table-cell table:style-name="Tabela2.F2" office:value-type="string">
              <text:p text:style-name="P39">RN5.8</text:p>
            </table:table-cell>
          </table:table-row>
          <table:table-row table:style-name="Tabela2.1">
            <table:table-cell table:style-name="Tabela2.A2" office:value-type="string">
              <text:p text:style-name="P38">Art. 52º, II, § 1º</text:p>
            </table:table-cell>
            <table:table-cell table:style-name="Tabela2.A2" office:value-type="string">
              <text:p text:style-name="P39">RN5.9</text:p>
            </table:table-cell>
            <table:table-cell table:style-name="Tabela2.A2" office:value-type="string">
              <text:p text:style-name="P38">Art. 52º, II, § 2º</text:p>
            </table:table-cell>
            <table:table-cell table:style-name="Tabela2.A2" office:value-type="string">
              <text:p text:style-name="P39">RN5.10</text:p>
            </table:table-cell>
            <table:table-cell table:style-name="Tabela2.A2" office:value-type="string">
              <text:p text:style-name="P38">Art. 52º, II, § 3º</text:p>
            </table:table-cell>
            <table:table-cell table:style-name="Tabela2.F2" office:value-type="string">
              <text:p text:style-name="P39">RN5.11</text:p>
            </table:table-cell>
          </table:table-row>
          <table:table-row table:style-name="Tabela2.1">
            <table:table-cell table:style-name="Tabela2.A2" office:value-type="string">
              <text:p text:style-name="P38">Art. 52º, II, § 4º</text:p>
            </table:table-cell>
            <table:table-cell table:style-name="Tabela2.A2" office:value-type="string">
              <text:p text:style-name="P39">RN5.8</text:p>
            </table:table-cell>
            <table:table-cell table:style-name="Tabela2.A2" office:value-type="string">
              <text:p text:style-name="P38">Art. 52º, II, § 5º</text:p>
            </table:table-cell>
            <table:table-cell table:style-name="Tabela2.A2" office:value-type="string">
              <text:p text:style-name="P39">RN5.12</text:p>
            </table:table-cell>
            <table:table-cell table:style-name="Tabela2.A2" office:value-type="string">
              <text:p text:style-name="P38">Art. 53º caput</text:p>
            </table:table-cell>
            <table:table-cell table:style-name="Tabela2.F2" office:value-type="string">
              <text:p text:style-name="P39">RN5.13</text:p>
            </table:table-cell>
          </table:table-row>
          <table:table-row table:style-name="Tabela2.1">
            <table:table-cell table:style-name="Tabela2.A2" office:value-type="string">
              <text:p text:style-name="P38">Art. 53º, § 1º</text:p>
            </table:table-cell>
            <table:table-cell table:style-name="Tabela2.A2" office:value-type="string">
              <text:p text:style-name="P39">RN5.13</text:p>
            </table:table-cell>
            <table:table-cell table:style-name="Tabela2.A2" office:value-type="string">
              <text:p text:style-name="P38">Art. 53º, II, § 2º</text:p>
            </table:table-cell>
            <table:table-cell table:style-name="Tabela2.A2" office:value-type="string">
              <text:p text:style-name="P39">RN5.14</text:p>
            </table:table-cell>
            <table:table-cell table:style-name="Tabela2.A2" office:value-type="string">
              <text:p text:style-name="P44"><text:span text:style-name="T13">Art. 54º caput</text:span></text:p>
            </table:table-cell>
            <table:table-cell table:style-name="Tabela2.F2" office:value-type="string">
              <text:p text:style-name="P39">RN11.1 RN13.1</text:p>
            </table:table-cell>
          </table:table-row>
          <table:table-row table:style-name="Tabela2.1">
            <table:table-cell table:style-name="Tabela2.A2" office:value-type="string">
              <text:p text:style-name="P38">Art. 55º</text:p>
            </table:table-cell>
            <table:table-cell table:style-name="Tabela2.A2" office:value-type="string">
              <text:p text:style-name="P39">RN13.2</text:p>
            </table:table-cell>
            <table:table-cell table:style-name="Tabela2.A2" office:value-type="string">
              <text:p text:style-name="P44"><text:span text:style-name="T13">Art. 55º, § </text:span><text:span text:style-name="T14">único</text:span></text:p>
            </table:table-cell>
            <table:table-cell table:style-name="Tabela2.A2" office:value-type="string">
              <text:p text:style-name="P39">RN12.2 RN13.3</text:p>
            </table:table-cell>
            <table:table-cell table:style-name="Tabela2.A2" office:value-type="string">
              <text:p text:style-name="P44"><text:span text:style-name="T13">Art. 56º caput</text:span></text:p>
            </table:table-cell>
            <table:table-cell table:style-name="Tabela2.F2" office:value-type="string">
              <text:p text:style-name="P39">RN11.1</text:p>
            </table:table-cell>
          </table:table-row>
          <table:table-row table:style-name="Tabela2.1">
            <table:table-cell table:style-name="Tabela2.A2" office:value-type="string">
              <text:p text:style-name="P44"><text:span text:style-name="T13">Art.56º, § </text:span><text:span text:style-name="T14">único</text:span><text:span text:style-name="T13">, I</text:span></text:p>
            </table:table-cell>
            <table:table-cell table:style-name="Tabela2.A2" office:value-type="string">
              <text:p text:style-name="P39">RN11.3</text:p>
            </table:table-cell>
            <table:table-cell table:style-name="Tabela2.A2" office:value-type="string">
              <text:p text:style-name="P44"><text:span text:style-name="T13">Art.56º, § </text:span><text:span text:style-name="T14">único</text:span><text:span text:style-name="T13">, II</text:span></text:p>
            </table:table-cell>
            <table:table-cell table:style-name="Tabela2.A2" office:value-type="string">
              <text:p text:style-name="P39">RN11.3</text:p>
            </table:table-cell>
            <table:table-cell table:style-name="Tabela2.A2" office:value-type="string">
              <text:p text:style-name="P42">Art.56º, § único, III</text:p>
            </table:table-cell>
            <table:table-cell table:style-name="Tabela2.F2" office:value-type="string">
              <text:p text:style-name="P39">RN11.3</text:p>
            </table:table-cell>
          </table:table-row>
          <table:table-row table:style-name="Tabela2.1">
            <table:table-cell table:style-name="Tabela2.A2" office:value-type="string">
              <text:p text:style-name="P42">Art.56º, § único, IV</text:p>
            </table:table-cell>
            <table:table-cell table:style-name="Tabela2.A2" office:value-type="string">
              <text:p text:style-name="P39">RN11.3</text:p>
            </table:table-cell>
            <table:table-cell table:style-name="Tabela2.A2" office:value-type="string">
              <text:p text:style-name="P46">Art.56º, § único, V</text:p>
            </table:table-cell>
            <table:table-cell table:style-name="Tabela2.A2" office:value-type="string">
              <text:p text:style-name="P39">RN11.3</text:p>
            </table:table-cell>
            <table:table-cell table:style-name="Tabela2.A2" office:value-type="string">
              <text:p text:style-name="P44"><text:span text:style-name="T13">Art.56º, § </text:span><text:span text:style-name="T14">único</text:span><text:span text:style-name="T13">, VII</text:span></text:p>
            </table:table-cell>
            <table:table-cell table:style-name="Tabela2.F2" office:value-type="string">
              <text:p text:style-name="P39">RN11.3</text:p>
            </table:table-cell>
          </table:table-row>
          <table:table-row table:style-name="Tabela2.1">
            <table:table-cell table:style-name="Tabela2.A2" office:value-type="string">
              <text:p text:style-name="P44"><text:span text:style-name="T13">Art.56º, § </text:span><text:span text:style-name="T14">único</text:span><text:span text:style-name="T13">, VIII</text:span></text:p>
            </table:table-cell>
            <table:table-cell table:style-name="Tabela2.A2" office:value-type="string">
              <text:p text:style-name="P39">RN11.3</text:p>
            </table:table-cell>
            <table:table-cell table:style-name="Tabela2.A2" office:value-type="string">
              <text:p text:style-name="P44"><text:span text:style-name="T13">Art.56º, § </text:span><text:span text:style-name="T14">único</text:span><text:span text:style-name="T13">, IX</text:span></text:p>
            </table:table-cell>
            <table:table-cell table:style-name="Tabela2.A2" office:value-type="string">
              <text:p text:style-name="P39">RN11.3</text:p>
            </table:table-cell>
            <table:table-cell table:style-name="Tabela2.A2" office:value-type="string">
              <text:p text:style-name="P44"><text:span text:style-name="T13">Art.56º, § </text:span><text:span text:style-name="T14">único</text:span><text:span text:style-name="T13">, X</text:span></text:p>
            </table:table-cell>
            <table:table-cell table:style-name="Tabela2.F2" office:value-type="string">
              <text:p text:style-name="P39">RN11.3</text:p>
            </table:table-cell>
          </table:table-row>
          <table:table-row table:style-name="Tabela2.1">
            <table:table-cell table:style-name="Tabela2.A2" office:value-type="string">
              <text:p text:style-name="P38">Art.57º</text:p>
            </table:table-cell>
            <table:table-cell table:style-name="Tabela2.A2" office:value-type="string">
              <text:p text:style-name="P39">RN11.4</text:p>
            </table:table-cell>
            <table:table-cell table:style-name="Tabela2.A2" office:value-type="string">
              <text:p text:style-name="P38"/>
            </table:table-cell>
            <table:table-cell table:style-name="Tabela2.A2" office:value-type="string">
              <text:p text:style-name="P39"/>
            </table:table-cell>
            <table:table-cell table:style-name="Tabela2.A2" office:value-type="string">
              <text:p text:style-name="P38"/>
            </table:table-cell>
            <table:table-cell table:style-name="Tabela2.F2" office:value-type="string">
              <text:p text:style-name="P39"/>
            </table:table-cell>
          </table:table-row>
        </table:table>
        <text:p text:style-name="P47"/>
        <text:p text:style-name="Table"><text:span text:style-name="T6">TABELA 2: Tabela de Correspondência da Resolução CEPEC 472</text:span></text:p>
        <table:table table:name="Tabela3" table:style-name="Tabela3">
          <table:table-column table:style-name="Tabela3.A" table:number-columns-repeated="3"/>
          <table:table-column table:style-name="Tabela3.D" table:number-columns-repeated="2"/>
          <table:table-column table:style-name="Tabela3.F"/>
          <table:table-row table:style-name="Tabela3.1">
            <table:table-cell table:style-name="Tabela3.A1" office:value-type="string">
              <text:p text:style-name="P35">Artigo</text:p>
            </table:table-cell>
            <table:table-cell table:style-name="Tabela3.A1" office:value-type="string">
              <text:p text:style-name="P35">Regra</text:p>
            </table:table-cell>
            <table:table-cell table:style-name="Tabela3.A1" office:value-type="string">
              <text:p text:style-name="P35">Artigo</text:p>
            </table:table-cell>
            <table:table-cell table:style-name="Tabela3.A1" office:value-type="string">
              <text:p text:style-name="P35">Regra</text:p>
            </table:table-cell>
            <table:table-cell table:style-name="Tabela3.A1" office:value-type="string">
              <text:p text:style-name="P35">Artigo</text:p>
            </table:table-cell>
            <table:table-cell table:style-name="Tabela3.F1" office:value-type="string">
              <text:p text:style-name="P35">Regra</text:p>
            </table:table-cell>
          </table:table-row>
          <table:table-row table:style-name="Tabela3.1">
            <table:table-cell table:style-name="Tabela3.A2" office:value-type="string">
              <text:p text:style-name="P48">Art.2º</text:p>
            </table:table-cell>
            <table:table-cell table:style-name="Tabela3.A2" office:value-type="string">
              <text:p text:style-name="P39">RN8.2</text:p>
            </table:table-cell>
            <table:table-cell table:style-name="Tabela3.A2" office:value-type="string">
              <text:p text:style-name="P48">Art.4º</text:p>
            </table:table-cell>
            <table:table-cell table:style-name="Tabela3.A2" office:value-type="string">
              <text:p text:style-name="P39">RN8.1</text:p>
            </table:table-cell>
            <table:table-cell table:style-name="Tabela3.A2" office:value-type="string">
              <text:p text:style-name="P48">Art.7º</text:p>
            </table:table-cell>
            <table:table-cell table:style-name="Tabela3.F2" office:value-type="string">
              <text:p text:style-name="P39">RN8.3</text:p>
            </table:table-cell>
          </table:table-row>
          <table:table-row table:style-name="Tabela3.1">
            <table:table-cell table:style-name="Tabela3.A2" office:value-type="string">
              <text:p text:style-name="P48">Art.8º</text:p>
            </table:table-cell>
            <table:table-cell table:style-name="Tabela3.A2" office:value-type="string">
              <text:p text:style-name="P39">RN8.3</text:p>
            </table:table-cell>
            <table:table-cell table:style-name="Tabela3.A2" office:value-type="string">
              <text:p text:style-name="P48"/>
            </table:table-cell>
            <table:table-cell table:style-name="Tabela3.A2" office:value-type="string">
              <text:p text:style-name="P39"/>
            </table:table-cell>
            <table:table-cell table:style-name="Tabela3.A2" office:value-type="string">
              <text:p text:style-name="P36"/>
            </table:table-cell>
            <table:table-cell table:style-name="Tabela3.F2" office:value-type="string">
              <text:p text:style-name="P37"/>
            </table:table-cell>
          </table:table-row>
        </table:table>
      </text:section>
      <text:section text:style-name="Sect2" text:name="Seção2">
        <text:p text:style-name="P7"/>
        <text:p text:style-name="P47">TABELA 3: Tabela de Correspondência da Resolução CCEP 405</text:p>
        <table:table table:name="Tabela4" table:style-name="Tabela4">
          <table:table-column table:style-name="Tabela4.A" table:number-columns-repeated="3"/>
          <table:table-column table:style-name="Tabela4.D" table:number-columns-repeated="2"/>
          <table:table-column table:style-name="Tabela4.F"/>
          <table:table-row table:style-name="Tabela4.1">
            <table:table-cell table:style-name="Tabela4.A1" office:value-type="string">
              <text:p text:style-name="P35">Artigo</text:p>
            </table:table-cell>
            <table:table-cell table:style-name="Tabela4.A1" office:value-type="string">
              <text:p text:style-name="P35">Regra</text:p>
            </table:table-cell>
            <table:table-cell table:style-name="Tabela4.A1" office:value-type="string">
              <text:p text:style-name="P35">Artigo</text:p>
            </table:table-cell>
            <table:table-cell table:style-name="Tabela4.A1" office:value-type="string">
              <text:p text:style-name="P35">Regra</text:p>
            </table:table-cell>
            <table:table-cell table:style-name="Tabela4.A1" office:value-type="string">
              <text:p text:style-name="P35">Artigo</text:p>
            </table:table-cell>
            <table:table-cell table:style-name="Tabela4.F1" office:value-type="string">
              <text:p text:style-name="P35">Regra</text:p>
            </table:table-cell>
          </table:table-row>
          <table:table-row table:style-name="Tabela4.1">
            <table:table-cell table:style-name="Tabela4.A2" office:value-type="string">
              <text:p text:style-name="P48">Art.1º, a</text:p>
            </table:table-cell>
            <table:table-cell table:style-name="Tabela4.A2" office:value-type="string">
              <text:p text:style-name="P39">RN6.3</text:p>
            </table:table-cell>
            <table:table-cell table:style-name="Tabela4.A2" office:value-type="string">
              <text:p text:style-name="P49">Art. 1º, b</text:p>
            </table:table-cell>
            <table:table-cell table:style-name="Tabela4.A2" office:value-type="string">
              <text:p text:style-name="P50">RN6.9</text:p>
            </table:table-cell>
            <table:table-cell table:style-name="Tabela4.A2" office:value-type="string">
              <text:p text:style-name="P49">Art. 1º, c</text:p>
            </table:table-cell>
            <table:table-cell table:style-name="Tabela4.F2" office:value-type="string">
              <text:p text:style-name="P50">RN6.11</text:p>
            </table:table-cell>
          </table:table-row>
          <table:table-row table:style-name="Tabela4.1">
            <table:table-cell table:style-name="Tabela4.A2" office:value-type="string">
              <text:p text:style-name="P49">Art. 1º, d</text:p>
            </table:table-cell>
            <table:table-cell table:style-name="Tabela4.A2" office:value-type="string">
              <text:p text:style-name="P50">RN6.6</text:p>
            </table:table-cell>
            <table:table-cell table:style-name="Tabela4.A2" office:value-type="string">
              <text:p text:style-name="P49">Art. 1º, e</text:p>
            </table:table-cell>
            <table:table-cell table:style-name="Tabela4.A2" office:value-type="string">
              <text:p text:style-name="P50">RN6.10</text:p>
            </table:table-cell>
            <table:table-cell table:style-name="Tabela4.A2" office:value-type="string">
              <text:p text:style-name="P49">Art. 1º, f</text:p>
            </table:table-cell>
            <table:table-cell table:style-name="Tabela4.F2" office:value-type="string">
              <text:p text:style-name="P50">RN6.12</text:p>
            </table:table-cell>
          </table:table-row>
          <table:table-row table:style-name="Tabela4.1">
            <table:table-cell table:style-name="Tabela4.A2" office:value-type="string">
              <text:p text:style-name="P49">Art. 1º, g</text:p>
            </table:table-cell>
            <table:table-cell table:style-name="Tabela4.A2" office:value-type="string">
              <text:p text:style-name="P50">RN6.13</text:p>
            </table:table-cell>
            <table:table-cell table:style-name="Tabela4.A2" office:value-type="string">
              <text:p text:style-name="P49">Art. 1º, h</text:p>
            </table:table-cell>
            <table:table-cell table:style-name="Tabela4.A2" office:value-type="string">
              <text:p text:style-name="P50">RN6.14</text:p>
            </table:table-cell>
            <table:table-cell table:style-name="Tabela4.A2" office:value-type="string">
              <text:p text:style-name="P49">Art. 1º, i</text:p>
            </table:table-cell>
            <table:table-cell table:style-name="Tabela4.F2" office:value-type="string">
              <text:p text:style-name="P50">RN6.15</text:p>
            </table:table-cell>
          </table:table-row>
          <table:table-row table:style-name="Tabela4.1">
            <table:table-cell table:style-name="Tabela4.A2" office:value-type="string">
              <text:p text:style-name="P49">Art. 1º, j</text:p>
            </table:table-cell>
            <table:table-cell table:style-name="Tabela4.A2" office:value-type="string">
              <text:p text:style-name="P50">RN6.16</text:p>
            </table:table-cell>
            <table:table-cell table:style-name="Tabela4.A2" office:value-type="string">
              <text:p text:style-name="P49"/>
            </table:table-cell>
            <table:table-cell table:style-name="Tabela4.A2" office:value-type="string">
              <text:p text:style-name="P50"/>
            </table:table-cell>
            <table:table-cell table:style-name="Tabela4.A2" office:value-type="string">
              <text:p text:style-name="P49"/>
            </table:table-cell>
            <table:table-cell table:style-name="Tabela4.F2" office:value-type="string">
              <text:p text:style-name="P50"/>
            </table:table-cell>
          </table:table-row>
        </table:table>
        <text:p text:style-name="P47"/>
        <text:list text:style-name="WW8Num8" text:continue-numbering="true">
          <text:list-item>
            <text:h text:style-name="P51" text:outline-level="1">AUXÍLIO</text:h>
          </text:list-item>
        </text:list>
        <table:table table:name="Tabela5" table:style-name="Tabela5">
          <table:table-column table:style-name="Tabela5.A"/>
          <table:table-column table:style-name="Tabela5.B"/>
          <table:table-row table:style-name="Tabela5.1">
            <table:table-cell table:style-name="Tabela5.A1" office:value-type="string">
              <text:p text:style-name="P52">ID</text:p>
            </table:table-cell>
            <table:table-cell table:style-name="Tabela5.B1" office:value-type="string">
              <text:p text:style-name="P53">RN2.1</text:p>
            </table:table-cell>
          </table:table-row>
          <table:table-row table:style-name="Tabela5.2">
            <table:table-cell table:style-name="Tabela5.A2" office:value-type="string">
              <text:p text:style-name="P52">Referência</text:p>
            </table:table-cell>
            <table:table-cell table:style-name="Tabela5.B2" office:value-type="string">
              <text:p text:style-name="P54"><text:span text:style-name="T15">Regra validada junto ao </text:span><text:span text:style-name="T16">stakeholder</text:span><text:span text:style-name="T15">.</text:span></text:p>
            </table:table-cell>
          </table:table-row>
          <table:table-row table:style-name="Tabela5.1">
            <table:table-cell table:style-name="Tabela5.A2" office:value-type="string">
              <text:p text:style-name="P52">Tópico</text:p>
            </table:table-cell>
            <table:table-cell table:style-name="Tabela5.B2" office:value-type="string">
              <text:p text:style-name="P55">Auxílio</text:p>
            </table:table-cell>
          </table:table-row>
          <table:table-row table:style-name="Tabela5.4">
            <table:table-cell table:style-name="Tabela5.A2" office:value-type="string">
              <text:p text:style-name="P52">Comentários</text:p>
            </table:table-cell>
            <table:table-cell table:style-name="Tabela5.B2" office:value-type="string">
              <text:p text:style-name="P56">Quando um aluno receber alguma bolsa como auxílio deverá ser cadastrado no programa a data de início de recebimento, o valor da bolsa e o órgão proveniente.</text:p>
            </table:table-cell>
          </table:table-row>
        </table:table>
        <text:p text:style-name="Standard"/>
        <text:list text:style-name="WW8Num8" text:continue-numbering="true">
          <text:list-item>
            <text:h text:style-name="P57" text:outline-level="2">CORPO DOCENTE</text:h>
          </text:list-item>
        </text:list>
        <table:table table:name="Tabela6" table:style-name="Tabela6">
          <table:table-column table:style-name="Tabela6.A"/>
          <table:table-column table:style-name="Tabela6.B"/>
          <table:table-row table:style-name="Tabela6.1">
            <table:table-cell table:style-name="Tabela6.A1" office:value-type="string">
              <text:p text:style-name="P52">ID</text:p>
            </table:table-cell>
            <table:table-cell table:style-name="Tabela6.B1" office:value-type="string">
              <text:p text:style-name="P53">RN3.1</text:p>
            </table:table-cell>
          </table:table-row>
          <table:table-row table:style-name="Tabela6.1">
            <table:table-cell table:style-name="Tabela6.A2" office:value-type="string">
              <text:p text:style-name="P52">Referência</text:p>
            </table:table-cell>
            <table:table-cell table:style-name="Tabela6.B2" office:value-type="string">
              <text:p text:style-name="P58"><text:span text:style-name="T17">[Res. 572, Art. 19º caput I, II]</text:span></text:p>
            </table:table-cell>
          </table:table-row>
          <table:table-row table:style-name="Tabela6.1">
            <table:table-cell table:style-name="Tabela6.A2" office:value-type="string">
              <text:p text:style-name="P52">Tópico </text:p>
            </table:table-cell>
            <table:table-cell table:style-name="Tabela6.B2" office:value-type="string">
              <text:p text:style-name="P55">Corpo Docente</text:p>
            </table:table-cell>
          </table:table-row>
          <table:table-row table:style-name="Tabela6.4">
            <table:table-cell table:style-name="Tabela6.A2" office:value-type="string">
              <text:p text:style-name="P52">Comentários</text:p>
            </table:table-cell>
            <table:table-cell table:style-name="Tabela6.B2" office:value-type="string">
              <text:p text:style-name="P59"><text:span text:style-name="T6">Professores e/ou pesquisadores deverão ser cadastrados no programa como membros do corpo docente ou participantes. </text:span></text:p>
            </table:table-cell>
          </table:table-row>
        </table:table>
        <text:p text:style-name="P60"/>
        <table:table table:name="Tabela7" table:style-name="Tabela7">
          <table:table-column table:style-name="Tabela7.A"/>
          <table:table-column table:style-name="Tabela7.B"/>
          <table:table-row table:style-name="Tabela7.1">
            <table:table-cell table:style-name="Tabela7.A1" office:value-type="string">
              <text:p text:style-name="P52">ID</text:p>
            </table:table-cell>
            <table:table-cell table:style-name="Tabela7.B1" office:value-type="string">
              <text:p text:style-name="P53">RN3.2</text:p>
            </table:table-cell>
          </table:table-row>
          <table:table-row table:style-name="Tabela7.1">
            <table:table-cell table:style-name="Tabela7.A2" office:value-type="string">
              <text:p text:style-name="P52">Referência</text:p>
            </table:table-cell>
            <table:table-cell table:style-name="Tabela7.B2" office:value-type="string">
              <text:p text:style-name="P58"><text:span text:style-name="T6">[Res. 572, Art. 14, b, o. Art. 19º, § 4º e § 5º]</text:span></text:p>
            </table:table-cell>
          </table:table-row>
          <table:table-row table:style-name="Tabela7.1">
            <table:table-cell table:style-name="Tabela7.A2" office:value-type="string">
              <text:p text:style-name="P52">Tópico</text:p>
            </table:table-cell>
            <table:table-cell table:style-name="Tabela7.B2" office:value-type="string">
              <text:p text:style-name="P55">Corpo Docente</text:p>
            </table:table-cell>
          </table:table-row>
          <table:table-row table:style-name="Tabela7.4">
            <table:table-cell table:style-name="Tabela7.A2" office:value-type="string">
              <text:p text:style-name="P52">Comentários</text:p>
            </table:table-cell>
            <table:table-cell table:style-name="Tabela7.B2" office:value-type="string">
              <text:p text:style-name="P61"><text:span text:style-name="T4">O período de credenciamento dos membros do corpo docente é estipulado pela CPG e deverá, o recredenciamento acontecer em, no máximo, 5 anos.</text:span></text:p>
            </table:table-cell>
          </table:table-row>
        </table:table>
        <text:p text:style-name="P60"/>
        <table:table table:name="Tabela8" table:style-name="Tabela8">
          <table:table-column table:style-name="Tabela8.A"/>
          <table:table-column table:style-name="Tabela8.B"/>
          <table:table-row table:style-name="Tabela8.1">
            <table:table-cell table:style-name="Tabela8.A1" office:value-type="string">
              <text:p text:style-name="P52">ID</text:p>
            </table:table-cell>
            <table:table-cell table:style-name="Tabela8.B1" office:value-type="string">
              <text:p text:style-name="P53">RN3.3</text:p>
            </table:table-cell>
          </table:table-row>
          <table:table-row table:style-name="Tabela8.1">
            <table:table-cell table:style-name="Tabela8.A2" office:value-type="string">
              <text:p text:style-name="P52">Referência</text:p>
            </table:table-cell>
            <table:table-cell table:style-name="Tabela8.B2" office:value-type="string">
              <text:p text:style-name="P62">[Res. 572, Art. 19º, § 1º]</text:p>
            </table:table-cell>
          </table:table-row>
          <table:table-row table:style-name="Tabela8.1">
            <table:table-cell table:style-name="Tabela8.A2" office:value-type="string">
              <text:p text:style-name="P52">Tópico</text:p>
            </table:table-cell>
            <table:table-cell table:style-name="Tabela8.B2" office:value-type="string">
              <text:p text:style-name="P55">Corpo Docente</text:p>
            </table:table-cell>
          </table:table-row>
          <table:table-row table:style-name="Tabela8.4">
            <table:table-cell table:style-name="Tabela8.A2" office:value-type="string">
              <text:p text:style-name="P52">Comentários</text:p>
            </table:table-cell>
            <table:table-cell table:style-name="Tabela8.B2" office:value-type="string">
              <text:p text:style-name="P63"><text:span text:style-name="T4">Cada CPG é composta por seus respectivos docentes credenciados</text:span></text:p>
              <text:p text:style-name="P64">no programa.</text:p>
            </table:table-cell>
          </table:table-row>
        </table:table>
        <text:p text:style-name="P65"/>
        <table:table table:name="Tabela9" table:style-name="Tabela9">
          <table:table-column table:style-name="Tabela9.A"/>
          <table:table-column table:style-name="Tabela9.B"/>
          <table:table-row table:style-name="Tabela9.1">
            <table:table-cell table:style-name="Tabela9.A1" office:value-type="string">
              <text:p text:style-name="P52">ID</text:p>
            </table:table-cell>
            <table:table-cell table:style-name="Tabela9.B1" office:value-type="string">
              <text:p text:style-name="Standard">RN3.4</text:p>
            </table:table-cell>
          </table:table-row>
          <table:table-row table:style-name="Tabela9.1">
            <table:table-cell table:style-name="Tabela9.A2" office:value-type="string">
              <text:p text:style-name="P52">Referência</text:p>
            </table:table-cell>
            <table:table-cell table:style-name="Tabela9.B2" office:value-type="string">
              <text:p text:style-name="Standard">Regra sujeita à verificação</text:p>
            </table:table-cell>
          </table:table-row>
          <table:table-row table:style-name="Tabela9.1">
            <table:table-cell table:style-name="Tabela9.A2" office:value-type="string">
              <text:p text:style-name="P52">Tópico</text:p>
            </table:table-cell>
            <table:table-cell table:style-name="Tabela9.B2" office:value-type="string">
              <text:p text:style-name="P55">Corpo Docente</text:p>
            </table:table-cell>
          </table:table-row>
          <table:table-row table:style-name="Tabela9.4">
            <table:table-cell table:style-name="Tabela9.A2" office:value-type="string">
              <text:p text:style-name="P52">Comentários</text:p>
            </table:table-cell>
            <table:table-cell table:style-name="Tabela9.B2" office:value-type="string">
              <text:p text:style-name="P64">Há um período durante o qual o discente de uma dada disciplina poderá fornecer informações sobre o docente responsável <text:s/>e o andamento da mesma.</text:p>
            </table:table-cell>
          </table:table-row>
        </table:table>
        <text:p text:style-name="P7"/>
        <text:p text:style-name="P7"/>
        <table:table table:name="Tabela10" table:style-name="Tabela10">
          <table:table-column table:style-name="Tabela10.A"/>
          <table:table-column table:style-name="Tabela10.B"/>
          <table:table-row table:style-name="Tabela10.1">
            <table:table-cell table:style-name="Tabela10.A1" office:value-type="string">
              <text:p text:style-name="P52">ID</text:p>
            </table:table-cell>
            <table:table-cell table:style-name="Tabela10.B1" office:value-type="string">
              <text:p text:style-name="P53">RN3.5</text:p>
            </table:table-cell>
          </table:table-row>
          <table:table-row table:style-name="Tabela10.1">
            <table:table-cell table:style-name="Tabela10.A2" office:value-type="string">
              <text:p text:style-name="P52">Referência</text:p>
            </table:table-cell>
            <table:table-cell table:style-name="Tabela10.B2" office:value-type="string">
              <text:p text:style-name="P62">[Res. 572, Art. 19º, § 6º]</text:p>
            </table:table-cell>
          </table:table-row>
          <table:table-row table:style-name="Tabela10.1">
            <table:table-cell table:style-name="Tabela10.A2" office:value-type="string">
              <text:p text:style-name="P52">Tópico</text:p>
            </table:table-cell>
            <table:table-cell table:style-name="Tabela10.B2" office:value-type="string">
              <text:p text:style-name="P55">Corpo Docente</text:p>
            </table:table-cell>
          </table:table-row>
          <table:table-row table:style-name="Tabela10.4">
            <table:table-cell table:style-name="Tabela10.A2" office:value-type="string">
              <text:p text:style-name="P52">Comentários</text:p>
            </table:table-cell>
            <table:table-cell table:style-name="Tabela10.B2" office:value-type="string">
              <text:p text:style-name="P64">O docente só poderá ser recredenciado no programa caso demonstre produtividade em suas atividades do período anterior.</text:p>
            </table:table-cell>
          </table:table-row>
        </table:table>
        <text:p text:style-name="P65"/>
        <table:table table:name="Tabela11" table:style-name="Tabela11">
          <table:table-column table:style-name="Tabela11.A"/>
          <table:table-column table:style-name="Tabela11.B"/>
          <table:table-row table:style-name="Tabela11.1">
            <table:table-cell table:style-name="Tabela11.A1" office:value-type="string">
              <text:p text:style-name="P52">ID</text:p>
            </table:table-cell>
            <table:table-cell table:style-name="Tabela11.B1" office:value-type="string">
              <text:p text:style-name="P53">RN3.6</text:p>
            </table:table-cell>
          </table:table-row>
          <table:table-row table:style-name="Tabela11.1">
            <table:table-cell table:style-name="Tabela11.A2" office:value-type="string">
              <text:p text:style-name="P52">Referência</text:p>
            </table:table-cell>
            <table:table-cell table:style-name="Tabela11.B2" office:value-type="string">
              <text:p text:style-name="P66">Regra sujeita à verificação.</text:p>
            </table:table-cell>
          </table:table-row>
          <table:table-row table:style-name="Tabela11.1">
            <table:table-cell table:style-name="Tabela11.A2" office:value-type="string">
              <text:p text:style-name="P52">Tópico</text:p>
            </table:table-cell>
            <table:table-cell table:style-name="Tabela11.B2" office:value-type="string">
              <text:p text:style-name="P55">Corpo Docente</text:p>
            </table:table-cell>
          </table:table-row>
          <table:table-row table:style-name="Tabela11.4">
            <table:table-cell table:style-name="Tabela11.A2" office:value-type="string">
              <text:p text:style-name="P52">Comentários</text:p>
            </table:table-cell>
            <table:table-cell table:style-name="Tabela11.B2" office:value-type="string">
              <text:p text:style-name="P67">Todo participante de um dado programa também poderá ser participante em, no máximo, outro programa de pós-graduação.</text:p>
            </table:table-cell>
          </table:table-row>
        </table:table>
        <text:p text:style-name="P60"/>
        <table:table table:name="Tabela12" table:style-name="Tabela12">
          <table:table-column table:style-name="Tabela12.A"/>
          <table:table-column table:style-name="Tabela12.B"/>
          <table:table-row table:style-name="Tabela12.1">
            <table:table-cell table:style-name="Tabela12.A1" office:value-type="string">
              <text:p text:style-name="P52">ID</text:p>
            </table:table-cell>
            <table:table-cell table:style-name="Tabela12.B1" office:value-type="string">
              <text:p text:style-name="P68">RN3.7</text:p>
            </table:table-cell>
          </table:table-row>
          <table:table-row table:style-name="Tabela12.1">
            <table:table-cell table:style-name="Tabela12.A2" office:value-type="string">
              <text:p text:style-name="P52">Referência</text:p>
            </table:table-cell>
            <table:table-cell table:style-name="Tabela12.B2" office:value-type="string">
              <text:p text:style-name="P69">[Res. 572, Art. 5º, XIV - Art. 19º, § 2º e § 3]</text:p>
            </table:table-cell>
          </table:table-row>
          <table:table-row table:style-name="Tabela12.1">
            <table:table-cell table:style-name="Tabela12.A2" office:value-type="string">
              <text:p text:style-name="P52">Tópico</text:p>
            </table:table-cell>
            <table:table-cell table:style-name="Tabela12.B2" office:value-type="string">
              <text:p text:style-name="P55">Corpo Docente</text:p>
            </table:table-cell>
          </table:table-row>
          <table:table-row table:style-name="Tabela12.4">
            <table:table-cell table:style-name="Tabela12.A2" office:value-type="string">
              <text:p text:style-name="P52">Comentários</text:p>
            </table:table-cell>
            <table:table-cell table:style-name="Tabela12.B2" office:value-type="string">
              <text:p text:style-name="P45"><text:span text:style-name="T6">Exigência do título de doutor, ou equivalente</text:span><text:span text:style-name="T18"><text:note text:id="ftn1" text:note-class="footnote"><text:note-citation>1</text:note-citation><text:note-body><text:p text:style-name="Footnote"><text:s/>Professor ou pesquisador que, embora não possuindo título de doutor, seja considerado pela comunidade científica da área do conhecimento em que atua, como notório saber.</text:p></text:note-body></text:note></text:span><text:span text:style-name="T6">, para os membros do corpo docente, sendo que, no caso específico de cursos de mestrado profissionalizante, a constituição do corpo docente poderá incluir professores com outros níveis de formação.</text:span></text:p>
            </table:table-cell>
          </table:table-row>
        </table:table>
        <text:p text:style-name="P70"/>
        <table:table table:name="Tabela13" table:style-name="Tabela13">
          <table:table-column table:style-name="Tabela13.A"/>
          <table:table-column table:style-name="Tabela13.B"/>
          <table:table-row table:style-name="Tabela13.1">
            <table:table-cell table:style-name="Tabela13.A1" office:value-type="string">
              <text:p text:style-name="P52">ID</text:p>
            </table:table-cell>
            <table:table-cell table:style-name="Tabela13.B1" office:value-type="string">
              <text:p text:style-name="P71">RN3.8</text:p>
            </table:table-cell>
          </table:table-row>
          <table:table-row table:style-name="Tabela13.1">
            <table:table-cell table:style-name="Tabela13.A2" office:value-type="string">
              <text:p text:style-name="P52">Referência</text:p>
            </table:table-cell>
            <table:table-cell table:style-name="Tabela13.B2" office:value-type="string">
              <text:p text:style-name="P72"><text:span text:style-name="T6">[Res. 572, Art. 6º, § 3º, § 4º]</text:span></text:p>
            </table:table-cell>
          </table:table-row>
          <table:table-row table:style-name="Tabela13.1">
            <table:table-cell table:style-name="Tabela13.A2" office:value-type="string">
              <text:p text:style-name="P52">Tópico</text:p>
            </table:table-cell>
            <table:table-cell table:style-name="Tabela13.B2" office:value-type="string">
              <text:p text:style-name="P73">Corpo Docente</text:p>
            </table:table-cell>
          </table:table-row>
          <table:table-row table:style-name="Tabela13.4">
            <table:table-cell table:style-name="Tabela13.A2" office:value-type="string">
              <text:p text:style-name="P52">Comentários</text:p>
            </table:table-cell>
            <table:table-cell table:style-name="Tabela13.B2" office:value-type="string">
              <text:p text:style-name="P72"><text:span text:style-name="T6">O corpo docente permanente deverá ser formado por doutores do quadro da UFG. Quanto o PPG (programa de pós-graduação) for de âmbito local. Quanto for de âmbito regional o nacional, será composto também por doutores pertencentes às instituições convenentes.</text:span></text:p>
            </table:table-cell>
          </table:table-row>
        </table:table>
        <text:p text:style-name="P60"/>
        <table:table table:name="Tabela14" table:style-name="Tabela14">
          <table:table-column table:style-name="Tabela14.A"/>
          <table:table-column table:style-name="Tabela14.B"/>
          <table:table-row table:style-name="Tabela14.1">
            <table:table-cell table:style-name="Tabela14.A1" office:value-type="string">
              <text:p text:style-name="P52">ID</text:p>
            </table:table-cell>
            <table:table-cell table:style-name="Tabela14.B1" office:value-type="string">
              <text:p text:style-name="P53">RN3.9</text:p>
            </table:table-cell>
          </table:table-row>
          <table:table-row table:style-name="Tabela14.1">
            <table:table-cell table:style-name="Tabela14.A2" office:value-type="string">
              <text:p text:style-name="P52">Referência</text:p>
            </table:table-cell>
            <table:table-cell table:style-name="Tabela14.B2" office:value-type="string">
              <text:p text:style-name="P58"><text:span text:style-name="T6">[Res. 572, Art. 20º caput]</text:span></text:p>
            </table:table-cell>
          </table:table-row>
          <table:table-row table:style-name="Tabela14.1">
            <table:table-cell table:style-name="Tabela14.A2" office:value-type="string">
              <text:p text:style-name="P52">Tópico</text:p>
            </table:table-cell>
            <table:table-cell table:style-name="Tabela14.B2" office:value-type="string">
              <text:p text:style-name="P55">Corpo Docente</text:p>
            </table:table-cell>
          </table:table-row>
          <table:table-row table:style-name="Tabela14.4">
            <table:table-cell table:style-name="Tabela14.A2" office:value-type="string">
              <text:p text:style-name="P52">Comentários</text:p>
            </table:table-cell>
            <table:table-cell table:style-name="Tabela14.B2" office:value-type="string">
              <text:p text:style-name="P64">O orientador deverá ser um dos membros credenciados no corpo docente do programa.<text:tab/></text:p>
            </table:table-cell>
          </table:table-row>
        </table:table>
        <text:p text:style-name="P60"/>
        <table:table table:name="Tabela15" table:style-name="Tabela15">
          <table:table-column table:style-name="Tabela15.A"/>
          <table:table-column table:style-name="Tabela15.B"/>
          <table:table-row table:style-name="Tabela15.1">
            <table:table-cell table:style-name="Tabela15.A1" office:value-type="string">
              <text:p text:style-name="P52">ID</text:p>
            </table:table-cell>
            <table:table-cell table:style-name="Tabela15.B1" office:value-type="string">
              <text:p text:style-name="P68">RN3.10</text:p>
            </table:table-cell>
          </table:table-row>
          <table:table-row table:style-name="Tabela15.1">
            <table:table-cell table:style-name="Tabela15.A2" office:value-type="string">
              <text:p text:style-name="P52">Referência</text:p>
            </table:table-cell>
            <table:table-cell table:style-name="Tabela15.B2" office:value-type="string">
              <text:p text:style-name="P74"><text:span text:style-name="T17">[Res. 572, Art. 20º caput - Art. 14º, f]</text:span></text:p>
            </table:table-cell>
          </table:table-row>
          <table:table-row table:style-name="Tabela15.1">
            <table:table-cell table:style-name="Tabela15.A2" office:value-type="string">
              <text:p text:style-name="P52">Tópico</text:p>
            </table:table-cell>
            <table:table-cell table:style-name="Tabela15.B2" office:value-type="string">
              <text:p text:style-name="P55">Corpo Docente</text:p>
            </table:table-cell>
          </table:table-row>
          <table:table-row table:style-name="Tabela15.4">
            <table:table-cell table:style-name="Tabela15.A2" office:value-type="string">
              <text:p text:style-name="P52">Comentários</text:p>
            </table:table-cell>
            <table:table-cell table:style-name="Tabela15.B2" office:value-type="string">
              <text:p text:style-name="P64">A escolha do orientador deverá ser homologada pela CPG.</text:p>
            </table:table-cell>
          </table:table-row>
        </table:table>
        <text:p text:style-name="P60"/>
        <table:table table:name="Tabela16" table:style-name="Tabela16">
          <table:table-column table:style-name="Tabela16.A"/>
          <table:table-column table:style-name="Tabela16.B"/>
          <table:table-row table:style-name="Tabela16.1">
            <table:table-cell table:style-name="Tabela16.A1" office:value-type="string">
              <text:p text:style-name="P52">ID</text:p>
            </table:table-cell>
            <table:table-cell table:style-name="Tabela16.B1" office:value-type="string">
              <text:p text:style-name="P53">RN3.11</text:p>
            </table:table-cell>
          </table:table-row>
          <table:table-row table:style-name="Tabela16.1">
            <table:table-cell table:style-name="Tabela16.A2" office:value-type="string">
              <text:p text:style-name="P52">Referência</text:p>
            </table:table-cell>
            <table:table-cell table:style-name="Tabela16.B2" office:value-type="string">
              <text:p text:style-name="P58"><text:span text:style-name="T15">Regra validada junto ao </text:span><text:span text:style-name="T19">stakeholder</text:span><text:span text:style-name="T15">.</text:span></text:p>
            </table:table-cell>
          </table:table-row>
          <table:table-row table:style-name="Tabela16.1">
            <table:table-cell table:style-name="Tabela16.A2" office:value-type="string">
              <text:p text:style-name="P52">Tópico</text:p>
            </table:table-cell>
            <table:table-cell table:style-name="Tabela16.B2" office:value-type="string">
              <text:p text:style-name="P55">Corpo Docente</text:p>
            </table:table-cell>
          </table:table-row>
          <table:table-row table:style-name="Tabela16.4">
            <table:table-cell table:style-name="Tabela16.A2" office:value-type="string">
              <text:p text:style-name="P52">Comentários</text:p>
            </table:table-cell>
            <table:table-cell table:style-name="Tabela16.B2" office:value-type="string">
              <text:p text:style-name="P64">Todo aluno deverá ter o seu orientador definido até o final do primeiro ou segundo período de matrícula dependendo da coordenadoria.</text:p>
            </table:table-cell>
          </table:table-row>
        </table:table>
        <text:p text:style-name="P60"/>
        <table:table table:name="Tabela17" table:style-name="Tabela17">
          <table:table-column table:style-name="Tabela17.A"/>
          <table:table-column table:style-name="Tabela17.B"/>
          <table:table-row table:style-name="Tabela17.1">
            <table:table-cell table:style-name="Tabela17.A1" office:value-type="string">
              <text:p text:style-name="P52">ID</text:p>
            </table:table-cell>
            <table:table-cell table:style-name="Tabela17.B1" office:value-type="string">
              <text:p text:style-name="P68">RN3.12</text:p>
            </table:table-cell>
          </table:table-row>
          <table:table-row table:style-name="Tabela17.1">
            <table:table-cell table:style-name="Tabela17.A2" office:value-type="string">
              <text:p text:style-name="P52">Referência</text:p>
            </table:table-cell>
            <table:table-cell table:style-name="Tabela17.B2" office:value-type="string">
              <text:p text:style-name="P74"><text:span text:style-name="T17">[Res. 572, Art. 21º caput - Art. 21º, § único]</text:span></text:p>
            </table:table-cell>
          </table:table-row>
          <table:table-row table:style-name="Tabela17.1">
            <table:table-cell table:style-name="Tabela17.A2" office:value-type="string">
              <text:p text:style-name="P52">Tópico</text:p>
            </table:table-cell>
            <table:table-cell table:style-name="Tabela17.B2" office:value-type="string">
              <text:p text:style-name="P55">Corpo Docente</text:p>
            </table:table-cell>
          </table:table-row>
          <table:table-row table:style-name="Tabela17.4">
            <table:table-cell table:style-name="Tabela17.A2" office:value-type="string">
              <text:p text:style-name="P52">Comentários</text:p>
            </table:table-cell>
            <table:table-cell table:style-name="Tabela17.B2" office:value-type="string">
              <text:p text:style-name="P64">O orientador poderá ser substituído, a seu pedido, ou mediante requerimento do aluno feito à CPG. O aluno poderá requerer substituição de orientador apenas uma vez.</text:p>
            </table:table-cell>
          </table:table-row>
        </table:table>
        <text:p text:style-name="P60"/>
        <table:table table:name="Tabela18" table:style-name="Tabela18">
          <table:table-column table:style-name="Tabela18.A"/>
          <table:table-column table:style-name="Tabela18.B"/>
          <table:table-row table:style-name="Tabela18.1">
            <table:table-cell table:style-name="Tabela18.A1" office:value-type="string">
              <text:p text:style-name="P52">ID</text:p>
            </table:table-cell>
            <table:table-cell table:style-name="Tabela18.B1" office:value-type="string">
              <text:p text:style-name="P68">RN3.13</text:p>
            </table:table-cell>
          </table:table-row>
          <table:table-row table:style-name="Tabela18.1">
            <table:table-cell table:style-name="Tabela18.A2" office:value-type="string">
              <text:p text:style-name="P52">Referência</text:p>
            </table:table-cell>
            <table:table-cell table:style-name="Tabela18.B2" office:value-type="string">
              <text:p text:style-name="P75">[Res. 572, Art. 20º, § 1º, b]</text:p>
            </table:table-cell>
          </table:table-row>
          <table:table-row table:style-name="Tabela18.1">
            <table:table-cell table:style-name="Tabela18.A2" office:value-type="string">
              <text:p text:style-name="P52">Tópico</text:p>
            </table:table-cell>
            <table:table-cell table:style-name="Tabela18.B2" office:value-type="string">
              <text:p text:style-name="P55">Corpo Docente</text:p>
            </table:table-cell>
          </table:table-row>
          <table:table-row table:style-name="Tabela18.4">
            <table:table-cell table:style-name="Tabela18.A2" office:value-type="string">
              <text:p text:style-name="P52">Comentários</text:p>
            </table:table-cell>
            <table:table-cell table:style-name="Tabela18.B2" office:value-type="string">
              <text:p text:style-name="P64">O orientador deverá avaliar continuamente o desempenho do aluno.</text:p>
            </table:table-cell>
          </table:table-row>
        </table:table>
        <text:p text:style-name="P60"/>
        <table:table table:name="Tabela19" table:style-name="Tabela19">
          <table:table-column table:style-name="Tabela19.A"/>
          <table:table-column table:style-name="Tabela19.B"/>
          <table:table-row table:style-name="Tabela19.1">
            <table:table-cell table:style-name="Tabela19.A1" office:value-type="string">
              <text:p text:style-name="P52">ID</text:p>
            </table:table-cell>
            <table:table-cell table:style-name="Tabela19.B1" office:value-type="string">
              <text:p text:style-name="P68">RN3.14</text:p>
            </table:table-cell>
          </table:table-row>
          <table:table-row table:style-name="Tabela19.1">
            <table:table-cell table:style-name="Tabela19.A2" office:value-type="string">
              <text:p text:style-name="P52">Referência</text:p>
            </table:table-cell>
            <table:table-cell table:style-name="Tabela19.B2" office:value-type="string">
              <text:p text:style-name="P69">[Res. 572, Art. 20º, § 1º, b]</text:p>
            </table:table-cell>
          </table:table-row>
          <table:table-row table:style-name="Tabela19.1">
            <table:table-cell table:style-name="Tabela19.A2" office:value-type="string">
              <text:p text:style-name="P52">Tópico</text:p>
            </table:table-cell>
            <table:table-cell table:style-name="Tabela19.B2" office:value-type="string">
              <text:p text:style-name="P55">Corpo Docente</text:p>
            </table:table-cell>
          </table:table-row>
          <table:table-row table:style-name="Tabela19.4">
            <table:table-cell table:style-name="Tabela19.A2" office:value-type="string">
              <text:p text:style-name="P52">Comentários</text:p>
            </table:table-cell>
            <table:table-cell table:style-name="Tabela19.B2" office:value-type="string">
              <text:p text:style-name="P64">O orientador deverá informar à CPG sobre ocorrências relevantes, que envolvem o aluno, acontecidas até a entrega da versão final do produto.</text:p>
            </table:table-cell>
          </table:table-row>
        </table:table>
        <text:p text:style-name="P60"/>
        <table:table table:name="Tabela20" table:style-name="Tabela20">
          <table:table-column table:style-name="Tabela20.A"/>
          <table:table-column table:style-name="Tabela20.B"/>
          <table:table-row table:style-name="Tabela20.1">
            <table:table-cell table:style-name="Tabela20.A1" office:value-type="string">
              <text:p text:style-name="P52">ID</text:p>
            </table:table-cell>
            <table:table-cell table:style-name="Tabela20.B1" office:value-type="string">
              <text:p text:style-name="P68">RN3.15</text:p>
            </table:table-cell>
          </table:table-row>
          <table:table-row table:style-name="Tabela20.1">
            <table:table-cell table:style-name="Tabela20.A2" office:value-type="string">
              <text:p text:style-name="P52">Referência</text:p>
            </table:table-cell>
            <table:table-cell table:style-name="Tabela20.B2" office:value-type="string">
              <text:p text:style-name="P69">[Res. 572, Art. 20º, § 1º, g]</text:p>
            </table:table-cell>
          </table:table-row>
          <table:table-row table:style-name="Tabela20.1">
            <table:table-cell table:style-name="Tabela20.A2" office:value-type="string">
              <text:p text:style-name="P52">Tópico</text:p>
            </table:table-cell>
            <table:table-cell table:style-name="Tabela20.B2" office:value-type="string">
              <text:p text:style-name="P55">Corpo Docente</text:p>
            </table:table-cell>
          </table:table-row>
          <table:table-row table:style-name="Tabela20.4">
            <table:table-cell table:style-name="Tabela20.A2" office:value-type="string">
              <text:p text:style-name="P52">Comentários</text:p>
            </table:table-cell>
            <table:table-cell table:style-name="Tabela20.B2" office:value-type="string">
              <text:p text:style-name="P64">O aluno poderá, ou não, possuir co-orientador(es). O(s) co-orientador(es) será escolhido pelo orientador em comum acordo com o aluno.</text:p>
            </table:table-cell>
          </table:table-row>
        </table:table>
        <text:p text:style-name="P60"/>
        <table:table table:name="Tabela21" table:style-name="Tabela21">
          <table:table-column table:style-name="Tabela21.A"/>
          <table:table-column table:style-name="Tabela21.B"/>
          <table:table-row table:style-name="Tabela21.1">
            <table:table-cell table:style-name="Tabela21.A1" office:value-type="string">
              <text:p text:style-name="P52">ID</text:p>
            </table:table-cell>
            <table:table-cell table:style-name="Tabela21.B1" office:value-type="string">
              <text:p text:style-name="P68">RN3.16</text:p>
            </table:table-cell>
          </table:table-row>
          <table:table-row table:style-name="Tabela21.1">
            <table:table-cell table:style-name="Tabela21.A2" office:value-type="string">
              <text:p text:style-name="P52">Referência</text:p>
            </table:table-cell>
            <table:table-cell table:style-name="Tabela21.B2" office:value-type="string">
              <text:p text:style-name="P69">[Res. 572, Art. 14º, g]</text:p>
            </table:table-cell>
          </table:table-row>
          <table:table-row table:style-name="Tabela21.1">
            <table:table-cell table:style-name="Tabela21.A2" office:value-type="string">
              <text:p text:style-name="P52">Tópico</text:p>
            </table:table-cell>
            <table:table-cell table:style-name="Tabela21.B2" office:value-type="string">
              <text:p text:style-name="P55">Corpo Docente</text:p>
            </table:table-cell>
          </table:table-row>
          <table:table-row table:style-name="Tabela21.1">
            <table:table-cell table:style-name="Tabela21.A2" office:value-type="string">
              <text:p text:style-name="P52">Comentários</text:p>
            </table:table-cell>
            <table:table-cell table:style-name="Tabela21.B2" office:value-type="string">
              <text:p text:style-name="P76">A escolha do co-orientador deverá ser homologada pela CPG.</text:p>
            </table:table-cell>
          </table:table-row>
        </table:table>
        <text:p text:style-name="P60"/>
        <table:table table:name="Tabela22" table:style-name="Tabela22">
          <table:table-column table:style-name="Tabela22.A"/>
          <table:table-column table:style-name="Tabela22.B"/>
          <table:table-row table:style-name="Tabela22.1">
            <table:table-cell table:style-name="Tabela22.A1" office:value-type="string">
              <text:p text:style-name="P52">ID</text:p>
            </table:table-cell>
            <table:table-cell table:style-name="Tabela22.B1" office:value-type="string">
              <text:p text:style-name="P68">RN3.17</text:p>
            </table:table-cell>
          </table:table-row>
          <table:table-row table:style-name="Tabela22.1">
            <table:table-cell table:style-name="Tabela22.A2" office:value-type="string">
              <text:p text:style-name="P52">Referência</text:p>
            </table:table-cell>
            <table:table-cell table:style-name="Tabela22.B2" office:value-type="string">
              <text:p text:style-name="P74"><text:span text:style-name="T6">Regra</text:span><text:span text:style-name="T17"> a ser </text:span><text:span text:style-name="T6">validada</text:span></text:p>
            </table:table-cell>
          </table:table-row>
          <table:table-row table:style-name="Tabela22.1">
            <table:table-cell table:style-name="Tabela22.A2" office:value-type="string">
              <text:p text:style-name="P52">Tópico</text:p>
            </table:table-cell>
            <table:table-cell table:style-name="Tabela22.B2" office:value-type="string">
              <text:p text:style-name="P55">Corpo Docente</text:p>
            </table:table-cell>
          </table:table-row>
          <table:table-row table:style-name="Tabela22.1">
            <table:table-cell table:style-name="Tabela22.A2" office:value-type="string">
              <text:p text:style-name="P52">Comentários</text:p>
            </table:table-cell>
            <table:table-cell table:style-name="Tabela22.B2" office:value-type="string">
              <text:p text:style-name="P76">O co-orientador poderá, ou não, ser credenciado no programa.</text:p>
            </table:table-cell>
          </table:table-row>
        </table:table>
        <text:p text:style-name="Standard"/>
        <text:p text:style-name="Standard"/>
        <table:table table:name="Tabela169" table:style-name="Tabela169">
          <table:table-column table:style-name="Tabela169.A"/>
          <table:table-column table:style-name="Tabela169.B"/>
          <table:table-row table:style-name="Tabela169.1">
            <table:table-cell table:style-name="Tabela169.A1" office:value-type="string">
              <text:p text:style-name="P52"><text:bookmark-start text:name="_Ref36965966"/><text:bookmark-end text:name="_Ref36965966"/>ID</text:p>
            </table:table-cell>
            <table:table-cell table:style-name="Tabela169.B1" office:value-type="string">
              <text:p text:style-name="P68">RN3.18</text:p>
            </table:table-cell>
          </table:table-row>
          <table:table-row table:style-name="Tabela169.1">
            <table:table-cell table:style-name="Tabela169.A2" office:value-type="string">
              <text:p text:style-name="P52">Referência</text:p>
            </table:table-cell>
            <table:table-cell table:style-name="Tabela169.B2" office:value-type="string">
              <text:p text:style-name="P75">[Res. 572, Art. 20º, § 2º, b]</text:p>
            </table:table-cell>
          </table:table-row>
          <table:table-row table:style-name="Tabela169.1">
            <table:table-cell table:style-name="Tabela169.A2" office:value-type="string">
              <text:p text:style-name="P52">Tópico</text:p>
            </table:table-cell>
            <table:table-cell table:style-name="Tabela169.B2" office:value-type="string">
              <text:p text:style-name="P55">Corpo Docente</text:p>
            </table:table-cell>
          </table:table-row>
          <table:table-row table:style-name="Tabela169.4">
            <table:table-cell table:style-name="Tabela169.A2" office:value-type="string">
              <text:p text:style-name="P52">Comentários</text:p>
            </table:table-cell>
            <table:table-cell table:style-name="Tabela169.B2" office:value-type="string">
              <text:p text:style-name="P64">Caso o orientador tenha que se ausentar por período superior a 3 meses, o co-orientador poderá substituí-lo. Para que o co-orientador possa substituir o orientador ele deverá ser credenciado no programa.</text:p>
            </table:table-cell>
          </table:table-row>
        </table:table>
        <text:p text:style-name="Standard"/>
        <text:p text:style-name="Standard"><text:bookmark-start text:name="_Ref36965865"/><text:bookmark-end text:name="_Ref36965865"/></text:p>
        <table:table table:name="Tabela23" table:style-name="Tabela23">
          <table:table-column table:style-name="Tabela23.A"/>
          <table:table-column table:style-name="Tabela23.B"/>
          <table:table-row table:style-name="Tabela23.1">
            <table:table-cell table:style-name="Tabela23.A1" office:value-type="string">
              <text:p text:style-name="P52">ID</text:p>
            </table:table-cell>
            <table:table-cell table:style-name="Tabela23.B1" office:value-type="string">
              <text:p text:style-name="P53">RN3.19 </text:p>
            </table:table-cell>
          </table:table-row>
          <table:table-row table:style-name="Tabela23.1">
            <table:table-cell table:style-name="Tabela23.A2" office:value-type="string">
              <text:p text:style-name="P52">Referência</text:p>
            </table:table-cell>
            <table:table-cell table:style-name="Tabela23.B2" office:value-type="string">
              <text:p text:style-name="P58"><text:span text:style-name="T6">Validada junto aos </text:span><text:span text:style-name="T20">Stakeholders.</text:span></text:p>
            </table:table-cell>
          </table:table-row>
          <table:table-row table:style-name="Tabela23.1">
            <table:table-cell table:style-name="Tabela23.A2" office:value-type="string">
              <text:p text:style-name="P52">Tópico</text:p>
            </table:table-cell>
            <table:table-cell table:style-name="Tabela23.B2" office:value-type="string">
              <text:p text:style-name="P55">Corpo Docente</text:p>
            </table:table-cell>
          </table:table-row>
          <table:table-row table:style-name="Tabela23.4">
            <table:table-cell table:style-name="Tabela23.A2" office:value-type="string">
              <text:p text:style-name="P52">Comentários</text:p>
            </table:table-cell>
            <table:table-cell table:style-name="Tabela23.B2" office:value-type="string">
              <text:p text:style-name="P64">Caso o co-orientador substitua o orientador, a coordenação do programa deverá informar o período que ocorre a substituição.</text:p>
            </table:table-cell>
          </table:table-row>
        </table:table>
        <text:p text:style-name="P60"/>
        <text:list text:style-name="WW8Num8" text:continue-numbering="true">
          <text:list-item>
            <text:h text:style-name="P27" text:outline-level="1">CRÉDITO</text:h>
          </text:list-item>
        </text:list>
        <text:p text:style-name="P7"/>
        <table:table table:name="Tabela24" table:style-name="Tabela24">
          <table:table-column table:style-name="Tabela24.A"/>
          <table:table-column table:style-name="Tabela24.B"/>
          <table:table-row table:style-name="Tabela24.1">
            <table:table-cell table:style-name="Tabela24.A1" office:value-type="string">
              <text:p text:style-name="P52">ID</text:p>
            </table:table-cell>
            <table:table-cell table:style-name="Tabela24.B1" office:value-type="string">
              <text:p text:style-name="P68">RN4.1</text:p>
            </table:table-cell>
          </table:table-row>
          <table:table-row table:style-name="Tabela24.1">
            <table:table-cell table:style-name="Tabela24.A2" office:value-type="string">
              <text:p text:style-name="P52">Referência</text:p>
            </table:table-cell>
            <table:table-cell table:style-name="Tabela24.B2" office:value-type="string">
              <text:p text:style-name="P69">[Res. 572, Art. 37º, I e II]</text:p>
            </table:table-cell>
          </table:table-row>
          <table:table-row table:style-name="Tabela24.1">
            <table:table-cell table:style-name="Tabela24.A2" office:value-type="string">
              <text:p text:style-name="P52">Tópico </text:p>
            </table:table-cell>
            <table:table-cell table:style-name="Tabela24.B2" office:value-type="string">
              <text:p text:style-name="P55">Crédito</text:p>
            </table:table-cell>
          </table:table-row>
          <table:table-row table:style-name="Tabela24.4">
            <table:table-cell table:style-name="Tabela24.A2" office:value-type="string">
              <text:p text:style-name="P52">Comentários</text:p>
            </table:table-cell>
            <table:table-cell table:style-name="Tabela24.B2" office:value-type="string">
              <text:p text:style-name="P77">Os limites mínimos do número de créditos em disciplinas e/ou atividades complementares são de:</text:p>
              <text:p text:style-name="P78"><draw:frame draw:style-name="fr1" draw:name="Quadro1" text:anchor-type="char" svg:x="0.173cm" svg:y="0.067cm" svg:width="9.396cm" svg:height="2.538cm" draw:z-index="2"><draw:text-box><table:table table:name="Tabela25" table:style-name="Tabela25"><table:table-column table:style-name="Tabela25.A"/><table:table-column table:style-name="Tabela25.B"/><table:table-row table:style-name="Tabela25.1"><table:table-cell table:style-name="Tabela25.A1" office:value-type="string"><text:p text:style-name="P79">Nível</text:p></table:table-cell><table:table-cell table:style-name="Tabela25.B1" office:value-type="string"><text:p text:style-name="P79">Quantidade Mínima</text:p></table:table-cell></table:table-row><table:table-row table:style-name="Tabela25.2"><table:table-cell table:style-name="Tabela25.A2" office:value-type="string"><text:p text:style-name="P80">Mestrado</text:p></table:table-cell><table:table-cell table:style-name="Tabela25.B2" office:value-type="string"><text:p text:style-name="P73">16 Créditos</text:p></table:table-cell></table:table-row><table:table-row table:style-name="Tabela25.3"><table:table-cell table:style-name="Tabela25.A2" office:value-type="string"><text:p text:style-name="P80">Doutorado</text:p></table:table-cell><table:table-cell table:style-name="Tabela25.B2" office:value-type="string"><text:p text:style-name="P73">24 Créditos</text:p></table:table-cell></table:table-row></table:table><text:p text:style-name="Standard"/><text:p text:style-name="Standard"/></draw:text-box></draw:frame></text:p>
              <text:p text:style-name="P81"/>
              <text:p text:style-name="P81"/>
              <text:p text:style-name="P81"/>
            </table:table-cell>
          </table:table-row>
        </table:table>
        <text:p text:style-name="P70"/>
        <table:table table:name="Tabela26" table:style-name="Tabela26">
          <table:table-column table:style-name="Tabela26.A"/>
          <table:table-column table:style-name="Tabela26.B"/>
          <table:table-row table:style-name="Tabela26.1">
            <table:table-cell table:style-name="Tabela26.A1" office:value-type="string">
              <text:p text:style-name="P52">ID</text:p>
            </table:table-cell>
            <table:table-cell table:style-name="Tabela26.B1" office:value-type="string">
              <text:p text:style-name="P75">RN4.2</text:p>
            </table:table-cell>
          </table:table-row>
          <table:table-row table:style-name="Tabela26.1">
            <table:table-cell table:style-name="Tabela26.A2" office:value-type="string">
              <text:p text:style-name="P52">Referência</text:p>
            </table:table-cell>
            <table:table-cell table:style-name="Tabela26.B2" office:value-type="string">
              <text:p text:style-name="P74"><text:span text:style-name="T6">[Res. 572, Art. 37º, </text:span><text:span text:style-name="T21">§ </text:span><text:span text:style-name="T6">único]</text:span></text:p>
            </table:table-cell>
          </table:table-row>
          <table:table-row table:style-name="Tabela26.1">
            <table:table-cell table:style-name="Tabela26.A2" office:value-type="string">
              <text:p text:style-name="P52">Tópico </text:p>
            </table:table-cell>
            <table:table-cell table:style-name="Tabela26.B2" office:value-type="string">
              <text:p text:style-name="P55">Crédito</text:p>
            </table:table-cell>
          </table:table-row>
          <table:table-row table:style-name="Tabela26.1">
            <table:table-cell table:style-name="Tabela26.A2" office:value-type="string">
              <text:p text:style-name="P52">Comentários</text:p>
            </table:table-cell>
            <table:table-cell table:style-name="Tabela26.B2" office:value-type="string">
              <text:p text:style-name="P82">Não serão atribuídos créditos às atividades relacionadas ao exame de qualificação.</text:p>
            </table:table-cell>
          </table:table-row>
        </table:table>
        <text:p text:style-name="P60"/>
        <table:table table:name="Tabela27" table:style-name="Tabela27">
          <table:table-column table:style-name="Tabela27.A"/>
          <table:table-column table:style-name="Tabela27.B"/>
          <table:table-row table:style-name="Tabela27.1">
            <table:table-cell table:style-name="Tabela27.A1" office:value-type="string">
              <text:p text:style-name="P52">ID</text:p>
            </table:table-cell>
            <table:table-cell table:style-name="Tabela27.B1" office:value-type="string">
              <text:p text:style-name="P75">RN4.3</text:p>
            </table:table-cell>
          </table:table-row>
          <table:table-row table:style-name="Tabela27.1">
            <table:table-cell table:style-name="Tabela27.A2" office:value-type="string">
              <text:p text:style-name="P52">Referência</text:p>
            </table:table-cell>
            <table:table-cell table:style-name="Tabela27.B2" office:value-type="string">
              <text:p text:style-name="P74"><text:span text:style-name="T6">[Res. 572, Art. 37º, </text:span><text:span text:style-name="T21">§ </text:span><text:span text:style-name="T6">único]</text:span></text:p>
            </table:table-cell>
          </table:table-row>
          <table:table-row table:style-name="Tabela27.1">
            <table:table-cell table:style-name="Tabela27.A2" office:value-type="string">
              <text:p text:style-name="P52">Tópico </text:p>
            </table:table-cell>
            <table:table-cell table:style-name="Tabela27.B2" office:value-type="string">
              <text:p text:style-name="P55">Crédito</text:p>
            </table:table-cell>
          </table:table-row>
          <table:table-row table:style-name="Tabela27.1">
            <table:table-cell table:style-name="Tabela27.A2" office:value-type="string">
              <text:p text:style-name="P52">Comentários</text:p>
            </table:table-cell>
            <table:table-cell table:style-name="Tabela27.B2" office:value-type="string">
              <text:p text:style-name="P75">Não serão atribuídos créditos à elaboração do produto final.</text:p>
            </table:table-cell>
          </table:table-row>
        </table:table>
        <text:p text:style-name="P60"/>
        <table:table table:name="Tabela28" table:style-name="Tabela28">
          <table:table-column table:style-name="Tabela28.A"/>
          <table:table-column table:style-name="Tabela28.B"/>
          <table:table-row table:style-name="Tabela28.1">
            <table:table-cell table:style-name="Tabela28.A1" office:value-type="string">
              <text:p text:style-name="P52">ID</text:p>
            </table:table-cell>
            <table:table-cell table:style-name="Tabela28.B1" office:value-type="string">
              <text:p text:style-name="P75">RN4.4</text:p>
            </table:table-cell>
          </table:table-row>
          <table:table-row table:style-name="Tabela28.1">
            <table:table-cell table:style-name="Tabela28.A2" office:value-type="string">
              <text:p text:style-name="P52">Referência</text:p>
            </table:table-cell>
            <table:table-cell table:style-name="Tabela28.B2" office:value-type="string">
              <text:p text:style-name="P69">[Res. 572, Art. 38º]</text:p>
            </table:table-cell>
          </table:table-row>
          <table:table-row table:style-name="Tabela28.1">
            <table:table-cell table:style-name="Tabela28.A2" office:value-type="string">
              <text:p text:style-name="P58"><text:span text:style-name="T21">Tópico</text:span><text:span text:style-name="T22"> </text:span></text:p>
            </table:table-cell>
            <table:table-cell table:style-name="Tabela28.B2" office:value-type="string">
              <text:p text:style-name="P55">Crédito</text:p>
            </table:table-cell>
          </table:table-row>
          <table:table-row table:style-name="Tabela28.4">
            <table:table-cell table:style-name="Tabela28.A2" office:value-type="string">
              <text:p text:style-name="P52"><draw:frame draw:style-name="fr2" draw:name="Quadro2" text:anchor-type="char" svg:x="3.604cm" svg:y="0.393cm" svg:width="9.396cm" svg:height="2.538cm" draw:z-index="0"><draw:text-box><table:table table:name="Tabela29" table:style-name="Tabela29"><table:table-column table:style-name="Tabela29.A"/><table:table-column table:style-name="Tabela29.B"/><table:table-row table:style-name="Tabela29.1"><table:table-cell table:style-name="Tabela29.A1" office:value-type="string"><text:p text:style-name="P79">Atividade</text:p></table:table-cell><table:table-cell table:style-name="Tabela29.B1" office:value-type="string"><text:p text:style-name="P79">Quantidade de Horas</text:p></table:table-cell></table:table-row><table:table-row table:style-name="Tabela29.2"><table:table-cell table:style-name="Tabela29.A2" office:value-type="string"><text:p text:style-name="P80">Disciplinas</text:p></table:table-cell><table:table-cell table:style-name="Tabela29.B2" office:value-type="string"><text:p text:style-name="P73">15 horas</text:p></table:table-cell></table:table-row><table:table-row table:style-name="Tabela29.3"><table:table-cell table:style-name="Tabela29.A2" office:value-type="string"><text:p text:style-name="P80">Atividades Complementares</text:p></table:table-cell><table:table-cell table:style-name="Tabela29.B2" office:value-type="string"><text:p text:style-name="P73">45 horas</text:p></table:table-cell></table:table-row></table:table><text:p text:style-name="Standard"/><text:p text:style-name="Standard"/></draw:text-box></draw:frame>Comentários</text:p>
            </table:table-cell>
            <table:table-cell table:style-name="Tabela28.B2" office:value-type="string">
              <text:p text:style-name="P83">Cada crédito corresponde a:</text:p>
              <text:p text:style-name="P83"/>
              <text:p text:style-name="P28"><text:s text:c="19"/></text:p>
              <text:p text:style-name="P28"><text:s text:c="30"/></text:p>
              <text:p text:style-name="P78"/>
              <text:p text:style-name="P84"/>
              <text:p text:style-name="P70"/>
            </table:table-cell>
          </table:table-row>
        </table:table>
        <text:p text:style-name="P85"/>
        <table:table table:name="Tabela30" table:style-name="Tabela30">
          <table:table-column table:style-name="Tabela30.A"/>
          <table:table-column table:style-name="Tabela30.B"/>
          <table:table-row table:style-name="Tabela30.1">
            <table:table-cell table:style-name="Tabela30.A1" office:value-type="string">
              <text:p text:style-name="P52">ID</text:p>
            </table:table-cell>
            <table:table-cell table:style-name="Tabela30.B1" office:value-type="string">
              <text:p text:style-name="P75">RN4.5</text:p>
            </table:table-cell>
          </table:table-row>
          <table:table-row table:style-name="Tabela30.1">
            <table:table-cell table:style-name="Tabela30.A2" office:value-type="string">
              <text:p text:style-name="P52">Referência</text:p>
            </table:table-cell>
            <table:table-cell table:style-name="Tabela30.B2" office:value-type="string">
              <text:p text:style-name="P69">[Res. 572, Art. 39º]</text:p>
            </table:table-cell>
          </table:table-row>
          <table:table-row table:style-name="Tabela30.1">
            <table:table-cell table:style-name="Tabela30.A2" office:value-type="string">
              <text:p text:style-name="P52">Tópico </text:p>
            </table:table-cell>
            <table:table-cell table:style-name="Tabela30.B2" office:value-type="string">
              <text:p text:style-name="P55">Crédito</text:p>
            </table:table-cell>
          </table:table-row>
          <table:table-row table:style-name="Tabela30.4">
            <table:table-cell table:style-name="Tabela30.A2" office:value-type="string">
              <text:p text:style-name="P52"><draw:frame draw:style-name="fr2" draw:name="Quadro3" text:anchor-type="char" svg:x="3.858cm" svg:y="0.91cm" svg:width="9.396cm" svg:height="2.538cm" draw:z-index="1"><draw:text-box><table:table table:name="Tabela31" table:style-name="Tabela31"><table:table-column table:style-name="Tabela31.A"/><table:table-column table:style-name="Tabela31.B"/><table:table-row table:style-name="Tabela31.1"><table:table-cell table:style-name="Tabela31.A1" office:value-type="string"><text:p text:style-name="P79">Produto Final</text:p></table:table-cell><table:table-cell table:style-name="Tabela31.B1" office:value-type="string"><text:p text:style-name="P79">Quantidade de </text:p><text:p text:style-name="P86">Créditos</text:p></table:table-cell></table:table-row><table:table-row table:style-name="Tabela31.2"><table:table-cell table:style-name="Tabela31.A2" office:value-type="string"><text:p text:style-name="P80">(Dissertação) Mestrado</text:p></table:table-cell><table:table-cell table:style-name="Tabela31.B2" office:value-type="string"><text:p text:style-name="P73">16 Créditos</text:p></table:table-cell></table:table-row><table:table-row table:style-name="Tabela31.3"><table:table-cell table:style-name="Tabela31.A2" office:value-type="string"><text:p text:style-name="P80">(Tese) Doutorado</text:p></table:table-cell><table:table-cell table:style-name="Tabela31.B2" office:value-type="string"><text:p text:style-name="P73">24 Créditos</text:p></table:table-cell></table:table-row></table:table><text:p text:style-name="Standard"/><text:p text:style-name="Standard"/></draw:text-box></draw:frame>Comentários</text:p>
            </table:table-cell>
            <table:table-cell table:style-name="Tabela30.B2" office:value-type="string">
              <text:p text:style-name="P83">Serão atribuídos créditos à defesa e aprovação do produto final, porém estes créditos não têm equivalência em carga horária.</text:p>
              <text:p text:style-name="P78"/>
              <text:p text:style-name="P87"/>
              <text:p text:style-name="P84"/>
              <text:p text:style-name="P70"/>
            </table:table-cell>
          </table:table-row>
        </table:table>
        <text:p text:style-name="P60"/>
        <table:table table:name="Tabela32" table:style-name="Tabela32">
          <table:table-column table:style-name="Tabela32.A"/>
          <table:table-column table:style-name="Tabela32.B"/>
          <table:table-row table:style-name="Tabela32.1">
            <table:table-cell table:style-name="Tabela32.A1" office:value-type="string">
              <text:p text:style-name="P52">ID</text:p>
            </table:table-cell>
            <table:table-cell table:style-name="Tabela32.B1" office:value-type="string">
              <text:p text:style-name="P75">RN4.6</text:p>
            </table:table-cell>
          </table:table-row>
          <table:table-row table:style-name="Tabela32.1">
            <table:table-cell table:style-name="Tabela32.A2" office:value-type="string">
              <text:p text:style-name="P52">Referência</text:p>
            </table:table-cell>
            <table:table-cell table:style-name="Tabela32.B2" office:value-type="string">
              <text:p text:style-name="P74"><text:span text:style-name="T17">[Res. 572, Art. 40º caput, </text:span><text:span text:style-name="T22">§ </text:span><text:span text:style-name="T6">único</text:span><text:span text:style-name="T17">]</text:span></text:p>
            </table:table-cell>
          </table:table-row>
          <table:table-row table:style-name="Tabela32.1">
            <table:table-cell table:style-name="Tabela32.A2" office:value-type="string">
              <text:p text:style-name="P52">Tópico </text:p>
            </table:table-cell>
            <table:table-cell table:style-name="Tabela32.B2" office:value-type="string">
              <text:p text:style-name="P55">Crédito</text:p>
            </table:table-cell>
          </table:table-row>
          <table:table-row table:style-name="Tabela32.4">
            <table:table-cell table:style-name="Tabela32.A2" office:value-type="string">
              <text:p text:style-name="P52">Comentários</text:p>
            </table:table-cell>
            <table:table-cell table:style-name="Tabela32.B2" office:value-type="string">
              <text:p text:style-name="P82">Poderão ser atribuídos créditos à algumas atividades complementares. Somente serão atribuídos créditos à atividades complementares realizadas e comprovadas no período em que o aluno estiver regularmente matriculado no programa.</text:p>
            </table:table-cell>
          </table:table-row>
        </table:table>
        <text:p text:style-name="P60"/>
        <table:table table:name="Tabela33" table:style-name="Tabela33">
          <table:table-column table:style-name="Tabela33.A"/>
          <table:table-column table:style-name="Tabela33.B"/>
          <table:table-row table:style-name="Tabela33.1">
            <table:table-cell table:style-name="Tabela33.A1" office:value-type="string">
              <text:p text:style-name="P52">ID</text:p>
            </table:table-cell>
            <table:table-cell table:style-name="Tabela33.B1" office:value-type="string">
              <text:p text:style-name="P75">RN4.7</text:p>
            </table:table-cell>
          </table:table-row>
          <table:table-row table:style-name="Tabela33.1">
            <table:table-cell table:style-name="Tabela33.A2" office:value-type="string">
              <text:p text:style-name="P52">Referência</text:p>
            </table:table-cell>
            <table:table-cell table:style-name="Tabela33.B2" office:value-type="string">
              <text:p text:style-name="P75">[Res. 572, Art. 32º]</text:p>
            </table:table-cell>
          </table:table-row>
          <table:table-row table:style-name="Tabela33.1">
            <table:table-cell table:style-name="Tabela33.A2" office:value-type="string">
              <text:p text:style-name="P52">Tópico </text:p>
            </table:table-cell>
            <table:table-cell table:style-name="Tabela33.B2" office:value-type="string">
              <text:p text:style-name="P55">Crédito</text:p>
            </table:table-cell>
          </table:table-row>
          <table:table-row table:style-name="Tabela33.4">
            <table:table-cell table:style-name="Tabela33.A2" office:value-type="string">
              <text:p text:style-name="P52">Comentários</text:p>
            </table:table-cell>
            <table:table-cell table:style-name="Tabela33.B2" office:value-type="string">
              <text:p text:style-name="P83">Não serão atribuídos créditos aos estudos complementares.</text:p>
            </table:table-cell>
          </table:table-row>
        </table:table>
        <text:p text:style-name="Standard"/>
        <text:list text:style-name="WW8Num8" text:continue-numbering="true">
          <text:list-item>
            <text:h text:style-name="P27" text:outline-level="1">DEFESA DO PRODUTO FINAL</text:h>
          </text:list-item>
        </text:list>
        <text:p text:style-name="P7"/>
        <table:table table:name="Tabela34" table:style-name="Tabela34">
          <table:table-column table:style-name="Tabela34.A"/>
          <table:table-column table:style-name="Tabela34.B"/>
          <table:table-row table:style-name="Tabela34.1">
            <table:table-cell table:style-name="Tabela34.A1" office:value-type="string">
              <text:p text:style-name="P52">ID</text:p>
            </table:table-cell>
            <table:table-cell table:style-name="Tabela34.B1" office:value-type="string">
              <text:p text:style-name="P75">RN5.1</text:p>
            </table:table-cell>
          </table:table-row>
          <table:table-row table:style-name="Tabela34.1">
            <table:table-cell table:style-name="Tabela34.A2" office:value-type="string">
              <text:p text:style-name="P52">Referência</text:p>
            </table:table-cell>
            <table:table-cell table:style-name="Tabela34.B2" office:value-type="string">
              <text:p text:style-name="P74"><text:span text:style-name="T17">[Res. 572, Art. 20, </text:span><text:span text:style-name="T22">§ </text:span><text:span text:style-name="T17">1º, f - Art. 49º, I]</text:span></text:p>
            </table:table-cell>
          </table:table-row>
          <table:table-row table:style-name="Tabela34.1">
            <table:table-cell table:style-name="Tabela34.A2" office:value-type="string">
              <text:p text:style-name="P52">Tópico </text:p>
            </table:table-cell>
            <table:table-cell table:style-name="Tabela34.B2" office:value-type="string">
              <text:p text:style-name="P55">Defesa do Produto Final</text:p>
            </table:table-cell>
          </table:table-row>
          <table:table-row table:style-name="Tabela34.4">
            <table:table-cell table:style-name="Tabela34.A2" office:value-type="string">
              <text:p text:style-name="P52">Comentários</text:p>
            </table:table-cell>
            <table:table-cell table:style-name="Tabela34.B2" office:value-type="string">
              <text:p text:style-name="P88"><text:span text:style-name="T6">Para a solicitação da defesa do produto final é necessário ter recomendação formal do orientador. O orientador autorizará o aluno a fazer o exame de qualificação e defender o produto final.</text:span></text:p>
            </table:table-cell>
          </table:table-row>
        </table:table>
        <text:p text:style-name="P60"/>
        <table:table table:name="Tabela35" table:style-name="Tabela35">
          <table:table-column table:style-name="Tabela35.A"/>
          <table:table-column table:style-name="Tabela35.B"/>
          <table:table-row table:style-name="Tabela35.1">
            <table:table-cell table:style-name="Tabela35.A1" office:value-type="string">
              <text:p text:style-name="P52">ID</text:p>
            </table:table-cell>
            <table:table-cell table:style-name="Tabela35.B1" office:value-type="string">
              <text:p text:style-name="P75">RN5.2</text:p>
            </table:table-cell>
          </table:table-row>
          <table:table-row table:style-name="Tabela35.1">
            <table:table-cell table:style-name="Tabela35.A2" office:value-type="string">
              <text:p text:style-name="P52">Referência</text:p>
            </table:table-cell>
            <table:table-cell table:style-name="Tabela35.B2" office:value-type="string">
              <text:p text:style-name="P69">[Res. 572, Art. 49º, II]</text:p>
            </table:table-cell>
          </table:table-row>
          <table:table-row table:style-name="Tabela35.1">
            <table:table-cell table:style-name="Tabela35.A2" office:value-type="string">
              <text:p text:style-name="P52">Tópico </text:p>
            </table:table-cell>
            <table:table-cell table:style-name="Tabela35.B2" office:value-type="string">
              <text:p text:style-name="P55">Defesa do Produto Final</text:p>
            </table:table-cell>
          </table:table-row>
          <table:table-row table:style-name="Tabela35.4">
            <table:table-cell table:style-name="Tabela35.A2" office:value-type="string">
              <text:p text:style-name="P52">Comentários</text:p>
            </table:table-cell>
            <table:table-cell table:style-name="Tabela35.B2" office:value-type="string">
              <text:p text:style-name="P82">Para a solicitação da defesa do produto final é necessário ter sido aprovado em exame de qualificação, quando exigido.</text:p>
            </table:table-cell>
          </table:table-row>
        </table:table>
        <text:p text:style-name="P60"/>
        <table:table table:name="Tabela36" table:style-name="Tabela36">
          <table:table-column table:style-name="Tabela36.A"/>
          <table:table-column table:style-name="Tabela36.B"/>
          <table:table-row table:style-name="Tabela36.1">
            <table:table-cell table:style-name="Tabela36.A1" office:value-type="string">
              <text:p text:style-name="P52">ID</text:p>
            </table:table-cell>
            <table:table-cell table:style-name="Tabela36.B1" office:value-type="string">
              <text:p text:style-name="P75">RN5.3</text:p>
            </table:table-cell>
          </table:table-row>
          <table:table-row table:style-name="Tabela36.2">
            <table:table-cell table:style-name="Tabela36.A2" office:value-type="string">
              <text:p text:style-name="P52">Referência</text:p>
            </table:table-cell>
            <table:table-cell table:style-name="Tabela36.B2" office:value-type="string">
              <text:p text:style-name="P69">[Res. 572, Art. 49º, III]</text:p>
            </table:table-cell>
          </table:table-row>
          <table:table-row table:style-name="Tabela36.1">
            <table:table-cell table:style-name="Tabela36.A2" office:value-type="string">
              <text:p text:style-name="P52">Tópico </text:p>
            </table:table-cell>
            <table:table-cell table:style-name="Tabela36.B2" office:value-type="string">
              <text:p text:style-name="P55">Defesa do Produto Final</text:p>
            </table:table-cell>
          </table:table-row>
          <table:table-row table:style-name="Tabela36.4">
            <table:table-cell table:style-name="Tabela36.A2" office:value-type="string">
              <text:p text:style-name="P52">Comentários</text:p>
            </table:table-cell>
            <table:table-cell table:style-name="Tabela36.B2" office:value-type="string">
              <text:p text:style-name="P82">Para a solicitação da defesa do produto final é necessário ter sido aprovado no exame de suficiência em língua(s) estrangeira(s).</text:p>
            </table:table-cell>
          </table:table-row>
        </table:table>
        <text:p text:style-name="P70"/>
        <table:table table:name="Tabela37" table:style-name="Tabela37">
          <table:table-column table:style-name="Tabela37.A"/>
          <table:table-column table:style-name="Tabela37.B"/>
          <table:table-row table:style-name="Tabela37.1">
            <table:table-cell table:style-name="Tabela37.A1" office:value-type="string">
              <text:p text:style-name="P52">ID</text:p>
            </table:table-cell>
            <table:table-cell table:style-name="Tabela37.B1" office:value-type="string">
              <text:p text:style-name="P75">RN5.4</text:p>
            </table:table-cell>
          </table:table-row>
          <table:table-row table:style-name="Tabela37.1">
            <table:table-cell table:style-name="Tabela37.A2" office:value-type="string">
              <text:p text:style-name="P52">Referência</text:p>
            </table:table-cell>
            <table:table-cell table:style-name="Tabela37.B2" office:value-type="string">
              <text:p text:style-name="P69">[Res. 572, Art. 49º, IV]</text:p>
            </table:table-cell>
          </table:table-row>
          <table:table-row table:style-name="Tabela37.1">
            <table:table-cell table:style-name="Tabela37.A2" office:value-type="string">
              <text:p text:style-name="P52">Tópico </text:p>
            </table:table-cell>
            <table:table-cell table:style-name="Tabela37.B2" office:value-type="string">
              <text:p text:style-name="P55">Defesa do Produto Final</text:p>
            </table:table-cell>
          </table:table-row>
          <table:table-row table:style-name="Tabela37.4">
            <table:table-cell table:style-name="Tabela37.A2" office:value-type="string">
              <text:p text:style-name="P52">Comentários</text:p>
            </table:table-cell>
            <table:table-cell table:style-name="Tabela37.B2" office:value-type="string">
              <text:p text:style-name="P82">Para a solicitação da defesa do produto final é necessário ter atendido as determinações referentes à produção intelectual.</text:p>
            </table:table-cell>
          </table:table-row>
        </table:table>
        <text:p text:style-name="P85"/>
        <table:table table:name="Tabela38" table:style-name="Tabela38">
          <table:table-column table:style-name="Tabela38.A"/>
          <table:table-column table:style-name="Tabela38.B"/>
          <table:table-row table:style-name="Tabela38.1">
            <table:table-cell table:style-name="Tabela38.A1" office:value-type="string">
              <text:p text:style-name="P52">ID</text:p>
            </table:table-cell>
            <table:table-cell table:style-name="Tabela38.B1" office:value-type="string">
              <text:p text:style-name="P75">RN5.5</text:p>
            </table:table-cell>
          </table:table-row>
          <table:table-row table:style-name="Tabela38.1">
            <table:table-cell table:style-name="Tabela38.A2" office:value-type="string">
              <text:p text:style-name="P52">Referência</text:p>
            </table:table-cell>
            <table:table-cell table:style-name="Tabela38.B2" office:value-type="string">
              <text:p text:style-name="P69">[Res. 572, Art. 49º, V]</text:p>
            </table:table-cell>
          </table:table-row>
          <table:table-row table:style-name="Tabela38.1">
            <table:table-cell table:style-name="Tabela38.A2" office:value-type="string">
              <text:p text:style-name="P52">Tópico </text:p>
            </table:table-cell>
            <table:table-cell table:style-name="Tabela38.B2" office:value-type="string">
              <text:p text:style-name="P55">Defesa do Produto Final</text:p>
            </table:table-cell>
          </table:table-row>
          <table:table-row table:style-name="Tabela38.4">
            <table:table-cell table:style-name="Tabela38.A2" office:value-type="string">
              <text:p text:style-name="P52">Comentários</text:p>
            </table:table-cell>
            <table:table-cell table:style-name="Tabela38.B2" office:value-type="string">
              <text:p text:style-name="P82">Para a solicitação da defesa do produto final é necessário ter obtido créditos em disciplinas e/ou atividades complementares.</text:p>
            </table:table-cell>
          </table:table-row>
        </table:table>
        <text:p text:style-name="P85"/>
        <table:table table:name="Tabela39" table:style-name="Tabela39">
          <table:table-column table:style-name="Tabela39.A"/>
          <table:table-column table:style-name="Tabela39.B"/>
          <table:table-row table:style-name="Tabela39.1">
            <table:table-cell table:style-name="Tabela39.A1" office:value-type="string">
              <text:p text:style-name="P89">ID</text:p>
            </table:table-cell>
            <table:table-cell table:style-name="Tabela39.B1" office:value-type="string">
              <text:p text:style-name="P75">RN5.6</text:p>
            </table:table-cell>
          </table:table-row>
          <table:table-row table:style-name="Tabela39.1">
            <table:table-cell table:style-name="Tabela39.A2" office:value-type="string">
              <text:p text:style-name="P52">Referência</text:p>
            </table:table-cell>
            <table:table-cell table:style-name="Tabela39.B2" office:value-type="string">
              <text:p text:style-name="P74"><text:span text:style-name="T17">[Res. 572, Art. 51º - Art. 51º, </text:span><text:span text:style-name="T6">único</text:span><text:span text:style-name="T17">]</text:span></text:p>
            </table:table-cell>
          </table:table-row>
          <table:table-row table:style-name="Tabela39.1">
            <table:table-cell table:style-name="Tabela39.A2" office:value-type="string">
              <text:p text:style-name="P52">Tópico </text:p>
            </table:table-cell>
            <table:table-cell table:style-name="Tabela39.B2" office:value-type="string">
              <text:p text:style-name="P55">Defesa do Produto Final</text:p>
            </table:table-cell>
          </table:table-row>
          <table:table-row table:style-name="Tabela39.4">
            <table:table-cell table:style-name="Tabela39.A2" office:value-type="string">
              <text:p text:style-name="P52">Comentários</text:p>
            </table:table-cell>
            <table:table-cell table:style-name="Tabela39.B2" office:value-type="string">
              <text:p text:style-name="P82">Para fins de defesa, o aluno deverá encaminhar à CPG os exemplares do produto final, inclusive em versão eletrônica. O número de exemplares que devem ser entregues é definido pelo regulamento específico do programa.</text:p>
            </table:table-cell>
          </table:table-row>
        </table:table>
        <text:p text:style-name="P85"/>
        <table:table table:name="Tabela40" table:style-name="Tabela40">
          <table:table-column table:style-name="Tabela40.A"/>
          <table:table-column table:style-name="Tabela40.B"/>
          <table:table-row table:style-name="Tabela40.1">
            <table:table-cell table:style-name="Tabela40.A1" office:value-type="string">
              <text:p text:style-name="P52">ID</text:p>
            </table:table-cell>
            <table:table-cell table:style-name="Tabela40.B1" office:value-type="string">
              <text:p text:style-name="P75">RN5.7</text:p>
            </table:table-cell>
          </table:table-row>
          <table:table-row table:style-name="Tabela40.1">
            <table:table-cell table:style-name="Tabela40.A2" office:value-type="string">
              <text:p text:style-name="P52">Referência</text:p>
            </table:table-cell>
            <table:table-cell table:style-name="Tabela40.B2" office:value-type="string">
              <text:p text:style-name="P75">[Res. 572, Art. 14º, e]</text:p>
            </table:table-cell>
          </table:table-row>
          <table:table-row table:style-name="Tabela40.1">
            <table:table-cell table:style-name="Tabela40.A2" office:value-type="string">
              <text:p text:style-name="P52">Tópico </text:p>
            </table:table-cell>
            <table:table-cell table:style-name="Tabela40.B2" office:value-type="string">
              <text:p text:style-name="P55">Defesa do Produto Final</text:p>
            </table:table-cell>
          </table:table-row>
          <table:table-row table:style-name="Tabela40.4">
            <table:table-cell table:style-name="Tabela40.A2" office:value-type="string">
              <text:p text:style-name="P52">Comentários</text:p>
            </table:table-cell>
            <table:table-cell table:style-name="Tabela40.B2" office:value-type="string">
              <text:p text:style-name="P82">Os nomes dos professores que comporão a banca deverão ser aprovados pela CPG.</text:p>
            </table:table-cell>
          </table:table-row>
        </table:table>
        <text:p text:style-name="P85"/>
        <table:table table:name="Tabela41" table:style-name="Tabela41">
          <table:table-column table:style-name="Tabela41.A"/>
          <table:table-column table:style-name="Tabela41.B"/>
          <table:table-column table:style-name="Tabela41.C"/>
          <table:table-row table:style-name="Tabela41.1">
            <table:table-cell table:style-name="Tabela41.A1" office:value-type="string">
              <text:p text:style-name="P52">ID</text:p>
            </table:table-cell>
            <table:table-cell table:style-name="Tabela41.A1" office:value-type="string">
              <text:p text:style-name="P75">RN5.8</text:p>
            </table:table-cell>
            <table:table-cell table:style-name="Tabela41.C1" office:value-type="string">
              <text:p text:style-name="P80"/>
            </table:table-cell>
          </table:table-row>
          <table:table-row table:style-name="Tabela41.2">
            <table:table-cell table:style-name="Tabela41.A2" office:value-type="string">
              <text:p text:style-name="P52">Referência</text:p>
            </table:table-cell>
            <table:table-cell table:style-name="Tabela41.A2" office:value-type="string">
              <text:p text:style-name="P74"><text:span text:style-name="T17">[Res. 572, Art. 52º, I e II - Art. 52º, §</text:span><text:span text:style-name="T22"> </text:span><text:span text:style-name="T17">4º]</text:span></text:p>
            </table:table-cell>
            <table:table-cell table:style-name="Tabela41.C1" office:value-type="string">
              <text:p text:style-name="P90"/>
            </table:table-cell>
          </table:table-row>
          <table:table-row table:style-name="Tabela41.1">
            <table:table-cell table:style-name="Tabela41.A2" office:value-type="string">
              <text:p text:style-name="P52">Tópico </text:p>
            </table:table-cell>
            <table:table-cell table:style-name="Tabela41.A2" office:value-type="string">
              <text:p text:style-name="P55">Defesa do Produto Final</text:p>
            </table:table-cell>
            <table:table-cell table:style-name="Tabela41.C1" office:value-type="string">
              <text:p text:style-name="P73"/>
            </table:table-cell>
          </table:table-row>
          <table:table-row table:style-name="Tabela41.4">
            <table:table-cell table:style-name="Tabela41.A4" office:value-type="string">
              <text:p text:style-name="P52">Comentários</text:p>
            </table:table-cell>
            <table:table-cell table:style-name="Tabela41.A4" office:value-type="string">
              <text:p text:style-name="P73"/>
              <text:p text:style-name="P91">O produto final será julgado por uma comissão examinadora <draw:frame draw:style-name="fr1" draw:name="Quadro4" text:anchor-type="char" svg:x="-0.102cm" svg:y="0.843cm" svg:width="10.899cm" svg:height="2.776cm" draw:z-index="3"><draw:text-box><table:table table:name="Tabela42" table:style-name="Tabela42"><table:table-column table:style-name="Tabela42.A"/><table:table-column table:style-name="Tabela42.B"/><table:table-row table:style-name="Tabela42.1"><table:table-cell table:style-name="Tabela42.A1" office:value-type="string"><text:p text:style-name="P79">Nível</text:p></table:table-cell><table:table-cell table:style-name="Tabela42.B1" office:value-type="string"><text:p text:style-name="P79">Quantidade de Examinadores</text:p></table:table-cell></table:table-row><table:table-row table:style-name="Tabela42.2"><table:table-cell table:style-name="Tabela42.A2" office:value-type="string"><text:p text:style-name="P80">Mestrado</text:p></table:table-cell><table:table-cell table:style-name="Tabela42.B2" office:value-type="string"><text:p text:style-name="P73">3 examinadores, sendo, no mínimo. 1 externo ao programa</text:p></table:table-cell></table:table-row><table:table-row table:style-name="Tabela42.3"><table:table-cell table:style-name="Tabela42.A2" office:value-type="string"><text:p text:style-name="P80">Doutorado</text:p></table:table-cell><table:table-cell table:style-name="Tabela42.B2" office:value-type="string"><text:p text:style-name="P73">5 examinadores, sendo, no mínimo. 2 externo ao programa</text:p></table:table-cell></table:table-row></table:table><text:p text:style-name="Standard"/><text:p text:style-name="Standard"/></draw:text-box></draw:frame>composta por:</text:p>
              <text:p text:style-name="P7"/>
              <text:p text:style-name="P7"/>
              <text:p text:style-name="P7"/>
              <text:p text:style-name="P7"/>
              <text:p text:style-name="P7"/>
              <text:p text:style-name="P92"><text:tab/></text:p>
              <text:p text:style-name="P28"/>
              <text:p text:style-name="P28"/>
              <text:p text:style-name="P28">O(s) co-orientador(es) poderá(ão), ou não, participar da comissão examinadora, mas este(s) não será(ão) considerado(s) para efeito de integralização do número mínimo de componentes previstos na comissão examinadora.</text:p>
            </table:table-cell>
            <table:table-cell table:style-name="Tabela41.C1" office:value-type="string">
              <text:p text:style-name="P73"/>
            </table:table-cell>
          </table:table-row>
          <table:table-row table:style-name="Tabela41.5">
            <table:table-cell table:style-name="Tabela41.A1" office:value-type="string">
              <text:p text:style-name="P93">ID</text:p>
            </table:table-cell>
            <table:table-cell table:style-name="Tabela41.B5" table:number-columns-spanned="2" office:value-type="string">
              <text:p text:style-name="P75">RN5.9</text:p>
            </table:table-cell>
            <table:covered-table-cell/>
          </table:table-row>
          <table:table-row table:style-name="Tabela41.5">
            <table:table-cell table:style-name="Tabela41.A2" office:value-type="string">
              <text:p text:style-name="P52">Referência</text:p>
            </table:table-cell>
            <table:table-cell table:style-name="Tabela41.B6" table:number-columns-spanned="2" office:value-type="string">
              <text:p text:style-name="P75">[Res. 572, Art. 52º, § 1º]</text:p>
            </table:table-cell>
            <table:covered-table-cell/>
          </table:table-row>
          <table:table-row table:style-name="Tabela41.5">
            <table:table-cell table:style-name="Tabela41.A2" office:value-type="string">
              <text:p text:style-name="P52">Tópico </text:p>
            </table:table-cell>
            <table:table-cell table:style-name="Tabela41.B6" table:number-columns-spanned="2" office:value-type="string">
              <text:p text:style-name="P55">Defesa do Produto Final</text:p>
            </table:table-cell>
            <table:covered-table-cell/>
          </table:table-row>
          <table:table-row table:style-name="Tabela41.8">
            <table:table-cell table:style-name="Tabela41.A2" office:value-type="string">
              <text:p text:style-name="P52">Comentários</text:p>
            </table:table-cell>
            <table:table-cell table:style-name="Tabela41.B6" table:number-columns-spanned="2" office:value-type="string">
              <text:p text:style-name="P82">O orientador poderá, ou não, participar da comissão examinadora.</text:p>
            </table:table-cell>
            <table:covered-table-cell/>
          </table:table-row>
        </table:table>
        <text:p text:style-name="P85"/>
        <table:table table:name="Tabela43" table:style-name="Tabela43">
          <table:table-column table:style-name="Tabela43.A"/>
          <table:table-column table:style-name="Tabela43.B"/>
          <table:table-row table:style-name="Tabela43.1">
            <table:table-cell table:style-name="Tabela43.A1" office:value-type="string">
              <text:p text:style-name="P52">ID</text:p>
            </table:table-cell>
            <table:table-cell table:style-name="Tabela43.B1" office:value-type="string">
              <text:p text:style-name="P75">RN5.10</text:p>
            </table:table-cell>
          </table:table-row>
          <table:table-row table:style-name="Tabela43.1">
            <table:table-cell table:style-name="Tabela43.A2" office:value-type="string">
              <text:p text:style-name="P52">Referência</text:p>
            </table:table-cell>
            <table:table-cell table:style-name="Tabela43.B2" office:value-type="string">
              <text:p text:style-name="P74"><text:span text:style-name="T17">[Res. 572, Art. 52º, I, II, § 2º]</text:span></text:p>
            </table:table-cell>
          </table:table-row>
          <table:table-row table:style-name="Tabela43.1">
            <table:table-cell table:style-name="Tabela43.A2" office:value-type="string">
              <text:p text:style-name="P58"><text:span text:style-name="T21">Tópico</text:span><text:span text:style-name="T22"> </text:span></text:p>
            </table:table-cell>
            <table:table-cell table:style-name="Tabela43.B2" office:value-type="string">
              <text:p text:style-name="P55">Defesa do Produto Final</text:p>
            </table:table-cell>
          </table:table-row>
          <table:table-row table:style-name="Tabela43.4">
            <table:table-cell table:style-name="Tabela43.A2" office:value-type="string">
              <text:p text:style-name="P52">Comentários</text:p>
            </table:table-cell>
            <table:table-cell table:style-name="Tabela43.B2" office:value-type="string">
              <text:p text:style-name="P94"><text:span text:style-name="T6">É necessária a previsão de suplentes para os membros da comissão examinadora de forma que atenda aos incisos I e II.</text:span></text:p>
            </table:table-cell>
          </table:table-row>
        </table:table>
        <text:p text:style-name="P85"/>
        <table:table table:name="Tabela44" table:style-name="Tabela44">
          <table:table-column table:style-name="Tabela44.A"/>
          <table:table-column table:style-name="Tabela44.B"/>
          <table:table-row table:style-name="Tabela44.1">
            <table:table-cell table:style-name="Tabela44.A1" office:value-type="string">
              <text:p text:style-name="P52">ID</text:p>
            </table:table-cell>
            <table:table-cell table:style-name="Tabela44.B1" office:value-type="string">
              <text:p text:style-name="P75">RN5.11</text:p>
            </table:table-cell>
          </table:table-row>
          <table:table-row table:style-name="Tabela44.1">
            <table:table-cell table:style-name="Tabela44.A2" office:value-type="string">
              <text:p text:style-name="P52">Referência</text:p>
            </table:table-cell>
            <table:table-cell table:style-name="Tabela44.B2" office:value-type="string">
              <text:p text:style-name="P69">[Res. 572, Art. 52º, § 3º]</text:p>
            </table:table-cell>
          </table:table-row>
          <table:table-row table:style-name="Tabela44.1">
            <table:table-cell table:style-name="Tabela44.A2" office:value-type="string">
              <text:p text:style-name="P95">Tópico </text:p>
            </table:table-cell>
            <table:table-cell table:style-name="Tabela44.B2" office:value-type="string">
              <text:p text:style-name="P55">Defesa do Produto Final</text:p>
            </table:table-cell>
          </table:table-row>
          <table:table-row table:style-name="Tabela44.4">
            <table:table-cell table:style-name="Tabela44.A2" office:value-type="string">
              <text:p text:style-name="P52">Comentários</text:p>
            </table:table-cell>
            <table:table-cell table:style-name="Tabela44.B2" office:value-type="string">
              <text:p text:style-name="P82">Os examinadores deverão ser portadores do título de doutor ou equivalente.</text:p>
            </table:table-cell>
          </table:table-row>
        </table:table>
        <text:p text:style-name="P85"/>
        <table:table table:name="Tabela45" table:style-name="Tabela45">
          <table:table-column table:style-name="Tabela45.A"/>
          <table:table-column table:style-name="Tabela45.B"/>
          <table:table-row table:style-name="Tabela45.1">
            <table:table-cell table:style-name="Tabela45.A1" office:value-type="string">
              <text:p text:style-name="P52">ID</text:p>
            </table:table-cell>
            <table:table-cell table:style-name="Tabela45.B1" office:value-type="string">
              <text:p text:style-name="P75">RN5.12</text:p>
            </table:table-cell>
          </table:table-row>
          <table:table-row table:style-name="Tabela45.1">
            <table:table-cell table:style-name="Tabela45.A2" office:value-type="string">
              <text:p text:style-name="P52">Referência</text:p>
            </table:table-cell>
            <table:table-cell table:style-name="Tabela45.B2" office:value-type="string">
              <text:p text:style-name="P69">[Res. 572, Art. 52º, § 5º]</text:p>
            </table:table-cell>
          </table:table-row>
          <table:table-row table:style-name="Tabela45.3">
            <table:table-cell table:style-name="Tabela45.A2" office:value-type="string">
              <text:p text:style-name="P95">Tópico </text:p>
            </table:table-cell>
            <table:table-cell table:style-name="Tabela45.B2" office:value-type="string">
              <text:p text:style-name="P55">Defesa do Produto Final</text:p>
            </table:table-cell>
          </table:table-row>
          <table:table-row table:style-name="Tabela45.4">
            <table:table-cell table:style-name="Tabela45.A2" office:value-type="string">
              <text:p text:style-name="P52">Comentários</text:p>
            </table:table-cell>
            <table:table-cell table:style-name="Tabela45.B2" office:value-type="string">
              <text:p text:style-name="P75">A defesa do produto final deverá ocorrer no prazo máximo de 60 dias contados da recepção dos exemplares do produto final pela coordenação.</text:p>
            </table:table-cell>
          </table:table-row>
        </table:table>
        <text:p text:style-name="P85"/>
        <table:table table:name="Tabela46" table:style-name="Tabela46">
          <table:table-column table:style-name="Tabela46.A"/>
          <table:table-column table:style-name="Tabela46.B"/>
          <table:table-row table:style-name="Tabela46.1">
            <table:table-cell table:style-name="Tabela46.A1" office:value-type="string">
              <text:p text:style-name="P52">ID</text:p>
            </table:table-cell>
            <table:table-cell table:style-name="Tabela46.B1" office:value-type="string">
              <text:p text:style-name="P75">RN5.13</text:p>
            </table:table-cell>
          </table:table-row>
          <table:table-row table:style-name="Tabela46.1">
            <table:table-cell table:style-name="Tabela46.A2" office:value-type="string">
              <text:p text:style-name="P52">Referência</text:p>
            </table:table-cell>
            <table:table-cell table:style-name="Tabela46.B2" office:value-type="string">
              <text:p text:style-name="P69">[Res. 572, Art. 53º, I e II]</text:p>
            </table:table-cell>
          </table:table-row>
          <table:table-row table:style-name="Tabela46.1">
            <table:table-cell table:style-name="Tabela46.A2" office:value-type="string">
              <text:p text:style-name="P52">Tópico </text:p>
            </table:table-cell>
            <table:table-cell table:style-name="Tabela46.B2" office:value-type="string">
              <text:p text:style-name="P55">Defesa do Produto Final</text:p>
            </table:table-cell>
          </table:table-row>
          <table:table-row table:style-name="Tabela46.4">
            <table:table-cell table:style-name="Tabela46.A2" office:value-type="string">
              <text:p text:style-name="P52">Comentários</text:p>
            </table:table-cell>
            <table:table-cell table:style-name="Tabela46.B2" office:value-type="string">
              <text:p text:style-name="P83">O resultado da defesa do produto final poderá ser expresso por uma das seguintes avaliações:</text:p>
              <text:list text:style-name="WW8Num3">
                <text:list-item>
                  <text:p text:style-name="P96">Aprovado</text:p>
                </text:list-item>
                <text:list-item>
                  <text:p text:style-name="P96">Reprovado</text:p>
                </text:list-item>
              </text:list>
            </table:table-cell>
          </table:table-row>
        </table:table>
        <text:p text:style-name="P85"/>
        <table:table table:name="Tabela47" table:style-name="Tabela47">
          <table:table-column table:style-name="Tabela47.A"/>
          <table:table-column table:style-name="Tabela47.B"/>
          <table:table-row table:style-name="Tabela47.1">
            <table:table-cell table:style-name="Tabela47.A1" office:value-type="string">
              <text:p text:style-name="P52">ID</text:p>
            </table:table-cell>
            <table:table-cell table:style-name="Tabela47.B1" office:value-type="string">
              <text:p text:style-name="P75">RN5.14</text:p>
            </table:table-cell>
          </table:table-row>
          <table:table-row table:style-name="Tabela47.1">
            <table:table-cell table:style-name="Tabela47.A2" office:value-type="string">
              <text:p text:style-name="P52">Referência</text:p>
            </table:table-cell>
            <table:table-cell table:style-name="Tabela47.B2" office:value-type="string">
              <text:p text:style-name="P75">[Res. 572, Art. 53º, § 2º]</text:p>
            </table:table-cell>
          </table:table-row>
          <table:table-row table:style-name="Tabela47.1">
            <table:table-cell table:style-name="Tabela47.A2" office:value-type="string">
              <text:p text:style-name="P52">Tópico </text:p>
            </table:table-cell>
            <table:table-cell table:style-name="Tabela47.B2" office:value-type="string">
              <text:p text:style-name="P55">Defesa do Produto Final</text:p>
            </table:table-cell>
          </table:table-row>
          <table:table-row table:style-name="Tabela47.4">
            <table:table-cell table:style-name="Tabela47.A2" office:value-type="string">
              <text:p text:style-name="P52">Comentários</text:p>
            </table:table-cell>
            <table:table-cell table:style-name="Tabela47.B2" office:value-type="string">
              <text:p text:style-name="P82">Será considerado aprovado na defesa do produto final, o candidato que obtiver aprovação unânime da comissão examinadora.</text:p>
            </table:table-cell>
          </table:table-row>
        </table:table>
        <text:p text:style-name="P85"/>
        <table:table table:name="Tabela48" table:style-name="Tabela48">
          <table:table-column table:style-name="Tabela48.A"/>
          <table:table-column table:style-name="Tabela48.B"/>
          <table:table-row table:style-name="Tabela48.1">
            <table:table-cell table:style-name="Tabela48.A1" office:value-type="string">
              <text:p text:style-name="P52">ID</text:p>
            </table:table-cell>
            <table:table-cell table:style-name="Tabela48.B1" office:value-type="string">
              <text:p text:style-name="P75">RN5.15</text:p>
            </table:table-cell>
          </table:table-row>
          <table:table-row table:style-name="Tabela48.1">
            <table:table-cell table:style-name="Tabela48.A2" office:value-type="string">
              <text:p text:style-name="P52">Referência</text:p>
            </table:table-cell>
            <table:table-cell table:style-name="Tabela48.B2" office:value-type="string">
              <text:p text:style-name="P97">Regra validada junto ao stakeholder.</text:p>
            </table:table-cell>
          </table:table-row>
          <table:table-row table:style-name="Tabela48.1">
            <table:table-cell table:style-name="Tabela48.A2" office:value-type="string">
              <text:p text:style-name="P52">Tópico </text:p>
            </table:table-cell>
            <table:table-cell table:style-name="Tabela48.B2" office:value-type="string">
              <text:p text:style-name="P55">Defesa do Produto Final</text:p>
            </table:table-cell>
          </table:table-row>
          <table:table-row table:style-name="Tabela48.4">
            <table:table-cell table:style-name="Tabela48.A2" office:value-type="string">
              <text:p text:style-name="P52">Comentários</text:p>
            </table:table-cell>
            <table:table-cell table:style-name="Tabela48.B2" office:value-type="string">
              <text:p text:style-name="P82">Após a defesa de dissertação ou tese, sugestões podem ter sido emitidas e as correções correspondentes, neste caso, terão um prazo limite para serem apresentadas. Atualmente o prazo limite é de 60 dias.</text:p>
            </table:table-cell>
          </table:table-row>
        </table:table>
        <text:p text:style-name="P98"/>
        <text:list text:style-name="WW8Num8" text:continue-numbering="true">
          <text:list-item>
            <text:h text:style-name="P99" text:outline-level="2">DESLIGAMENTO</text:h>
          </text:list-item>
        </text:list>
        <table:table table:name="Tabela49" table:style-name="Tabela49">
          <table:table-column table:style-name="Tabela49.A"/>
          <table:table-column table:style-name="Tabela49.B"/>
          <table:table-row table:style-name="Tabela49.1">
            <table:table-cell table:style-name="Tabela49.A1" office:value-type="string">
              <text:p text:style-name="P52">ID</text:p>
            </table:table-cell>
            <table:table-cell table:style-name="Tabela49.B1" office:value-type="string">
              <text:p text:style-name="P75">RN6.1</text:p>
            </table:table-cell>
          </table:table-row>
          <table:table-row table:style-name="Tabela49.1">
            <table:table-cell table:style-name="Tabela49.A2" office:value-type="string">
              <text:p text:style-name="P52">Referência</text:p>
            </table:table-cell>
            <table:table-cell table:style-name="Tabela49.B2" office:value-type="string">
              <text:p text:style-name="P75">[Res. 572, Art. 48º, I]</text:p>
            </table:table-cell>
          </table:table-row>
          <table:table-row table:style-name="Tabela49.1">
            <table:table-cell table:style-name="Tabela49.A2" office:value-type="string">
              <text:p text:style-name="P52">Tópico </text:p>
            </table:table-cell>
            <table:table-cell table:style-name="Tabela49.B2" office:value-type="string">
              <text:p text:style-name="P55">Desligamento</text:p>
            </table:table-cell>
          </table:table-row>
          <table:table-row table:style-name="Tabela49.4">
            <table:table-cell table:style-name="Tabela49.A2" office:value-type="string">
              <text:p text:style-name="P52">Comentários</text:p>
            </table:table-cell>
            <table:table-cell table:style-name="Tabela49.B2" office:value-type="string">
              <text:p text:style-name="P82">O aluno poderá solicitar seu desligamento através de requerimento apresentado à CPG.</text:p>
            </table:table-cell>
          </table:table-row>
        </table:table>
        <text:p text:style-name="P100"/>
        <table:table table:name="Tabela50" table:style-name="Tabela50">
          <table:table-column table:style-name="Tabela50.A"/>
          <table:table-column table:style-name="Tabela50.B"/>
          <table:table-row table:style-name="Tabela50.1">
            <table:table-cell table:style-name="Tabela50.A1" office:value-type="string">
              <text:p text:style-name="P52">ID</text:p>
            </table:table-cell>
            <table:table-cell table:style-name="Tabela50.B1" office:value-type="string">
              <text:p text:style-name="P75">RN6.2</text:p>
            </table:table-cell>
          </table:table-row>
          <table:table-row table:style-name="Tabela50.1">
            <table:table-cell table:style-name="Tabela50.A2" office:value-type="string">
              <text:p text:style-name="P52">Referência</text:p>
            </table:table-cell>
            <table:table-cell table:style-name="Tabela50.B2" office:value-type="string">
              <text:p text:style-name="P69">[Res. 572, Art. 48º, II]</text:p>
            </table:table-cell>
          </table:table-row>
          <table:table-row table:style-name="Tabela50.1">
            <table:table-cell table:style-name="Tabela50.A2" office:value-type="string">
              <text:p text:style-name="P52">Tópico </text:p>
            </table:table-cell>
            <table:table-cell table:style-name="Tabela50.B2" office:value-type="string">
              <text:p text:style-name="P55">Desligamento</text:p>
            </table:table-cell>
          </table:table-row>
          <table:table-row table:style-name="Tabela50.4">
            <table:table-cell table:style-name="Tabela50.A2" office:value-type="string">
              <text:p text:style-name="P52">Comentários</text:p>
            </table:table-cell>
            <table:table-cell table:style-name="Tabela50.B2" office:value-type="string">
              <text:p text:style-name="P82">O aluno poderá ser desligado do programa caso seja reprovado por falta e/ou desempenho em qualquer atividade com avaliação durante a integralização do curso.</text:p>
            </table:table-cell>
          </table:table-row>
        </table:table>
        <text:p text:style-name="P85"/>
        <table:table table:name="Tabela51" table:style-name="Tabela51">
          <table:table-column table:style-name="Tabela51.A"/>
          <table:table-column table:style-name="Tabela51.B"/>
          <table:table-row table:style-name="Tabela51.1">
            <table:table-cell table:style-name="Tabela51.A1" office:value-type="string">
              <text:p text:style-name="P52">ID</text:p>
            </table:table-cell>
            <table:table-cell table:style-name="Tabela51.B1" office:value-type="string">
              <text:p text:style-name="P75">RN6.3</text:p>
            </table:table-cell>
          </table:table-row>
          <table:table-row table:style-name="Tabela51.1">
            <table:table-cell table:style-name="Tabela51.A2" office:value-type="string">
              <text:p text:style-name="P52">Referência</text:p>
            </table:table-cell>
            <table:table-cell table:style-name="Tabela51.B2" office:value-type="string">
              <text:p text:style-name="P69">[Res. 572, Art. 48º, III]</text:p>
            </table:table-cell>
          </table:table-row>
          <table:table-row table:style-name="Tabela51.1">
            <table:table-cell table:style-name="Tabela51.A2" office:value-type="string">
              <text:p text:style-name="P52">Tópico </text:p>
            </table:table-cell>
            <table:table-cell table:style-name="Tabela51.B2" office:value-type="string">
              <text:p text:style-name="P55">Desligamento</text:p>
            </table:table-cell>
          </table:table-row>
          <table:table-row table:style-name="Tabela51.4">
            <table:table-cell table:style-name="Tabela51.A2" office:value-type="string">
              <text:p text:style-name="P52">Comentários</text:p>
            </table:table-cell>
            <table:table-cell table:style-name="Tabela51.B2" office:value-type="string">
              <text:p text:style-name="P82">O aluno poderá ser desligado em qualquer período letivo que deixar de efetuar matrícula dentro dos prazos estabelecidos no calendário acadêmico.</text:p>
            </table:table-cell>
          </table:table-row>
        </table:table>
        <text:p text:style-name="P60"/>
        <table:table table:name="Tabela52" table:style-name="Tabela52">
          <table:table-column table:style-name="Tabela52.A"/>
          <table:table-column table:style-name="Tabela52.B"/>
          <table:table-row table:style-name="Tabela52.1">
            <table:table-cell table:style-name="Tabela52.A1" office:value-type="string">
              <text:p text:style-name="P52">ID</text:p>
            </table:table-cell>
            <table:table-cell table:style-name="Tabela52.B1" office:value-type="string">
              <text:p text:style-name="P75">RN6.4</text:p>
            </table:table-cell>
          </table:table-row>
          <table:table-row table:style-name="Tabela52.1">
            <table:table-cell table:style-name="Tabela52.A2" office:value-type="string">
              <text:p text:style-name="P52">Referência</text:p>
            </table:table-cell>
            <table:table-cell table:style-name="Tabela52.B2" office:value-type="string">
              <text:p text:style-name="P69">[Res. 572, Art. 48º, IV]</text:p>
            </table:table-cell>
          </table:table-row>
          <table:table-row table:style-name="Tabela52.1">
            <table:table-cell table:style-name="Tabela52.A2" office:value-type="string">
              <text:p text:style-name="P52">Tópico </text:p>
            </table:table-cell>
            <table:table-cell table:style-name="Tabela52.B2" office:value-type="string">
              <text:p text:style-name="P55">Desligamento</text:p>
            </table:table-cell>
          </table:table-row>
          <table:table-row table:style-name="Tabela52.4">
            <table:table-cell table:style-name="Tabela52.A2" office:value-type="string">
              <text:p text:style-name="P52">Comentários</text:p>
            </table:table-cell>
            <table:table-cell table:style-name="Tabela52.B2" office:value-type="string">
              <text:p text:style-name="P82">O aluno poderá ser desligado caso não seja aprovado nos exames de suficiência em língua(s) estrangeira(s), dentro dos prazos estabelecidos.</text:p>
            </table:table-cell>
          </table:table-row>
        </table:table>
        <text:p text:style-name="P60"/>
        <table:table table:name="Tabela53" table:style-name="Tabela53">
          <table:table-column table:style-name="Tabela53.A"/>
          <table:table-column table:style-name="Tabela53.B"/>
          <table:table-row table:style-name="Tabela53.1">
            <table:table-cell table:style-name="Tabela53.A1" office:value-type="string">
              <text:p text:style-name="P52">ID</text:p>
            </table:table-cell>
            <table:table-cell table:style-name="Tabela53.B1" office:value-type="string">
              <text:p text:style-name="P75">RN6.5</text:p>
            </table:table-cell>
          </table:table-row>
          <table:table-row table:style-name="Tabela53.1">
            <table:table-cell table:style-name="Tabela53.A2" office:value-type="string">
              <text:p text:style-name="P52">Referência</text:p>
            </table:table-cell>
            <table:table-cell table:style-name="Tabela53.B2" office:value-type="string">
              <text:p text:style-name="P69">[Res. 572, Art. 48º, IV]</text:p>
            </table:table-cell>
          </table:table-row>
          <table:table-row table:style-name="Tabela53.1">
            <table:table-cell table:style-name="Tabela53.A2" office:value-type="string">
              <text:p text:style-name="P52">Tópico </text:p>
            </table:table-cell>
            <table:table-cell table:style-name="Tabela53.B2" office:value-type="string">
              <text:p text:style-name="P55">Desligamento</text:p>
            </table:table-cell>
          </table:table-row>
          <table:table-row table:style-name="Tabela53.4">
            <table:table-cell table:style-name="Tabela53.A2" office:value-type="string">
              <text:p text:style-name="P52">Comentários</text:p>
            </table:table-cell>
            <table:table-cell table:style-name="Tabela53.B2" office:value-type="string">
              <text:p text:style-name="P82">O aluno poderá ser desligado caso não seja aprovado nos exames de qualificação, dentro dos prazos estabelecidos.</text:p>
            </table:table-cell>
          </table:table-row>
        </table:table>
        <text:p text:style-name="P60"/>
        <table:table table:name="Tabela54" table:style-name="Tabela54">
          <table:table-column table:style-name="Tabela54.A"/>
          <table:table-column table:style-name="Tabela54.B"/>
          <table:table-row table:style-name="Tabela54.1">
            <table:table-cell table:style-name="Tabela54.A1" office:value-type="string">
              <text:p text:style-name="P52">ID</text:p>
            </table:table-cell>
            <table:table-cell table:style-name="Tabela54.B1" office:value-type="string">
              <text:p text:style-name="P75">RN6.6</text:p>
            </table:table-cell>
          </table:table-row>
          <table:table-row table:style-name="Tabela54.1">
            <table:table-cell table:style-name="Tabela54.A2" office:value-type="string">
              <text:p text:style-name="P52">Referência</text:p>
            </table:table-cell>
            <table:table-cell table:style-name="Tabela54.B2" office:value-type="string">
              <text:p text:style-name="P69">[Res. 572, Art. 48º, V]</text:p>
            </table:table-cell>
          </table:table-row>
          <table:table-row table:style-name="Tabela54.1">
            <table:table-cell table:style-name="Tabela54.A2" office:value-type="string">
              <text:p text:style-name="P52">Tópico </text:p>
            </table:table-cell>
            <table:table-cell table:style-name="Tabela54.B2" office:value-type="string">
              <text:p text:style-name="P55">Desligamento</text:p>
            </table:table-cell>
          </table:table-row>
          <table:table-row table:style-name="Tabela54.4">
            <table:table-cell table:style-name="Tabela54.A2" office:value-type="string">
              <text:p text:style-name="P52">Comentários</text:p>
            </table:table-cell>
            <table:table-cell table:style-name="Tabela54.B2" office:value-type="string">
              <text:p text:style-name="P82">O aluno poderá ser desligado caso não comprove integralização curricular no prazo máximo estabelecido pelo regulamento de cada programa.</text:p>
            </table:table-cell>
          </table:table-row>
        </table:table>
        <text:p text:style-name="P60"/>
        <table:table table:name="Tabela55" table:style-name="Tabela55">
          <table:table-column table:style-name="Tabela55.A"/>
          <table:table-column table:style-name="Tabela55.B"/>
          <table:table-row table:style-name="Tabela55.1">
            <table:table-cell table:style-name="Tabela55.A1" office:value-type="string">
              <text:p text:style-name="P52">ID</text:p>
            </table:table-cell>
            <table:table-cell table:style-name="Tabela55.B1" office:value-type="string">
              <text:p text:style-name="P75">RN6.7</text:p>
            </table:table-cell>
          </table:table-row>
          <table:table-row table:style-name="Tabela55.1">
            <table:table-cell table:style-name="Tabela55.A2" office:value-type="string">
              <text:p text:style-name="P52">Referência</text:p>
            </table:table-cell>
            <table:table-cell table:style-name="Tabela55.B2" office:value-type="string">
              <text:p text:style-name="P69">[Res. 572, Art. 48º, VI - Art. 20º, § 1º, e]</text:p>
            </table:table-cell>
          </table:table-row>
          <table:table-row table:style-name="Tabela55.1">
            <table:table-cell table:style-name="Tabela55.A2" office:value-type="string">
              <text:p text:style-name="P52">Tópico </text:p>
            </table:table-cell>
            <table:table-cell table:style-name="Tabela55.B2" office:value-type="string">
              <text:p text:style-name="P55">Desligamento</text:p>
            </table:table-cell>
          </table:table-row>
          <table:table-row table:style-name="Tabela55.4">
            <table:table-cell table:style-name="Tabela55.A2" office:value-type="string">
              <text:p text:style-name="P52">Comentários</text:p>
            </table:table-cell>
            <table:table-cell table:style-name="Tabela55.B2" office:value-type="string">
              <text:p text:style-name="P82">O aluno poderá ser desligado caso apresente desempenho insuficiente comprovado mediante avaliação e justificativa do orientador e com aprovação pela CPG.</text:p>
            </table:table-cell>
          </table:table-row>
        </table:table>
        <text:p text:style-name="P60"/>
        <table:table table:name="Tabela56" table:style-name="Tabela56">
          <table:table-column table:style-name="Tabela56.A"/>
          <table:table-column table:style-name="Tabela56.B"/>
          <table:table-row table:style-name="Tabela56.1">
            <table:table-cell table:style-name="Tabela56.A1" office:value-type="string">
              <text:p text:style-name="P52">ID</text:p>
            </table:table-cell>
            <table:table-cell table:style-name="Tabela56.B1" office:value-type="string">
              <text:p text:style-name="P75">RN6.8</text:p>
            </table:table-cell>
          </table:table-row>
          <table:table-row table:style-name="Tabela56.1">
            <table:table-cell table:style-name="Tabela56.A2" office:value-type="string">
              <text:p text:style-name="P52">Referência</text:p>
            </table:table-cell>
            <table:table-cell table:style-name="Tabela56.B2" office:value-type="string">
              <text:p text:style-name="P69">[Res. 572, Art. 48º, VII]</text:p>
            </table:table-cell>
          </table:table-row>
          <table:table-row table:style-name="Tabela56.1">
            <table:table-cell table:style-name="Tabela56.A2" office:value-type="string">
              <text:p text:style-name="P52">Tópico </text:p>
            </table:table-cell>
            <table:table-cell table:style-name="Tabela56.B2" office:value-type="string">
              <text:p text:style-name="P55">Desligamento</text:p>
            </table:table-cell>
          </table:table-row>
          <table:table-row table:style-name="Tabela56.4">
            <table:table-cell table:style-name="Tabela56.A2" office:value-type="string">
              <text:p text:style-name="P52">Comentários</text:p>
            </table:table-cell>
            <table:table-cell table:style-name="Tabela56.B2" office:value-type="string">
              <text:p text:style-name="P82">O aluno poderá ser desligado por decisão do Reitor.</text:p>
            </table:table-cell>
          </table:table-row>
        </table:table>
        <text:p text:style-name="P60"/>
        <table:table table:name="Tabela57" table:style-name="Tabela57">
          <table:table-column table:style-name="Tabela57.A"/>
          <table:table-column table:style-name="Tabela57.B"/>
          <table:table-row table:style-name="Tabela57.1">
            <table:table-cell table:style-name="Tabela57.A1" office:value-type="string">
              <text:p text:style-name="P52">ID</text:p>
            </table:table-cell>
            <table:table-cell table:style-name="Tabela57.B1" office:value-type="string">
              <text:p text:style-name="P75">RN6.9</text:p>
            </table:table-cell>
          </table:table-row>
          <table:table-row table:style-name="Tabela57.1">
            <table:table-cell table:style-name="Tabela57.A2" office:value-type="string">
              <text:p text:style-name="P52">Referência</text:p>
            </table:table-cell>
            <table:table-cell table:style-name="Tabela57.B2" office:value-type="string">
              <text:p text:style-name="P75">[Res. 572, Art. 48º, VIII]</text:p>
            </table:table-cell>
          </table:table-row>
          <table:table-row table:style-name="Tabela57.1">
            <table:table-cell table:style-name="Tabela57.A2" office:value-type="string">
              <text:p text:style-name="P52">Tópico </text:p>
            </table:table-cell>
            <table:table-cell table:style-name="Tabela57.B2" office:value-type="string">
              <text:p text:style-name="P55">Desligamento</text:p>
            </table:table-cell>
          </table:table-row>
          <table:table-row table:style-name="Tabela57.1">
            <table:table-cell table:style-name="Tabela57.A2" office:value-type="string">
              <text:p text:style-name="P52">Comentários</text:p>
            </table:table-cell>
            <table:table-cell table:style-name="Tabela57.B2" office:value-type="string">
              <text:p text:style-name="P82">O aluno poderá ser desligado por decisão judicial.</text:p>
            </table:table-cell>
          </table:table-row>
        </table:table>
        <text:p text:style-name="P60"/>
        <table:table table:name="Tabela58" table:style-name="Tabela58">
          <table:table-column table:style-name="Tabela58.A"/>
          <table:table-column table:style-name="Tabela58.B"/>
          <table:table-row table:style-name="Tabela58.1">
            <table:table-cell table:style-name="Tabela58.A1" office:value-type="string">
              <text:p text:style-name="P52">ID</text:p>
            </table:table-cell>
            <table:table-cell table:style-name="Tabela58.B1" office:value-type="string">
              <text:p text:style-name="P75">RN6.10</text:p>
            </table:table-cell>
          </table:table-row>
          <table:table-row table:style-name="Tabela58.1">
            <table:table-cell table:style-name="Tabela58.A2" office:value-type="string">
              <text:p text:style-name="P52">Referência</text:p>
            </table:table-cell>
            <table:table-cell table:style-name="Tabela58.B2" office:value-type="string">
              <text:p text:style-name="P69">[Res. 572, Art. 48º, IX]</text:p>
            </table:table-cell>
          </table:table-row>
          <table:table-row table:style-name="Tabela58.1">
            <table:table-cell table:style-name="Tabela58.A2" office:value-type="string">
              <text:p text:style-name="P52">Tópico </text:p>
            </table:table-cell>
            <table:table-cell table:style-name="Tabela58.B2" office:value-type="string">
              <text:p text:style-name="P55">Desligamento</text:p>
            </table:table-cell>
          </table:table-row>
          <table:table-row table:style-name="Tabela58.4">
            <table:table-cell table:style-name="Tabela58.A2" office:value-type="string">
              <text:p text:style-name="P52">Comentários</text:p>
            </table:table-cell>
            <table:table-cell table:style-name="Tabela58.B2" office:value-type="string">
              <text:p text:style-name="P82">O aluno poderá ser desligado por ferir o protocolo do Programa de Estudantes Convênio (PEC – PG).</text:p>
            </table:table-cell>
          </table:table-row>
        </table:table>
        <text:p text:style-name="Standard"/>
        <table:table table:name="Tabela59" table:style-name="Tabela59">
          <table:table-column table:style-name="Tabela59.A"/>
          <table:table-column table:style-name="Tabela59.B"/>
          <table:table-row table:style-name="Tabela59.1">
            <table:table-cell table:style-name="Tabela59.A1" office:value-type="string">
              <text:p text:style-name="P52">ID</text:p>
            </table:table-cell>
            <table:table-cell table:style-name="Tabela59.B1" office:value-type="string">
              <text:p text:style-name="P74"><text:span text:style-name="T6">RN6.11</text:span></text:p>
            </table:table-cell>
          </table:table-row>
          <table:table-row table:style-name="Tabela59.1">
            <table:table-cell table:style-name="Tabela59.A2" office:value-type="string">
              <text:p text:style-name="P52">Referência</text:p>
            </table:table-cell>
            <table:table-cell table:style-name="Tabela59.B2" office:value-type="string">
              <text:p text:style-name="P74"><text:span text:style-name="T6">[Res. 405, Art. 1º, c]</text:span></text:p>
            </table:table-cell>
          </table:table-row>
          <table:table-row table:style-name="Tabela59.1">
            <table:table-cell table:style-name="Tabela59.A2" office:value-type="string">
              <text:p text:style-name="P52">Tópico </text:p>
            </table:table-cell>
            <table:table-cell table:style-name="Tabela59.B2" office:value-type="string">
              <text:p text:style-name="P55">Desligamento</text:p>
            </table:table-cell>
          </table:table-row>
          <table:table-row table:style-name="Tabela59.4">
            <table:table-cell table:style-name="Tabela59.A2" office:value-type="string">
              <text:p text:style-name="P52">Comentários</text:p>
            </table:table-cell>
            <table:table-cell table:style-name="Tabela59.B2" office:value-type="string">
              <text:p text:style-name="P82">O aluno poderá ser desligado da UFG por decisão da CCEP.</text:p>
            </table:table-cell>
          </table:table-row>
        </table:table>
        <text:p text:style-name="Standard"/>
        <table:table table:name="Tabela60" table:style-name="Tabela60">
          <table:table-column table:style-name="Tabela60.A"/>
          <table:table-column table:style-name="Tabela60.B"/>
          <table:table-row table:style-name="Tabela60.1">
            <table:table-cell table:style-name="Tabela60.A1" office:value-type="string">
              <text:p text:style-name="P52">ID</text:p>
            </table:table-cell>
            <table:table-cell table:style-name="Tabela60.B1" office:value-type="string">
              <text:p text:style-name="P74"><text:span text:style-name="T6">RN6.12</text:span></text:p>
            </table:table-cell>
          </table:table-row>
          <table:table-row table:style-name="Tabela60.1">
            <table:table-cell table:style-name="Tabela60.A2" office:value-type="string">
              <text:p text:style-name="P52">Referência</text:p>
            </table:table-cell>
            <table:table-cell table:style-name="Tabela60.B2" office:value-type="string">
              <text:p text:style-name="P74"><text:span text:style-name="T6">[Res. 405, Art. 1º, f]</text:span></text:p>
            </table:table-cell>
          </table:table-row>
          <table:table-row table:style-name="Tabela60.1">
            <table:table-cell table:style-name="Tabela60.A2" office:value-type="string">
              <text:p text:style-name="P52">Tópico </text:p>
            </table:table-cell>
            <table:table-cell table:style-name="Tabela60.B2" office:value-type="string">
              <text:p text:style-name="P55">Desligamento</text:p>
            </table:table-cell>
          </table:table-row>
          <table:table-row table:style-name="Tabela60.4">
            <table:table-cell table:style-name="Tabela60.A2" office:value-type="string">
              <text:p text:style-name="P52">Comentários</text:p>
            </table:table-cell>
            <table:table-cell table:style-name="Tabela60.B2" office:value-type="string">
              <text:p text:style-name="P82">O aluno será desligado da UFG se for reprovado por faltas em todas as disciplinas da série de ingresso.</text:p>
            </table:table-cell>
          </table:table-row>
        </table:table>
        <text:p text:style-name="Standard"/>
        <table:table table:name="Tabela61" table:style-name="Tabela61">
          <table:table-column table:style-name="Tabela61.A"/>
          <table:table-column table:style-name="Tabela61.B"/>
          <table:table-row table:style-name="Tabela61.1">
            <table:table-cell table:style-name="Tabela61.A1" office:value-type="string">
              <text:p text:style-name="P52">ID</text:p>
            </table:table-cell>
            <table:table-cell table:style-name="Tabela61.B1" office:value-type="string">
              <text:p text:style-name="P74"><text:span text:style-name="T6">RN6.13</text:span></text:p>
            </table:table-cell>
          </table:table-row>
          <table:table-row table:style-name="Tabela61.1">
            <table:table-cell table:style-name="Tabela61.A2" office:value-type="string">
              <text:p text:style-name="P52">Referência</text:p>
            </table:table-cell>
            <table:table-cell table:style-name="Tabela61.B2" office:value-type="string">
              <text:p text:style-name="P74"><text:span text:style-name="T6">[Res. 405, Art. 1º g]</text:span></text:p>
            </table:table-cell>
          </table:table-row>
          <table:table-row table:style-name="Tabela61.1">
            <table:table-cell table:style-name="Tabela61.A2" office:value-type="string">
              <text:p text:style-name="P52">Tópico </text:p>
            </table:table-cell>
            <table:table-cell table:style-name="Tabela61.B2" office:value-type="string">
              <text:p text:style-name="P55">Desligamento</text:p>
            </table:table-cell>
          </table:table-row>
          <table:table-row table:style-name="Tabela61.4">
            <table:table-cell table:style-name="Tabela61.A2" office:value-type="string">
              <text:p text:style-name="P52">Comentários</text:p>
            </table:table-cell>
            <table:table-cell table:style-name="Tabela61.B2" office:value-type="string">
              <text:p text:style-name="P82">O aluno será ser desligado da UFG se apresentar, no primeiro mês do ano de ingresso, um número de faltas não justificadas igual ou superior a 15 dias letivos nos primeiros vinte dias letivos, observado o calendário escolar da UFG.</text:p>
            </table:table-cell>
          </table:table-row>
        </table:table>
        <text:p text:style-name="Standard"/>
        <table:table table:name="Tabela62" table:style-name="Tabela62">
          <table:table-column table:style-name="Tabela62.A"/>
          <table:table-column table:style-name="Tabela62.B"/>
          <table:table-row table:style-name="Tabela62.1">
            <table:table-cell table:style-name="Tabela62.A1" office:value-type="string">
              <text:p text:style-name="P52">ID</text:p>
            </table:table-cell>
            <table:table-cell table:style-name="Tabela62.B1" office:value-type="string">
              <text:p text:style-name="P74"><text:span text:style-name="T6">RN6.14</text:span></text:p>
            </table:table-cell>
          </table:table-row>
          <table:table-row table:style-name="Tabela62.1">
            <table:table-cell table:style-name="Tabela62.A2" office:value-type="string">
              <text:p text:style-name="P52">Referência</text:p>
            </table:table-cell>
            <table:table-cell table:style-name="Tabela62.B2" office:value-type="string">
              <text:p text:style-name="P74"><text:span text:style-name="T6">[Res. 405, Art. 1º, h]</text:span></text:p>
            </table:table-cell>
          </table:table-row>
          <table:table-row table:style-name="Tabela62.1">
            <table:table-cell table:style-name="Tabela62.A2" office:value-type="string">
              <text:p text:style-name="P52">Tópico </text:p>
            </table:table-cell>
            <table:table-cell table:style-name="Tabela62.B2" office:value-type="string">
              <text:p text:style-name="P55">Desligamento</text:p>
            </table:table-cell>
          </table:table-row>
          <table:table-row table:style-name="Tabela62.4">
            <table:table-cell table:style-name="Tabela62.A2" office:value-type="string">
              <text:p text:style-name="P52">Comentários</text:p>
            </table:table-cell>
            <table:table-cell table:style-name="Tabela62.B2" office:value-type="string">
              <text:p text:style-name="P82">O aluno será desligado da UFG se for reprovado por falta e/ou nota em todas as disciplinas, por 02 (dois) anos consecutivos em qualquer série.</text:p>
            </table:table-cell>
          </table:table-row>
        </table:table>
        <text:p text:style-name="Standard"/>
        <table:table table:name="Tabela63" table:style-name="Tabela63">
          <table:table-column table:style-name="Tabela63.A"/>
          <table:table-column table:style-name="Tabela63.B"/>
          <table:table-row table:style-name="Tabela63.1">
            <table:table-cell table:style-name="Tabela63.A1" office:value-type="string">
              <text:p text:style-name="P52">ID</text:p>
            </table:table-cell>
            <table:table-cell table:style-name="Tabela63.B1" office:value-type="string">
              <text:p text:style-name="P74"><text:span text:style-name="T6">RN6.15</text:span></text:p>
            </table:table-cell>
          </table:table-row>
          <table:table-row table:style-name="Tabela63.1">
            <table:table-cell table:style-name="Tabela63.A2" office:value-type="string">
              <text:p text:style-name="P52">Referência</text:p>
            </table:table-cell>
            <table:table-cell table:style-name="Tabela63.B2" office:value-type="string">
              <text:p text:style-name="P74"><text:span text:style-name="T6">[Res. 405, Art. 1º, i]</text:span></text:p>
            </table:table-cell>
          </table:table-row>
          <table:table-row table:style-name="Tabela63.1">
            <table:table-cell table:style-name="Tabela63.A2" office:value-type="string">
              <text:p text:style-name="P52">Tópico </text:p>
            </table:table-cell>
            <table:table-cell table:style-name="Tabela63.B2" office:value-type="string">
              <text:p text:style-name="P55">Desligamento</text:p>
            </table:table-cell>
          </table:table-row>
          <table:table-row table:style-name="Tabela63.4">
            <table:table-cell table:style-name="Tabela63.A2" office:value-type="string">
              <text:p text:style-name="P52">Comentários</text:p>
            </table:table-cell>
            <table:table-cell table:style-name="Tabela63.B2" office:value-type="string">
              <text:p text:style-name="P82">O aluno será desligado da UFG se for reprovado 03 (três) vezes em uma mesma disciplina.</text:p>
            </table:table-cell>
          </table:table-row>
        </table:table>
        <text:p text:style-name="Standard"/>
        <table:table table:name="Tabela64" table:style-name="Tabela64">
          <table:table-column table:style-name="Tabela64.A"/>
          <table:table-column table:style-name="Tabela64.B"/>
          <table:table-row table:style-name="Tabela64.1">
            <table:table-cell table:style-name="Tabela64.A1" office:value-type="string">
              <text:p text:style-name="P52">ID</text:p>
            </table:table-cell>
            <table:table-cell table:style-name="Tabela64.B1" office:value-type="string">
              <text:p text:style-name="P74"><text:span text:style-name="T6">RN6.16</text:span></text:p>
            </table:table-cell>
          </table:table-row>
          <table:table-row table:style-name="Tabela64.1">
            <table:table-cell table:style-name="Tabela64.A2" office:value-type="string">
              <text:p text:style-name="P52">Referência</text:p>
            </table:table-cell>
            <table:table-cell table:style-name="Tabela64.B2" office:value-type="string">
              <text:p text:style-name="P74"><text:span text:style-name="T6">[Res.405, Art. 1º, j]</text:span></text:p>
            </table:table-cell>
          </table:table-row>
          <table:table-row table:style-name="Tabela64.1">
            <table:table-cell table:style-name="Tabela64.A2" office:value-type="string">
              <text:p text:style-name="P52">Tópico </text:p>
            </table:table-cell>
            <table:table-cell table:style-name="Tabela64.B2" office:value-type="string">
              <text:p text:style-name="P55">Desligamento</text:p>
            </table:table-cell>
          </table:table-row>
          <table:table-row table:style-name="Tabela64.4">
            <table:table-cell table:style-name="Tabela64.A2" office:value-type="string">
              <text:p text:style-name="P52">Comentários</text:p>
            </table:table-cell>
            <table:table-cell table:style-name="Tabela64.B2" office:value-type="string">
              <text:p text:style-name="P82">O aluno será desligado da UFG se não obtiver média global em todas as disciplinas cursadas no ano, ponderada pela carga horária das disciplinas, maior ou igual a 5.0 (cinco inteiros), por três anos consecutivos. A média global é calculada pela fórmula abaixo:</text:p>
              <text:p text:style-name="P82">MG=SOMA(CH x MD0 / SOMA(CH)</text:p>
              <text:p text:style-name="P82">onde:</text:p>
              <text:p text:style-name="P82">CH é a carga horária anual da disciplina;</text:p>
              <text:p text:style-name="P82">MD é a média obtida na disciplina.</text:p>
            </table:table-cell>
          </table:table-row>
        </table:table>
        <text:p text:style-name="Standard"/>
        <text:list text:style-name="WW8Num8" text:continue-numbering="true">
          <text:list-item>
            <text:h text:style-name="P99" text:outline-level="2">DISCIPLINA</text:h>
          </text:list-item>
        </text:list>
        <table:table table:name="Tabela65" table:style-name="Tabela65">
          <table:table-column table:style-name="Tabela65.A"/>
          <table:table-column table:style-name="Tabela65.B"/>
          <table:table-row table:style-name="Tabela65.1">
            <table:table-cell table:style-name="Tabela65.A1" office:value-type="string">
              <text:p text:style-name="P52">ID</text:p>
            </table:table-cell>
            <table:table-cell table:style-name="Tabela65.B1" office:value-type="string">
              <text:p text:style-name="P74"><text:span text:style-name="T6">R</text:span><text:span text:style-name="T23">N7.1</text:span></text:p>
            </table:table-cell>
          </table:table-row>
          <table:table-row table:style-name="Tabela65.1">
            <table:table-cell table:style-name="Tabela65.A2" office:value-type="string">
              <text:p text:style-name="P52">Referência</text:p>
            </table:table-cell>
            <table:table-cell table:style-name="Tabela65.B2" office:value-type="string">
              <text:p text:style-name="P69">[Res. 572, Art. 1º, § 1º - Art. 5º, VIII]</text:p>
            </table:table-cell>
          </table:table-row>
          <table:table-row table:style-name="Tabela65.3">
            <table:table-cell table:style-name="Tabela65.A2" office:value-type="string">
              <text:p text:style-name="P52">Tópico </text:p>
            </table:table-cell>
            <table:table-cell table:style-name="Tabela65.B2" office:value-type="string">
              <text:p text:style-name="P55">Disciplina</text:p>
            </table:table-cell>
          </table:table-row>
          <table:table-row table:style-name="Tabela65.3">
            <table:table-cell table:style-name="Tabela65.A2" office:value-type="string">
              <text:p text:style-name="P52">Comentários</text:p>
            </table:table-cell>
            <table:table-cell table:style-name="Tabela65.B2" office:value-type="string">
              <text:p text:style-name="P82">Toda disciplina está associada a uma dada área de concentração.</text:p>
            </table:table-cell>
          </table:table-row>
        </table:table>
        <text:p text:style-name="P60"/>
        <table:table table:name="Tabela66" table:style-name="Tabela66">
          <table:table-column table:style-name="Tabela66.A"/>
          <table:table-column table:style-name="Tabela66.B"/>
          <table:table-row table:style-name="Tabela66.1">
            <table:table-cell table:style-name="Tabela66.A1" office:value-type="string">
              <text:p text:style-name="P52">ID</text:p>
            </table:table-cell>
            <table:table-cell table:style-name="Tabela66.B1" office:value-type="string">
              <text:p text:style-name="P75">RN7.2</text:p>
            </table:table-cell>
          </table:table-row>
          <table:table-row table:style-name="Tabela66.1">
            <table:table-cell table:style-name="Tabela66.A2" office:value-type="string">
              <text:p text:style-name="P52">Referência</text:p>
            </table:table-cell>
            <table:table-cell table:style-name="Tabela66.B2" office:value-type="string">
              <text:p text:style-name="P101">Regra sujeita à verificação.</text:p>
            </table:table-cell>
          </table:table-row>
          <table:table-row table:style-name="Tabela66.1">
            <table:table-cell table:style-name="Tabela66.A2" office:value-type="string">
              <text:p text:style-name="P52">Tópico </text:p>
            </table:table-cell>
            <table:table-cell table:style-name="Tabela66.B2" office:value-type="string">
              <text:p text:style-name="P55">Disciplina</text:p>
            </table:table-cell>
          </table:table-row>
          <table:table-row table:style-name="Tabela66.1">
            <table:table-cell table:style-name="Tabela66.A2" office:value-type="string">
              <text:p text:style-name="P52">Comentários</text:p>
            </table:table-cell>
            <table:table-cell table:style-name="Tabela66.B2" office:value-type="string">
              <text:p text:style-name="P82">Disciplinas estão organizadas em categorias: obrigatórias, optativas ou outra.</text:p>
            </table:table-cell>
          </table:table-row>
        </table:table>
        <text:p text:style-name="P60"/>
        <table:table table:name="Tabela67" table:style-name="Tabela67">
          <table:table-column table:style-name="Tabela67.A"/>
          <table:table-column table:style-name="Tabela67.B"/>
          <table:table-row table:style-name="Tabela67.1">
            <table:table-cell table:style-name="Tabela67.A1" office:value-type="string">
              <text:p text:style-name="P52">ID</text:p>
            </table:table-cell>
            <table:table-cell table:style-name="Tabela67.B1" office:value-type="string">
              <text:p text:style-name="P75">RN7.3</text:p>
            </table:table-cell>
          </table:table-row>
          <table:table-row table:style-name="Tabela67.1">
            <table:table-cell table:style-name="Tabela67.A2" office:value-type="string">
              <text:p text:style-name="P52">Referência</text:p>
            </table:table-cell>
            <table:table-cell table:style-name="Tabela67.B2" office:value-type="string">
              <text:p text:style-name="P69">[Res. 572, Art. 29º, § 2º]</text:p>
            </table:table-cell>
          </table:table-row>
          <table:table-row table:style-name="Tabela67.1">
            <table:table-cell table:style-name="Tabela67.A2" office:value-type="string">
              <text:p text:style-name="P58"><text:span text:style-name="T21">Tópico</text:span><text:span text:style-name="T22"> </text:span></text:p>
            </table:table-cell>
            <table:table-cell table:style-name="Tabela67.B2" office:value-type="string">
              <text:p text:style-name="P55">Disciplina</text:p>
            </table:table-cell>
          </table:table-row>
          <table:table-row table:style-name="Tabela67.1">
            <table:table-cell table:style-name="Tabela67.A2" office:value-type="string">
              <text:p text:style-name="P52">Comentários</text:p>
            </table:table-cell>
            <table:table-cell table:style-name="Tabela67.B2" office:value-type="string">
              <text:p text:style-name="P82">A matrícula é condição indispensável para a realização de inscrição em disciplina.</text:p>
            </table:table-cell>
          </table:table-row>
        </table:table>
        <text:p text:style-name="P60"/>
        <table:table table:name="Tabela68" table:style-name="Tabela68">
          <table:table-column table:style-name="Tabela68.A"/>
          <table:table-column table:style-name="Tabela68.B"/>
          <table:table-row table:style-name="Tabela68.1">
            <table:table-cell table:style-name="Tabela68.A1" office:value-type="string">
              <text:p text:style-name="P52">ID</text:p>
            </table:table-cell>
            <table:table-cell table:style-name="Tabela68.B1" office:value-type="string">
              <text:p text:style-name="P75">RN7.4</text:p>
            </table:table-cell>
          </table:table-row>
          <table:table-row table:style-name="Tabela68.1">
            <table:table-cell table:style-name="Tabela68.A2" office:value-type="string">
              <text:p text:style-name="P52">Referência</text:p>
            </table:table-cell>
            <table:table-cell table:style-name="Tabela68.B2" office:value-type="string">
              <text:p text:style-name="P69">[Res. 572, Art. 29º, § 2º]</text:p>
            </table:table-cell>
          </table:table-row>
          <table:table-row table:style-name="Tabela68.1">
            <table:table-cell table:style-name="Tabela68.A2" office:value-type="string">
              <text:p text:style-name="P52">Tópico </text:p>
            </table:table-cell>
            <table:table-cell table:style-name="Tabela68.B2" office:value-type="string">
              <text:p text:style-name="P55">Disciplina</text:p>
            </table:table-cell>
          </table:table-row>
          <table:table-row table:style-name="Tabela68.4">
            <table:table-cell table:style-name="Tabela68.A2" office:value-type="string">
              <text:p text:style-name="P52">Comentários</text:p>
            </table:table-cell>
            <table:table-cell table:style-name="Tabela68.B2" office:value-type="string">
              <text:p text:style-name="P82">Em casos especiais, previamente autorizados pala CPG, a matrícula não é condição indispensável para a realização de inscrição em disciplina.</text:p>
            </table:table-cell>
          </table:table-row>
        </table:table>
        <text:p text:style-name="P60"/>
        <table:table table:name="Tabela69" table:style-name="Tabela69">
          <table:table-column table:style-name="Tabela69.A"/>
          <table:table-column table:style-name="Tabela69.B"/>
          <table:table-row table:style-name="Tabela69.1">
            <table:table-cell table:style-name="Tabela69.A1" office:value-type="string">
              <text:p text:style-name="P52">ID</text:p>
            </table:table-cell>
            <table:table-cell table:style-name="Tabela69.B1" office:value-type="string">
              <text:p text:style-name="P75">RN7.5</text:p>
            </table:table-cell>
          </table:table-row>
          <table:table-row table:style-name="Tabela69.1">
            <table:table-cell table:style-name="Tabela69.A2" office:value-type="string">
              <text:p text:style-name="P52">Referência</text:p>
            </table:table-cell>
            <table:table-cell table:style-name="Tabela69.B2" office:value-type="string">
              <text:p text:style-name="P69">[Res. 572, Art. 31º]</text:p>
            </table:table-cell>
          </table:table-row>
          <table:table-row table:style-name="Tabela69.1">
            <table:table-cell table:style-name="Tabela69.A2" office:value-type="string">
              <text:p text:style-name="P52">Tópico </text:p>
            </table:table-cell>
            <table:table-cell table:style-name="Tabela69.B2" office:value-type="string">
              <text:p text:style-name="P55">Disciplina</text:p>
            </table:table-cell>
          </table:table-row>
          <table:table-row table:style-name="Tabela69.4">
            <table:table-cell table:style-name="Tabela69.A2" office:value-type="string">
              <text:p text:style-name="P52">Comentários</text:p>
            </table:table-cell>
            <table:table-cell table:style-name="Tabela69.B2" office:value-type="string">
              <text:p text:style-name="P94"><text:span text:style-name="T6">O aluno fará sua inscrição em disciplinas na época fixada pelo calendário acadêmico do programa, antes do início de cada período letivo.</text:span></text:p>
            </table:table-cell>
          </table:table-row>
        </table:table>
        <text:p text:style-name="P60"/>
        <table:table table:name="Tabela70" table:style-name="Tabela70">
          <table:table-column table:style-name="Tabela70.A"/>
          <table:table-column table:style-name="Tabela70.B"/>
          <table:table-row table:style-name="Tabela70.1">
            <table:table-cell table:style-name="Tabela70.A1" office:value-type="string">
              <text:p text:style-name="P52">ID</text:p>
            </table:table-cell>
            <table:table-cell table:style-name="Tabela70.B1" office:value-type="string">
              <text:p text:style-name="P75">RN7.6</text:p>
            </table:table-cell>
          </table:table-row>
          <table:table-row table:style-name="Tabela70.1">
            <table:table-cell table:style-name="Tabela70.A2" office:value-type="string">
              <text:p text:style-name="P52">Referência</text:p>
            </table:table-cell>
            <table:table-cell table:style-name="Tabela70.B2" office:value-type="string">
              <text:p text:style-name="P75">[Res. 572, Art. 31º, § único]</text:p>
            </table:table-cell>
          </table:table-row>
          <table:table-row table:style-name="Tabela70.1">
            <table:table-cell table:style-name="Tabela70.A2" office:value-type="string">
              <text:p text:style-name="P52">Tópico </text:p>
            </table:table-cell>
            <table:table-cell table:style-name="Tabela70.B2" office:value-type="string">
              <text:p text:style-name="P55">Disciplina</text:p>
            </table:table-cell>
          </table:table-row>
          <table:table-row table:style-name="Tabela70.1">
            <table:table-cell table:style-name="Tabela70.A2" office:value-type="string">
              <text:p text:style-name="P52">Comentários</text:p>
            </table:table-cell>
            <table:table-cell table:style-name="Tabela70.B2" office:value-type="string">
              <text:p text:style-name="P75">Não é permitida, no período de integralização de curso no mesmo programa, inscrição em disciplina na qual o aluno já tenha sido aprovado.</text:p>
            </table:table-cell>
          </table:table-row>
        </table:table>
        <text:p text:style-name="P60"/>
        <table:table table:name="Tabela71" table:style-name="Tabela71">
          <table:table-column table:style-name="Tabela71.A"/>
          <table:table-column table:style-name="Tabela71.B"/>
          <table:table-row table:style-name="Tabela71.1">
            <table:table-cell table:style-name="Tabela71.A1" office:value-type="string">
              <text:p text:style-name="P52"><text:bookmark-start text:name="_Ref36972434"/><text:bookmark-end text:name="_Ref36972434"/>ID</text:p>
            </table:table-cell>
            <table:table-cell table:style-name="Tabela71.B1" office:value-type="string">
              <text:p text:style-name="P75">RN7.7</text:p>
            </table:table-cell>
          </table:table-row>
          <table:table-row table:style-name="Tabela71.1">
            <table:table-cell table:style-name="Tabela71.A2" office:value-type="string">
              <text:p text:style-name="P52">Referência</text:p>
            </table:table-cell>
            <table:table-cell table:style-name="Tabela71.B2" office:value-type="string">
              <text:p text:style-name="P74"><text:span text:style-name="T17">[Res. 572, Art. 43º caput]</text:span></text:p>
            </table:table-cell>
          </table:table-row>
          <table:table-row table:style-name="Tabela71.1">
            <table:table-cell table:style-name="Tabela71.A2" office:value-type="string">
              <text:p text:style-name="P52">Tópico </text:p>
            </table:table-cell>
            <table:table-cell table:style-name="Tabela71.B2" office:value-type="string">
              <text:p text:style-name="P55">Disciplina</text:p>
            </table:table-cell>
          </table:table-row>
          <table:table-row table:style-name="Tabela71.4">
            <table:table-cell table:style-name="Tabela71.A2" office:value-type="string">
              <text:p text:style-name="P52">Comentários<draw:frame draw:style-name="fr1" draw:name="Quadro5" text:anchor-type="char" svg:x="2.274cm" svg:y="0.818cm" svg:width="11.118cm" svg:height="3.62cm" draw:z-index="9"><draw:text-box><table:table table:name="Tabela72" table:style-name="Tabela72"><table:table-column table:style-name="Tabela72.A"/><table:table-column table:style-name="Tabela72.B"/><table:table-row table:style-name="Tabela72.1"><table:table-cell table:style-name="Tabela72.A1" office:value-type="string"><text:p text:style-name="P79">Conceito</text:p></table:table-cell><table:table-cell table:style-name="Tabela72.B1" office:value-type="string"><text:p text:style-name="P79">Significado</text:p></table:table-cell></table:table-row><table:table-row table:style-name="Tabela72.2"><table:table-cell table:style-name="Tabela72.A2" office:value-type="string"><text:p text:style-name="P80">A</text:p></table:table-cell><table:table-cell table:style-name="Tabela72.B2" office:value-type="string"><text:p text:style-name="P73">Muito Bom, com direito a crédito.</text:p></table:table-cell></table:table-row><table:table-row table:style-name="Tabela72.3"><table:table-cell table:style-name="Tabela72.A2" office:value-type="string"><text:p text:style-name="P80">B</text:p></table:table-cell><table:table-cell table:style-name="Tabela72.B2" office:value-type="string"><text:p text:style-name="P73">Bom, com direito a crédito.</text:p></table:table-cell></table:table-row><table:table-row table:style-name="Tabela72.3"><table:table-cell table:style-name="Tabela72.A2" office:value-type="string"><text:p text:style-name="P80">C</text:p></table:table-cell><table:table-cell table:style-name="Tabela72.B2" office:value-type="string"><text:p text:style-name="P73">Regular, com direito a crédito.</text:p></table:table-cell></table:table-row><table:table-row table:style-name="Tabela72.3"><table:table-cell table:style-name="Tabela72.A2" office:value-type="string"><text:p text:style-name="P80">D</text:p></table:table-cell><table:table-cell table:style-name="Tabela72.B2" office:value-type="string"><text:p text:style-name="P73">Insuficiente, sem direito a crédito.</text:p></table:table-cell></table:table-row></table:table><text:p text:style-name="Standard"/><text:p text:style-name="Standard"/></draw:text-box></draw:frame></text:p>
            </table:table-cell>
            <table:table-cell table:style-name="Tabela71.B2" office:value-type="string">
              <text:p text:style-name="P83">Em cada disciplina, o rendimento acadêmico será expresso mediante os seguintes conceitos:</text:p>
              <text:p text:style-name="P7"/>
              <text:p text:style-name="P7"/>
              <text:p text:style-name="P7"/>
              <text:p text:style-name="P7"/>
              <text:p text:style-name="P7"/>
              <text:p text:style-name="P7"/>
              <text:p text:style-name="P7"/>
              <text:p text:style-name="P7"/>
            </table:table-cell>
          </table:table-row>
        </table:table>
        <text:p text:style-name="P60"/>
        <table:table table:name="Tabela73" table:style-name="Tabela73">
          <table:table-column table:style-name="Tabela73.A"/>
          <table:table-column table:style-name="Tabela73.B"/>
          <table:table-row table:style-name="Tabela73.1">
            <table:table-cell table:style-name="Tabela73.A1" office:value-type="string">
              <text:p text:style-name="P52">ID</text:p>
            </table:table-cell>
            <table:table-cell table:style-name="Tabela73.B1" office:value-type="string">
              <text:p text:style-name="P75">RN7.8</text:p>
            </table:table-cell>
          </table:table-row>
          <table:table-row table:style-name="Tabela73.1">
            <table:table-cell table:style-name="Tabela73.A2" office:value-type="string">
              <text:p text:style-name="P52">Referência</text:p>
            </table:table-cell>
            <table:table-cell table:style-name="Tabela73.B2" office:value-type="string">
              <text:p text:style-name="P69">[Res. 572, Art. 43º, § 1º]</text:p>
            </table:table-cell>
          </table:table-row>
          <table:table-row table:style-name="Tabela73.1">
            <table:table-cell table:style-name="Tabela73.A2" office:value-type="string">
              <text:p text:style-name="P52">Tópico </text:p>
            </table:table-cell>
            <table:table-cell table:style-name="Tabela73.B2" office:value-type="string">
              <text:p text:style-name="P55">Disciplina</text:p>
            </table:table-cell>
          </table:table-row>
          <table:table-row table:style-name="Tabela73.4">
            <table:table-cell table:style-name="Tabela73.A2" office:value-type="string">
              <text:p text:style-name="P52">Comentários</text:p>
            </table:table-cell>
            <table:table-cell table:style-name="Tabela73.B2" office:value-type="string">
              <text:p text:style-name="P94"><text:span text:style-name="T6">Poderão ser definidas equivalências numéricas para cada conceito apresentado em RN7.7.</text:span></text:p>
            </table:table-cell>
          </table:table-row>
        </table:table>
        <text:p text:style-name="P60"/>
        <table:table table:name="Tabela74" table:style-name="Tabela74">
          <table:table-column table:style-name="Tabela74.A"/>
          <table:table-column table:style-name="Tabela74.B"/>
          <table:table-row table:style-name="Tabela74.1">
            <table:table-cell table:style-name="Tabela74.A1" office:value-type="string">
              <text:p text:style-name="P52">ID</text:p>
            </table:table-cell>
            <table:table-cell table:style-name="Tabela74.B1" office:value-type="string">
              <text:p text:style-name="P75">RN7.9</text:p>
            </table:table-cell>
          </table:table-row>
          <table:table-row table:style-name="Tabela74.1">
            <table:table-cell table:style-name="Tabela74.A2" office:value-type="string">
              <text:p text:style-name="P52">Referência</text:p>
            </table:table-cell>
            <table:table-cell table:style-name="Tabela74.B2" office:value-type="string">
              <text:p text:style-name="P69">[Res. 572, Art. 43º, § 3º]</text:p>
            </table:table-cell>
          </table:table-row>
          <table:table-row table:style-name="Tabela74.1">
            <table:table-cell table:style-name="Tabela74.A2" office:value-type="string">
              <text:p text:style-name="P52">Tópico </text:p>
            </table:table-cell>
            <table:table-cell table:style-name="Tabela74.B2" office:value-type="string">
              <text:p text:style-name="P55">Disciplina</text:p>
            </table:table-cell>
          </table:table-row>
          <table:table-row table:style-name="Tabela74.4">
            <table:table-cell table:style-name="Tabela74.A2" office:value-type="string">
              <text:p text:style-name="P52">Comentários</text:p>
            </table:table-cell>
            <table:table-cell table:style-name="Tabela74.B2" office:value-type="string">
              <text:p text:style-name="P82">Constarão no histórico acadêmico os conceitos obtidos em todas as disciplinas cursadas.</text:p>
            </table:table-cell>
          </table:table-row>
        </table:table>
        <text:p text:style-name="P60"/>
        <table:table table:name="Tabela75" table:style-name="Tabela75">
          <table:table-column table:style-name="Tabela75.A"/>
          <table:table-column table:style-name="Tabela75.B"/>
          <table:table-row table:style-name="Tabela75.1">
            <table:table-cell table:style-name="Tabela75.A1" office:value-type="string">
              <text:p text:style-name="P52">ID</text:p>
            </table:table-cell>
            <table:table-cell table:style-name="Tabela75.B1" office:value-type="string">
              <text:p text:style-name="P75">RN7.10</text:p>
            </table:table-cell>
          </table:table-row>
          <table:table-row table:style-name="Tabela75.1">
            <table:table-cell table:style-name="Tabela75.A2" office:value-type="string">
              <text:p text:style-name="P52">Referência</text:p>
            </table:table-cell>
            <table:table-cell table:style-name="Tabela75.B2" office:value-type="string">
              <text:p text:style-name="P69">[Res. 572, Art. 43º, § 2º]</text:p>
            </table:table-cell>
          </table:table-row>
          <table:table-row table:style-name="Tabela75.1">
            <table:table-cell table:style-name="Tabela75.A2" office:value-type="string">
              <text:p text:style-name="P52">Tópico </text:p>
            </table:table-cell>
            <table:table-cell table:style-name="Tabela75.B2" office:value-type="string">
              <text:p text:style-name="P55">Disciplina</text:p>
            </table:table-cell>
          </table:table-row>
          <table:table-row table:style-name="Tabela75.4">
            <table:table-cell table:style-name="Tabela75.A2" office:value-type="string">
              <text:p text:style-name="P52">Comentários</text:p>
            </table:table-cell>
            <table:table-cell table:style-name="Tabela75.B2" office:value-type="string">
              <text:p text:style-name="P82">Será reprovado o aluno que não atingir 85% da freqüência na disciplina ou atividade, sendo registrado no histórico escolar “RF”.</text:p>
            </table:table-cell>
          </table:table-row>
        </table:table>
        <text:p text:style-name="P60"/>
        <table:table table:name="Tabela76" table:style-name="Tabela76">
          <table:table-column table:style-name="Tabela76.A"/>
          <table:table-column table:style-name="Tabela76.B"/>
          <table:table-row table:style-name="Tabela76.1">
            <table:table-cell table:style-name="Tabela76.A1" office:value-type="string">
              <text:p text:style-name="P52">ID</text:p>
            </table:table-cell>
            <table:table-cell table:style-name="Tabela76.B1" office:value-type="string">
              <text:p text:style-name="P75">RN7.11</text:p>
            </table:table-cell>
          </table:table-row>
          <table:table-row table:style-name="Tabela76.1">
            <table:table-cell table:style-name="Tabela76.A2" office:value-type="string">
              <text:p text:style-name="P52">Referência</text:p>
            </table:table-cell>
            <table:table-cell table:style-name="Tabela76.B2" office:value-type="string">
              <text:p text:style-name="P75">Regra sujeita à verificação.</text:p>
            </table:table-cell>
          </table:table-row>
          <table:table-row table:style-name="Tabela76.1">
            <table:table-cell table:style-name="Tabela76.A2" office:value-type="string">
              <text:p text:style-name="P52">Tópico </text:p>
            </table:table-cell>
            <table:table-cell table:style-name="Tabela76.B2" office:value-type="string">
              <text:p text:style-name="P55">Disciplina</text:p>
            </table:table-cell>
          </table:table-row>
          <table:table-row table:style-name="Tabela76.4">
            <table:table-cell table:style-name="Tabela76.A2" office:value-type="string">
              <text:p text:style-name="P52">Comentários</text:p>
            </table:table-cell>
            <table:table-cell table:style-name="Tabela76.B2" office:value-type="string">
              <text:p text:style-name="P82">Quando um programa exigir aprovação em até 5 disciplinas, o aluno poderá obter um único conceito C e todos os demais superiores a C. Quando forem exigidas aprovações em um total entre 6 (seis) e 9 (nove) disciplinas, inclusive, então o aluno poderá obter, no máximo, dois conceitos Cs, todos os demais deverão ser superiores a C. Em programas que exigirem um total de 10 ou mais disciplinas, então o aluno poderá obter 3 (três) conceitos C — todos os demais deverão ser superiores ao conceito C.</text:p>
            </table:table-cell>
          </table:table-row>
        </table:table>
        <text:p text:style-name="P60"/>
        <table:table table:name="Tabela77" table:style-name="Tabela77">
          <table:table-column table:style-name="Tabela77.A"/>
          <table:table-column table:style-name="Tabela77.B"/>
          <table:table-row table:style-name="Tabela77.1">
            <table:table-cell table:style-name="Tabela77.A1" office:value-type="string">
              <text:p text:style-name="P52">ID</text:p>
            </table:table-cell>
            <table:table-cell table:style-name="Tabela77.B1" office:value-type="string">
              <text:p text:style-name="P75">RN7.12</text:p>
            </table:table-cell>
          </table:table-row>
          <table:table-row table:style-name="Tabela77.1">
            <table:table-cell table:style-name="Tabela77.A2" office:value-type="string">
              <text:p text:style-name="P52">Referência</text:p>
            </table:table-cell>
            <table:table-cell table:style-name="Tabela77.B2" office:value-type="string">
              <text:p text:style-name="P74"><text:span text:style-name="T17">[Res. 572, Art. 34º caput]</text:span></text:p>
            </table:table-cell>
          </table:table-row>
          <table:table-row table:style-name="Tabela77.1">
            <table:table-cell table:style-name="Tabela77.A2" office:value-type="string">
              <text:p text:style-name="P52">Tópico </text:p>
            </table:table-cell>
            <table:table-cell table:style-name="Tabela77.B2" office:value-type="string">
              <text:p text:style-name="P55">Disciplina</text:p>
            </table:table-cell>
          </table:table-row>
          <table:table-row table:style-name="Tabela77.4">
            <table:table-cell table:style-name="Tabela77.A2" office:value-type="string">
              <text:p text:style-name="P52">Comentários</text:p>
            </table:table-cell>
            <table:table-cell table:style-name="Tabela77.B2" office:value-type="string">
              <text:p text:style-name="P82">Será permitido requerer o cancelamento em disciplinas desde que não se tenha completado 30% das atividades previstas para a disciplina, salvo casos especiais a critério da CPG.</text:p>
            </table:table-cell>
          </table:table-row>
        </table:table>
        <text:p text:style-name="P60"/>
        <table:table table:name="Tabela78" table:style-name="Tabela78">
          <table:table-column table:style-name="Tabela78.A"/>
          <table:table-column table:style-name="Tabela78.B"/>
          <table:table-row table:style-name="Tabela78.1">
            <table:table-cell table:style-name="Tabela78.A1" office:value-type="string">
              <text:p text:style-name="P52">ID</text:p>
            </table:table-cell>
            <table:table-cell table:style-name="Tabela78.B1" office:value-type="string">
              <text:p text:style-name="P75">RN7.13</text:p>
            </table:table-cell>
          </table:table-row>
          <table:table-row table:style-name="Tabela78.1">
            <table:table-cell table:style-name="Tabela78.A2" office:value-type="string">
              <text:p text:style-name="P52">Referência</text:p>
            </table:table-cell>
            <table:table-cell table:style-name="Tabela78.B2" office:value-type="string">
              <text:p text:style-name="P75">[Res. 572, Art. 34º, § 1º]</text:p>
            </table:table-cell>
          </table:table-row>
          <table:table-row table:style-name="Tabela78.1">
            <table:table-cell table:style-name="Tabela78.A2" office:value-type="string">
              <text:p text:style-name="P52">Tópico </text:p>
            </table:table-cell>
            <table:table-cell table:style-name="Tabela78.B2" office:value-type="string">
              <text:p text:style-name="P55">Disciplina</text:p>
            </table:table-cell>
          </table:table-row>
          <table:table-row table:style-name="Tabela78.4">
            <table:table-cell table:style-name="Tabela78.A2" office:value-type="string">
              <text:p text:style-name="P52">Comentários</text:p>
            </table:table-cell>
            <table:table-cell table:style-name="Tabela78.B2" office:value-type="string">
              <text:p text:style-name="P82">O pedido de cancelamento de inscrição em disciplina constará de requerimento do aluno ao coordenador, com as devidas justificativas e aquiescência do orientador.</text:p>
            </table:table-cell>
          </table:table-row>
        </table:table>
        <text:p text:style-name="P60"/>
        <table:table table:name="Tabela79" table:style-name="Tabela79">
          <table:table-column table:style-name="Tabela79.A"/>
          <table:table-column table:style-name="Tabela79.B"/>
          <table:table-row table:style-name="Tabela79.1">
            <table:table-cell table:style-name="Tabela79.A1" office:value-type="string">
              <text:p text:style-name="P52">ID</text:p>
            </table:table-cell>
            <table:table-cell table:style-name="Tabela79.B1" office:value-type="string">
              <text:p text:style-name="P75">RN7.14</text:p>
            </table:table-cell>
          </table:table-row>
          <table:table-row table:style-name="Tabela79.1">
            <table:table-cell table:style-name="Tabela79.A2" office:value-type="string">
              <text:p text:style-name="P52">Referência</text:p>
            </table:table-cell>
            <table:table-cell table:style-name="Tabela79.B2" office:value-type="string">
              <text:p text:style-name="P69">[Res. 572, Art. 34º, § 2º]</text:p>
            </table:table-cell>
          </table:table-row>
          <table:table-row table:style-name="Tabela79.1">
            <table:table-cell table:style-name="Tabela79.A2" office:value-type="string">
              <text:p text:style-name="P52">Tópico </text:p>
            </table:table-cell>
            <table:table-cell table:style-name="Tabela79.B2" office:value-type="string">
              <text:p text:style-name="P55">Disciplina</text:p>
            </table:table-cell>
          </table:table-row>
          <table:table-row table:style-name="Tabela79.4">
            <table:table-cell table:style-name="Tabela79.A2" office:value-type="string">
              <text:p text:style-name="P52">Comentários</text:p>
            </table:table-cell>
            <table:table-cell table:style-name="Tabela79.B2" office:value-type="string">
              <text:p text:style-name="P82">O cancelamento em disciplina não constará no histórico acadêmico do aluno.</text:p>
            </table:table-cell>
          </table:table-row>
        </table:table>
        <text:p text:style-name="P60"/>
        <table:table table:name="Tabela80" table:style-name="Tabela80">
          <table:table-column table:style-name="Tabela80.A"/>
          <table:table-column table:style-name="Tabela80.B"/>
          <table:table-row table:style-name="Tabela80.1">
            <table:table-cell table:style-name="Tabela80.A1" office:value-type="string">
              <text:p text:style-name="P52">ID</text:p>
            </table:table-cell>
            <table:table-cell table:style-name="Tabela80.B1" office:value-type="string">
              <text:p text:style-name="P75">RN7.15</text:p>
            </table:table-cell>
          </table:table-row>
          <table:table-row table:style-name="Tabela80.1">
            <table:table-cell table:style-name="Tabela80.A2" office:value-type="string">
              <text:p text:style-name="P52">Referência</text:p>
            </table:table-cell>
            <table:table-cell table:style-name="Tabela80.B2" office:value-type="string">
              <text:p text:style-name="P74"><text:span text:style-name="T17">[Res. 572, Art. 45º caput]</text:span></text:p>
            </table:table-cell>
          </table:table-row>
          <table:table-row table:style-name="Tabela80.1">
            <table:table-cell table:style-name="Tabela80.A2" office:value-type="string">
              <text:p text:style-name="P52">Tópico </text:p>
            </table:table-cell>
            <table:table-cell table:style-name="Tabela80.B2" office:value-type="string">
              <text:p text:style-name="P55">Disciplina</text:p>
            </table:table-cell>
          </table:table-row>
          <table:table-row table:style-name="Tabela80.4">
            <table:table-cell table:style-name="Tabela80.A2" office:value-type="string">
              <text:p text:style-name="P52">Comentários</text:p>
            </table:table-cell>
            <table:table-cell table:style-name="Tabela80.B2" office:value-type="string">
              <text:p text:style-name="P94"><text:span text:style-name="T6">O aluno regular de um programa de pós-graduação da UFG poderá requerer o aproveitamento de disciplinas cursadas em programas de pós-graduação </text:span><text:span text:style-name="T20">Stricto Sensu</text:span><text:span text:style-name="T6"> reconhecidos pelo órgão federal competente.</text:span></text:p>
            </table:table-cell>
          </table:table-row>
        </table:table>
        <text:p text:style-name="P60"/>
        <table:table table:name="Tabela81" table:style-name="Tabela81">
          <table:table-column table:style-name="Tabela81.A"/>
          <table:table-column table:style-name="Tabela81.B"/>
          <table:table-row table:style-name="Tabela81.1">
            <table:table-cell table:style-name="Tabela81.A1" office:value-type="string">
              <text:p text:style-name="P52">ID</text:p>
            </table:table-cell>
            <table:table-cell table:style-name="Tabela81.B1" office:value-type="string">
              <text:p text:style-name="P75">RN7.16</text:p>
            </table:table-cell>
          </table:table-row>
          <table:table-row table:style-name="Tabela81.1">
            <table:table-cell table:style-name="Tabela81.A2" office:value-type="string">
              <text:p text:style-name="P52">Referência</text:p>
            </table:table-cell>
            <table:table-cell table:style-name="Tabela81.B2" office:value-type="string">
              <text:p text:style-name="P74"><text:span text:style-name="T17">[Res. 572, Art. 45º caput]</text:span></text:p>
            </table:table-cell>
          </table:table-row>
          <table:table-row table:style-name="Tabela81.1">
            <table:table-cell table:style-name="Tabela81.A2" office:value-type="string">
              <text:p text:style-name="P58"><text:span text:style-name="T21">Tópico</text:span><text:span text:style-name="T22"> </text:span></text:p>
            </table:table-cell>
            <table:table-cell table:style-name="Tabela81.B2" office:value-type="string">
              <text:p text:style-name="P55">Disciplina</text:p>
            </table:table-cell>
          </table:table-row>
          <table:table-row table:style-name="Tabela81.4">
            <table:table-cell table:style-name="Tabela81.A2" office:value-type="string">
              <text:p text:style-name="P52">Comentários</text:p>
            </table:table-cell>
            <table:table-cell table:style-name="Tabela81.B2" office:value-type="string">
              <text:p text:style-name="P94"><text:span text:style-name="T6">Disciplinas cursadas anteriormente ao ingresso do aluno no programa, cursadas em programas de pós-graduação </text:span><text:span text:style-name="T20">Stricto Senso</text:span><text:span text:style-name="T6"> reconhecidos pelo órgão federal competente, também poderão ser aproveitadas.</text:span></text:p>
            </table:table-cell>
          </table:table-row>
        </table:table>
        <text:p text:style-name="P60"/>
        <table:table table:name="Tabela82" table:style-name="Tabela82">
          <table:table-column table:style-name="Tabela82.A"/>
          <table:table-column table:style-name="Tabela82.B"/>
          <table:table-row table:style-name="Tabela82.1">
            <table:table-cell table:style-name="Tabela82.A1" office:value-type="string">
              <text:p text:style-name="P52">ID</text:p>
            </table:table-cell>
            <table:table-cell table:style-name="Tabela82.B1" office:value-type="string">
              <text:p text:style-name="P75">RN7.17</text:p>
            </table:table-cell>
          </table:table-row>
          <table:table-row table:style-name="Tabela82.1">
            <table:table-cell table:style-name="Tabela82.A2" office:value-type="string">
              <text:p text:style-name="P52">Referência</text:p>
            </table:table-cell>
            <table:table-cell table:style-name="Tabela82.B2" office:value-type="string">
              <text:p text:style-name="P69">[Res. 572, Art. 45º, § 1º]</text:p>
            </table:table-cell>
          </table:table-row>
          <table:table-row table:style-name="Tabela82.1">
            <table:table-cell table:style-name="Tabela82.A2" office:value-type="string">
              <text:p text:style-name="P52">Tópico </text:p>
            </table:table-cell>
            <table:table-cell table:style-name="Tabela82.B2" office:value-type="string">
              <text:p text:style-name="P55">Disciplina</text:p>
            </table:table-cell>
          </table:table-row>
          <table:table-row table:style-name="Tabela82.4">
            <table:table-cell table:style-name="Tabela82.A2" office:value-type="string">
              <text:p text:style-name="P52">Comentários</text:p>
            </table:table-cell>
            <table:table-cell table:style-name="Tabela82.B2" office:value-type="string">
              <text:p text:style-name="P82">O aluno poderá aproveitar créditos relativos à disciplinas nas quais ele obteve aprovação.</text:p>
            </table:table-cell>
          </table:table-row>
        </table:table>
        <text:p text:style-name="P60"/>
        <table:table table:name="Tabela83" table:style-name="Tabela83">
          <table:table-column table:style-name="Tabela83.A"/>
          <table:table-column table:style-name="Tabela83.B"/>
          <table:table-row table:style-name="Tabela83.1">
            <table:table-cell table:style-name="Tabela83.A1" office:value-type="string">
              <text:p text:style-name="P52">ID</text:p>
            </table:table-cell>
            <table:table-cell table:style-name="Tabela83.B1" office:value-type="string">
              <text:p text:style-name="P75">RN7.18</text:p>
            </table:table-cell>
          </table:table-row>
          <table:table-row table:style-name="Tabela83.1">
            <table:table-cell table:style-name="Tabela83.A2" office:value-type="string">
              <text:p text:style-name="P52">Referência</text:p>
            </table:table-cell>
            <table:table-cell table:style-name="Tabela83.B2" office:value-type="string">
              <text:p text:style-name="P75">[Res. 572, Art. 45º, § 2º]</text:p>
            </table:table-cell>
          </table:table-row>
          <table:table-row table:style-name="Tabela83.1">
            <table:table-cell table:style-name="Tabela83.A2" office:value-type="string">
              <text:p text:style-name="P52">Tópico </text:p>
            </table:table-cell>
            <table:table-cell table:style-name="Tabela83.B2" office:value-type="string">
              <text:p text:style-name="P55">Disciplina</text:p>
            </table:table-cell>
          </table:table-row>
          <table:table-row table:style-name="Tabela83.4">
            <table:table-cell table:style-name="Tabela83.A2" office:value-type="string">
              <text:p text:style-name="P52">Comentários</text:p>
            </table:table-cell>
            <table:table-cell table:style-name="Tabela83.B2" office:value-type="string">
              <text:p text:style-name="P82">O requerimento deverá ser protocolado pela CPG, acompanhado do histórico acadêmico, ementas e programas das disciplinas cursadas.</text:p>
            </table:table-cell>
          </table:table-row>
        </table:table>
        <text:p text:style-name="P60"/>
        <table:table table:name="Tabela84" table:style-name="Tabela84">
          <table:table-column table:style-name="Tabela84.A"/>
          <table:table-column table:style-name="Tabela84.B"/>
          <table:table-row table:style-name="Tabela84.1">
            <table:table-cell table:style-name="Tabela84.A1" office:value-type="string">
              <text:p text:style-name="P52">ID</text:p>
            </table:table-cell>
            <table:table-cell table:style-name="Tabela84.B1" office:value-type="string">
              <text:p text:style-name="P75">RN7.19</text:p>
            </table:table-cell>
          </table:table-row>
          <table:table-row table:style-name="Tabela84.1">
            <table:table-cell table:style-name="Tabela84.A2" office:value-type="string">
              <text:p text:style-name="P52">Referência</text:p>
            </table:table-cell>
            <table:table-cell table:style-name="Tabela84.B2" office:value-type="string">
              <text:p text:style-name="P69">[Res. 572, Art. 45º, § 3º]</text:p>
            </table:table-cell>
          </table:table-row>
          <table:table-row table:style-name="Tabela84.1">
            <table:table-cell table:style-name="Tabela84.A2" office:value-type="string">
              <text:p text:style-name="P52">Tópico </text:p>
            </table:table-cell>
            <table:table-cell table:style-name="Tabela84.B2" office:value-type="string">
              <text:p text:style-name="P55">Disciplina</text:p>
            </table:table-cell>
          </table:table-row>
          <table:table-row table:style-name="Tabela84.4">
            <table:table-cell table:style-name="Tabela84.A2" office:value-type="string">
              <text:p text:style-name="P52">Comentários</text:p>
            </table:table-cell>
            <table:table-cell table:style-name="Tabela84.B2" office:value-type="string">
              <text:p text:style-name="P82">Créditos atribuídos a atividades complementares não podem ser aproveitados.</text:p>
            </table:table-cell>
          </table:table-row>
        </table:table>
        <text:p text:style-name="P60"/>
        <table:table table:name="Tabela85" table:style-name="Tabela85">
          <table:table-column table:style-name="Tabela85.A"/>
          <table:table-column table:style-name="Tabela85.B"/>
          <table:table-row table:style-name="Tabela85.1">
            <table:table-cell table:style-name="Tabela85.A1" office:value-type="string">
              <text:p text:style-name="P52">ID</text:p>
            </table:table-cell>
            <table:table-cell table:style-name="Tabela85.B1" office:value-type="string">
              <text:p text:style-name="P75">RN7.20</text:p>
            </table:table-cell>
          </table:table-row>
          <table:table-row table:style-name="Tabela85.1">
            <table:table-cell table:style-name="Tabela85.A2" office:value-type="string">
              <text:p text:style-name="P52">Referência</text:p>
            </table:table-cell>
            <table:table-cell table:style-name="Tabela85.B2" office:value-type="string">
              <text:p text:style-name="P69">[Res. 572, Art. 45º, § 4º - Art. 14º, h]</text:p>
            </table:table-cell>
          </table:table-row>
          <table:table-row table:style-name="Tabela85.1">
            <table:table-cell table:style-name="Tabela85.A2" office:value-type="string">
              <text:p text:style-name="P52">Tópico </text:p>
            </table:table-cell>
            <table:table-cell table:style-name="Tabela85.B2" office:value-type="string">
              <text:p text:style-name="P55">Disciplina</text:p>
            </table:table-cell>
          </table:table-row>
          <table:table-row table:style-name="Tabela85.4">
            <table:table-cell table:style-name="Tabela85.A2" office:value-type="string">
              <text:p text:style-name="P52">Comentários</text:p>
            </table:table-cell>
            <table:table-cell table:style-name="Tabela85.B2" office:value-type="string">
              <text:p text:style-name="P82">A deliberação sobre o aproveitamento de disciplina é competência da CPG, ouvindo-se parecer do orientador.</text:p>
            </table:table-cell>
          </table:table-row>
        </table:table>
        <text:p text:style-name="P60"/>
        <table:table table:name="Tabela86" table:style-name="Tabela86">
          <table:table-column table:style-name="Tabela86.A"/>
          <table:table-column table:style-name="Tabela86.B"/>
          <table:table-row table:style-name="Tabela86.1">
            <table:table-cell table:style-name="Tabela86.A1" office:value-type="string">
              <text:p text:style-name="P52">ID</text:p>
            </table:table-cell>
            <table:table-cell table:style-name="Tabela86.B1" office:value-type="string">
              <text:p text:style-name="P75">RN7.21</text:p>
            </table:table-cell>
          </table:table-row>
          <table:table-row table:style-name="Tabela86.1">
            <table:table-cell table:style-name="Tabela86.A2" office:value-type="string">
              <text:p text:style-name="P52">Referência</text:p>
            </table:table-cell>
            <table:table-cell table:style-name="Tabela86.B2" office:value-type="string">
              <text:p text:style-name="P75">[Res. 572, Art. 45º, § 5º e § 6º]</text:p>
            </table:table-cell>
          </table:table-row>
          <table:table-row table:style-name="Tabela86.1">
            <table:table-cell table:style-name="Tabela86.A2" office:value-type="string">
              <text:p text:style-name="P52">Tópico </text:p>
            </table:table-cell>
            <table:table-cell table:style-name="Tabela86.B2" office:value-type="string">
              <text:p text:style-name="P55">Disciplina</text:p>
            </table:table-cell>
          </table:table-row>
          <table:table-row table:style-name="Tabela86.4">
            <table:table-cell table:style-name="Tabela86.A2" office:value-type="string">
              <text:p text:style-name="P52">Comentários</text:p>
            </table:table-cell>
            <table:table-cell table:style-name="Tabela86.B2" office:value-type="string">
              <text:p text:style-name="P94"><text:span text:style-name="T6">Constará no histórico acadêmico: indicação de </text:span><text:span text:style-name="T20">aproveitamento de disciplina</text:span><text:span text:style-name="T6"> “AD”, número de créditos correspondentes, nome do programa de pós-graduação, nome da IES e a data de homologação pela CPG.</text:span></text:p>
            </table:table-cell>
          </table:table-row>
        </table:table>
        <text:p text:style-name="P60"/>
        <table:table table:name="Tabela87" table:style-name="Tabela87">
          <table:table-column table:style-name="Tabela87.A"/>
          <table:table-column table:style-name="Tabela87.B"/>
          <table:table-row table:style-name="Tabela87.1">
            <table:table-cell table:style-name="Tabela87.A1" office:value-type="string">
              <text:p text:style-name="P52">ID</text:p>
            </table:table-cell>
            <table:table-cell table:style-name="Tabela87.B1" office:value-type="string">
              <text:p text:style-name="P75">RN7.22</text:p>
            </table:table-cell>
          </table:table-row>
          <table:table-row table:style-name="Tabela87.1">
            <table:table-cell table:style-name="Tabela87.A2" office:value-type="string">
              <text:p text:style-name="P52">Referência</text:p>
            </table:table-cell>
            <table:table-cell table:style-name="Tabela87.B2" office:value-type="string">
              <text:p text:style-name="P69">[Res. 572, Art. 45º, § 7º]</text:p>
            </table:table-cell>
          </table:table-row>
          <table:table-row table:style-name="Tabela87.1">
            <table:table-cell table:style-name="Tabela87.A2" office:value-type="string">
              <text:p text:style-name="P52">Tópico </text:p>
            </table:table-cell>
            <table:table-cell table:style-name="Tabela87.B2" office:value-type="string">
              <text:p text:style-name="P55">Disciplina</text:p>
            </table:table-cell>
          </table:table-row>
          <table:table-row table:style-name="Tabela87.4">
            <table:table-cell table:style-name="Tabela87.A2" office:value-type="string">
              <text:p text:style-name="P52">Comentários</text:p>
            </table:table-cell>
            <table:table-cell table:style-name="Tabela87.B2" office:value-type="string">
              <text:p text:style-name="P94"><text:span text:style-name="T6">O período máximo compreendido entre a conclusão da disciplina, cujo aproveitamento se deseja obter, a solicitação de aproveitamento da mesma é estipulado pelo regulamento específico do programa de pós-graduação, não podendo ultrapassar 5 anos.</text:span></text:p>
            </table:table-cell>
          </table:table-row>
        </table:table>
        <text:p text:style-name="P60"/>
        <table:table table:name="Tabela88" table:style-name="Tabela88">
          <table:table-column table:style-name="Tabela88.A"/>
          <table:table-column table:style-name="Tabela88.B"/>
          <table:table-row table:style-name="Tabela88.1">
            <table:table-cell table:style-name="Tabela88.A1" office:value-type="string">
              <text:p text:style-name="P52"><text:bookmark-start text:name="_Ref36974168"/><text:bookmark-end text:name="_Ref36974168"/>ID</text:p>
            </table:table-cell>
            <table:table-cell table:style-name="Tabela88.B1" office:value-type="string">
              <text:p text:style-name="P75">RN7.23</text:p>
            </table:table-cell>
          </table:table-row>
          <table:table-row table:style-name="Tabela88.1">
            <table:table-cell table:style-name="Tabela88.A2" office:value-type="string">
              <text:p text:style-name="P52">Referência</text:p>
            </table:table-cell>
            <table:table-cell table:style-name="Tabela88.B2" office:value-type="string">
              <text:p text:style-name="P75">[Res. 572, Art. 45º, § 8º]</text:p>
            </table:table-cell>
          </table:table-row>
          <table:table-row table:style-name="Tabela88.1">
            <table:table-cell table:style-name="Tabela88.A2" office:value-type="string">
              <text:p text:style-name="P52">Tópico </text:p>
            </table:table-cell>
            <table:table-cell table:style-name="Tabela88.B2" office:value-type="string">
              <text:p text:style-name="P55">Disciplina</text:p>
            </table:table-cell>
          </table:table-row>
          <table:table-row table:style-name="Tabela88.4">
            <table:table-cell table:style-name="Tabela88.A2" office:value-type="string">
              <text:p text:style-name="P52">Comentários</text:p>
            </table:table-cell>
            <table:table-cell table:style-name="Tabela88.B2" office:value-type="string">
              <text:p text:style-name="P82">O número máximo de créditos que poderão ser obtidos mediante aproveitamento de disciplina será definido pelo regulamento específico do programa, não podendo ultrapassar 25% do total de créditos necessários à integralização curricular.</text:p>
            </table:table-cell>
          </table:table-row>
        </table:table>
        <text:p text:style-name="P60"/>
        <table:table table:name="Tabela89" table:style-name="Tabela89">
          <table:table-column table:style-name="Tabela89.A"/>
          <table:table-column table:style-name="Tabela89.B"/>
          <table:table-row table:style-name="Tabela89.1">
            <table:table-cell table:style-name="Tabela89.A1" office:value-type="string">
              <text:p text:style-name="P52">ID</text:p>
            </table:table-cell>
            <table:table-cell table:style-name="Tabela89.B1" office:value-type="string">
              <text:p text:style-name="P75">RN7.24</text:p>
            </table:table-cell>
          </table:table-row>
          <table:table-row table:style-name="Tabela89.1">
            <table:table-cell table:style-name="Tabela89.A2" office:value-type="string">
              <text:p text:style-name="P52">Referência</text:p>
            </table:table-cell>
            <table:table-cell table:style-name="Tabela89.B2" office:value-type="string">
              <text:p text:style-name="P74"><text:span text:style-name="T17">[Res. 572, Art. 46º caput]</text:span></text:p>
            </table:table-cell>
          </table:table-row>
          <table:table-row table:style-name="Tabela89.1">
            <table:table-cell table:style-name="Tabela89.A2" office:value-type="string">
              <text:p text:style-name="P52">Tópico </text:p>
            </table:table-cell>
            <table:table-cell table:style-name="Tabela89.B2" office:value-type="string">
              <text:p text:style-name="P55">Disciplina</text:p>
            </table:table-cell>
          </table:table-row>
          <table:table-row table:style-name="Tabela89.4">
            <table:table-cell table:style-name="Tabela89.A2" office:value-type="string">
              <text:p text:style-name="P52">Comentários</text:p>
            </table:table-cell>
            <table:table-cell table:style-name="Tabela89.B2" office:value-type="string">
              <text:p text:style-name="P82">Disciplinas cursadas durante o mestrado e que excedem o número de créditos necessários à integralização curricular, poderão ser aproveitadas para a integralização curricular do doutorado, no mesmo programa.</text:p>
            </table:table-cell>
          </table:table-row>
        </table:table>
        <text:p text:style-name="P60"/>
        <table:table table:name="Tabela90" table:style-name="Tabela90">
          <table:table-column table:style-name="Tabela90.A"/>
          <table:table-column table:style-name="Tabela90.B"/>
          <table:table-row table:style-name="Tabela90.1">
            <table:table-cell table:style-name="Tabela90.A1" office:value-type="string">
              <text:p text:style-name="P52">ID</text:p>
            </table:table-cell>
            <table:table-cell table:style-name="Tabela90.B1" office:value-type="string">
              <text:p text:style-name="P75">RN7.25</text:p>
            </table:table-cell>
          </table:table-row>
          <table:table-row table:style-name="Tabela90.1">
            <table:table-cell table:style-name="Tabela90.A2" office:value-type="string">
              <text:p text:style-name="P52">Referência</text:p>
            </table:table-cell>
            <table:table-cell table:style-name="Tabela90.B2" office:value-type="string">
              <text:p text:style-name="P69">[Res. 572, Art. 46º, § 2º]</text:p>
            </table:table-cell>
          </table:table-row>
          <table:table-row table:style-name="Tabela90.1">
            <table:table-cell table:style-name="Tabela90.A2" office:value-type="string">
              <text:p text:style-name="P52">Tópico </text:p>
            </table:table-cell>
            <table:table-cell table:style-name="Tabela90.B2" office:value-type="string">
              <text:p text:style-name="P55">Disciplina</text:p>
            </table:table-cell>
          </table:table-row>
          <table:table-row table:style-name="Tabela90.4">
            <table:table-cell table:style-name="Tabela90.A2" office:value-type="string">
              <text:p text:style-name="P52">Comentários</text:p>
            </table:table-cell>
            <table:table-cell table:style-name="Tabela90.B2" office:value-type="string">
              <text:p text:style-name="P94"><text:span text:style-name="T6">Para disciplinas cursadas no mestrado do mesmo programa, não será aplicado o limite definido em RN7.23.</text:span></text:p>
            </table:table-cell>
          </table:table-row>
        </table:table>
        <text:p text:style-name="P60"/>
        <table:table table:name="Tabela91" table:style-name="Tabela91">
          <table:table-column table:style-name="Tabela91.A"/>
          <table:table-column table:style-name="Tabela91.B"/>
          <table:table-row table:style-name="Tabela91.1">
            <table:table-cell table:style-name="Tabela91.A1" office:value-type="string">
              <text:p text:style-name="P52">ID</text:p>
            </table:table-cell>
            <table:table-cell table:style-name="Tabela91.B1" office:value-type="string">
              <text:p text:style-name="P75">RN7.26</text:p>
            </table:table-cell>
          </table:table-row>
          <table:table-row table:style-name="Tabela91.1">
            <table:table-cell table:style-name="Tabela91.A2" office:value-type="string">
              <text:p text:style-name="P52">Referência</text:p>
            </table:table-cell>
            <table:table-cell table:style-name="Tabela91.B2" office:value-type="string">
              <text:p text:style-name="P101">Regra sujeita à verificação.</text:p>
            </table:table-cell>
          </table:table-row>
          <table:table-row table:style-name="Tabela91.1">
            <table:table-cell table:style-name="Tabela91.A2" office:value-type="string">
              <text:p text:style-name="P52">Tópico </text:p>
            </table:table-cell>
            <table:table-cell table:style-name="Tabela91.B2" office:value-type="string">
              <text:p text:style-name="P55">Disciplina</text:p>
            </table:table-cell>
          </table:table-row>
          <table:table-row table:style-name="Tabela91.4">
            <table:table-cell table:style-name="Tabela91.A2" office:value-type="string">
              <text:p text:style-name="P52">Comentários</text:p>
            </table:table-cell>
            <table:table-cell table:style-name="Tabela91.B2" office:value-type="string">
              <text:p text:style-name="P82">O aproveitamento pode ser requisitado até um dia anterior àquele da defesa do aluno. Cada coordenação pode estabelecer um período anterior a este e que se inicia na primeira matrícula.</text:p>
            </table:table-cell>
          </table:table-row>
        </table:table>
        <text:p text:style-name="P60"/>
        <table:table table:name="Tabela92" table:style-name="Tabela92">
          <table:table-column table:style-name="Tabela92.A"/>
          <table:table-column table:style-name="Tabela92.B"/>
          <table:table-row table:style-name="Tabela92.1">
            <table:table-cell table:style-name="Tabela92.A1" office:value-type="string">
              <text:p text:style-name="P52">ID</text:p>
            </table:table-cell>
            <table:table-cell table:style-name="Tabela92.B1" office:value-type="string">
              <text:p text:style-name="P75">RN7.27</text:p>
            </table:table-cell>
          </table:table-row>
          <table:table-row table:style-name="Tabela92.1">
            <table:table-cell table:style-name="Tabela92.A2" office:value-type="string">
              <text:p text:style-name="P52">Referência</text:p>
            </table:table-cell>
            <table:table-cell table:style-name="Tabela92.B2" office:value-type="string">
              <text:p text:style-name="P101">Regra sujeita à verificação.</text:p>
            </table:table-cell>
          </table:table-row>
          <table:table-row table:style-name="Tabela92.1">
            <table:table-cell table:style-name="Tabela92.A2" office:value-type="string">
              <text:p text:style-name="P52">Tópico </text:p>
            </table:table-cell>
            <table:table-cell table:style-name="Tabela92.B2" office:value-type="string">
              <text:p text:style-name="P55">Disciplina</text:p>
            </table:table-cell>
          </table:table-row>
          <table:table-row table:style-name="Tabela92.4">
            <table:table-cell table:style-name="Tabela92.A2" office:value-type="string">
              <text:p text:style-name="P52">Comentários</text:p>
            </table:table-cell>
            <table:table-cell table:style-name="Tabela92.B2" office:value-type="string">
              <text:p text:style-name="P82">Deve ser estabelecido o conceito mínimo para aproveitamento da disciplina.</text:p>
            </table:table-cell>
          </table:table-row>
        </table:table>
        <text:p text:style-name="P60"/>
        <table:table table:name="Tabela93" table:style-name="Tabela93">
          <table:table-column table:style-name="Tabela93.A"/>
          <table:table-column table:style-name="Tabela93.B"/>
          <table:table-row table:style-name="Tabela93.1">
            <table:table-cell table:style-name="Tabela93.A1" office:value-type="string">
              <text:p text:style-name="P52">ID</text:p>
            </table:table-cell>
            <table:table-cell table:style-name="Tabela93.B1" office:value-type="string">
              <text:p text:style-name="P75">RN7.28</text:p>
            </table:table-cell>
          </table:table-row>
          <table:table-row table:style-name="Tabela93.1">
            <table:table-cell table:style-name="Tabela93.A2" office:value-type="string">
              <text:p text:style-name="P52">Referência</text:p>
            </table:table-cell>
            <table:table-cell table:style-name="Tabela93.B2" office:value-type="string">
              <text:p text:style-name="P74"><text:span text:style-name="T17">[Res. 572, Art. 47º caput]</text:span></text:p>
            </table:table-cell>
          </table:table-row>
          <table:table-row table:style-name="Tabela93.1">
            <table:table-cell table:style-name="Tabela93.A2" office:value-type="string">
              <text:p text:style-name="P52">Tópico </text:p>
            </table:table-cell>
            <table:table-cell table:style-name="Tabela93.B2" office:value-type="string">
              <text:p text:style-name="P55">Disciplina</text:p>
            </table:table-cell>
          </table:table-row>
          <table:table-row table:style-name="Tabela93.4">
            <table:table-cell table:style-name="Tabela93.A2" office:value-type="string">
              <text:p text:style-name="P52">Comentários</text:p>
            </table:table-cell>
            <table:table-cell table:style-name="Tabela93.B2" office:value-type="string">
              <text:p text:style-name="P75">Alunos com extraordinário domínio do conteúdo poderão solicitar à CPG exame de suficiência para aproveitamento de disciplinas.</text:p>
            </table:table-cell>
          </table:table-row>
        </table:table>
        <text:p text:style-name="P60"/>
        <table:table table:name="Tabela94" table:style-name="Tabela94">
          <table:table-column table:style-name="Tabela94.A"/>
          <table:table-column table:style-name="Tabela94.B"/>
          <table:table-row table:style-name="Tabela94.1">
            <table:table-cell table:style-name="Tabela94.A1" office:value-type="string">
              <text:p text:style-name="P52">ID</text:p>
            </table:table-cell>
            <table:table-cell table:style-name="Tabela94.B1" office:value-type="string">
              <text:p text:style-name="P75">RN7.29</text:p>
            </table:table-cell>
          </table:table-row>
          <table:table-row table:style-name="Tabela94.1">
            <table:table-cell table:style-name="Tabela94.A2" office:value-type="string">
              <text:p text:style-name="P52">Referência</text:p>
            </table:table-cell>
            <table:table-cell table:style-name="Tabela94.B2" office:value-type="string">
              <text:p text:style-name="P69">[Res. 572, Art. 47º, § 2º]</text:p>
            </table:table-cell>
          </table:table-row>
          <table:table-row table:style-name="Tabela94.3">
            <table:table-cell table:style-name="Tabela94.A2" office:value-type="string">
              <text:p text:style-name="P52">Tópico </text:p>
            </table:table-cell>
            <table:table-cell table:style-name="Tabela94.B2" office:value-type="string">
              <text:p text:style-name="P55">Disciplina</text:p>
            </table:table-cell>
          </table:table-row>
          <table:table-row table:style-name="Tabela94.3">
            <table:table-cell table:style-name="Tabela94.A2" office:value-type="string">
              <text:p text:style-name="P52">Comentários</text:p>
            </table:table-cell>
            <table:table-cell table:style-name="Tabela94.B2" office:value-type="string">
              <text:p text:style-name="P75">É necessária autorização da CPG para que o aluno realize o exame de suficiência.</text:p>
            </table:table-cell>
          </table:table-row>
        </table:table>
        <text:p text:style-name="P60"/>
        <table:table table:name="Tabela95" table:style-name="Tabela95">
          <table:table-column table:style-name="Tabela95.A"/>
          <table:table-column table:style-name="Tabela95.B"/>
          <table:table-row table:style-name="Tabela95.1">
            <table:table-cell table:style-name="Tabela95.A1" office:value-type="string">
              <text:p text:style-name="P52">ID</text:p>
            </table:table-cell>
            <table:table-cell table:style-name="Tabela95.B1" office:value-type="string">
              <text:p text:style-name="P75">RN7.30</text:p>
            </table:table-cell>
          </table:table-row>
          <table:table-row table:style-name="Tabela95.1">
            <table:table-cell table:style-name="Tabela95.A2" office:value-type="string">
              <text:p text:style-name="P52">Referência</text:p>
            </table:table-cell>
            <table:table-cell table:style-name="Tabela95.B2" office:value-type="string">
              <text:p text:style-name="P69">[Res. 572, Art. 47º - Art. 47º, § 2º]</text:p>
            </table:table-cell>
          </table:table-row>
          <table:table-row table:style-name="Tabela95.1">
            <table:table-cell table:style-name="Tabela95.A2" office:value-type="string">
              <text:p text:style-name="P52">Tópico </text:p>
            </table:table-cell>
            <table:table-cell table:style-name="Tabela95.B2" office:value-type="string">
              <text:p text:style-name="P55">Disciplina</text:p>
            </table:table-cell>
          </table:table-row>
          <table:table-row table:style-name="Tabela95.4">
            <table:table-cell table:style-name="Tabela95.A2" office:value-type="string">
              <text:p text:style-name="P52">Comentários</text:p>
            </table:table-cell>
            <table:table-cell table:style-name="Tabela95.B2" office:value-type="string">
              <text:p text:style-name="P82">O exame de suficiência é realizado através de uma banca especial nomeada pela CPG.</text:p>
            </table:table-cell>
          </table:table-row>
        </table:table>
        <text:p text:style-name="P60"/>
        <table:table table:name="Tabela96" table:style-name="Tabela96">
          <table:table-column table:style-name="Tabela96.A"/>
          <table:table-column table:style-name="Tabela96.B"/>
          <table:table-row table:style-name="Tabela96.1">
            <table:table-cell table:style-name="Tabela96.A1" office:value-type="string">
              <text:p text:style-name="P52">ID</text:p>
            </table:table-cell>
            <table:table-cell table:style-name="Tabela96.B1" office:value-type="string">
              <text:p text:style-name="P75">RN7.31</text:p>
            </table:table-cell>
          </table:table-row>
          <table:table-row table:style-name="Tabela96.1">
            <table:table-cell table:style-name="Tabela96.A2" office:value-type="string">
              <text:p text:style-name="P52">Referência</text:p>
            </table:table-cell>
            <table:table-cell table:style-name="Tabela96.B2" office:value-type="string">
              <text:p text:style-name="P69">[Res. 572, Art. 47º, § 1º]</text:p>
            </table:table-cell>
          </table:table-row>
          <table:table-row table:style-name="Tabela96.1">
            <table:table-cell table:style-name="Tabela96.A2" office:value-type="string">
              <text:p text:style-name="P52">Tópico </text:p>
            </table:table-cell>
            <table:table-cell table:style-name="Tabela96.B2" office:value-type="string">
              <text:p text:style-name="P55">Disciplina</text:p>
            </table:table-cell>
          </table:table-row>
          <table:table-row table:style-name="Tabela96.4">
            <table:table-cell table:style-name="Tabela96.A2" office:value-type="string">
              <text:p text:style-name="P52">Comentários</text:p>
            </table:table-cell>
            <table:table-cell table:style-name="Tabela96.B2" office:value-type="string">
              <text:p text:style-name="P82">O requerimento do exame de suficiência só poderá ser protocolado pelo aluno regularmente matriculado no programa.</text:p>
            </table:table-cell>
          </table:table-row>
        </table:table>
        <text:p text:style-name="P60"/>
        <table:table table:name="Tabela97" table:style-name="Tabela97">
          <table:table-column table:style-name="Tabela97.A"/>
          <table:table-column table:style-name="Tabela97.B"/>
          <table:table-row table:style-name="Tabela97.1">
            <table:table-cell table:style-name="Tabela97.A1" office:value-type="string">
              <text:p text:style-name="P52">ID</text:p>
            </table:table-cell>
            <table:table-cell table:style-name="Tabela97.B1" office:value-type="string">
              <text:p text:style-name="P75">RN7.32</text:p>
            </table:table-cell>
          </table:table-row>
          <table:table-row table:style-name="Tabela97.1">
            <table:table-cell table:style-name="Tabela97.A2" office:value-type="string">
              <text:p text:style-name="P52">Referência</text:p>
            </table:table-cell>
            <table:table-cell table:style-name="Tabela97.B2" office:value-type="string">
              <text:p text:style-name="P69">[Res. 572, Art. 47º, § 3º]</text:p>
            </table:table-cell>
          </table:table-row>
          <table:table-row table:style-name="Tabela97.1">
            <table:table-cell table:style-name="Tabela97.A2" office:value-type="string">
              <text:p text:style-name="P52">Tópico </text:p>
            </table:table-cell>
            <table:table-cell table:style-name="Tabela97.B2" office:value-type="string">
              <text:p text:style-name="P55">Disciplina</text:p>
            </table:table-cell>
          </table:table-row>
          <table:table-row table:style-name="Tabela97.4">
            <table:table-cell table:style-name="Tabela97.A2" office:value-type="string">
              <text:p text:style-name="P52">Comentários</text:p>
            </table:table-cell>
            <table:table-cell table:style-name="Tabela97.B2" office:value-type="string">
              <text:p text:style-name="P82">A banca examinadora deverá fazer constar em ata o encaminhamento e os resultados do processo avaliativo.</text:p>
            </table:table-cell>
          </table:table-row>
        </table:table>
        <text:p text:style-name="P60"/>
        <table:table table:name="Tabela98" table:style-name="Tabela98">
          <table:table-column table:style-name="Tabela98.A"/>
          <table:table-column table:style-name="Tabela98.B"/>
          <table:table-row table:style-name="Tabela98.1">
            <table:table-cell table:style-name="Tabela98.A1" office:value-type="string">
              <text:p text:style-name="P52">ID</text:p>
            </table:table-cell>
            <table:table-cell table:style-name="Tabela98.B1" office:value-type="string">
              <text:p text:style-name="P75">RN7.33</text:p>
            </table:table-cell>
          </table:table-row>
          <table:table-row table:style-name="Tabela98.1">
            <table:table-cell table:style-name="Tabela98.A2" office:value-type="string">
              <text:p text:style-name="P52">Referência</text:p>
            </table:table-cell>
            <table:table-cell table:style-name="Tabela98.B2" office:value-type="string">
              <text:p text:style-name="P75">[Res. 572, Art. 47º, § 4º]</text:p>
            </table:table-cell>
          </table:table-row>
          <table:table-row table:style-name="Tabela98.1">
            <table:table-cell table:style-name="Tabela98.A2" office:value-type="string">
              <text:p text:style-name="P52">Tópico </text:p>
            </table:table-cell>
            <table:table-cell table:style-name="Tabela98.B2" office:value-type="string">
              <text:p text:style-name="P55">Disciplina</text:p>
            </table:table-cell>
          </table:table-row>
          <table:table-row table:style-name="Tabela98.4">
            <table:table-cell table:style-name="Tabela98.A2" office:value-type="string">
              <text:p text:style-name="P52">Comentários</text:p>
            </table:table-cell>
            <table:table-cell table:style-name="Tabela98.B2" office:value-type="string">
              <text:p text:style-name="P82">Caso aprovado na avaliação, o aluno obterá o aproveitamento da disciplina, com os respectivos números de créditos e conceitos conferidos pela banca examinadora.</text:p>
            </table:table-cell>
          </table:table-row>
        </table:table>
        <text:p text:style-name="P60"/>
        <table:table table:name="Tabela99" table:style-name="Tabela99">
          <table:table-column table:style-name="Tabela99.A"/>
          <table:table-column table:style-name="Tabela99.B"/>
          <table:table-row table:style-name="Tabela99.1">
            <table:table-cell table:style-name="Tabela99.A1" office:value-type="string">
              <text:p text:style-name="P52">ID</text:p>
            </table:table-cell>
            <table:table-cell table:style-name="Tabela99.B1" office:value-type="string">
              <text:p text:style-name="P75">RN7.34</text:p>
            </table:table-cell>
          </table:table-row>
          <table:table-row table:style-name="Tabela99.1">
            <table:table-cell table:style-name="Tabela99.A2" office:value-type="string">
              <text:p text:style-name="P52">Referência</text:p>
            </table:table-cell>
            <table:table-cell table:style-name="Tabela99.B2" office:value-type="string">
              <text:p text:style-name="P69">[Res. 572, Art. 47º, § 5º]</text:p>
            </table:table-cell>
          </table:table-row>
          <table:table-row table:style-name="Tabela99.1">
            <table:table-cell table:style-name="Tabela99.A2" office:value-type="string">
              <text:p text:style-name="P52">Tópico </text:p>
            </table:table-cell>
            <table:table-cell table:style-name="Tabela99.B2" office:value-type="string">
              <text:p text:style-name="P55">Disciplina</text:p>
            </table:table-cell>
          </table:table-row>
          <table:table-row table:style-name="Tabela99.4">
            <table:table-cell table:style-name="Tabela99.A2" office:value-type="string">
              <text:p text:style-name="P52">Comentários</text:p>
            </table:table-cell>
            <table:table-cell table:style-name="Tabela99.B2" office:value-type="string">
              <text:p text:style-name="P82">O aluno não poderá solicitar exame de suficiência em disciplina na qual tenha sido reprovado.</text:p>
            </table:table-cell>
          </table:table-row>
        </table:table>
        <text:p text:style-name="P60"/>
        <table:table table:name="Tabela100" table:style-name="Tabela100">
          <table:table-column table:style-name="Tabela100.A"/>
          <table:table-column table:style-name="Tabela100.B"/>
          <table:table-row table:style-name="Tabela100.1">
            <table:table-cell table:style-name="Tabela100.A1" office:value-type="string">
              <text:p text:style-name="P52">ID</text:p>
            </table:table-cell>
            <table:table-cell table:style-name="Tabela100.B1" office:value-type="string">
              <text:p text:style-name="P75">RN7.35</text:p>
            </table:table-cell>
          </table:table-row>
          <table:table-row table:style-name="Tabela100.1">
            <table:table-cell table:style-name="Tabela100.A2" office:value-type="string">
              <text:p text:style-name="P52">Referência</text:p>
            </table:table-cell>
            <table:table-cell table:style-name="Tabela100.B2" office:value-type="string">
              <text:p text:style-name="P69">[Res. 572, Art. 47º, § 6º]</text:p>
            </table:table-cell>
          </table:table-row>
          <table:table-row table:style-name="Tabela100.1">
            <table:table-cell table:style-name="Tabela100.A2" office:value-type="string">
              <text:p text:style-name="P52">Tópico </text:p>
            </table:table-cell>
            <table:table-cell table:style-name="Tabela100.B2" office:value-type="string">
              <text:p text:style-name="P55">Disciplina</text:p>
            </table:table-cell>
          </table:table-row>
          <table:table-row table:style-name="Tabela100.4">
            <table:table-cell table:style-name="Tabela100.A2" office:value-type="string">
              <text:p text:style-name="P52">Comentários</text:p>
            </table:table-cell>
            <table:table-cell table:style-name="Tabela100.B2" office:value-type="string">
              <text:p text:style-name="P94"><text:span text:style-name="T6">A reprovação no exame de suficiência equivale a uma reprovação em disciplina, sendo passível de desligamento com citado em RN6.2.</text:span></text:p>
            </table:table-cell>
          </table:table-row>
        </table:table>
        <text:p text:style-name="P70"/>
        <text:list text:style-name="WW8Num8" text:continue-numbering="true">
          <text:list-item>
            <text:h text:style-name="P102" text:outline-level="2">ESTÁGIO DE DOCÊNCIA</text:h>
          </text:list-item>
        </text:list>
        <table:table table:name="Tabela101" table:style-name="Tabela101">
          <table:table-column table:style-name="Tabela101.A"/>
          <table:table-column table:style-name="Tabela101.B"/>
          <table:table-row table:style-name="Tabela101.1">
            <table:table-cell table:style-name="Tabela101.A1" office:value-type="string">
              <text:p text:style-name="P52">ID</text:p>
            </table:table-cell>
            <table:table-cell table:style-name="Tabela101.B1" office:value-type="string">
              <text:p text:style-name="P75">RN8.1</text:p>
            </table:table-cell>
          </table:table-row>
          <table:table-row table:style-name="Tabela101.1">
            <table:table-cell table:style-name="Tabela101.A2" office:value-type="string">
              <text:p text:style-name="P52">Referência</text:p>
            </table:table-cell>
            <table:table-cell table:style-name="Tabela101.B2" office:value-type="string">
              <text:p text:style-name="P75">[Res. 472, Art. 4º]</text:p>
            </table:table-cell>
          </table:table-row>
          <table:table-row table:style-name="Tabela101.1">
            <table:table-cell table:style-name="Tabela101.A2" office:value-type="string">
              <text:p text:style-name="P52">Tópico </text:p>
            </table:table-cell>
            <table:table-cell table:style-name="Tabela101.B2" office:value-type="string">
              <text:p text:style-name="P55">Estágio de Docência</text:p>
            </table:table-cell>
          </table:table-row>
          <table:table-row table:style-name="Tabela101.4">
            <table:table-cell table:style-name="Tabela101.A2" office:value-type="string">
              <text:p text:style-name="P52">Comentários</text:p>
            </table:table-cell>
            <table:table-cell table:style-name="Tabela101.B2" office:value-type="string">
              <text:p text:style-name="P103"><text:span text:style-name="T6">O estágio de docência tem como carga horária total:</text:span></text:p>
              <text:p text:style-name="P28"><draw:frame draw:style-name="fr1" draw:name="Quadro6" text:anchor-type="char" svg:x="0.803cm" svg:y="0.014cm" svg:width="5.525cm" svg:height="2.78cm" draw:z-index="4"><draw:text-box><table:table table:name="Tabela102" table:style-name="Tabela102"><table:table-column table:style-name="Tabela102.A" table:number-columns-repeated="2"/><table:table-row table:style-name="Tabela102.1"><table:table-cell table:style-name="Tabela102.A1" office:value-type="string"><text:p text:style-name="P79">Nível</text:p></table:table-cell><table:table-cell table:style-name="Tabela102.A1" office:value-type="string"><text:p text:style-name="P79">Quantidade de Horas</text:p></table:table-cell></table:table-row><table:table-row table:style-name="Tabela102.2"><table:table-cell table:style-name="Tabela102.A2" office:value-type="string"><text:p text:style-name="P80">Mestrado</text:p></table:table-cell><table:table-cell table:style-name="Tabela102.A2" office:value-type="string"><text:p text:style-name="P104">30 horas</text:p></table:table-cell></table:table-row><table:table-row table:style-name="Tabela102.3"><table:table-cell table:style-name="Tabela102.A2" office:value-type="string"><text:p text:style-name="P80">Doutorado</text:p></table:table-cell><table:table-cell table:style-name="Tabela102.A2" office:value-type="string"><text:p text:style-name="P104">60 horas</text:p></table:table-cell></table:table-row></table:table><text:p text:style-name="Standard"/><text:p text:style-name="Standard"/></draw:text-box></draw:frame></text:p>
              <text:p text:style-name="P28"/>
              <text:p text:style-name="P28"/>
              <text:p text:style-name="P105"/>
            </table:table-cell>
          </table:table-row>
        </table:table>
        <text:p text:style-name="P60"/>
        <table:table table:name="Tabela103" table:style-name="Tabela103">
          <table:table-column table:style-name="Tabela103.A"/>
          <table:table-column table:style-name="Tabela103.B"/>
          <table:table-row table:style-name="Tabela103.1">
            <table:table-cell table:style-name="Tabela103.A1" office:value-type="string">
              <text:p text:style-name="P52">ID</text:p>
            </table:table-cell>
            <table:table-cell table:style-name="Tabela103.B1" office:value-type="string">
              <text:p text:style-name="P75">RN8.2</text:p>
            </table:table-cell>
          </table:table-row>
          <table:table-row table:style-name="Tabela103.1">
            <table:table-cell table:style-name="Tabela103.A2" office:value-type="string">
              <text:p text:style-name="P52">Referência</text:p>
            </table:table-cell>
            <table:table-cell table:style-name="Tabela103.B2" office:value-type="string">
              <text:p text:style-name="P75">[Res. 472, Art. 2º]</text:p>
            </table:table-cell>
          </table:table-row>
          <table:table-row table:style-name="Tabela103.1">
            <table:table-cell table:style-name="Tabela103.A2" office:value-type="string">
              <text:p text:style-name="P52">Tópico </text:p>
            </table:table-cell>
            <table:table-cell table:style-name="Tabela103.B2" office:value-type="string">
              <text:p text:style-name="P55">Estágio de Docência</text:p>
            </table:table-cell>
          </table:table-row>
          <table:table-row table:style-name="Tabela103.4">
            <table:table-cell table:style-name="Tabela103.A2" office:value-type="string">
              <text:p text:style-name="P52">Comentários</text:p>
            </table:table-cell>
            <table:table-cell table:style-name="Tabela103.B2" office:value-type="string">
              <text:p text:style-name="P106"><text:span text:style-name="T24">Todo aluno bolsista do Programa de Demanda Social da CAPES, matriculado em programas de pós-graduação </text:span><text:span text:style-name="T25">stricto sensu</text:span><text:span text:style-name="T24">, terá necessariamente que realizar o estágio de docência. O estágio de docência é optativo para os demais alunos.</text:span></text:p>
            </table:table-cell>
          </table:table-row>
        </table:table>
        <text:p text:style-name="P85"/>
        <table:table table:name="Tabela104" table:style-name="Tabela104">
          <table:table-column table:style-name="Tabela104.A"/>
          <table:table-column table:style-name="Tabela104.B"/>
          <table:table-row table:style-name="Tabela104.1">
            <table:table-cell table:style-name="Tabela104.A1" office:value-type="string">
              <text:p text:style-name="P52">ID</text:p>
            </table:table-cell>
            <table:table-cell table:style-name="Tabela104.B1" office:value-type="string">
              <text:p text:style-name="P75">RN8.3</text:p>
            </table:table-cell>
          </table:table-row>
          <table:table-row table:style-name="Tabela104.1">
            <table:table-cell table:style-name="Tabela104.A2" office:value-type="string">
              <text:p text:style-name="P52">Referência</text:p>
            </table:table-cell>
            <table:table-cell table:style-name="Tabela104.B2" office:value-type="string">
              <text:p text:style-name="P75">[Res. 472, Art. 7º e 8º]</text:p>
            </table:table-cell>
          </table:table-row>
          <table:table-row table:style-name="Tabela104.1">
            <table:table-cell table:style-name="Tabela104.A2" office:value-type="string">
              <text:p text:style-name="P52">Tópico </text:p>
            </table:table-cell>
            <table:table-cell table:style-name="Tabela104.B2" office:value-type="string">
              <text:p text:style-name="P55">Estágio de Docência</text:p>
            </table:table-cell>
          </table:table-row>
          <table:table-row table:style-name="Tabela104.4">
            <table:table-cell table:style-name="Tabela104.A2" office:value-type="string">
              <text:p text:style-name="P52">Comentários</text:p>
            </table:table-cell>
            <table:table-cell table:style-name="Tabela104.B2" office:value-type="string">
              <text:p text:style-name="P94"><text:span text:style-name="T6">As atividades do Estágio de Docência serão desenvolvidas sob responsabilidade e acompanhamento efetivo do orientador e do professor responsável pela disciplina, quando forem diferentes as coordenações dos programas de pós-graduação. Caberá portanto ao orientador, e quando for o caso, juntamente com o professor da disciplina avaliar o processo de trabalho docente do estagiário.</text:span></text:p>
            </table:table-cell>
          </table:table-row>
        </table:table>
        <text:p text:style-name="P98"/>
        <table:table table:name="Tabela105" table:style-name="Tabela105">
          <table:table-column table:style-name="Tabela105.A"/>
          <table:table-column table:style-name="Tabela105.B"/>
          <table:table-row table:style-name="Tabela105.1">
            <table:table-cell table:style-name="Tabela105.A1" office:value-type="string">
              <text:p text:style-name="P52">ID</text:p>
            </table:table-cell>
            <table:table-cell table:style-name="Tabela105.B1" office:value-type="string">
              <text:p text:style-name="P74"><text:span text:style-name="T6">RN8.4</text:span></text:p>
            </table:table-cell>
          </table:table-row>
          <table:table-row table:style-name="Tabela105.1">
            <table:table-cell table:style-name="Tabela105.A2" office:value-type="string">
              <text:p text:style-name="P52">Referência</text:p>
            </table:table-cell>
            <table:table-cell table:style-name="Tabela105.B2" office:value-type="string">
              <text:p text:style-name="P74"><text:span text:style-name="T6">[Res. 572, Art. 41º, </text:span><text:span text:style-name="T17">§</text:span><text:span text:style-name="T6"> Único]</text:span></text:p>
            </table:table-cell>
          </table:table-row>
          <table:table-row table:style-name="Tabela105.1">
            <table:table-cell table:style-name="Tabela105.A2" office:value-type="string">
              <text:p text:style-name="P52">Tópico </text:p>
            </table:table-cell>
            <table:table-cell table:style-name="Tabela105.B2" office:value-type="string">
              <text:p text:style-name="P55">Estágio de Docência</text:p>
            </table:table-cell>
          </table:table-row>
          <table:table-row table:style-name="Tabela105.4">
            <table:table-cell table:style-name="Tabela105.A2" office:value-type="string">
              <text:p text:style-name="P52">Comentários</text:p>
            </table:table-cell>
            <table:table-cell table:style-name="Tabela105.B2" office:value-type="string">
              <text:p text:style-name="P82">O estágio Docência será regulamentado pela CPG, obedecidas as normas da UFG, inclusive no que se refere à atribuição de créditos.</text:p>
            </table:table-cell>
          </table:table-row>
        </table:table>
        <text:p text:style-name="P98"/>
        <text:list text:style-name="WW8Num8" text:continue-numbering="true">
          <text:list-item>
            <text:h text:style-name="P102" text:outline-level="2">ESTUDOS COMPLEMENTARES</text:h>
          </text:list-item>
        </text:list>
        <table:table table:name="Tabela106" table:style-name="Tabela106">
          <table:table-column table:style-name="Tabela106.A"/>
          <table:table-column table:style-name="Tabela106.B"/>
          <table:table-row table:style-name="Tabela106.1">
            <table:table-cell table:style-name="Tabela106.A1" office:value-type="string">
              <text:p text:style-name="P52">ID</text:p>
            </table:table-cell>
            <table:table-cell table:style-name="Tabela106.B1" office:value-type="string">
              <text:p text:style-name="P75">RN9.1</text:p>
            </table:table-cell>
          </table:table-row>
          <table:table-row table:style-name="Tabela106.1">
            <table:table-cell table:style-name="Tabela106.A2" office:value-type="string">
              <text:p text:style-name="P52">Referência</text:p>
            </table:table-cell>
            <table:table-cell table:style-name="Tabela106.B2" office:value-type="string">
              <text:p text:style-name="P69">[Res. 572, Art. 32º]</text:p>
            </table:table-cell>
          </table:table-row>
          <table:table-row table:style-name="Tabela106.1">
            <table:table-cell table:style-name="Tabela106.A2" office:value-type="string">
              <text:p text:style-name="P52">Tópico </text:p>
            </table:table-cell>
            <table:table-cell table:style-name="Tabela106.B2" office:value-type="string">
              <text:p text:style-name="P55">Estudos Complementares</text:p>
            </table:table-cell>
          </table:table-row>
          <table:table-row table:style-name="Tabela106.4">
            <table:table-cell table:style-name="Tabela106.A2" office:value-type="string">
              <text:p text:style-name="P52">Comentários</text:p>
            </table:table-cell>
            <table:table-cell table:style-name="Tabela106.B2" office:value-type="string">
              <text:p text:style-name="P82">A coordenação, a pedido do orientador ou comissão de seleção, poderá exigir do aluno o cumprimento, em prazo que lhe for fixado, de estudos complementares.</text:p>
            </table:table-cell>
          </table:table-row>
        </table:table>
        <text:p text:style-name="P60"/>
        <table:table table:name="Tabela107" table:style-name="Tabela107">
          <table:table-column table:style-name="Tabela107.A"/>
          <table:table-column table:style-name="Tabela107.B"/>
          <table:table-row table:style-name="Tabela107.1">
            <table:table-cell table:style-name="Tabela107.A1" office:value-type="string">
              <text:p text:style-name="P52">ID</text:p>
            </table:table-cell>
            <table:table-cell table:style-name="Tabela107.B1" office:value-type="string">
              <text:p text:style-name="P75">RN9.2</text:p>
            </table:table-cell>
          </table:table-row>
          <table:table-row table:style-name="Tabela107.1">
            <table:table-cell table:style-name="Tabela107.A2" office:value-type="string">
              <text:p text:style-name="P52">Referência</text:p>
            </table:table-cell>
            <table:table-cell table:style-name="Tabela107.B2" office:value-type="string">
              <text:p text:style-name="P69">[Res. 572, Art. 32º]</text:p>
            </table:table-cell>
          </table:table-row>
          <table:table-row table:style-name="Tabela107.1">
            <table:table-cell table:style-name="Tabela107.A2" office:value-type="string">
              <text:p text:style-name="P52">Tópico </text:p>
            </table:table-cell>
            <table:table-cell table:style-name="Tabela107.B2" office:value-type="string">
              <text:p text:style-name="P55">Estudos Complementares</text:p>
            </table:table-cell>
          </table:table-row>
          <table:table-row table:style-name="Tabela107.4">
            <table:table-cell table:style-name="Tabela107.A2" office:value-type="string">
              <text:p text:style-name="P52">Comentários</text:p>
            </table:table-cell>
            <table:table-cell table:style-name="Tabela107.B2" office:value-type="string">
              <text:p text:style-name="P107">Disciplinas da graduação poderão ser cursadas como estudos complementares.</text:p>
            </table:table-cell>
          </table:table-row>
        </table:table>
        <text:p text:style-name="P98"/>
        <text:list text:style-name="WW8Num8" text:continue-numbering="true">
          <text:list-item>
            <text:h text:style-name="P102" text:outline-level="2">EXAME DE QUALIFICAÇÃO</text:h>
          </text:list-item>
        </text:list>
        <table:table table:name="Tabela108" table:style-name="Tabela108">
          <table:table-column table:style-name="Tabela108.A"/>
          <table:table-column table:style-name="Tabela108.B"/>
          <table:table-row table:style-name="Tabela108.1">
            <table:table-cell table:style-name="Tabela108.A1" office:value-type="string">
              <text:p text:style-name="P52">ID</text:p>
            </table:table-cell>
            <table:table-cell table:style-name="Tabela108.B1" office:value-type="string">
              <text:p text:style-name="P75">RN10.1</text:p>
            </table:table-cell>
          </table:table-row>
          <table:table-row table:style-name="Tabela108.1">
            <table:table-cell table:style-name="Tabela108.A2" office:value-type="string">
              <text:p text:style-name="P52">Referência</text:p>
            </table:table-cell>
            <table:table-cell table:style-name="Tabela108.B2" office:value-type="string">
              <text:p text:style-name="P75">[Res. 572, Art. 14º, e]</text:p>
            </table:table-cell>
          </table:table-row>
          <table:table-row table:style-name="Tabela108.1">
            <table:table-cell table:style-name="Tabela108.A2" office:value-type="string">
              <text:p text:style-name="P52">Tópico </text:p>
            </table:table-cell>
            <table:table-cell table:style-name="Tabela108.B2" office:value-type="string">
              <text:p text:style-name="P55">Exame de Qualificação</text:p>
            </table:table-cell>
          </table:table-row>
          <table:table-row table:style-name="Tabela108.4">
            <table:table-cell table:style-name="Tabela108.A2" office:value-type="string">
              <text:p text:style-name="P52">Comentários</text:p>
            </table:table-cell>
            <table:table-cell table:style-name="Tabela108.B2" office:value-type="string">
              <text:p text:style-name="P75">Os nomes dos professores que comporão as bancas do exame de qualificação devem ser definidos pela CPG.</text:p>
            </table:table-cell>
          </table:table-row>
        </table:table>
        <text:p text:style-name="P60"/>
        <table:table table:name="Tabela109" table:style-name="Tabela109">
          <table:table-column table:style-name="Tabela109.A"/>
          <table:table-column table:style-name="Tabela109.B"/>
          <table:table-row table:style-name="Tabela109.1">
            <table:table-cell table:style-name="Tabela109.A1" office:value-type="string">
              <text:p text:style-name="P52">ID</text:p>
            </table:table-cell>
            <table:table-cell table:style-name="Tabela109.B1" office:value-type="string">
              <text:p text:style-name="P75">RN10.2</text:p>
            </table:table-cell>
          </table:table-row>
          <table:table-row table:style-name="Tabela109.1">
            <table:table-cell table:style-name="Tabela109.A2" office:value-type="string">
              <text:p text:style-name="P52">Referência</text:p>
            </table:table-cell>
            <table:table-cell table:style-name="Tabela109.B2" office:value-type="string">
              <text:p text:style-name="P69">[Res. 572, Art. 5º, XII]</text:p>
            </table:table-cell>
          </table:table-row>
          <table:table-row table:style-name="Tabela109.1">
            <table:table-cell table:style-name="Tabela109.A2" office:value-type="string">
              <text:p text:style-name="P52">Tópico </text:p>
            </table:table-cell>
            <table:table-cell table:style-name="Tabela109.B2" office:value-type="string">
              <text:p text:style-name="P55">Exame de Qualificação</text:p>
            </table:table-cell>
          </table:table-row>
          <table:table-row table:style-name="Tabela109.4">
            <table:table-cell table:style-name="Tabela109.A2" office:value-type="string">
              <text:p text:style-name="P52">Comentários</text:p>
            </table:table-cell>
            <table:table-cell table:style-name="Tabela109.B2" office:value-type="string">
              <text:p text:style-name="P108">Para o doutorado é obrigatório. No nível de mestrado, cada programa poderá estabelecer a sua própria política, ou seja, pode ser obrigatório ou, no outro caso, não existir.</text:p>
            </table:table-cell>
          </table:table-row>
        </table:table>
        <text:p text:style-name="P65"/>
        <table:table table:name="Tabela110" table:style-name="Tabela110">
          <table:table-column table:style-name="Tabela110.A"/>
          <table:table-column table:style-name="Tabela110.B"/>
          <table:table-row table:style-name="Tabela110.1">
            <table:table-cell table:style-name="Tabela110.A1" office:value-type="string">
              <text:p text:style-name="P52">ID</text:p>
            </table:table-cell>
            <table:table-cell table:style-name="Tabela110.B1" office:value-type="string">
              <text:p text:style-name="P75">RN10.3</text:p>
            </table:table-cell>
          </table:table-row>
          <table:table-row table:style-name="Tabela110.1">
            <table:table-cell table:style-name="Tabela110.A2" office:value-type="string">
              <text:p text:style-name="P52">Referência</text:p>
            </table:table-cell>
            <table:table-cell table:style-name="Tabela110.B2" office:value-type="string">
              <text:p text:style-name="P74"><text:span text:style-name="T17">[Res. 572, Art. 20º, </text:span><text:span text:style-name="T22">§</text:span><text:span text:style-name="T17">1º, f]</text:span></text:p>
            </table:table-cell>
          </table:table-row>
          <table:table-row table:style-name="Tabela110.1">
            <table:table-cell table:style-name="Tabela110.A2" office:value-type="string">
              <text:p text:style-name="P52">Tópico </text:p>
            </table:table-cell>
            <table:table-cell table:style-name="Tabela110.B2" office:value-type="string">
              <text:p text:style-name="P55">Exame de Qualificação</text:p>
            </table:table-cell>
          </table:table-row>
          <table:table-row table:style-name="Tabela110.4">
            <table:table-cell table:style-name="Tabela110.A2" office:value-type="string">
              <text:p text:style-name="P52">Comentários</text:p>
            </table:table-cell>
            <table:table-cell table:style-name="Tabela110.B2" office:value-type="string">
              <text:p text:style-name="P108">É necessária a autorização do orientador para a realização do exame de qualificação.</text:p>
            </table:table-cell>
          </table:table-row>
        </table:table>
        <text:p text:style-name="P70"/>
        <text:list text:style-name="WW8Num8" text:continue-numbering="true">
          <text:list-item>
            <text:h text:style-name="P102" text:outline-level="2">EXPEDIÇÃO DO DIPLOMA</text:h>
          </text:list-item>
        </text:list>
        <table:table table:name="Tabela111" table:style-name="Tabela111">
          <table:table-column table:style-name="Tabela111.A"/>
          <table:table-column table:style-name="Tabela111.B"/>
          <table:table-row table:style-name="Tabela111.1">
            <table:table-cell table:style-name="Tabela111.A1" office:value-type="string">
              <text:p text:style-name="P52">ID</text:p>
            </table:table-cell>
            <table:table-cell table:style-name="Tabela111.B1" office:value-type="string">
              <text:p text:style-name="P75">RN11.1</text:p>
            </table:table-cell>
          </table:table-row>
          <table:table-row table:style-name="Tabela111.1">
            <table:table-cell table:style-name="Tabela111.A2" office:value-type="string">
              <text:p text:style-name="P52">Referência</text:p>
            </table:table-cell>
            <table:table-cell table:style-name="Tabela111.B2" office:value-type="string">
              <text:p text:style-name="P69">[Res. 572, Art. 54º - Art.56º]</text:p>
            </table:table-cell>
          </table:table-row>
          <table:table-row table:style-name="Tabela111.1">
            <table:table-cell table:style-name="Tabela111.A2" office:value-type="string">
              <text:p text:style-name="P52">Tópico </text:p>
            </table:table-cell>
            <table:table-cell table:style-name="Tabela111.B2" office:value-type="string">
              <text:p text:style-name="P55">Expedição do Diploma</text:p>
            </table:table-cell>
          </table:table-row>
          <table:table-row table:style-name="Tabela111.4">
            <table:table-cell table:style-name="Tabela111.A2" office:value-type="string">
              <text:p text:style-name="P52">Comentários</text:p>
            </table:table-cell>
            <table:table-cell table:style-name="Tabela111.B2" office:value-type="string">
              <text:p text:style-name="P74"><text:span text:style-name="T6">A expedição do diploma de mestre ou doutor deve ser efetuada pela PRPPG, após satisfeitas, dentro do prazo regimental, ter satisfeito as exigências do Regimento Geral da UFG, deste regulamento geral dos programas de pós-graduação </text:span><text:span text:style-name="T20">stricto s</text:span><text:span text:style-name="T6">ensu e do regulamento específico do programa.</text:span></text:p>
            </table:table-cell>
          </table:table-row>
        </table:table>
        <text:p text:style-name="P60"/>
        <table:table table:name="Tabela112" table:style-name="Tabela112">
          <table:table-column table:style-name="Tabela112.A"/>
          <table:table-column table:style-name="Tabela112.B"/>
          <table:table-row table:style-name="Tabela112.1">
            <table:table-cell table:style-name="Tabela112.A1" office:value-type="string">
              <text:p text:style-name="P52">ID</text:p>
            </table:table-cell>
            <table:table-cell table:style-name="Tabela112.B1" office:value-type="string">
              <text:p text:style-name="P68">RN11.2</text:p>
            </table:table-cell>
          </table:table-row>
          <table:table-row table:style-name="Tabela112.1">
            <table:table-cell table:style-name="Tabela112.A2" office:value-type="string">
              <text:p text:style-name="P52">Referência</text:p>
            </table:table-cell>
            <table:table-cell table:style-name="Tabela112.B2" office:value-type="string">
              <text:p text:style-name="P74"><text:span text:style-name="T6">[Res. 572, Art. 56º, </text:span><text:span text:style-name="T21">§ </text:span><text:span text:style-name="T6">único]</text:span></text:p>
            </table:table-cell>
          </table:table-row>
          <table:table-row table:style-name="Tabela112.1">
            <table:table-cell table:style-name="Tabela112.A2" office:value-type="string">
              <text:p text:style-name="P52">Tópico </text:p>
            </table:table-cell>
            <table:table-cell table:style-name="Tabela112.B2" office:value-type="string">
              <text:p text:style-name="P55">Expedição do Diploma</text:p>
            </table:table-cell>
          </table:table-row>
          <table:table-row table:style-name="Tabela112.4">
            <table:table-cell table:style-name="Tabela112.A2" office:value-type="string">
              <text:p text:style-name="P52">Comentários</text:p>
            </table:table-cell>
            <table:table-cell table:style-name="Tabela112.B2" office:value-type="string">
              <text:p text:style-name="P107">A coordenação do programa encaminhará à PRPPG o processo devidamente protocolado solicitando a expedição do diploma.</text:p>
            </table:table-cell>
          </table:table-row>
        </table:table>
        <text:p text:style-name="P7"/>
        <text:p text:style-name="P7"/>
        <table:table table:name="Tabela113" table:style-name="Tabela113">
          <table:table-column table:style-name="Tabela113.A"/>
          <table:table-column table:style-name="Tabela113.B"/>
          <table:table-row table:style-name="Tabela113.1">
            <table:table-cell table:style-name="Tabela113.A1" office:value-type="string">
              <text:p text:style-name="P52">ID</text:p>
            </table:table-cell>
            <table:table-cell table:style-name="Tabela113.B1" office:value-type="string">
              <text:p text:style-name="P68">RN11.3</text:p>
            </table:table-cell>
          </table:table-row>
          <table:table-row table:style-name="Tabela113.1">
            <table:table-cell table:style-name="Tabela113.A2" office:value-type="string">
              <text:p text:style-name="P52">Referência</text:p>
            </table:table-cell>
            <table:table-cell table:style-name="Tabela113.B2" office:value-type="string">
              <text:p text:style-name="P74"><text:span text:style-name="T6">[Res. 572, Art. 56º, </text:span><text:span text:style-name="T21">§ </text:span><text:span text:style-name="T6">único, I até X]</text:span></text:p>
            </table:table-cell>
          </table:table-row>
          <table:table-row table:style-name="Tabela113.1">
            <table:table-cell table:style-name="Tabela113.A2" office:value-type="string">
              <text:p text:style-name="P52">Tópico </text:p>
            </table:table-cell>
            <table:table-cell table:style-name="Tabela113.B2" office:value-type="string">
              <text:p text:style-name="P55">Expedição do Diploma</text:p>
            </table:table-cell>
          </table:table-row>
          <table:table-row table:style-name="Tabela113.4">
            <table:table-cell table:style-name="Tabela113.A2" office:value-type="string">
              <text:p text:style-name="P52">Comentários</text:p>
            </table:table-cell>
            <table:table-cell table:style-name="Tabela113.B2" office:value-type="string">
              <text:p text:style-name="P83">Os seguintes documentos deverão ser apresentados para a solicitação da expedição do diploma:</text:p>
              <text:list text:style-name="WW8Num5">
                <text:list-item>
                  <text:p text:style-name="P109">Ofício do coordenados do programa ao Pró-Reitor de Pesquisa e Pós-Graduação;</text:p>
                </text:list-item>
                <text:list-item>
                  <text:p text:style-name="P109">Requerimento do aluno solicitando a expedição do diploma;</text:p>
                </text:list-item>
                <text:list-item>
                  <text:p text:style-name="P109">Cópia da ata da sessão pública de defesa;</text:p>
                </text:list-item>
                <text:list-item>
                  <text:p text:style-name="P109">Cópia do histórico escolar;</text:p>
                </text:list-item>
                <text:list-item>
                  <text:p text:style-name="P109">Comprovante de pagamento da taxa de expedição de diploma;</text:p>
                </text:list-item>
                <text:list-item>
                  <text:p text:style-name="P109">Comprovante de quitação do pós-graduado com o Sistema de Bibliotecas da UFG;</text:p>
                </text:list-item>
                <text:list-item>
                  <text:p text:style-name="P109">Cópia legível do diploma de graduação;</text:p>
                </text:list-item>
                <text:list-item>
                  <text:p text:style-name="P109">Cópias legíveis da carteira de identidade e do CPF;</text:p>
                </text:list-item>
                <text:list-item>
                  <text:p text:style-name="P109">Documento comprobatório em caso de alteração de nome;</text:p>
                </text:list-item>
              </text:list>
              <text:list text:style-name="WW8Num6">
                <text:list-item>
                  <text:p text:style-name="P110">Exemplar do produto final a ser encaminhado ao Sistema de Bibliotecas.</text:p>
                </text:list-item>
              </text:list>
            </table:table-cell>
          </table:table-row>
        </table:table>
        <text:p text:style-name="P70"/>
        <table:table table:name="Tabela114" table:style-name="Tabela114">
          <table:table-column table:style-name="Tabela114.A"/>
          <table:table-column table:style-name="Tabela114.B"/>
          <table:table-row table:style-name="Tabela114.1">
            <table:table-cell table:style-name="Tabela114.A1" office:value-type="string">
              <text:p text:style-name="P52">ID</text:p>
            </table:table-cell>
            <table:table-cell table:style-name="Tabela114.B1" office:value-type="string">
              <text:p text:style-name="P68">RN11.4</text:p>
            </table:table-cell>
          </table:table-row>
          <table:table-row table:style-name="Tabela114.1">
            <table:table-cell table:style-name="Tabela114.A2" office:value-type="string">
              <text:p text:style-name="P52">Referência</text:p>
            </table:table-cell>
            <table:table-cell table:style-name="Tabela114.B2" office:value-type="string">
              <text:p text:style-name="P69">[Res. 572, Art. 57º]</text:p>
            </table:table-cell>
          </table:table-row>
          <table:table-row table:style-name="Tabela114.1">
            <table:table-cell table:style-name="Tabela114.A2" office:value-type="string">
              <text:p text:style-name="P52">Tópico </text:p>
            </table:table-cell>
            <table:table-cell table:style-name="Tabela114.B2" office:value-type="string">
              <text:p text:style-name="P55">Expedição do Diploma</text:p>
            </table:table-cell>
          </table:table-row>
          <table:table-row table:style-name="Tabela114.4">
            <table:table-cell table:style-name="Tabela114.A2" office:value-type="string">
              <text:p text:style-name="P52">Comentários</text:p>
            </table:table-cell>
            <table:table-cell table:style-name="Tabela114.B2" office:value-type="string">
              <text:p text:style-name="P107">O registro do diploma de mestre ou de doutor será processado pelo Departamento de Assuntos Acadêmicos da UFG.</text:p>
            </table:table-cell>
          </table:table-row>
        </table:table>
        <text:p text:style-name="P70"/>
        <text:list text:style-name="WW8Num8" text:continue-numbering="true">
          <text:list-item>
            <text:h text:style-name="P102" text:outline-level="2">MATRÍCULA</text:h>
          </text:list-item>
        </text:list>
        <table:table table:name="Tabela115" table:style-name="Tabela115">
          <table:table-column table:style-name="Tabela115.A"/>
          <table:table-column table:style-name="Tabela115.B"/>
          <table:table-row table:style-name="Tabela115.1">
            <table:table-cell table:style-name="Tabela115.A1" office:value-type="string">
              <text:p text:style-name="P52">ID</text:p>
            </table:table-cell>
            <table:table-cell table:style-name="Tabela115.B1" office:value-type="string">
              <text:p text:style-name="P68">RN12.1</text:p>
            </table:table-cell>
          </table:table-row>
          <table:table-row table:style-name="Tabela115.1">
            <table:table-cell table:style-name="Tabela115.A2" office:value-type="string">
              <text:p text:style-name="P52">Referência</text:p>
            </table:table-cell>
            <table:table-cell table:style-name="Tabela115.B2" office:value-type="string">
              <text:p text:style-name="P75">[Res. 572, Art. 29º]</text:p>
            </table:table-cell>
          </table:table-row>
          <table:table-row table:style-name="Tabela115.1">
            <table:table-cell table:style-name="Tabela115.A2" office:value-type="string">
              <text:p text:style-name="P52">Tópico </text:p>
            </table:table-cell>
            <table:table-cell table:style-name="Tabela115.B2" office:value-type="string">
              <text:p text:style-name="P55">Matrícula</text:p>
            </table:table-cell>
          </table:table-row>
          <table:table-row table:style-name="Tabela115.4">
            <table:table-cell table:style-name="Tabela115.A2" office:value-type="string">
              <text:p text:style-name="P52">Comentários</text:p>
            </table:table-cell>
            <table:table-cell table:style-name="Tabela115.B2" office:value-type="string">
              <text:p text:style-name="P82">A matricula será realizada mediante apresentação dos documentos exigidos de acordo com o regulamento específico do programa.</text:p>
            </table:table-cell>
          </table:table-row>
        </table:table>
        <text:p text:style-name="P60"/>
        <table:table table:name="Tabela116" table:style-name="Tabela116">
          <table:table-column table:style-name="Tabela116.A"/>
          <table:table-column table:style-name="Tabela116.B"/>
          <table:table-row table:style-name="Tabela116.1">
            <table:table-cell table:style-name="Tabela116.A1" office:value-type="string">
              <text:p text:style-name="P52">ID</text:p>
            </table:table-cell>
            <table:table-cell table:style-name="Tabela116.B1" office:value-type="string">
              <text:p text:style-name="P75">RN12.2</text:p>
            </table:table-cell>
          </table:table-row>
          <table:table-row table:style-name="Tabela116.1">
            <table:table-cell table:style-name="Tabela116.A2" office:value-type="string">
              <text:p text:style-name="P52">Referência</text:p>
            </table:table-cell>
            <table:table-cell table:style-name="Tabela116.B2" office:value-type="string">
              <text:p text:style-name="P101">Regra sujeita à verificação.</text:p>
            </table:table-cell>
          </table:table-row>
          <table:table-row table:style-name="Tabela116.1">
            <table:table-cell table:style-name="Tabela116.A2" office:value-type="string">
              <text:p text:style-name="P52">Tópico </text:p>
            </table:table-cell>
            <table:table-cell table:style-name="Tabela116.B2" office:value-type="string">
              <text:p text:style-name="P55">Matrícula</text:p>
            </table:table-cell>
          </table:table-row>
          <table:table-row table:style-name="Tabela116.4">
            <table:table-cell table:style-name="Tabela116.A2" office:value-type="string">
              <text:p text:style-name="P52">Comentários</text:p>
            </table:table-cell>
            <table:table-cell table:style-name="Tabela116.B2" office:value-type="string">
              <text:p text:style-name="P82">Não é permitida matrícula no programa fora do período estipulado no edital.</text:p>
            </table:table-cell>
          </table:table-row>
        </table:table>
        <text:p text:style-name="P60"/>
        <table:table table:name="Tabela117" table:style-name="Tabela117">
          <table:table-column table:style-name="Tabela117.A"/>
          <table:table-column table:style-name="Tabela117.B"/>
          <table:table-row table:style-name="Tabela117.1">
            <table:table-cell table:style-name="Tabela117.A1" office:value-type="string">
              <text:p text:style-name="P52">ID</text:p>
            </table:table-cell>
            <table:table-cell table:style-name="Tabela117.B1" office:value-type="string">
              <text:p text:style-name="P75">RN12.3</text:p>
            </table:table-cell>
          </table:table-row>
          <table:table-row table:style-name="Tabela117.1">
            <table:table-cell table:style-name="Tabela117.A2" office:value-type="string">
              <text:p text:style-name="P52">Referência</text:p>
            </table:table-cell>
            <table:table-cell table:style-name="Tabela117.B2" office:value-type="string">
              <text:p text:style-name="P69">[Res. 572, Art. 29º]</text:p>
            </table:table-cell>
          </table:table-row>
          <table:table-row table:style-name="Tabela117.1">
            <table:table-cell table:style-name="Tabela117.A2" office:value-type="string">
              <text:p text:style-name="P52">Tópico </text:p>
            </table:table-cell>
            <table:table-cell table:style-name="Tabela117.B2" office:value-type="string">
              <text:p text:style-name="P55">Matrícula</text:p>
            </table:table-cell>
          </table:table-row>
          <table:table-row table:style-name="Tabela117.4">
            <table:table-cell table:style-name="Tabela117.A2" office:value-type="string">
              <text:p text:style-name="P52">Comentários</text:p>
            </table:table-cell>
            <table:table-cell table:style-name="Tabela117.B2" office:value-type="string">
              <text:p text:style-name="P82">O candidato aprovado e classificado no processo seletivo deverá efetuar sua matrícula dentro dos prazos fixados pelo calendário acadêmico.</text:p>
            </table:table-cell>
          </table:table-row>
        </table:table>
        <text:p text:style-name="P60"/>
        <table:table table:name="Tabela118" table:style-name="Tabela118">
          <table:table-column table:style-name="Tabela118.A"/>
          <table:table-column table:style-name="Tabela118.B"/>
          <table:table-row table:style-name="Tabela118.1">
            <table:table-cell table:style-name="Tabela118.A1" office:value-type="string">
              <text:p text:style-name="P52">ID</text:p>
            </table:table-cell>
            <table:table-cell table:style-name="Tabela118.B1" office:value-type="string">
              <text:p text:style-name="P75">RN12.4</text:p>
            </table:table-cell>
          </table:table-row>
          <table:table-row table:style-name="Tabela118.1">
            <table:table-cell table:style-name="Tabela118.A2" office:value-type="string">
              <text:p text:style-name="P52">Referência</text:p>
            </table:table-cell>
            <table:table-cell table:style-name="Tabela118.B2" office:value-type="string">
              <text:p text:style-name="P74"><text:span text:style-name="T17">[Res. 572, Art. 29º, </text:span><text:span text:style-name="T22">§ </text:span><text:span text:style-name="T17">4º]</text:span></text:p>
            </table:table-cell>
          </table:table-row>
          <table:table-row table:style-name="Tabela118.1">
            <table:table-cell table:style-name="Tabela118.A2" office:value-type="string">
              <text:p text:style-name="P52">Tópico </text:p>
            </table:table-cell>
            <table:table-cell table:style-name="Tabela118.B2" office:value-type="string">
              <text:p text:style-name="P55">Matrícula</text:p>
            </table:table-cell>
          </table:table-row>
          <table:table-row table:style-name="Tabela118.4">
            <table:table-cell table:style-name="Tabela118.A2" office:value-type="string">
              <text:p text:style-name="P52">Comentários</text:p>
            </table:table-cell>
            <table:table-cell table:style-name="Tabela118.B2" office:value-type="string">
              <text:p text:style-name="P82">A não efetivação da matrícula dentro dos prazos fixados implica na desistência do candidato.</text:p>
            </table:table-cell>
          </table:table-row>
        </table:table>
        <text:p text:style-name="P60"/>
        <table:table table:name="Tabela119" table:style-name="Tabela119">
          <table:table-column table:style-name="Tabela119.A"/>
          <table:table-column table:style-name="Tabela119.B"/>
          <table:table-row table:style-name="Tabela119.1">
            <table:table-cell table:style-name="Tabela119.A1" office:value-type="string">
              <text:p text:style-name="P52">ID</text:p>
            </table:table-cell>
            <table:table-cell table:style-name="Tabela119.B1" office:value-type="string">
              <text:p text:style-name="P75">RN12.5</text:p>
            </table:table-cell>
          </table:table-row>
          <table:table-row table:style-name="Tabela119.1">
            <table:table-cell table:style-name="Tabela119.A2" office:value-type="string">
              <text:p text:style-name="P52">Referência</text:p>
            </table:table-cell>
            <table:table-cell table:style-name="Tabela119.B2" office:value-type="string">
              <text:p text:style-name="P74"><text:span text:style-name="T17">[Res. 572, Art. 29º, </text:span><text:span text:style-name="T22">§ </text:span><text:span text:style-name="T17">3º]</text:span></text:p>
            </table:table-cell>
          </table:table-row>
          <table:table-row table:style-name="Tabela119.1">
            <table:table-cell table:style-name="Tabela119.A2" office:value-type="string">
              <text:p text:style-name="P52">Tópico </text:p>
            </table:table-cell>
            <table:table-cell table:style-name="Tabela119.B2" office:value-type="string">
              <text:p text:style-name="P55">Matrícula</text:p>
            </table:table-cell>
          </table:table-row>
          <table:table-row table:style-name="Tabela119.4">
            <table:table-cell table:style-name="Tabela119.A2" office:value-type="string">
              <text:p text:style-name="P52">Comentários</text:p>
            </table:table-cell>
            <table:table-cell table:style-name="Tabela119.B2" office:value-type="string">
              <text:p text:style-name="P82">É exigida a titulação mínima de graduado para que o aluno efetue matrícula no programa.</text:p>
            </table:table-cell>
          </table:table-row>
        </table:table>
        <text:p text:style-name="P111"/>
        <table:table table:name="Tabela120" table:style-name="Tabela120">
          <table:table-column table:style-name="Tabela120.A"/>
          <table:table-column table:style-name="Tabela120.B"/>
          <table:table-row table:style-name="Tabela120.1">
            <table:table-cell table:style-name="Tabela120.A1" office:value-type="string">
              <text:p text:style-name="P52">ID</text:p>
            </table:table-cell>
            <table:table-cell table:style-name="Tabela120.B1" office:value-type="string">
              <text:p text:style-name="P75">RN12.6</text:p>
            </table:table-cell>
          </table:table-row>
          <table:table-row table:style-name="Tabela120.1">
            <table:table-cell table:style-name="Tabela120.A2" office:value-type="string">
              <text:p text:style-name="P52">Referência</text:p>
            </table:table-cell>
            <table:table-cell table:style-name="Tabela120.B2" office:value-type="string">
              <text:p text:style-name="P74"><text:span text:style-name="T6">[Res. 572, Art. 20º, </text:span><text:span text:style-name="T21">§ </text:span><text:span text:style-name="T6">1º, d]</text:span></text:p>
            </table:table-cell>
          </table:table-row>
          <table:table-row table:style-name="Tabela120.1">
            <table:table-cell table:style-name="Tabela120.A2" office:value-type="string">
              <text:p text:style-name="P52">Tópico </text:p>
            </table:table-cell>
            <table:table-cell table:style-name="Tabela120.B2" office:value-type="string">
              <text:p text:style-name="P55">Matrícula</text:p>
            </table:table-cell>
          </table:table-row>
          <table:table-row table:style-name="Tabela120.1">
            <table:table-cell table:style-name="Tabela120.A2" office:value-type="string">
              <text:p text:style-name="P52">Comentários</text:p>
            </table:table-cell>
            <table:table-cell table:style-name="Tabela120.B2" office:value-type="string">
              <text:p text:style-name="P82">Caso o aluno possua orientador, a matrícula deverá ser autorizada por ele.</text:p>
            </table:table-cell>
          </table:table-row>
        </table:table>
        <text:p text:style-name="P60"/>
        <table:table table:name="Tabela121" table:style-name="Tabela121">
          <table:table-column table:style-name="Tabela121.A"/>
          <table:table-column table:style-name="Tabela121.B"/>
          <table:table-row table:style-name="Tabela121.1">
            <table:table-cell table:style-name="Tabela121.A1" office:value-type="string">
              <text:p text:style-name="P52">ID</text:p>
            </table:table-cell>
            <table:table-cell table:style-name="Tabela121.B1" office:value-type="string">
              <text:p text:style-name="P75">RN12.7</text:p>
            </table:table-cell>
          </table:table-row>
          <table:table-row table:style-name="Tabela121.1">
            <table:table-cell table:style-name="Tabela121.A2" office:value-type="string">
              <text:p text:style-name="P52">Referência</text:p>
            </table:table-cell>
            <table:table-cell table:style-name="Tabela121.B2" office:value-type="string">
              <text:p text:style-name="P101">Regra sujeita à verificação.</text:p>
            </table:table-cell>
          </table:table-row>
          <table:table-row table:style-name="Tabela121.1">
            <table:table-cell table:style-name="Tabela121.A2" office:value-type="string">
              <text:p text:style-name="P52">Tópico </text:p>
            </table:table-cell>
            <table:table-cell table:style-name="Tabela121.B2" office:value-type="string">
              <text:p text:style-name="P55">Matrícula</text:p>
            </table:table-cell>
          </table:table-row>
          <table:table-row table:style-name="Tabela121.4">
            <table:table-cell table:style-name="Tabela121.A2" office:value-type="string">
              <text:p text:style-name="P52">Comentários</text:p>
            </table:table-cell>
            <table:table-cell table:style-name="Tabela121.B2" office:value-type="string">
              <text:p text:style-name="P82">Todo aluno está, necessariamente, matriculado em um único programa em um dado instante de tempo.</text:p>
            </table:table-cell>
          </table:table-row>
        </table:table>
        <text:p text:style-name="P60"/>
        <table:table table:name="Tabela122" table:style-name="Tabela122">
          <table:table-column table:style-name="Tabela122.A"/>
          <table:table-column table:style-name="Tabela122.B"/>
          <table:table-row table:style-name="Tabela122.1">
            <table:table-cell table:style-name="Tabela122.A1" office:value-type="string">
              <text:p text:style-name="P52">ID</text:p>
            </table:table-cell>
            <table:table-cell table:style-name="Tabela122.B1" office:value-type="string">
              <text:p text:style-name="P75">RN12.8</text:p>
            </table:table-cell>
          </table:table-row>
          <table:table-row table:style-name="Tabela122.1">
            <table:table-cell table:style-name="Tabela122.A2" office:value-type="string">
              <text:p text:style-name="P52">Referência</text:p>
            </table:table-cell>
            <table:table-cell table:style-name="Tabela122.B2" office:value-type="string">
              <text:p text:style-name="P101">Regra sujeita à verificação.</text:p>
            </table:table-cell>
          </table:table-row>
          <table:table-row table:style-name="Tabela122.1">
            <table:table-cell table:style-name="Tabela122.A2" office:value-type="string">
              <text:p text:style-name="P52">Tópico </text:p>
            </table:table-cell>
            <table:table-cell table:style-name="Tabela122.B2" office:value-type="string">
              <text:p text:style-name="P55">Matrícula</text:p>
            </table:table-cell>
          </table:table-row>
          <table:table-row table:style-name="Tabela122.4">
            <table:table-cell table:style-name="Tabela122.A2" office:value-type="string">
              <text:p text:style-name="P52">Comentários</text:p>
            </table:table-cell>
            <table:table-cell table:style-name="Tabela122.B2" office:value-type="string">
              <text:p text:style-name="P82">Não é permitida matrícula do aluno após a defesa do mesmo.</text:p>
            </table:table-cell>
          </table:table-row>
        </table:table>
        <text:p text:style-name="P111"/>
        <table:table table:name="Tabela123" table:style-name="Tabela123">
          <table:table-column table:style-name="Tabela123.A"/>
          <table:table-column table:style-name="Tabela123.B"/>
          <table:table-row table:style-name="Tabela123.1">
            <table:table-cell table:style-name="Tabela123.A1" office:value-type="string">
              <text:p text:style-name="P52">ID</text:p>
            </table:table-cell>
            <table:table-cell table:style-name="Tabela123.B1" office:value-type="string">
              <text:p text:style-name="P75">RN12.9</text:p>
            </table:table-cell>
          </table:table-row>
          <table:table-row table:style-name="Tabela123.1">
            <table:table-cell table:style-name="Tabela123.A2" office:value-type="string">
              <text:p text:style-name="P52">Referência</text:p>
            </table:table-cell>
            <table:table-cell table:style-name="Tabela123.B2" office:value-type="string">
              <text:p text:style-name="P74"><text:span text:style-name="T6">[Res. 572, Art. 29º, </text:span><text:span text:style-name="T21">§ </text:span><text:span text:style-name="T6">1º]</text:span></text:p>
            </table:table-cell>
          </table:table-row>
          <table:table-row table:style-name="Tabela123.1">
            <table:table-cell table:style-name="Tabela123.A2" office:value-type="string">
              <text:p text:style-name="P52">Tópico </text:p>
            </table:table-cell>
            <table:table-cell table:style-name="Tabela123.B2" office:value-type="string">
              <text:p text:style-name="P55">Matrícula</text:p>
            </table:table-cell>
          </table:table-row>
          <table:table-row table:style-name="Tabela123.4">
            <table:table-cell table:style-name="Tabela123.A2" office:value-type="string">
              <text:p text:style-name="P52">Comentários</text:p>
            </table:table-cell>
            <table:table-cell table:style-name="Tabela123.B2" office:value-type="string">
              <text:p text:style-name="P82">Cada aluno matriculado receberá um número de matrícula que o identificará como aluno regular do programa.</text:p>
            </table:table-cell>
          </table:table-row>
        </table:table>
        <text:p text:style-name="P70"/>
        <table:table table:name="Tabela124" table:style-name="Tabela124">
          <table:table-column table:style-name="Tabela124.A"/>
          <table:table-column table:style-name="Tabela124.B"/>
          <table:table-row table:style-name="Tabela124.1">
            <table:table-cell table:style-name="Tabela124.A1" office:value-type="string">
              <text:p text:style-name="P52">ID</text:p>
            </table:table-cell>
            <table:table-cell table:style-name="Tabela124.B1" office:value-type="string">
              <text:p text:style-name="P75">RN12.10</text:p>
            </table:table-cell>
          </table:table-row>
          <table:table-row table:style-name="Tabela124.1">
            <table:table-cell table:style-name="Tabela124.A2" office:value-type="string">
              <text:p text:style-name="P52">Referência</text:p>
            </table:table-cell>
            <table:table-cell table:style-name="Tabela124.B2" office:value-type="string">
              <text:p text:style-name="P69">[Res. 572, Art. 30º]</text:p>
            </table:table-cell>
          </table:table-row>
          <table:table-row table:style-name="Tabela124.1">
            <table:table-cell table:style-name="Tabela124.A2" office:value-type="string">
              <text:p text:style-name="P58"><text:span text:style-name="T21">Tópico</text:span><text:span text:style-name="T22"> </text:span></text:p>
            </table:table-cell>
            <table:table-cell table:style-name="Tabela124.B2" office:value-type="string">
              <text:p text:style-name="P55">Matrícula</text:p>
            </table:table-cell>
          </table:table-row>
          <table:table-row table:style-name="Tabela124.4">
            <table:table-cell table:style-name="Tabela124.A2" office:value-type="string">
              <text:p text:style-name="P52">Comentários</text:p>
            </table:table-cell>
            <table:table-cell table:style-name="Tabela124.B2" office:value-type="string">
              <text:p text:style-name="P82">O aluno deverá renovar sua matrícula semestralmente, em data fixada pelo calendário acadêmico.</text:p>
            </table:table-cell>
          </table:table-row>
        </table:table>
        <text:p text:style-name="P60"/>
        <table:table table:name="Tabela125" table:style-name="Tabela125">
          <table:table-column table:style-name="Tabela125.A"/>
          <table:table-column table:style-name="Tabela125.B"/>
          <table:table-row table:style-name="Tabela125.1">
            <table:table-cell table:style-name="Tabela125.A1" office:value-type="string">
              <text:p text:style-name="P52">ID</text:p>
            </table:table-cell>
            <table:table-cell table:style-name="Tabela125.B1" office:value-type="string">
              <text:p text:style-name="P75">RN12.11</text:p>
            </table:table-cell>
          </table:table-row>
          <table:table-row table:style-name="Tabela125.1">
            <table:table-cell table:style-name="Tabela125.A2" office:value-type="string">
              <text:p text:style-name="P52">Referência</text:p>
            </table:table-cell>
            <table:table-cell table:style-name="Tabela125.B2" office:value-type="string">
              <text:p text:style-name="P69">[Res. 572, Art. 35º]</text:p>
            </table:table-cell>
          </table:table-row>
          <table:table-row table:style-name="Tabela125.1">
            <table:table-cell table:style-name="Tabela125.A2" office:value-type="string">
              <text:p text:style-name="P52">Tópico </text:p>
            </table:table-cell>
            <table:table-cell table:style-name="Tabela125.B2" office:value-type="string">
              <text:p text:style-name="P55">Matrícula</text:p>
            </table:table-cell>
          </table:table-row>
          <table:table-row table:style-name="Tabela125.4">
            <table:table-cell table:style-name="Tabela125.A2" office:value-type="string">
              <text:p text:style-name="P52">Comentários</text:p>
            </table:table-cell>
            <table:table-cell table:style-name="Tabela125.B2" office:value-type="string">
              <text:p text:style-name="P82">O aluno poderá obter trancamento de matrícula no período letivo em execução.</text:p>
            </table:table-cell>
          </table:table-row>
        </table:table>
        <text:p text:style-name="P60"/>
        <table:table table:name="Tabela126" table:style-name="Tabela126">
          <table:table-column table:style-name="Tabela126.A"/>
          <table:table-column table:style-name="Tabela126.B"/>
          <table:table-row table:style-name="Tabela126.1">
            <table:table-cell table:style-name="Tabela126.A1" office:value-type="string">
              <text:p text:style-name="P52">ID</text:p>
            </table:table-cell>
            <table:table-cell table:style-name="Tabela126.B1" office:value-type="string">
              <text:p text:style-name="P75">RN12.12</text:p>
            </table:table-cell>
          </table:table-row>
          <table:table-row table:style-name="Tabela126.1">
            <table:table-cell table:style-name="Tabela126.A2" office:value-type="string">
              <text:p text:style-name="P52">Referência</text:p>
            </table:table-cell>
            <table:table-cell table:style-name="Tabela126.B2" office:value-type="string">
              <text:p text:style-name="P69">[Res. 572, Art. 35º - Art. 14º, p]</text:p>
            </table:table-cell>
          </table:table-row>
          <table:table-row table:style-name="Tabela126.1">
            <table:table-cell table:style-name="Tabela126.A2" office:value-type="string">
              <text:p text:style-name="P52">Tópico </text:p>
            </table:table-cell>
            <table:table-cell table:style-name="Tabela126.B2" office:value-type="string">
              <text:p text:style-name="P55">Matrícula</text:p>
            </table:table-cell>
          </table:table-row>
          <table:table-row table:style-name="Tabela126.4">
            <table:table-cell table:style-name="Tabela126.A2" office:value-type="string">
              <text:p text:style-name="P52">Comentários</text:p>
            </table:table-cell>
            <table:table-cell table:style-name="Tabela126.B2" office:value-type="string">
              <text:p text:style-name="P75">O aluno poderá obter trancamento de matrícula mediante concessão da CPG.</text:p>
            </table:table-cell>
          </table:table-row>
        </table:table>
        <text:p text:style-name="P85"/>
        <table:table table:name="Tabela127" table:style-name="Tabela127">
          <table:table-column table:style-name="Tabela127.A"/>
          <table:table-column table:style-name="Tabela127.B"/>
          <table:table-row table:style-name="Tabela127.1">
            <table:table-cell table:style-name="Tabela127.A1" office:value-type="string">
              <text:p text:style-name="P52">ID</text:p>
            </table:table-cell>
            <table:table-cell table:style-name="Tabela127.B1" office:value-type="string">
              <text:p text:style-name="P75">RN12.13</text:p>
            </table:table-cell>
          </table:table-row>
          <table:table-row table:style-name="Tabela127.1">
            <table:table-cell table:style-name="Tabela127.A2" office:value-type="string">
              <text:p text:style-name="P52">Referência</text:p>
            </table:table-cell>
            <table:table-cell table:style-name="Tabela127.B2" office:value-type="string">
              <text:p text:style-name="P74"><text:span text:style-name="T6">[Res. 572, Art. 35º, </text:span><text:span text:style-name="T21">§ </text:span><text:span text:style-name="T6">1º]</text:span></text:p>
            </table:table-cell>
          </table:table-row>
          <table:table-row table:style-name="Tabela127.1">
            <table:table-cell table:style-name="Tabela127.A2" office:value-type="string">
              <text:p text:style-name="P52">Tópico </text:p>
            </table:table-cell>
            <table:table-cell table:style-name="Tabela127.B2" office:value-type="string">
              <text:p text:style-name="P55">Matrícula</text:p>
            </table:table-cell>
          </table:table-row>
          <table:table-row table:style-name="Tabela127.4">
            <table:table-cell table:style-name="Tabela127.A2" office:value-type="string">
              <text:p text:style-name="P52">Comentários</text:p>
            </table:table-cell>
            <table:table-cell table:style-name="Tabela127.B2" office:value-type="string">
              <text:p text:style-name="P82">O pedido de trancamento de matrícula constará de requerimento do aluno ao coordenador, acompanhado de justificativa expressa do orientador.</text:p>
            </table:table-cell>
          </table:table-row>
        </table:table>
        <text:p text:style-name="P60"/>
        <table:table table:name="Tabela128" table:style-name="Tabela128">
          <table:table-column table:style-name="Tabela128.A"/>
          <table:table-column table:style-name="Tabela128.B"/>
          <table:table-row table:style-name="Tabela128.1">
            <table:table-cell table:style-name="Tabela128.A1" office:value-type="string">
              <text:p text:style-name="P52">ID</text:p>
            </table:table-cell>
            <table:table-cell table:style-name="Tabela128.B1" office:value-type="string">
              <text:p text:style-name="P75">RN12.14</text:p>
            </table:table-cell>
          </table:table-row>
          <table:table-row table:style-name="Tabela128.1">
            <table:table-cell table:style-name="Tabela128.A2" office:value-type="string">
              <text:p text:style-name="P52">Referência</text:p>
            </table:table-cell>
            <table:table-cell table:style-name="Tabela128.B2" office:value-type="string">
              <text:p text:style-name="P74"><text:span text:style-name="T17">[Res. 572, Art. 35º, </text:span><text:span text:style-name="T22">§ </text:span><text:span text:style-name="T17">3º]</text:span></text:p>
            </table:table-cell>
          </table:table-row>
          <table:table-row table:style-name="Tabela128.1">
            <table:table-cell table:style-name="Tabela128.A2" office:value-type="string">
              <text:p text:style-name="P52">Tópico </text:p>
            </table:table-cell>
            <table:table-cell table:style-name="Tabela128.B2" office:value-type="string">
              <text:p text:style-name="P55">Matrícula</text:p>
            </table:table-cell>
          </table:table-row>
          <table:table-row table:style-name="Tabela128.4">
            <table:table-cell table:style-name="Tabela128.A2" office:value-type="string">
              <text:p text:style-name="P52">Comentários</text:p>
            </table:table-cell>
            <table:table-cell table:style-name="Tabela128.B2" office:value-type="string">
              <text:p text:style-name="P82">O tempo de trancamento será computado no prazo para integralização no programa.</text:p>
            </table:table-cell>
          </table:table-row>
        </table:table>
        <text:p text:style-name="P60"/>
        <table:table table:name="Tabela129" table:style-name="Tabela129">
          <table:table-column table:style-name="Tabela129.A"/>
          <table:table-column table:style-name="Tabela129.B"/>
          <table:table-row table:style-name="Tabela129.1">
            <table:table-cell table:style-name="Tabela129.A1" office:value-type="string">
              <text:p text:style-name="P52">ID</text:p>
            </table:table-cell>
            <table:table-cell table:style-name="Tabela129.B1" office:value-type="string">
              <text:p text:style-name="P75">RN12.15</text:p>
            </table:table-cell>
          </table:table-row>
          <table:table-row table:style-name="Tabela129.1">
            <table:table-cell table:style-name="Tabela129.A2" office:value-type="string">
              <text:p text:style-name="P52">Referência</text:p>
            </table:table-cell>
            <table:table-cell table:style-name="Tabela129.B2" office:value-type="string">
              <text:p text:style-name="P74"><text:span text:style-name="T17">[Res. 572, Art. 35º, </text:span><text:span text:style-name="T22">§ </text:span><text:span text:style-name="T17">4º]</text:span></text:p>
            </table:table-cell>
          </table:table-row>
          <table:table-row table:style-name="Tabela129.1">
            <table:table-cell table:style-name="Tabela129.A2" office:value-type="string">
              <text:p text:style-name="P52">Tópico </text:p>
            </table:table-cell>
            <table:table-cell table:style-name="Tabela129.B2" office:value-type="string">
              <text:p text:style-name="P55">Matrícula</text:p>
            </table:table-cell>
          </table:table-row>
          <table:table-row table:style-name="Tabela129.4">
            <table:table-cell table:style-name="Tabela129.A2" office:value-type="string">
              <text:p text:style-name="P52">Comentários</text:p>
            </table:table-cell>
            <table:table-cell table:style-name="Tabela129.B2" office:value-type="string">
              <text:p text:style-name="P112">Os prazos máximos permitidos para o trancamento serão de:</text:p>
              <text:p text:style-name="P78"><draw:frame draw:style-name="fr1" draw:name="Quadro7" text:anchor-type="char" svg:x="-0.081cm" svg:y="0.138cm" svg:width="11.142cm" svg:height="2.792cm" draw:z-index="8"><draw:text-box><table:table table:name="Tabela130" table:style-name="Tabela130"><table:table-column table:style-name="Tabela130.A"/><table:table-column table:style-name="Tabela130.B"/><table:table-row table:style-name="Tabela130.1"><table:table-cell table:style-name="Tabela130.A1" office:value-type="string"><text:p text:style-name="P79">Nível</text:p></table:table-cell><table:table-cell table:style-name="Tabela130.B1" office:value-type="string"><text:p text:style-name="P79">Tempo de Trancamento</text:p></table:table-cell></table:table-row><table:table-row table:style-name="Tabela130.2"><table:table-cell table:style-name="Tabela130.A2" office:value-type="string"><text:p text:style-name="P80">Mestrado</text:p></table:table-cell><table:table-cell table:style-name="Tabela130.B2" office:value-type="string"><text:p text:style-name="P73">1 semestre</text:p></table:table-cell></table:table-row><table:table-row table:style-name="Tabela130.3"><table:table-cell table:style-name="Tabela130.A2" office:value-type="string"><text:p text:style-name="P80">Doutorado</text:p></table:table-cell><table:table-cell table:style-name="Tabela130.B2" office:value-type="string"><text:p text:style-name="P73">2 semestre letivos, consecutivos ou não.</text:p></table:table-cell></table:table-row></table:table><text:p text:style-name="Standard"/><text:p text:style-name="Standard"/></draw:text-box></draw:frame></text:p>
              <text:p text:style-name="P87"/>
              <text:p text:style-name="P105"/>
            </table:table-cell>
          </table:table-row>
        </table:table>
        <text:p text:style-name="P60"/>
        <table:table table:name="Tabela131" table:style-name="Tabela131">
          <table:table-column table:style-name="Tabela131.A"/>
          <table:table-column table:style-name="Tabela131.B"/>
          <table:table-row table:style-name="Tabela131.1">
            <table:table-cell table:style-name="Tabela131.A1" office:value-type="string">
              <text:p text:style-name="P52">ID</text:p>
            </table:table-cell>
            <table:table-cell table:style-name="Tabela131.B1" office:value-type="string">
              <text:p text:style-name="P75">RN12.16</text:p>
            </table:table-cell>
          </table:table-row>
          <table:table-row table:style-name="Tabela131.1">
            <table:table-cell table:style-name="Tabela131.A2" office:value-type="string">
              <text:p text:style-name="P52">Referência</text:p>
            </table:table-cell>
            <table:table-cell table:style-name="Tabela131.B2" office:value-type="string">
              <text:p text:style-name="P74"><text:span text:style-name="T17">[Res. 572, Art. 36º, </text:span><text:span text:style-name="T22">§ </text:span><text:span text:style-name="T17">4º]</text:span></text:p>
            </table:table-cell>
          </table:table-row>
          <table:table-row table:style-name="Tabela131.1">
            <table:table-cell table:style-name="Tabela131.A2" office:value-type="string">
              <text:p text:style-name="P52">Tópico </text:p>
            </table:table-cell>
            <table:table-cell table:style-name="Tabela131.B2" office:value-type="string">
              <text:p text:style-name="P55">Matrícula</text:p>
            </table:table-cell>
          </table:table-row>
          <table:table-row table:style-name="Tabela131.4">
            <table:table-cell table:style-name="Tabela131.A2" office:value-type="string">
              <text:p text:style-name="P52">Comentários</text:p>
            </table:table-cell>
            <table:table-cell table:style-name="Tabela131.B2" office:value-type="string">
              <text:p text:style-name="P82">Não será concedido o trancamento de matrícula durante a vigência da prorrogação de prazo para a conclusão do produto final.</text:p>
            </table:table-cell>
          </table:table-row>
        </table:table>
        <text:p text:style-name="P70"/>
        <text:list text:style-name="WW8Num8" text:continue-numbering="true">
          <text:list-item>
            <text:h text:style-name="P102" text:outline-level="2">OBTENÇÃO DO GRAU</text:h>
          </text:list-item>
        </text:list>
        <table:table table:name="Tabela132" table:style-name="Tabela132">
          <table:table-column table:style-name="Tabela132.A"/>
          <table:table-column table:style-name="Tabela132.B"/>
          <table:table-row table:style-name="Tabela132.1">
            <table:table-cell table:style-name="Tabela132.A1" office:value-type="string">
              <text:p text:style-name="P52">ID</text:p>
            </table:table-cell>
            <table:table-cell table:style-name="Tabela132.B1" office:value-type="string">
              <text:p text:style-name="P75">RN13.1</text:p>
            </table:table-cell>
          </table:table-row>
          <table:table-row table:style-name="Tabela132.1">
            <table:table-cell table:style-name="Tabela132.A2" office:value-type="string">
              <text:p text:style-name="P52">Referência</text:p>
            </table:table-cell>
            <table:table-cell table:style-name="Tabela132.B2" office:value-type="string">
              <text:p text:style-name="P69">[Res. 572, Art. 54º]</text:p>
            </table:table-cell>
          </table:table-row>
          <table:table-row table:style-name="Tabela132.1">
            <table:table-cell table:style-name="Tabela132.A2" office:value-type="string">
              <text:p text:style-name="P58"><text:span text:style-name="T21">Tópico</text:span><text:span text:style-name="T22"> </text:span></text:p>
            </table:table-cell>
            <table:table-cell table:style-name="Tabela132.B2" office:value-type="string">
              <text:p text:style-name="P55">Obtenção do Grau</text:p>
            </table:table-cell>
          </table:table-row>
          <table:table-row table:style-name="Tabela132.4">
            <table:table-cell table:style-name="Tabela132.A2" office:value-type="string">
              <text:p text:style-name="P52">Comentários</text:p>
            </table:table-cell>
            <table:table-cell table:style-name="Tabela132.B2" office:value-type="string">
              <text:p text:style-name="P94"><text:span text:style-name="T6">Para obtenção do grau respectivo, o aluno deverá, dentro do prazo regimental, ter satisfeito todas as exigências do Regimento Geral da UFG, deste regulamento geral dos programas de pós-graduação </text:span><text:span text:style-name="T20">stricto s</text:span><text:span text:style-name="T6">ensu e do regulamento específico do programa.</text:span></text:p>
            </table:table-cell>
          </table:table-row>
        </table:table>
        <text:p text:style-name="P65"/>
        <table:table table:name="Tabela133" table:style-name="Tabela133">
          <table:table-column table:style-name="Tabela133.A"/>
          <table:table-column table:style-name="Tabela133.B"/>
          <table:table-row table:style-name="Tabela133.1">
            <table:table-cell table:style-name="Tabela133.A1" office:value-type="string">
              <text:p text:style-name="P52">ID</text:p>
            </table:table-cell>
            <table:table-cell table:style-name="Tabela133.B1" office:value-type="string">
              <text:p text:style-name="P75">RN13.2</text:p>
            </table:table-cell>
          </table:table-row>
          <table:table-row table:style-name="Tabela133.1">
            <table:table-cell table:style-name="Tabela133.A2" office:value-type="string">
              <text:p text:style-name="P52">Referência</text:p>
            </table:table-cell>
            <table:table-cell table:style-name="Tabela133.B2" office:value-type="string">
              <text:p text:style-name="P75">[Res. 572, Art. 55º]</text:p>
            </table:table-cell>
          </table:table-row>
          <table:table-row table:style-name="Tabela133.1">
            <table:table-cell table:style-name="Tabela133.A2" office:value-type="string">
              <text:p text:style-name="P52">Tópico </text:p>
            </table:table-cell>
            <table:table-cell table:style-name="Tabela133.B2" office:value-type="string">
              <text:p text:style-name="P55">Obtenção do Grau</text:p>
            </table:table-cell>
          </table:table-row>
          <table:table-row table:style-name="Tabela133.4">
            <table:table-cell table:style-name="Tabela133.A2" office:value-type="string">
              <text:p text:style-name="P52">Comentários</text:p>
            </table:table-cell>
            <table:table-cell table:style-name="Tabela133.B2" office:value-type="string">
              <text:p text:style-name="P82">O aluno de curso de doutorado com alta qualificação poderá obter o título de doutor diretamente da defesa de tese.</text:p>
            </table:table-cell>
          </table:table-row>
        </table:table>
        <text:p text:style-name="P65"/>
        <table:table table:name="Tabela134" table:style-name="Tabela134">
          <table:table-column table:style-name="Tabela134.A"/>
          <table:table-column table:style-name="Tabela134.B"/>
          <table:table-row table:style-name="Tabela134.1">
            <table:table-cell table:style-name="Tabela134.A1" office:value-type="string">
              <text:p text:style-name="P52">ID</text:p>
            </table:table-cell>
            <table:table-cell table:style-name="Tabela134.B1" office:value-type="string">
              <text:p text:style-name="P75">RN13.3</text:p>
            </table:table-cell>
          </table:table-row>
          <table:table-row table:style-name="Tabela134.1">
            <table:table-cell table:style-name="Tabela134.A2" office:value-type="string">
              <text:p text:style-name="P52">Referência</text:p>
            </table:table-cell>
            <table:table-cell table:style-name="Tabela134.B2" office:value-type="string">
              <text:p text:style-name="P75">[Res. 572, Art.55º, § único]</text:p>
            </table:table-cell>
          </table:table-row>
          <table:table-row table:style-name="Tabela134.1">
            <table:table-cell table:style-name="Tabela134.A2" office:value-type="string">
              <text:p text:style-name="P52">Tópico </text:p>
            </table:table-cell>
            <table:table-cell table:style-name="Tabela134.B2" office:value-type="string">
              <text:p text:style-name="P55">Obtenção do Grau</text:p>
            </table:table-cell>
          </table:table-row>
          <table:table-row table:style-name="Tabela134.4">
            <table:table-cell table:style-name="Tabela134.A2" office:value-type="string">
              <text:p text:style-name="P52">Comentários</text:p>
            </table:table-cell>
            <table:table-cell table:style-name="Tabela134.B2" office:value-type="string">
              <text:p text:style-name="P113"><text:span text:style-name="T4">Para que o aluno obtenha o grau diretamente da defesa de tese é necessário encaminhar uma solicitação à CPG que analisará o documento encaminhando-o para deliberação do CEPEC.</text:span></text:p>
            </table:table-cell>
          </table:table-row>
        </table:table>
        <text:p text:style-name="P70"/>
        <text:list text:style-name="WW8Num8" text:continue-numbering="true">
          <text:list-item>
            <text:h text:style-name="P102" text:outline-level="2">PROCESSO SELETIVO</text:h>
          </text:list-item>
        </text:list>
        <table:table table:name="Tabela135" table:style-name="Tabela135">
          <table:table-column table:style-name="Tabela135.A"/>
          <table:table-column table:style-name="Tabela135.B"/>
          <table:table-row table:style-name="Tabela135.1">
            <table:table-cell table:style-name="Tabela135.A1" office:value-type="string">
              <text:p text:style-name="P52">ID</text:p>
            </table:table-cell>
            <table:table-cell table:style-name="Tabela135.B1" office:value-type="string">
              <text:p text:style-name="P75">RN14.1</text:p>
            </table:table-cell>
          </table:table-row>
          <table:table-row table:style-name="Tabela135.1">
            <table:table-cell table:style-name="Tabela135.A2" office:value-type="string">
              <text:p text:style-name="P52">Referência</text:p>
            </table:table-cell>
            <table:table-cell table:style-name="Tabela135.B2" office:value-type="string">
              <text:p text:style-name="P69">[Res. 572, Art. 5º, III - Art. 22º]</text:p>
            </table:table-cell>
          </table:table-row>
          <table:table-row table:style-name="Tabela135.1">
            <table:table-cell table:style-name="Tabela135.A2" office:value-type="string">
              <text:p text:style-name="P52">Tópico </text:p>
            </table:table-cell>
            <table:table-cell table:style-name="Tabela135.B2" office:value-type="string">
              <text:p text:style-name="P55">Processo Seletivo</text:p>
            </table:table-cell>
          </table:table-row>
          <table:table-row table:style-name="Tabela135.4">
            <table:table-cell table:style-name="Tabela135.A2" office:value-type="string">
              <text:p text:style-name="P52">Comentários</text:p>
            </table:table-cell>
            <table:table-cell table:style-name="Tabela135.B2" office:value-type="string">
              <text:p text:style-name="P82">O ingresso aos programas será efetuado após aprovação e classificação em processo de seleção.</text:p>
            </table:table-cell>
          </table:table-row>
        </table:table>
        <text:p text:style-name="P60"/>
        <table:table table:name="Tabela136" table:style-name="Tabela136">
          <table:table-column table:style-name="Tabela136.A"/>
          <table:table-column table:style-name="Tabela136.B"/>
          <table:table-row table:style-name="Tabela136.1">
            <table:table-cell table:style-name="Tabela136.A1" office:value-type="string">
              <text:p text:style-name="P52">ID</text:p>
            </table:table-cell>
            <table:table-cell table:style-name="Tabela136.B1" office:value-type="string">
              <text:p text:style-name="P75">RN14.2</text:p>
            </table:table-cell>
          </table:table-row>
          <table:table-row table:style-name="Tabela136.1">
            <table:table-cell table:style-name="Tabela136.A2" office:value-type="string">
              <text:p text:style-name="P52">Referência</text:p>
            </table:table-cell>
            <table:table-cell table:style-name="Tabela136.B2" office:value-type="string">
              <text:p text:style-name="P75">Regra sujeita à verificação.</text:p>
            </table:table-cell>
          </table:table-row>
          <table:table-row table:style-name="Tabela136.1">
            <table:table-cell table:style-name="Tabela136.A2" office:value-type="string">
              <text:p text:style-name="P52">Tópico </text:p>
            </table:table-cell>
            <table:table-cell table:style-name="Tabela136.B2" office:value-type="string">
              <text:p text:style-name="P55">Processo Seletivo</text:p>
            </table:table-cell>
          </table:table-row>
          <table:table-row table:style-name="Tabela136.4">
            <table:table-cell table:style-name="Tabela136.A2" office:value-type="string">
              <text:p text:style-name="P52">Comentários</text:p>
            </table:table-cell>
            <table:table-cell table:style-name="Tabela136.B2" office:value-type="string">
              <text:p text:style-name="P82">Não é permitida inscrição para o processo de seleção fora do período estipulado pelo edital.</text:p>
            </table:table-cell>
          </table:table-row>
        </table:table>
        <text:p text:style-name="P60"/>
        <table:table table:name="Tabela137" table:style-name="Tabela137">
          <table:table-column table:style-name="Tabela137.A"/>
          <table:table-column table:style-name="Tabela137.B"/>
          <table:table-row table:style-name="Tabela137.1">
            <table:table-cell table:style-name="Tabela137.A1" office:value-type="string">
              <text:p text:style-name="P52">ID</text:p>
            </table:table-cell>
            <table:table-cell table:style-name="Tabela137.B1" office:value-type="string">
              <text:p text:style-name="P75">RN14.3</text:p>
            </table:table-cell>
          </table:table-row>
          <table:table-row table:style-name="Tabela137.1">
            <table:table-cell table:style-name="Tabela137.A2" office:value-type="string">
              <text:p text:style-name="P52">Referência</text:p>
            </table:table-cell>
            <table:table-cell table:style-name="Tabela137.B2" office:value-type="string">
              <text:p text:style-name="P69">[Res. 572, Art. 24º]</text:p>
            </table:table-cell>
          </table:table-row>
          <table:table-row table:style-name="Tabela137.1">
            <table:table-cell table:style-name="Tabela137.A2" office:value-type="string">
              <text:p text:style-name="P58"><text:span text:style-name="T21">Tópico</text:span><text:span text:style-name="T22"> </text:span></text:p>
            </table:table-cell>
            <table:table-cell table:style-name="Tabela137.B2" office:value-type="string">
              <text:p text:style-name="P55">Processo Seletivo</text:p>
            </table:table-cell>
          </table:table-row>
          <table:table-row table:style-name="Tabela137.4">
            <table:table-cell table:style-name="Tabela137.A2" office:value-type="string">
              <text:p text:style-name="P52">Comentários</text:p>
            </table:table-cell>
            <table:table-cell table:style-name="Tabela137.B2" office:value-type="string">
              <text:p text:style-name="P82">Os documentos exigidos para a inscrição dos candidatos ao processo seletivo serão definidos no regulamento de cada programa, podendo ser complementados pelo edital específico.</text:p>
            </table:table-cell>
          </table:table-row>
        </table:table>
        <text:p text:style-name="P60"/>
        <table:table table:name="Tabela138" table:style-name="Tabela138">
          <table:table-column table:style-name="Tabela138.A"/>
          <table:table-column table:style-name="Tabela138.B"/>
          <table:table-row table:style-name="Tabela138.1">
            <table:table-cell table:style-name="Tabela138.A1" office:value-type="string">
              <text:p text:style-name="P52">ID</text:p>
            </table:table-cell>
            <table:table-cell table:style-name="Tabela138.B1" office:value-type="string">
              <text:p text:style-name="P75">RN14.4</text:p>
            </table:table-cell>
          </table:table-row>
          <table:table-row table:style-name="Tabela138.1">
            <table:table-cell table:style-name="Tabela138.A2" office:value-type="string">
              <text:p text:style-name="P52">Referência</text:p>
            </table:table-cell>
            <table:table-cell table:style-name="Tabela138.B2" office:value-type="string">
              <text:p text:style-name="P69">[Res. 572, Art. 14º, a - Art. 25º, § 2º]</text:p>
            </table:table-cell>
          </table:table-row>
          <table:table-row table:style-name="Tabela138.1">
            <table:table-cell table:style-name="Tabela138.A2" office:value-type="string">
              <text:p text:style-name="P52">Tópico </text:p>
            </table:table-cell>
            <table:table-cell table:style-name="Tabela138.B2" office:value-type="string">
              <text:p text:style-name="P55">Processo Seletivo</text:p>
            </table:table-cell>
          </table:table-row>
          <table:table-row table:style-name="Tabela138.4">
            <table:table-cell table:style-name="Tabela138.A2" office:value-type="string">
              <text:p text:style-name="P52">Comentários</text:p>
            </table:table-cell>
            <table:table-cell table:style-name="Tabela138.B2" office:value-type="string">
              <text:p text:style-name="P82">A comissão examinadora será aprovada pela CPG, não permitindo, em nenhuma hipótese, que parente consangüíneo ou não, do candidato, integre a comissão organizadora.</text:p>
            </table:table-cell>
          </table:table-row>
        </table:table>
        <text:p text:style-name="P60"/>
        <table:table table:name="Tabela139" table:style-name="Tabela139">
          <table:table-column table:style-name="Tabela139.A"/>
          <table:table-column table:style-name="Tabela139.B"/>
          <table:table-row table:style-name="Tabela139.1">
            <table:table-cell table:style-name="Tabela139.A1" office:value-type="string">
              <text:p text:style-name="P52">ID</text:p>
            </table:table-cell>
            <table:table-cell table:style-name="Tabela139.B1" office:value-type="string">
              <text:p text:style-name="P75">RN14.5</text:p>
            </table:table-cell>
          </table:table-row>
          <table:table-row table:style-name="Tabela139.1">
            <table:table-cell table:style-name="Tabela139.A2" office:value-type="string">
              <text:p text:style-name="P52">Referência</text:p>
            </table:table-cell>
            <table:table-cell table:style-name="Tabela139.B2" office:value-type="string">
              <text:p text:style-name="P75">[Res. 572, Art. 24º, § 1º e § 2º]</text:p>
            </table:table-cell>
          </table:table-row>
          <table:table-row table:style-name="Tabela139.1">
            <table:table-cell table:style-name="Tabela139.A2" office:value-type="string">
              <text:p text:style-name="P52">Tópico </text:p>
            </table:table-cell>
            <table:table-cell table:style-name="Tabela139.B2" office:value-type="string">
              <text:p text:style-name="P55">Processo Seletivo</text:p>
            </table:table-cell>
          </table:table-row>
          <table:table-row table:style-name="Tabela139.4">
            <table:table-cell table:style-name="Tabela139.A2" office:value-type="string">
              <text:p text:style-name="P52">Comentários</text:p>
            </table:table-cell>
            <table:table-cell table:style-name="Tabela139.B2" office:value-type="string">
              <text:p text:style-name="P82">Será permitida a inscrição de candidatos que possuam a titulação de graduado ou que apesar de não ter a titulação estejam aptos a obtê-la antes da primeira matrícula no programa.</text:p>
            </table:table-cell>
          </table:table-row>
        </table:table>
        <text:p text:style-name="P60"/>
        <table:table table:name="Tabela140" table:style-name="Tabela140">
          <table:table-column table:style-name="Tabela140.A"/>
          <table:table-column table:style-name="Tabela140.B"/>
          <table:table-row table:style-name="Tabela140.1">
            <table:table-cell table:style-name="Tabela140.A1" office:value-type="string">
              <text:p text:style-name="Standard">ID</text:p>
            </table:table-cell>
            <table:table-cell table:style-name="Tabela140.B1" office:value-type="string">
              <text:p text:style-name="Standard">RN14.6</text:p>
            </table:table-cell>
          </table:table-row>
          <table:table-row table:style-name="Tabela140.1">
            <table:table-cell table:style-name="Tabela140.A2" office:value-type="string">
              <text:h text:style-name="P114" text:outline-level="4" text:is-list-header="true">Referência</text:h>
            </table:table-cell>
            <table:table-cell table:style-name="Tabela140.B2" office:value-type="string">
              <text:p text:style-name="Standard">[Res. 572, Art. 23º, § 2º]</text:p>
            </table:table-cell>
          </table:table-row>
          <table:table-row table:style-name="Tabela140.1">
            <table:table-cell table:style-name="Tabela140.A2" office:value-type="string">
              <text:p text:style-name="P52">Tópico </text:p>
            </table:table-cell>
            <table:table-cell table:style-name="Tabela140.B2" office:value-type="string">
              <text:p text:style-name="P55">Processo Seletivo</text:p>
            </table:table-cell>
          </table:table-row>
          <table:table-row table:style-name="Tabela140.4">
            <table:table-cell table:style-name="Tabela140.A2" office:value-type="string">
              <text:p text:style-name="P52">Comentários</text:p>
            </table:table-cell>
            <table:table-cell table:style-name="Tabela140.B2" office:value-type="string">
              <text:p text:style-name="P82">O número máximo de vagas oferecidas em cada processo seletivo será fixado pela CPG.</text:p>
            </table:table-cell>
          </table:table-row>
        </table:table>
        <text:p text:style-name="P60"/>
        <table:table table:name="Tabela141" table:style-name="Tabela141">
          <table:table-column table:style-name="Tabela141.A"/>
          <table:table-column table:style-name="Tabela141.B"/>
          <table:table-row table:style-name="Tabela141.1">
            <table:table-cell table:style-name="Tabela141.A1" office:value-type="string">
              <text:p text:style-name="P52">ID</text:p>
            </table:table-cell>
            <table:table-cell table:style-name="Tabela141.B1" office:value-type="string">
              <text:p text:style-name="P75">RN14.7</text:p>
            </table:table-cell>
          </table:table-row>
          <table:table-row table:style-name="Tabela141.1">
            <table:table-cell table:style-name="Tabela141.A2" office:value-type="string">
              <text:p text:style-name="P52">Referência</text:p>
            </table:table-cell>
            <table:table-cell table:style-name="Tabela141.B2" office:value-type="string">
              <text:p text:style-name="P69">[Res. 572, Art. 26º]</text:p>
            </table:table-cell>
          </table:table-row>
          <table:table-row table:style-name="Tabela141.1">
            <table:table-cell table:style-name="Tabela141.A2" office:value-type="string">
              <text:p text:style-name="P52">Tópico </text:p>
            </table:table-cell>
            <table:table-cell table:style-name="Tabela141.B2" office:value-type="string">
              <text:p text:style-name="P55">Processo Seletivo</text:p>
            </table:table-cell>
          </table:table-row>
          <table:table-row table:style-name="Tabela141.4">
            <table:table-cell table:style-name="Tabela141.A2" office:value-type="string">
              <text:p text:style-name="P52">Comentários</text:p>
            </table:table-cell>
            <table:table-cell table:style-name="Tabela141.B2" office:value-type="string">
              <text:p text:style-name="P82">Os exames de suficiência em língua(s) estrangeira(s) deverão integrar o processo seletivo.</text:p>
            </table:table-cell>
          </table:table-row>
        </table:table>
        <text:p text:style-name="P111"/>
        <table:table table:name="Tabela142" table:style-name="Tabela142">
          <table:table-column table:style-name="Tabela142.A"/>
          <table:table-column table:style-name="Tabela142.B"/>
          <table:table-row table:style-name="Tabela142.1">
            <table:table-cell table:style-name="Tabela142.A1" office:value-type="string">
              <text:p text:style-name="P52">ID</text:p>
            </table:table-cell>
            <table:table-cell table:style-name="Tabela142.B1" office:value-type="string">
              <text:p text:style-name="P75">RN14.8</text:p>
            </table:table-cell>
          </table:table-row>
          <table:table-row table:style-name="Tabela142.1">
            <table:table-cell table:style-name="Tabela142.A2" office:value-type="string">
              <text:p text:style-name="P52">Referência</text:p>
            </table:table-cell>
            <table:table-cell table:style-name="Tabela142.B2" office:value-type="string">
              <text:p text:style-name="P69">[Res. 572, Art. 27º]</text:p>
            </table:table-cell>
          </table:table-row>
          <table:table-row table:style-name="Tabela142.1">
            <table:table-cell table:style-name="Tabela142.A2" office:value-type="string">
              <text:p text:style-name="P58"><text:span text:style-name="T21">Tópico</text:span><text:span text:style-name="T22"> </text:span></text:p>
            </table:table-cell>
            <table:table-cell table:style-name="Tabela142.B2" office:value-type="string">
              <text:p text:style-name="P55">Processo Seletivo</text:p>
            </table:table-cell>
          </table:table-row>
          <table:table-row table:style-name="Tabela142.4">
            <table:table-cell table:style-name="Tabela142.A2" office:value-type="string">
              <text:p text:style-name="P52">Comentários</text:p>
            </table:table-cell>
            <table:table-cell table:style-name="Tabela142.B2" office:value-type="string">
              <text:p text:style-name="P82">A seleção será válida somente para matrícula no período para o qual o candidato for aprovado ou para o período letivo imediatamente subseqüente, conforme definido no edital.</text:p>
            </table:table-cell>
          </table:table-row>
        </table:table>
        <text:p text:style-name="P60"/>
        <table:table table:name="Tabela143" table:style-name="Tabela143">
          <table:table-column table:style-name="Tabela143.A"/>
          <table:table-column table:style-name="Tabela143.B"/>
          <table:table-row table:style-name="Tabela143.1">
            <table:table-cell table:style-name="Tabela143.A1" office:value-type="string">
              <text:p text:style-name="P52">ID</text:p>
            </table:table-cell>
            <table:table-cell table:style-name="Tabela143.B1" office:value-type="string">
              <text:p text:style-name="P75">RN14.9</text:p>
            </table:table-cell>
          </table:table-row>
          <table:table-row table:style-name="Tabela143.1">
            <table:table-cell table:style-name="Tabela143.A2" office:value-type="string">
              <text:p text:style-name="P52">Referência</text:p>
            </table:table-cell>
            <table:table-cell table:style-name="Tabela143.B2" office:value-type="string">
              <text:p text:style-name="P69">[Res. 572, Art. 5º, IV - Art. 33º]</text:p>
            </table:table-cell>
          </table:table-row>
          <table:table-row table:style-name="Tabela143.1">
            <table:table-cell table:style-name="Tabela143.A2" office:value-type="string">
              <text:p text:style-name="P52">Tópico </text:p>
            </table:table-cell>
            <table:table-cell table:style-name="Tabela143.B2" office:value-type="string">
              <text:p text:style-name="P55">Processo Seletivo</text:p>
            </table:table-cell>
          </table:table-row>
          <table:table-row table:style-name="Tabela143.4">
            <table:table-cell table:style-name="Tabela143.A2" office:value-type="string">
              <text:p text:style-name="P52">Comentários</text:p>
            </table:table-cell>
            <table:table-cell table:style-name="Tabela143.B2" office:value-type="string">
              <text:p text:style-name="P82">O mestrando da UFG poderá requerer matrícula no nível de doutorado do mesmo programa, sem que tenha obtido o grau de mestre.</text:p>
            </table:table-cell>
          </table:table-row>
        </table:table>
        <text:p text:style-name="P60"/>
        <table:table table:name="Tabela144" table:style-name="Tabela144">
          <table:table-column table:style-name="Tabela144.A"/>
          <table:table-column table:style-name="Tabela144.B"/>
          <table:table-row table:style-name="Tabela144.1">
            <table:table-cell table:style-name="Tabela144.A1" office:value-type="string">
              <text:p text:style-name="P52">ID</text:p>
            </table:table-cell>
            <table:table-cell table:style-name="Tabela144.B1" office:value-type="string">
              <text:p text:style-name="P75">RN14.10</text:p>
            </table:table-cell>
          </table:table-row>
          <table:table-row table:style-name="Tabela144.1">
            <table:table-cell table:style-name="Tabela144.A2" office:value-type="string">
              <text:p text:style-name="P52">Referência</text:p>
            </table:table-cell>
            <table:table-cell table:style-name="Tabela144.B2" office:value-type="string">
              <text:p text:style-name="P75">[Res. 572, Art. 33º, § 1º e § 2º]</text:p>
            </table:table-cell>
          </table:table-row>
          <table:table-row table:style-name="Tabela144.1">
            <table:table-cell table:style-name="Tabela144.A2" office:value-type="string">
              <text:p text:style-name="P52">Tópico </text:p>
            </table:table-cell>
            <table:table-cell table:style-name="Tabela144.B2" office:value-type="string">
              <text:p text:style-name="P55">Processo Seletivo</text:p>
            </table:table-cell>
          </table:table-row>
          <table:table-row table:style-name="Tabela144.4">
            <table:table-cell table:style-name="Tabela144.A2" office:value-type="string">
              <text:p text:style-name="P52">Comentários</text:p>
            </table:table-cell>
            <table:table-cell table:style-name="Tabela144.B2" office:value-type="string">
              <text:p text:style-name="P94"><text:span text:style-name="T6">O requerimento do aluno, acompanhado de parecer consubstanciado do orientador será analisado e julgado pela CPG. Esta análise e julgamento serão considerados como processo de seleção de doutorado.</text:span></text:p>
            </table:table-cell>
          </table:table-row>
        </table:table>
        <text:p text:style-name="P60"/>
        <table:table table:name="Tabela145" table:style-name="Tabela145">
          <table:table-column table:style-name="Tabela145.A"/>
          <table:table-column table:style-name="Tabela145.B"/>
          <table:table-row table:style-name="Tabela145.1">
            <table:table-cell table:style-name="Tabela145.A1" office:value-type="string">
              <text:p text:style-name="P52">ID</text:p>
            </table:table-cell>
            <table:table-cell table:style-name="Tabela145.B1" office:value-type="string">
              <text:p text:style-name="P75">RN14.11</text:p>
            </table:table-cell>
          </table:table-row>
          <table:table-row table:style-name="Tabela145.1">
            <table:table-cell table:style-name="Tabela145.A2" office:value-type="string">
              <text:p text:style-name="P52">Referência</text:p>
            </table:table-cell>
            <table:table-cell table:style-name="Tabela145.B2" office:value-type="string">
              <text:p text:style-name="P69">[Res. 572, Art. 33º, § 3º]</text:p>
            </table:table-cell>
          </table:table-row>
          <table:table-row table:style-name="Tabela145.1">
            <table:table-cell table:style-name="Tabela145.A2" office:value-type="string">
              <text:p text:style-name="P52">Tópico </text:p>
            </table:table-cell>
            <table:table-cell table:style-name="Tabela145.B2" office:value-type="string">
              <text:p text:style-name="P55">Processo Seletivo</text:p>
            </table:table-cell>
          </table:table-row>
          <table:table-row table:style-name="Tabela145.4">
            <table:table-cell table:style-name="Tabela145.A2" office:value-type="string">
              <text:p text:style-name="P52">Comentários</text:p>
            </table:table-cell>
            <table:table-cell table:style-name="Tabela145.B2" office:value-type="string">
              <text:p text:style-name="P82">No caso do ingresso para o doutorado através do mestrado, a data inicial do doutorado será sua primeira matrícula no mestrado.</text:p>
            </table:table-cell>
          </table:table-row>
        </table:table>
        <text:p text:style-name="P70"/>
        <text:list text:style-name="WW8Num8" text:continue-numbering="true">
          <text:list-item>
            <text:h text:style-name="P102" text:outline-level="2">PRODUTO FINAL</text:h>
          </text:list-item>
        </text:list>
        <table:table table:name="Tabela146" table:style-name="Tabela146">
          <table:table-column table:style-name="Tabela146.A"/>
          <table:table-column table:style-name="Tabela146.B"/>
          <table:table-row table:style-name="Tabela146.1">
            <table:table-cell table:style-name="Tabela146.A1" office:value-type="string">
              <text:p text:style-name="P52">ID</text:p>
            </table:table-cell>
            <table:table-cell table:style-name="Tabela146.B1" office:value-type="string">
              <text:p text:style-name="P75">RN15.1</text:p>
            </table:table-cell>
          </table:table-row>
          <table:table-row table:style-name="Tabela146.1">
            <table:table-cell table:style-name="Tabela146.A2" office:value-type="string">
              <text:p text:style-name="P52">Referência</text:p>
            </table:table-cell>
            <table:table-cell table:style-name="Tabela146.B2" office:value-type="string">
              <text:p text:style-name="P75">[Res. 572, Art. 4º, § 1º]</text:p>
            </table:table-cell>
          </table:table-row>
          <table:table-row table:style-name="Tabela146.1">
            <table:table-cell table:style-name="Tabela146.A2" office:value-type="string">
              <text:p text:style-name="P52">Tópico </text:p>
            </table:table-cell>
            <table:table-cell table:style-name="Tabela146.B2" office:value-type="string">
              <text:p text:style-name="P55">Produto Final</text:p>
            </table:table-cell>
          </table:table-row>
          <table:table-row table:style-name="Tabela146.4">
            <table:table-cell table:style-name="Tabela146.A2" office:value-type="string">
              <text:p text:style-name="P52">Comentários</text:p>
            </table:table-cell>
            <table:table-cell table:style-name="Tabela146.B2" office:value-type="string">
              <text:p text:style-name="P82">Entende-se por produto final a tese nos cursos de doutorado e a dissertação nos cursos de mestrado.</text:p>
            </table:table-cell>
          </table:table-row>
        </table:table>
        <text:p text:style-name="P60"/>
        <table:table table:name="Tabela147" table:style-name="Tabela147">
          <table:table-column table:style-name="Tabela147.A"/>
          <table:table-column table:style-name="Tabela147.B"/>
          <table:table-row table:style-name="Tabela147.1">
            <table:table-cell table:style-name="Tabela147.A1" office:value-type="string">
              <text:p text:style-name="P52">ID</text:p>
            </table:table-cell>
            <table:table-cell table:style-name="Tabela147.B1" office:value-type="string">
              <text:p text:style-name="P75">RN15.2</text:p>
            </table:table-cell>
          </table:table-row>
          <table:table-row table:style-name="Tabela147.1">
            <table:table-cell table:style-name="Tabela147.A2" office:value-type="string">
              <text:p text:style-name="P52">Referência</text:p>
            </table:table-cell>
            <table:table-cell table:style-name="Tabela147.B2" office:value-type="string">
              <text:p text:style-name="P69">[Res. 572, Art. 4º, § 2º]</text:p>
            </table:table-cell>
          </table:table-row>
          <table:table-row table:style-name="Tabela147.1">
            <table:table-cell table:style-name="Tabela147.A2" office:value-type="string">
              <text:p text:style-name="P52">Tópico </text:p>
            </table:table-cell>
            <table:table-cell table:style-name="Tabela147.B2" office:value-type="string">
              <text:p text:style-name="P55">Produto Final</text:p>
            </table:table-cell>
          </table:table-row>
          <table:table-row table:style-name="Tabela147.4">
            <table:table-cell table:style-name="Tabela147.A2" office:value-type="string">
              <text:p text:style-name="P52">Comentários</text:p>
            </table:table-cell>
            <table:table-cell table:style-name="Tabela147.B2" office:value-type="string">
              <text:p text:style-name="P82">De acordo com a natureza do programa e com as definições de seu regulamento específico, a dissertação poderá, excepcionalmente ser substituída por outro tipo de produto.</text:p>
            </table:table-cell>
          </table:table-row>
        </table:table>
        <text:h text:style-name="P115" text:outline-level="2" text:is-list-header="true"/>
        <text:list text:style-name="WW8Num8" text:continue-numbering="true">
          <text:list-item>
            <text:h text:style-name="P102" text:outline-level="2">PROGRAMA DE PÓS-GRADUAÇÃO</text:h>
          </text:list-item>
        </text:list>
        <table:table table:name="Tabela148" table:style-name="Tabela148">
          <table:table-column table:style-name="Tabela148.A"/>
          <table:table-column table:style-name="Tabela148.B"/>
          <table:table-row table:style-name="Tabela148.1">
            <table:table-cell table:style-name="Tabela148.A1" office:value-type="string">
              <text:p text:style-name="P52"><text:bookmark-start text:name="_Ref36988667"/><text:bookmark-end text:name="_Ref36988667"/>ID</text:p>
            </table:table-cell>
            <table:table-cell table:style-name="Tabela148.B1" office:value-type="string">
              <text:p text:style-name="P75">RN16.1</text:p>
            </table:table-cell>
          </table:table-row>
          <table:table-row table:style-name="Tabela148.1">
            <table:table-cell table:style-name="Tabela148.A2" office:value-type="string">
              <text:p text:style-name="P52">Referência</text:p>
            </table:table-cell>
            <table:table-cell table:style-name="Tabela148.B2" office:value-type="string">
              <text:p text:style-name="P69">[Res. 572, Art. 1º, § 2º - Art. 19º, § 3º]</text:p>
            </table:table-cell>
          </table:table-row>
          <table:table-row table:style-name="Tabela148.1">
            <table:table-cell table:style-name="Tabela148.A2" office:value-type="string">
              <text:p text:style-name="P52">Tópico </text:p>
            </table:table-cell>
            <table:table-cell table:style-name="Tabela148.B2" office:value-type="string">
              <text:p text:style-name="P55">Programa de Pós-Graduação</text:p>
            </table:table-cell>
          </table:table-row>
          <table:table-row table:style-name="Tabela148.4">
            <table:table-cell table:style-name="Tabela148.A2" office:value-type="string">
              <text:p text:style-name="P52">Comentários</text:p>
            </table:table-cell>
            <table:table-cell table:style-name="Tabela148.B2" office:value-type="string">
              <text:p text:style-name="P82">Cursos de pós-graduação correspondem ao mestrado e ao doutorado oferecidos por um determinado programa de pós-graduação. O curso de mestrado poderá ser acadêmico ou profissionalizante.</text:p>
            </table:table-cell>
          </table:table-row>
        </table:table>
        <text:p text:style-name="P60"/>
        <table:table table:name="Tabela149" table:style-name="Tabela149">
          <table:table-column table:style-name="Tabela149.A"/>
          <table:table-column table:style-name="Tabela149.B"/>
          <table:table-row table:style-name="Tabela149.1">
            <table:table-cell table:style-name="Tabela149.A1" office:value-type="string">
              <text:p text:style-name="P52">ID</text:p>
            </table:table-cell>
            <table:table-cell table:style-name="Tabela149.B1" office:value-type="string">
              <text:p text:style-name="P75">RN16.2</text:p>
            </table:table-cell>
          </table:table-row>
          <table:table-row table:style-name="Tabela149.1">
            <table:table-cell table:style-name="Tabela149.A2" office:value-type="string">
              <text:p text:style-name="P52">Referência</text:p>
            </table:table-cell>
            <table:table-cell table:style-name="Tabela149.B2" office:value-type="string">
              <text:p text:style-name="P75">[Res. 572, Art. 17º, e]</text:p>
            </table:table-cell>
          </table:table-row>
          <table:table-row table:style-name="Tabela149.3">
            <table:table-cell table:style-name="Tabela149.A2" office:value-type="string">
              <text:p text:style-name="P52">Tópico </text:p>
            </table:table-cell>
            <table:table-cell table:style-name="Tabela149.B2" office:value-type="string">
              <text:p text:style-name="P55">Programa de Pós-Graduação</text:p>
            </table:table-cell>
          </table:table-row>
          <table:table-row table:style-name="Tabela149.4">
            <table:table-cell table:style-name="Tabela149.A2" office:value-type="string">
              <text:p text:style-name="P52">Comentários</text:p>
            </table:table-cell>
            <table:table-cell table:style-name="Tabela149.B2" office:value-type="string">
              <text:p text:style-name="P82">O programa deverá ser avaliado regularmente pelo coordenador com a participação de docentes e alunos.</text:p>
            </table:table-cell>
          </table:table-row>
        </table:table>
        <text:p text:style-name="P60"/>
        <table:table table:name="Tabela150" table:style-name="Tabela150">
          <table:table-column table:style-name="Tabela150.A"/>
          <table:table-column table:style-name="Tabela150.B"/>
          <table:table-row table:style-name="Tabela150.1">
            <table:table-cell table:style-name="Tabela150.A1" office:value-type="string">
              <text:p text:style-name="P52">ID</text:p>
            </table:table-cell>
            <table:table-cell table:style-name="Tabela150.B1" office:value-type="string">
              <text:p text:style-name="P75">RN16.3</text:p>
            </table:table-cell>
          </table:table-row>
          <table:table-row table:style-name="Tabela150.1">
            <table:table-cell table:style-name="Tabela150.A2" office:value-type="string">
              <text:p text:style-name="P52">Referência</text:p>
            </table:table-cell>
            <table:table-cell table:style-name="Tabela150.B2" office:value-type="string">
              <text:p text:style-name="P69">[Res. 572, Art. 5º, V]</text:p>
            </table:table-cell>
          </table:table-row>
          <table:table-row table:style-name="Tabela150.1">
            <table:table-cell table:style-name="Tabela150.A2" office:value-type="string">
              <text:p text:style-name="P52">Tópico </text:p>
            </table:table-cell>
            <table:table-cell table:style-name="Tabela150.B2" office:value-type="string">
              <text:p text:style-name="P55">Programa de Pós-Graduação</text:p>
            </table:table-cell>
          </table:table-row>
          <table:table-row table:style-name="Tabela150.4">
            <table:table-cell table:style-name="Tabela150.A2" office:value-type="string">
              <text:p text:style-name="P52">Comentários</text:p>
            </table:table-cell>
            <table:table-cell table:style-name="Tabela150.B2" office:value-type="string">
              <text:p text:style-name="P116"/>
              <text:p text:style-name="P87"/>
              <text:p text:style-name="P84"/>
              <text:p text:style-name="P84"/>
              <text:p text:style-name="P84"/>
              <text:p text:style-name="P105"/>
            </table:table-cell>
          </table:table-row>
        </table:table>
        <text:p text:style-name="P117"><draw:frame draw:style-name="fr1" draw:name="Quadro8" text:anchor-type="char" svg:x="3.858cm" svg:y="-2.704cm" svg:width="10.292cm" svg:height="2.538cm" draw:z-index="7"><draw:text-box><table:table table:name="Tabela151" table:style-name="Tabela151"><table:table-column table:style-name="Tabela151.A"/><table:table-column table:style-name="Tabela151.B"/><table:table-column table:style-name="Tabela151.C"/><table:table-row table:style-name="Tabela151.1"><table:table-cell table:style-name="Tabela151.A1" office:value-type="string"><text:p text:style-name="P79">Nível</text:p></table:table-cell><table:table-cell table:style-name="Tabela151.A1" office:value-type="string"><text:p text:style-name="P79">Duração Mínima</text:p></table:table-cell><table:table-cell table:style-name="Tabela151.C1" office:value-type="string"><text:p text:style-name="P79">Duração Máxima</text:p></table:table-cell></table:table-row><table:table-row table:style-name="Tabela151.2"><table:table-cell table:style-name="Tabela151.A2" office:value-type="string"><text:p text:style-name="P80">Mestrado</text:p></table:table-cell><table:table-cell table:style-name="Tabela151.A2" office:value-type="string"><text:p text:style-name="P73">18 meses</text:p></table:table-cell><table:table-cell table:style-name="Tabela151.C2" office:value-type="string"><text:p text:style-name="P73">24 meses</text:p></table:table-cell></table:table-row><table:table-row table:style-name="Tabela151.3"><table:table-cell table:style-name="Tabela151.A2" office:value-type="string"><text:p text:style-name="P80">Doutorado</text:p></table:table-cell><table:table-cell table:style-name="Tabela151.A2" office:value-type="string"><text:p text:style-name="P73">24 meses</text:p></table:table-cell><table:table-cell table:style-name="Tabela151.C2" office:value-type="string"><text:p text:style-name="P73">36 meses</text:p></table:table-cell></table:table-row></table:table><text:p text:style-name="Standard"/><text:p text:style-name="Standard"/></draw:text-box></draw:frame></text:p>
        <table:table table:name="Tabela152" table:style-name="Tabela152">
          <table:table-column table:style-name="Tabela152.A"/>
          <table:table-column table:style-name="Tabela152.B"/>
          <table:table-row table:style-name="Tabela152.1">
            <table:table-cell table:style-name="Tabela152.A1" office:value-type="string">
              <text:p text:style-name="P52">ID</text:p>
            </table:table-cell>
            <table:table-cell table:style-name="Tabela152.B1" office:value-type="string">
              <text:p text:style-name="P75">RN16.4</text:p>
            </table:table-cell>
          </table:table-row>
          <table:table-row table:style-name="Tabela152.1">
            <table:table-cell table:style-name="Tabela152.A2" office:value-type="string">
              <text:p text:style-name="P52">Referência</text:p>
            </table:table-cell>
            <table:table-cell table:style-name="Tabela152.B2" office:value-type="string">
              <text:p text:style-name="P69">[Res. 572, Art. 36º]</text:p>
            </table:table-cell>
          </table:table-row>
          <table:table-row table:style-name="Tabela152.1">
            <table:table-cell table:style-name="Tabela152.A2" office:value-type="string">
              <text:p text:style-name="P95">Tópico </text:p>
            </table:table-cell>
            <table:table-cell table:style-name="Tabela152.B2" office:value-type="string">
              <text:p text:style-name="P55">Programa de Pós-Graduação</text:p>
            </table:table-cell>
          </table:table-row>
          <table:table-row table:style-name="Tabela152.4">
            <table:table-cell table:style-name="Tabela152.A2" office:value-type="string">
              <text:p text:style-name="P52">Comentários</text:p>
            </table:table-cell>
            <table:table-cell table:style-name="Tabela152.B2" office:value-type="string">
              <text:p text:style-name="P82">O aluno poderá solicitar prorrogação de prazo para as providências finais de conclusão do produto final.</text:p>
            </table:table-cell>
          </table:table-row>
        </table:table>
        <text:p text:style-name="Standard"/>
        <table:table table:name="Tabela153" table:style-name="Tabela153">
          <table:table-column table:style-name="Tabela153.A"/>
          <table:table-column table:style-name="Tabela153.B"/>
          <table:table-row table:style-name="Tabela153.1">
            <table:table-cell table:style-name="Tabela153.A1" office:value-type="string">
              <text:p text:style-name="P52">ID</text:p>
            </table:table-cell>
            <table:table-cell table:style-name="Tabela153.B1" office:value-type="string">
              <text:p text:style-name="P75">RN16.5</text:p>
            </table:table-cell>
          </table:table-row>
          <table:table-row table:style-name="Tabela153.1">
            <table:table-cell table:style-name="Tabela153.A2" office:value-type="string">
              <text:p text:style-name="P52">Referência</text:p>
            </table:table-cell>
            <table:table-cell table:style-name="Tabela153.B2" office:value-type="string">
              <text:p text:style-name="P69">[Res. 572, Art. 36º]</text:p>
            </table:table-cell>
          </table:table-row>
          <table:table-row table:style-name="Tabela153.1">
            <table:table-cell table:style-name="Tabela153.A2" office:value-type="string">
              <text:p text:style-name="P95">Tópico </text:p>
            </table:table-cell>
            <table:table-cell table:style-name="Tabela153.B2" office:value-type="string">
              <text:p text:style-name="P55">Programa de Pós-Graduação</text:p>
            </table:table-cell>
          </table:table-row>
          <table:table-row table:style-name="Tabela153.4">
            <table:table-cell table:style-name="Tabela153.A2" office:value-type="string">
              <text:p text:style-name="P52">Comentários</text:p>
            </table:table-cell>
            <table:table-cell table:style-name="Tabela153.B2" office:value-type="string">
              <text:p text:style-name="P82">Para solicitar prorrogação o aluno deverá ter integralizado todos os créditos em disciplinas.</text:p>
            </table:table-cell>
          </table:table-row>
        </table:table>
        <text:p text:style-name="P60"/>
        <table:table table:name="Tabela154" table:style-name="Tabela154">
          <table:table-column table:style-name="Tabela154.A"/>
          <table:table-column table:style-name="Tabela154.B"/>
          <table:table-row table:style-name="Tabela154.1">
            <table:table-cell table:style-name="Tabela154.A1" office:value-type="string">
              <text:p text:style-name="P52">ID</text:p>
            </table:table-cell>
            <table:table-cell table:style-name="Tabela154.B1" office:value-type="string">
              <text:p text:style-name="P75">RN16.6</text:p>
            </table:table-cell>
          </table:table-row>
          <table:table-row table:style-name="Tabela154.1">
            <table:table-cell table:style-name="Tabela154.A2" office:value-type="string">
              <text:p text:style-name="P52">Referência</text:p>
            </table:table-cell>
            <table:table-cell table:style-name="Tabela154.B2" office:value-type="string">
              <text:p text:style-name="P69">[Res. 572, Art. 36º]</text:p>
            </table:table-cell>
          </table:table-row>
          <table:table-row table:style-name="Tabela154.1">
            <table:table-cell table:style-name="Tabela154.A2" office:value-type="string">
              <text:p text:style-name="P95">Tópico </text:p>
            </table:table-cell>
            <table:table-cell table:style-name="Tabela154.B2" office:value-type="string">
              <text:p text:style-name="P55">Programa de Pós-Graduação</text:p>
            </table:table-cell>
          </table:table-row>
          <table:table-row table:style-name="Tabela154.4">
            <table:table-cell table:style-name="Tabela154.A2" office:value-type="string">
              <text:p text:style-name="P52">Comentários</text:p>
            </table:table-cell>
            <table:table-cell table:style-name="Tabela154.B2" office:value-type="string">
              <text:p text:style-name="P82">Para solicitar prorrogação o aluno deverá ter sido aprovado no exame de qualificação, quando exigido.</text:p>
            </table:table-cell>
          </table:table-row>
        </table:table>
        <text:p text:style-name="P60"/>
        <table:table table:name="Tabela155" table:style-name="Tabela155">
          <table:table-column table:style-name="Tabela155.A"/>
          <table:table-column table:style-name="Tabela155.B"/>
          <table:table-row table:style-name="Tabela155.1">
            <table:table-cell table:style-name="Tabela155.A1" office:value-type="string">
              <text:p text:style-name="P52">ID</text:p>
            </table:table-cell>
            <table:table-cell table:style-name="Tabela155.B1" office:value-type="string">
              <text:p text:style-name="P75">RN16.7</text:p>
            </table:table-cell>
          </table:table-row>
          <table:table-row table:style-name="Tabela155.2">
            <table:table-cell table:style-name="Tabela155.A2" office:value-type="string">
              <text:p text:style-name="P52">Referência</text:p>
            </table:table-cell>
            <table:table-cell table:style-name="Tabela155.B2" office:value-type="string">
              <text:p text:style-name="P69">[Res. 572, Art. 36º, § 1º - Art. 14º, j]</text:p>
            </table:table-cell>
          </table:table-row>
          <table:table-row table:style-name="Tabela155.2">
            <table:table-cell table:style-name="Tabela155.A2" office:value-type="string">
              <text:p text:style-name="P52">Tópico </text:p>
            </table:table-cell>
            <table:table-cell table:style-name="Tabela155.B2" office:value-type="string">
              <text:p text:style-name="P55">Programa de Pós-Graduação</text:p>
            </table:table-cell>
          </table:table-row>
          <table:table-row table:style-name="Tabela155.4">
            <table:table-cell table:style-name="Tabela155.A2" office:value-type="string">
              <text:p text:style-name="P52">Comentários</text:p>
            </table:table-cell>
            <table:table-cell table:style-name="Tabela155.B2" office:value-type="string">
              <text:p text:style-name="P94"><text:span text:style-name="T6">O requerimento, firmado pelo aluno e com manifestação favorável do orientador, deverá ser dirigido à CPG, contendo a justificativa do pedido e protocolado pelo menos 60 dias antes do vencimento do prazo máximo de duração citado em no inciso V do artigo 5º da Resolução CEPEC 572</text:span><text:span text:style-name="T6"><text:bookmark-ref text:reference-format="chapter" text:ref-name="_Ref36988667">17</text:bookmark-ref></text:span><text:span text:style-name="T6">.</text:span></text:p>
            </table:table-cell>
          </table:table-row>
        </table:table>
        <text:p text:style-name="P60"/>
        <table:table table:name="Tabela156" table:style-name="Tabela156">
          <table:table-column table:style-name="Tabela156.A"/>
          <table:table-column table:style-name="Tabela156.B"/>
          <table:table-row table:style-name="Tabela156.1">
            <table:table-cell table:style-name="Tabela156.A1" office:value-type="string">
              <text:p text:style-name="P52">ID</text:p>
            </table:table-cell>
            <table:table-cell table:style-name="Tabela156.B1" office:value-type="string">
              <text:p text:style-name="P75">RN16.8</text:p>
            </table:table-cell>
          </table:table-row>
          <table:table-row table:style-name="Tabela156.1">
            <table:table-cell table:style-name="Tabela156.A2" office:value-type="string">
              <text:p text:style-name="P52">Referência</text:p>
            </table:table-cell>
            <table:table-cell table:style-name="Tabela156.B2" office:value-type="string">
              <text:p text:style-name="P69">[Res. 572, Art. 36º, § 3º]</text:p>
            </table:table-cell>
          </table:table-row>
          <table:table-row table:style-name="Tabela156.1">
            <table:table-cell table:style-name="Tabela156.A2" office:value-type="string">
              <text:p text:style-name="P95">Tópico </text:p>
            </table:table-cell>
            <table:table-cell table:style-name="Tabela156.B2" office:value-type="string">
              <text:p text:style-name="P55">Programa de Pós-Graduação</text:p>
            </table:table-cell>
          </table:table-row>
          <table:table-row table:style-name="Tabela156.4">
            <table:table-cell table:style-name="Tabela156.A2" office:value-type="string">
              <text:p text:style-name="P52">Comentários</text:p>
            </table:table-cell>
            <table:table-cell table:style-name="Tabela156.B2" office:value-type="string">
              <text:p text:style-name="P118">A prorrogação poderá ser concedida por um prazo máximo de:</text:p>
              <text:p text:style-name="P78"/>
              <text:p text:style-name="P87"/>
              <text:p text:style-name="P81"/>
              <text:p text:style-name="P105"/>
            </table:table-cell>
          </table:table-row>
        </table:table>
        <text:p text:style-name="P117"><draw:frame draw:style-name="fr1" draw:name="Quadro9" text:anchor-type="char" svg:x="3.604cm" svg:y="-2.739cm" svg:width="9.396cm" svg:height="2.538cm" draw:z-index="6"><draw:text-box><table:table table:name="Tabela157" table:style-name="Tabela157"><table:table-column table:style-name="Tabela157.A"/><table:table-column table:style-name="Tabela157.B"/><table:table-row table:style-name="Tabela157.1"><table:table-cell table:style-name="Tabela157.A1" office:value-type="string"><text:p text:style-name="P79">Nível</text:p></table:table-cell><table:table-cell table:style-name="Tabela157.B1" office:value-type="string"><text:p text:style-name="P79">Prazo Máximo </text:p></table:table-cell></table:table-row><table:table-row table:style-name="Tabela157.2"><table:table-cell table:style-name="Tabela157.A2" office:value-type="string"><text:p text:style-name="P80">Mestrado</text:p></table:table-cell><table:table-cell table:style-name="Tabela157.B2" office:value-type="string"><text:p text:style-name="P73">6 meses</text:p></table:table-cell></table:table-row><table:table-row table:style-name="Tabela157.3"><table:table-cell table:style-name="Tabela157.A2" office:value-type="string"><text:p text:style-name="P80">Doutorado</text:p></table:table-cell><table:table-cell table:style-name="Tabela157.B2" office:value-type="string"><text:p text:style-name="P73">12 meses</text:p></table:table-cell></table:table-row></table:table><text:p text:style-name="Standard"/><text:p text:style-name="Standard"/></draw:text-box></draw:frame></text:p>
        <text:list text:style-name="WW8Num8" text:continue-numbering="true">
          <text:list-item>
            <text:h text:style-name="P102" text:outline-level="2">REQUERIMENTO</text:h>
          </text:list-item>
        </text:list>
        <table:table table:name="Tabela158" table:style-name="Tabela158">
          <table:table-column table:style-name="Tabela158.A"/>
          <table:table-column table:style-name="Tabela158.B"/>
          <table:table-row table:style-name="Tabela158.1">
            <table:table-cell table:style-name="Tabela158.A1" office:value-type="string">
              <text:p text:style-name="P52">ID</text:p>
            </table:table-cell>
            <table:table-cell table:style-name="Tabela158.B1" office:value-type="string">
              <text:p text:style-name="P75">RN17.1</text:p>
            </table:table-cell>
          </table:table-row>
          <table:table-row table:style-name="Tabela158.1">
            <table:table-cell table:style-name="Tabela158.A2" office:value-type="string">
              <text:p text:style-name="P52">Referência</text:p>
            </table:table-cell>
            <table:table-cell table:style-name="Tabela158.B2" office:value-type="string">
              <text:p text:style-name="P75">Regra sujeita à avaliação.</text:p>
            </table:table-cell>
          </table:table-row>
          <table:table-row table:style-name="Tabela158.1">
            <table:table-cell table:style-name="Tabela158.A2" office:value-type="string">
              <text:p text:style-name="P52">Tópico </text:p>
            </table:table-cell>
            <table:table-cell table:style-name="Tabela158.B2" office:value-type="string">
              <text:p text:style-name="P55">Requerimento</text:p>
            </table:table-cell>
          </table:table-row>
          <table:table-row table:style-name="Tabela158.4">
            <table:table-cell table:style-name="Tabela158.A2" office:value-type="string">
              <text:p text:style-name="P52">Comentários</text:p>
            </table:table-cell>
            <table:table-cell table:style-name="Tabela158.B2" office:value-type="string">
              <text:p text:style-name="P82">Um requerimento terá 15 dias para a decisão correspondente. Este período será iniciado rigorosamente após o cadastro do mesmo no sistema.</text:p>
            </table:table-cell>
          </table:table-row>
        </table:table>
        <text:p text:style-name="P60"/>
        <table:table table:name="Tabela159" table:style-name="Tabela159">
          <table:table-column table:style-name="Tabela159.A"/>
          <table:table-column table:style-name="Tabela159.B"/>
          <table:table-row table:style-name="Tabela159.1">
            <table:table-cell table:style-name="Tabela159.A1" office:value-type="string">
              <text:p text:style-name="P52">ID</text:p>
            </table:table-cell>
            <table:table-cell table:style-name="Tabela159.B1" office:value-type="string">
              <text:p text:style-name="P75">RN17.2</text:p>
            </table:table-cell>
          </table:table-row>
          <table:table-row table:style-name="Tabela159.1">
            <table:table-cell table:style-name="Tabela159.A2" office:value-type="string">
              <text:p text:style-name="P52">Referência</text:p>
            </table:table-cell>
            <table:table-cell table:style-name="Tabela159.B2" office:value-type="string">
              <text:p text:style-name="P101">Regra sujeita à avaliação.</text:p>
            </table:table-cell>
          </table:table-row>
          <table:table-row table:style-name="Tabela159.1">
            <table:table-cell table:style-name="Tabela159.A2" office:value-type="string">
              <text:p text:style-name="P52">Tópico </text:p>
            </table:table-cell>
            <table:table-cell table:style-name="Tabela159.B2" office:value-type="string">
              <text:p text:style-name="P55">Requerimento</text:p>
            </table:table-cell>
          </table:table-row>
          <table:table-row table:style-name="Tabela159.4">
            <table:table-cell table:style-name="Tabela159.A2" office:value-type="string">
              <text:p text:style-name="P52">Comentários</text:p>
            </table:table-cell>
            <table:table-cell table:style-name="Tabela159.B2" office:value-type="string">
              <text:p text:style-name="P82">Alguns tipos de requerimento exigem a autorização do orientador. Para estes requerimentos poderá ser enviado um e-mail automaticamente após o cadastro do requerimento. Dessa forma o orientador poderá pelo sistema efetuar a autorização, se for o caso.</text:p>
            </table:table-cell>
          </table:table-row>
        </table:table>
        <text:p text:style-name="P60"/>
        <table:table table:name="Tabela160" table:style-name="Tabela160">
          <table:table-column table:style-name="Tabela160.A"/>
          <table:table-column table:style-name="Tabela160.B"/>
          <table:table-row table:style-name="Tabela160.1">
            <table:table-cell table:style-name="Tabela160.A1" office:value-type="string">
              <text:p text:style-name="P52">ID</text:p>
            </table:table-cell>
            <table:table-cell table:style-name="Tabela160.B1" office:value-type="string">
              <text:p text:style-name="P75">RN17.3</text:p>
            </table:table-cell>
          </table:table-row>
          <table:table-row table:style-name="Tabela160.1">
            <table:table-cell table:style-name="Tabela160.A2" office:value-type="string">
              <text:p text:style-name="P52">Referência</text:p>
            </table:table-cell>
            <table:table-cell table:style-name="Tabela160.B2" office:value-type="string">
              <text:p text:style-name="P101">Regra sujeita à avaliação.</text:p>
            </table:table-cell>
          </table:table-row>
          <table:table-row table:style-name="Tabela160.1">
            <table:table-cell table:style-name="Tabela160.A2" office:value-type="string">
              <text:p text:style-name="P52">Tópico </text:p>
            </table:table-cell>
            <table:table-cell table:style-name="Tabela160.B2" office:value-type="string">
              <text:p text:style-name="P55">Requerimento</text:p>
            </table:table-cell>
          </table:table-row>
          <table:table-row table:style-name="Tabela160.4">
            <table:table-cell table:style-name="Tabela160.A2" office:value-type="string">
              <text:p text:style-name="P52">Comentários</text:p>
            </table:table-cell>
            <table:table-cell table:style-name="Tabela160.B2" office:value-type="string">
              <text:p text:style-name="P82">Um requerimento pode ficar pendente por um período máximo de 15 dias. Após este prazo, ele poderá ser removido do sistema. Esta situação ocorre quando o aluno efetua o requerimento e, por depender de outras exigências não cumpridas, aguarda pelo pagamento da taxa correspondente ou aval do orientador, por exemplo. Nestes e outros casos, a exigência pode não ser providenciada e, dessa forma, o requerimento iria permanecer pendente indefinidamente. Esta regra, contudo, autoriza, após 15 dias de pendência, a remoção de um requerimento pendente. Observe que, neste caso, o aluno é avisado de que o requerimento não foi efetuado, assim como não é emitido o comprovante de requerimento enquanto todas as exigências não são cumpridas.</text:p>
            </table:table-cell>
          </table:table-row>
        </table:table>
        <text:p text:style-name="Standard"/>
        <text:list text:style-name="WW8Num8" text:continue-numbering="true">
          <text:list-item>
            <text:h text:style-name="P102" text:outline-level="2">SUFICIÊNCIA EM LÍNGUA(S) ESTRANGEIRA(S)</text:h>
          </text:list-item>
        </text:list>
        <table:table table:name="Tabela161" table:style-name="Tabela161">
          <table:table-column table:style-name="Tabela161.A"/>
          <table:table-column table:style-name="Tabela161.B"/>
          <table:table-row table:style-name="Tabela161.1">
            <table:table-cell table:style-name="Tabela161.A1" office:value-type="string">
              <text:p text:style-name="P52">ID</text:p>
            </table:table-cell>
            <table:table-cell table:style-name="Tabela161.B1" office:value-type="string">
              <text:p text:style-name="P75">RN18.1</text:p>
            </table:table-cell>
          </table:table-row>
          <table:table-row table:style-name="Tabela161.1">
            <table:table-cell table:style-name="Tabela161.A2" office:value-type="string">
              <text:p text:style-name="P52">Referência</text:p>
            </table:table-cell>
            <table:table-cell table:style-name="Tabela161.B2" office:value-type="string">
              <text:p text:style-name="P69">[Res. 572, Art. 5º, XI]</text:p>
            </table:table-cell>
          </table:table-row>
          <table:table-row table:style-name="Tabela161.1">
            <table:table-cell table:style-name="Tabela161.A2" office:value-type="string">
              <text:p text:style-name="P52">Tópico </text:p>
            </table:table-cell>
            <table:table-cell table:style-name="Tabela161.B2" office:value-type="string">
              <text:p text:style-name="P55">Suficiência em Língua(s) Estrangeira(s)</text:p>
            </table:table-cell>
          </table:table-row>
          <table:table-row table:style-name="Tabela161.4">
            <table:table-cell table:style-name="Tabela161.A2" office:value-type="string">
              <text:p text:style-name="P52">Comentários</text:p>
            </table:table-cell>
            <table:table-cell table:style-name="Tabela161.B2" office:value-type="string">
              <text:p text:style-name="P82">A suficiência em língua(s) estrangeira(s) é obrigatória.</text:p>
            </table:table-cell>
          </table:table-row>
        </table:table>
        <text:p text:style-name="P111"/>
        <table:table table:name="Tabela162" table:style-name="Tabela162">
          <table:table-column table:style-name="Tabela162.A"/>
          <table:table-column table:style-name="Tabela162.B"/>
          <table:table-row table:style-name="Tabela162.1">
            <table:table-cell table:style-name="Tabela162.A1" office:value-type="string">
              <text:p text:style-name="P52">ID</text:p>
            </table:table-cell>
            <table:table-cell table:style-name="Tabela162.B1" office:value-type="string">
              <text:p text:style-name="P75">RN18.2</text:p>
            </table:table-cell>
          </table:table-row>
          <table:table-row table:style-name="Tabela162.1">
            <table:table-cell table:style-name="Tabela162.A2" office:value-type="string">
              <text:p text:style-name="P52">Referência</text:p>
            </table:table-cell>
            <table:table-cell table:style-name="Tabela162.B2" office:value-type="string">
              <text:p text:style-name="P69">[Res. 572, Art. 44º]</text:p>
            </table:table-cell>
          </table:table-row>
          <table:table-row table:style-name="Tabela162.1">
            <table:table-cell table:style-name="Tabela162.A2" office:value-type="string">
              <text:p text:style-name="P95">Tópico </text:p>
            </table:table-cell>
            <table:table-cell table:style-name="Tabela162.B2" office:value-type="string">
              <text:p text:style-name="P55">Suficiência em Língua(s) Estrangeira(s)</text:p>
            </table:table-cell>
          </table:table-row>
          <table:table-row table:style-name="Tabela162.4">
            <table:table-cell table:style-name="Tabela162.A2" office:value-type="string">
              <text:p text:style-name="P52">Comentários</text:p>
            </table:table-cell>
            <table:table-cell table:style-name="Tabela162.B2" office:value-type="string">
              <text:p text:style-name="P82">Os resultados dos exames de suficiência em língua(s) estrangeira(s) constarão no histórico acadêmico do aluno com a expressão “aprovado” ou “reprovado”.</text:p>
            </table:table-cell>
          </table:table-row>
        </table:table>
        <text:p text:style-name="P60"/>
        <table:table table:name="Tabela163" table:style-name="Tabela163">
          <table:table-column table:style-name="Tabela163.A"/>
          <table:table-column table:style-name="Tabela163.B"/>
          <table:table-row table:style-name="Tabela163.1">
            <table:table-cell table:style-name="Tabela163.A1" office:value-type="string">
              <text:p text:style-name="P52">ID</text:p>
            </table:table-cell>
            <table:table-cell table:style-name="Tabela163.B1" office:value-type="string">
              <text:p text:style-name="P75">RN18.3</text:p>
            </table:table-cell>
          </table:table-row>
          <table:table-row table:style-name="Tabela163.1">
            <table:table-cell table:style-name="Tabela163.A2" office:value-type="string">
              <text:p text:style-name="P52">Referência</text:p>
            </table:table-cell>
            <table:table-cell table:style-name="Tabela163.B2" office:value-type="string">
              <text:p text:style-name="P97">Regra validada junto ao stakeholder.</text:p>
            </table:table-cell>
          </table:table-row>
          <table:table-row table:style-name="Tabela163.1">
            <table:table-cell table:style-name="Tabela163.A2" office:value-type="string">
              <text:p text:style-name="P52">Tópico </text:p>
            </table:table-cell>
            <table:table-cell table:style-name="Tabela163.B2" office:value-type="string">
              <text:p text:style-name="P55">Suficiência em Língua(s) Estrangeira(s)</text:p>
            </table:table-cell>
          </table:table-row>
          <table:table-row table:style-name="Tabela163.4">
            <table:table-cell table:style-name="Tabela163.A2" office:value-type="string">
              <text:p text:style-name="P52">Comentários</text:p>
            </table:table-cell>
            <table:table-cell table:style-name="Tabela163.B2" office:value-type="string">
              <text:p text:style-name="P83">O exame de suficiência em língua(s) estrangeira(s) compreende:</text:p>
              <text:p text:style-name="P28"><draw:frame draw:style-name="fr1" draw:name="Quadro10" text:anchor-type="char" svg:x="0.353cm" svg:y="0.041cm" svg:width="9.396cm" svg:height="2.538cm" draw:z-index="5"><draw:text-box><table:table table:name="Tabela164" table:style-name="Tabela164"><table:table-column table:style-name="Tabela164.A"/><table:table-column table:style-name="Tabela164.B"/><table:table-row table:style-name="Tabela164.1"><table:table-cell table:style-name="Tabela164.A1" office:value-type="string"><text:p text:style-name="P79">Nível</text:p></table:table-cell><table:table-cell table:style-name="Tabela164.B1" office:value-type="string"><text:p text:style-name="P79">Quantidade </text:p></table:table-cell></table:table-row><table:table-row table:style-name="Tabela164.2"><table:table-cell table:style-name="Tabela164.A2" office:value-type="string"><text:p text:style-name="P80">Mestrado</text:p></table:table-cell><table:table-cell table:style-name="Tabela164.B2" office:value-type="string"><text:p text:style-name="P73">1 língua estrangeira</text:p></table:table-cell></table:table-row><table:table-row table:style-name="Tabela164.3"><table:table-cell table:style-name="Tabela164.A2" office:value-type="string"><text:p text:style-name="P80">Doutorado</text:p></table:table-cell><table:table-cell table:style-name="Tabela164.B2" office:value-type="string"><text:p text:style-name="P72"><text:span text:style-name="T6">2 línguas estrangeira</text:span></text:p></table:table-cell></table:table-row></table:table><text:p text:style-name="Standard"/><text:p text:style-name="Standard"/></draw:text-box></draw:frame></text:p>
              <text:p text:style-name="P119"/>
              <text:p text:style-name="P119"/>
              <text:p text:style-name="P105"/>
            </table:table-cell>
          </table:table-row>
        </table:table>
        <text:p text:style-name="P120"><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 svg:font-family="'MS Mincho', 'ＭＳ 明朝'" style:font-family-generic="modern"/>
    <style:font-face style:name="Arial Unicode MS" svg:font-family="'Arial Unicode MS'"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able" style:family="paragraph" style:parent-style-name="Standard" style:class="extra">
      <style:paragraph-properties fo:line-height="200%"/>
      <style:text-properties fo:font-size="12pt" fo:font-weight="bold" style:font-size-asian="12pt" style:font-weight-asian="bold" style:font-size-complex="14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Item2" style:family="paragraph" style:parent-style-name="Title">
      <style:paragraph-properties fo:margin-left="1.397cm" fo:margin-right="0cm" fo:line-height="150%" fo:text-align="start" style:justify-single-word="false" fo:orphans="2" fo:widows="2" fo:text-indent="-0.762cm" style:auto-text-indent="false">
        <style:tab-stops>
          <style:tab-stop style:position="0cm"/>
          <style:tab-stop style:position="0.603cm"/>
        </style:tab-stops>
      </style:paragraph-properties>
      <style:text-properties style:font-name="Times New Roman" fo:font-size="16pt" style:font-size-asian="16pt"/>
    </style:style>
    <style:style style:name="Tópico" style:family="paragraph" style:parent-style-name="Heading_20_2">
      <style:paragraph-properties fo:margin-top="0.212cm" fo:margin-bottom="0.212cm" fo:text-align="start" style:justify-single-word="false"/>
      <style:text-properties style:font-name="Times New Roman" fo:font-size="10pt" style:font-size-asian="10pt" style:font-size-complex="12pt"/>
    </style:style>
    <style:style style:name="Estilo1" style:family="paragraph" style:parent-style-name="Heading_20_2" style:default-outline-level="2">
      <style:paragraph-properties fo:margin-left="0cm" fo:margin-right="0cm" fo:margin-top="0.212cm" fo:margin-bottom="0.212cm" fo:line-height="150%" fo:text-align="start"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Normal_20__28_Web_29_" style:display-name="Normal (Web)" style:family="paragraph" style:parent-style-name="Standard">
      <style:paragraph-properties fo:margin-top="0.176cm" fo:margin-bottom="0.21cm" fo:line-height="100%" fo:orphans="2" fo:widows="2" fo:hyphenation-ladder-count="no-limit"/>
      <style:text-properties fo:font-size="12pt" style:font-size-asian="12pt" style:font-size-complex="12pt" fo:hyphenate="true" fo:hyphenation-remain-char-count="2" fo:hyphenation-push-char-count="2"/>
    </style:style>
    <style:style style:name="western" style:family="paragraph" style:parent-style-name="Standard">
      <style:paragraph-properties fo:margin-top="0.176cm" fo:margin-bottom="0.21cm" fo:line-height="100%" fo:orphans="2" fo:widows="2" fo:hyphenation-ladder-count="no-limit"/>
      <style:text-properties fo:font-size="12pt" style:font-size-asian="12pt" style:font-size-complex="12pt" fo:hyphenate="true" fo:hyphenation-remain-char-count="2" fo:hyphenation-push-char-count="2"/>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1" style:family="text">
      <style:text-properties fo:color="#000000"/>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onte_20_parág._20_padrão" style:display-name="Fonte parág. padrão" style:family="text"/>
    <style:style style:name="Fonte_20_parág._20_padrão1" style:display-name="Fonte parág. padrão1" style:family="text"/>
    <style:style style:name="Ref._20_de_20_nota_20_de_20_rodapé" style:display-name="Ref. de nota de rodapé" style:family="text">
      <style:text-properties style:text-position="super 58%"/>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WW8Num66z0" style:family="text">
      <style:text-properties style:font-name="Wingdings"/>
    </style:style>
    <style:style style:name="WW8Num66z1" style:family="text">
      <style:text-properties style:font-name="Courier New"/>
    </style:style>
    <style:style style:name="WW8Num66z3" style:family="text">
      <style:text-properties style:font-name="Symbol"/>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17z0" style:family="text">
      <style:text-properties style:font-name="Symbol" fo:font-size="10pt" style:font-size-asian="10pt"/>
    </style:style>
    <style:style style:name="WW8Num117z1" style:family="text">
      <style:text-properties style:font-name="Courier New" style:font-name-complex="Courier New"/>
    </style:style>
    <style:style style:name="WW8Num117z2" style:family="text">
      <style:text-properties style:font-name="Wingdings"/>
    </style:style>
    <style:style style:name="WW8Num117z3" style:family="text">
      <style:text-properties style:font-name="Symbol"/>
    </style:style>
    <style:style style:name="WW-_20_Caracteres_20_de_20_Nota_20_de_20_Fim" style:display-name="WW- Caracteres de Nota de Fi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text:start-value="8">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text:start-value="16">
        <style:list-level-properties text:space-before="0.635cm" text:min-label-width="1.16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65" style:family="table">
      <style:table-properties style:width="15.905cm" fo:margin-left="0.002cm" fo:margin-right="0.012cm" table:align="margins" style:writing-mode="lr-tb"/>
    </style:style>
    <style:style style:name="Tabela165.A" style:family="table-column">
      <style:table-column-properties style:column-width="10.351cm" style:rel-column-width="42646*"/>
    </style:style>
    <style:style style:name="Tabela165.B" style:family="table-column">
      <style:table-column-properties style:column-width="5.554cm" style:rel-column-width="22889*"/>
    </style:style>
    <style:style style:name="Tabela165.1" style:family="table-row">
      <style:table-row-properties style:keep-together="true"/>
    </style:style>
    <style:style style:name="Tabela16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65.B1" style:family="table-cell">
      <style:table-cell-properties style:vertical-align="top" fo:padding-left="0.191cm" fo:padding-right="0.191cm" fo:padding-top="0cm" fo:padding-bottom="0cm" fo:border="0.002cm solid #000000" style:writing-mode="lr-tb"/>
    </style:style>
    <style:style style:name="Tabela16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65.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66" style:family="table">
      <style:table-properties style:width="15.926cm" fo:margin-left="0cm" fo:margin-right="-0.007cm" table:align="margins" style:writing-mode="lr-tb"/>
    </style:style>
    <style:style style:name="Tabela166.A" style:family="table-column">
      <style:table-column-properties style:column-width="4.286cm" style:rel-column-width="17637*"/>
    </style:style>
    <style:style style:name="Tabela166.B" style:family="table-column">
      <style:table-column-properties style:column-width="7.223cm" style:rel-column-width="29722*"/>
    </style:style>
    <style:style style:name="Tabela166.C" style:family="table-column">
      <style:table-column-properties style:column-width="4.417cm" style:rel-column-width="18176*"/>
    </style:style>
    <style:style style:name="Tabela166.1" style:family="table-row">
      <style:table-row-properties style:keep-together="true"/>
    </style:style>
    <style:style style:name="Tabela166.A1" style:family="table-cell">
      <style:table-cell-properties style:vertical-align="top" fo:padding-left="0.191cm" fo:padding-right="0.191cm" fo:padding-top="0cm" fo:padding-bottom="0cm" fo:border="none" style:writing-mode="lr-tb"/>
    </style:style>
    <style:style style:name="Tabela167" style:family="table">
      <style:table-properties style:width="15.905cm" fo:margin-left="0.002cm" fo:margin-right="0.012cm" table:align="margins" style:writing-mode="lr-tb"/>
    </style:style>
    <style:style style:name="Tabela167.A" style:family="table-column">
      <style:table-column-properties style:column-width="10.351cm" style:rel-column-width="42646*"/>
    </style:style>
    <style:style style:name="Tabela167.B" style:family="table-column">
      <style:table-column-properties style:column-width="5.554cm" style:rel-column-width="22889*"/>
    </style:style>
    <style:style style:name="Tabela167.1" style:family="table-row">
      <style:table-row-properties style:keep-together="true"/>
    </style:style>
    <style:style style:name="Tabela16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67.B1" style:family="table-cell">
      <style:table-cell-properties style:vertical-align="top" fo:padding-left="0.191cm" fo:padding-right="0.191cm" fo:padding-top="0cm" fo:padding-bottom="0cm" fo:border="0.002cm solid #000000" style:writing-mode="lr-tb"/>
    </style:style>
    <style:style style:name="Tabela167.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67.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68" style:family="table">
      <style:table-properties style:width="15.926cm" fo:margin-left="0cm" fo:margin-right="-0.007cm" table:align="margins" style:writing-mode="lr-tb"/>
    </style:style>
    <style:style style:name="Tabela168.A" style:family="table-column">
      <style:table-column-properties style:column-width="4.286cm" style:rel-column-width="17637*"/>
    </style:style>
    <style:style style:name="Tabela168.B" style:family="table-column">
      <style:table-column-properties style:column-width="7.223cm" style:rel-column-width="29722*"/>
    </style:style>
    <style:style style:name="Tabela168.C" style:family="table-column">
      <style:table-column-properties style:column-width="4.417cm" style:rel-column-width="18176*"/>
    </style:style>
    <style:style style:name="Tabela168.1" style:family="table-row">
      <style:table-row-properties style:keep-together="true"/>
    </style:style>
    <style:style style:name="Tabela168.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font-size="2pt" style:font-size-asian="2pt" style:font-size-complex="2pt"/>
    </style:style>
    <style:style style:name="P2"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3"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4" style:family="paragraph" style:parent-style-name="Standard">
      <style:paragraph-properties style:snap-to-layout-grid="false"/>
      <style:text-properties style:font-name="Arial" fo:font-size="8pt" style:font-size-asian="8pt" style:font-name-complex="Arial" style:font-size-complex="8pt"/>
    </style:style>
    <style:style style:name="P5" style:family="paragraph" style:parent-style-name="Standard">
      <style:text-properties fo:font-size="2pt" style:font-size-asian="2pt" style:font-size-complex="2pt"/>
    </style:style>
    <style:style style:name="P6" style:family="paragraph" style:parent-style-name="Footer">
      <style:text-properties fo:font-size="2pt" style:font-size-asian="2pt" style:font-size-complex="2pt"/>
    </style:style>
    <style:style style:name="P7"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
        <table:table table:name="Tabela165" table:style-name="Tabela165">
          <table:table-column table:style-name="Tabela165.A"/>
          <table:table-column table:style-name="Tabela165.B"/>
          <table:table-row table:style-name="Tabela165.1">
            <table:table-cell table:style-name="Tabela165.A1" office:value-type="string">
              <text:p text:style-name="P2">Escola</text:p>
            </table:table-cell>
            <table:table-cell table:style-name="Tabela165.B1" office:value-type="string">
              <text:p text:style-name="P3"><text:s text:c="2"/>Versão: <text:s/>0.9g</text:p>
            </table:table-cell>
          </table:table-row>
          <table:table-row table:style-name="Tabela165.1">
            <table:table-cell table:style-name="Tabela165.A2" office:value-type="string">
              <text:p text:style-name="P4">Regras de Negócio</text:p>
            </table:table-cell>
            <table:table-cell table:style-name="Tabela165.B2" office:value-type="string">
              <text:p text:style-name="P4"><text:s text:c="2"/>Data: <text:s/>15/06/2006</text:p>
            </table:table-cell>
          </table:table-row>
        </table:table>
        <text:p text:style-name="P5"/>
      </style:header>
      <style:footer>
        <text:p text:style-name="P6"/>
        <table:table table:name="Tabela166" table:style-name="Tabela166">
          <table:table-column table:style-name="Tabela166.A"/>
          <table:table-column table:style-name="Tabela166.B"/>
          <table:table-column table:style-name="Tabela166.C"/>
          <table:table-row table:style-name="Tabela166.1">
            <table:table-cell table:style-name="Tabela166.A1" office:value-type="string">
              <text:p text:style-name="P7">Confidencial</text:p>
            </table:table-cell>
            <table:table-cell table:style-name="Tabela166.A1" office:value-type="string">
              <text:p text:style-name="P8"><text:span text:style-name="T1">Copyright </text:span><text:span text:style-name="T2"></text:span><text:span text:style-name="T1"> 2006—2000 Fábio Nogueira de Lucena</text:span></text:p>
            </table:table-cell>
            <table:table-cell table:style-name="Tabela166.A1" office:value-type="string">
              <text:p text:style-name="P9"><text:span text:style-name="T1">Página </text:span><text:span text:style-name="T3"><text:page-number text:select-page="current">2</text:page-number></text:span><text:span text:style-name="T4"> </text:span><text:span text:style-name="T5">de </text:span><text:span text:style-name="T5"><text:page-count>42</text:page-count></text:span></text:p>
            </table:table-cell>
          </table:table-row>
        </table:table>
        <text:p text:style-name="P5"/>
      </style:footer>
    </style:master-page>
    <style:master-page style:name="First_20_Page" style:display-name="First Page" style:page-layout-name="pm2" style:next-style-name="Standard"/>
    <style:master-page style:name="Converter_20_1" style:display-name="Converter 1" style:page-layout-name="pm3">
      <style:header>
        <text:p text:style-name="Header"/>
        <table:table table:name="Tabela167" table:style-name="Tabela167">
          <table:table-column table:style-name="Tabela167.A"/>
          <table:table-column table:style-name="Tabela167.B"/>
          <table:table-row table:style-name="Tabela167.1">
            <table:table-cell table:style-name="Tabela167.A1" office:value-type="string">
              <text:p text:style-name="P2">Escola</text:p>
            </table:table-cell>
            <table:table-cell table:style-name="Tabela167.B1" office:value-type="string">
              <text:p text:style-name="P3"><text:s text:c="2"/>Versão: <text:s/>0.9g</text:p>
            </table:table-cell>
          </table:table-row>
          <table:table-row table:style-name="Tabela167.1">
            <table:table-cell table:style-name="Tabela167.A2" office:value-type="string">
              <text:p text:style-name="P4">Regras de Negócio</text:p>
            </table:table-cell>
            <table:table-cell table:style-name="Tabela167.B2" office:value-type="string">
              <text:p text:style-name="P4"><text:s text:c="2"/>Data: <text:s/>15/06/2006</text:p>
            </table:table-cell>
          </table:table-row>
        </table:table>
        <text:p text:style-name="Standard"/>
      </style:header>
      <style:footer>
        <text:p text:style-name="Footer"/>
        <table:table table:name="Tabela168" table:style-name="Tabela168">
          <table:table-column table:style-name="Tabela168.A"/>
          <table:table-column table:style-name="Tabela168.B"/>
          <table:table-column table:style-name="Tabela168.C"/>
          <table:table-row table:style-name="Tabela168.1">
            <table:table-cell table:style-name="Tabela168.A1" office:value-type="string">
              <text:p text:style-name="P7">Confidencial</text:p>
            </table:table-cell>
            <table:table-cell table:style-name="Tabela168.A1" office:value-type="string">
              <text:p text:style-name="P8"><text:span text:style-name="T1">Copyright </text:span><text:span text:style-name="T2"></text:span><text:span text:style-name="T1"> 2006—2000 Fábio Nogueira de Lucena</text:span></text:p>
            </table:table-cell>
            <table:table-cell table:style-name="Tabela168.A1" office:value-type="string">
              <text:p text:style-name="P9"><text:span text:style-name="T1">Página </text:span><text:span text:style-name="T3"><text:page-number text:select-page="current">2</text:page-number></text:span><text:span text:style-name="T4"> </text:span><text:span text:style-name="T5">de </text:span><text:span text:style-name="T5"><text:page-count>42</text:page-count></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Documento Visão</dc:title>
    <dc:subject>Projeto Escola</dc:subject>
    <meta:initial-creator>Fábio Nogueira de Lucena</meta:initial-creator>
    <meta:creation-date>2004-04-30T19:17:00</meta:creation-date>
    <dc:date>2006-06-16T00:14:23</dc:date>
    <meta:print-date>2006-06-14T09:59:00</meta:print-date>
    <dc:language>pt-BR</dc:language>
    <meta:editing-cycles>39</meta:editing-cycles>
    <meta:editing-duration>PT4H1M30S</meta:editing-duration>
    <meta:user-defined meta:name="Info 1"/>
    <meta:user-defined meta:name="Info 2"/>
    <meta:user-defined meta:name="Info 3"/>
    <meta:user-defined meta:name="Info 4"/>
    <meta:document-statistic meta:table-count="169" meta:image-count="0" meta:object-count="0" meta:page-count="42" meta:paragraph-count="1709" meta:word-count="6356" meta:character-count="39689"/>
  </office:meta>
</office:document-meta>
</file>